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9453in"/>
    </style:style>
    <style:style style:name="co3" style:family="table-column">
      <style:table-column-properties fo:break-before="auto" style:column-width="0.9736in"/>
    </style:style>
    <style:style style:name="co4" style:family="table-column">
      <style:table-column-properties fo:break-before="auto" style:column-width="1.001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953in"/>
    </style:style>
    <style:style style:name="co7" style:family="table-column">
      <style:table-column-properties fo:break-before="auto" style:column-width="0.7728in"/>
    </style:style>
    <style:style style:name="co8" style:family="table-column">
      <style:table-column-properties fo:break-before="auto" style:column-width="0.8193in"/>
    </style:style>
    <style:style style:name="co9" style:family="table-column">
      <style:table-column-properties fo:break-before="auto" style:column-width="0.861in"/>
    </style:style>
    <style:style style:name="co10" style:family="table-column">
      <style:table-column-properties fo:break-before="auto" style:column-width="0.6835in"/>
    </style:style>
    <style:style style:name="co11" style:family="table-column">
      <style:table-column-properties fo:break-before="auto" style:column-width="1.5201in"/>
    </style:style>
    <style:style style:name="co12" style:family="table-column">
      <style:table-column-properties fo:break-before="auto" style:column-width="4.4839in"/>
    </style:style>
    <style:style style:name="co13" style:family="table-column">
      <style:table-column-properties fo:break-before="auto" style:column-width="6.0283in"/>
    </style:style>
    <style:style style:name="co14" style:family="table-column">
      <style:table-column-properties fo:break-before="auto" style:column-width="0.7917in"/>
    </style:style>
    <style:style style:name="co15" style:family="table-column">
      <style:table-column-properties fo:break-before="auto" style:column-width="0.9201in"/>
    </style:style>
    <style:style style:name="co16" style:family="table-column">
      <style:table-column-properties fo:break-before="auto" style:column-width="0.6138in"/>
    </style:style>
    <style:style style:name="co17" style:family="table-column">
      <style:table-column-properties fo:break-before="auto" style:column-width="1.0689in"/>
    </style:style>
    <style:style style:name="co18" style:family="table-column">
      <style:table-column-properties fo:break-before="auto" style:column-width="0.722in"/>
    </style:style>
    <style:style style:name="co19" style:family="table-column">
      <style:table-column-properties fo:break-before="auto" style:column-width="2.4252in"/>
    </style:style>
    <style:style style:name="co20" style:family="table-column">
      <style:table-column-properties fo:break-before="auto" style:column-width="0.7126in"/>
    </style:style>
    <style:style style:name="co21" style:family="table-column">
      <style:table-column-properties fo:break-before="auto" style:column-width="0.2138in"/>
    </style:style>
    <style:style style:name="co22" style:family="table-column">
      <style:table-column-properties fo:break-before="auto" style:column-width="0.295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ta1" style:family="table" style:master-page-name="PageStyle_5f_5x3_20_Analysis">
      <style:table-properties table:display="true" style:writing-mode="lr-tb" table:tab-color="#ffffd7"/>
    </style:style>
    <style:style style:name="ta2" style:family="table" style:master-page-name="PageStyle_5f_Symbols">
      <style:table-properties table:display="true" style:writing-mode="lr-tb" table:tab-color="#fff5ce"/>
    </style:style>
    <style:style style:name="ta3" style:family="table" style:master-page-name="PageStyle_5f_Reelsets">
      <style:table-properties table:display="true" style:writing-mode="lr-tb" table:tab-color="#ffdbb6"/>
    </style:style>
    <style:style style:name="ta4" style:family="table" style:master-page-name="PageStyle_5f_Pay_20_Table">
      <style:table-properties table:display="true" style:writing-mode="lr-tb" table:tab-color="#ffd8ce"/>
    </style:style>
    <style:style style:name="ta5" style:family="table" style:master-page-name="Default">
      <style:table-properties table:display="true" style:writing-mode="lr-tb" table:tab-color="#ffd7d7"/>
    </style:style>
    <style:style style:name="ta6" style:family="table" style:master-page-name="Default">
      <style:table-properties table:display="true" style:writing-mode="lr-tb" table:tab-color="#f7d1d5"/>
    </style:style>
    <style:style style:name="ta7" style:family="table" style:master-page-name="Default">
      <style:table-properties table:display="true" style:writing-mode="lr-tb" table:tab-color="#e0c2cd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2" style:family="table-cell" style:parent-style-name="Default"/>
    <style:style style:name="ce1" style:family="table-cell" style:parent-style-name="Default">
      <style:table-cell-properties style:diagonal-bl-tr="none" style:diagonal-tl-br="none" fo:border="1.76pt solid #000000" style:rotation-align="none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25" style:family="table-cell" style:parent-style-name="Default">
      <style:table-cell-properties fo:border-bottom="0.99pt solid #000000" fo:background-color="#ffff00" fo:border-left="0.99pt solid #000000" fo:border-right="none" fo:border-top="0.99pt solid #000000"/>
    </style:style>
    <style:style style:name="ce28" style:family="table-cell" style:parent-style-name="Default">
      <style:table-cell-properties fo:border-bottom="none" fo:background-color="#ffff00" fo:border-left="0.99pt solid #000000" fo:border-right="none" fo:border-top="none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8" style:family="table-cell" style:parent-style-name="Default" style:data-style-name="N162">
      <style:table-cell-properties style:rotation-align="none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60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0.99pt solid #000000"/>
    </style:style>
    <style:style style:name="ce61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none"/>
    </style:style>
    <style:style style:name="ce62" style:family="table-cell" style:parent-style-name="Default">
      <style:table-cell-properties fo:border-bottom="0.99pt solid #000000" style:diagonal-bl-tr="none" style:diagonal-tl-br="none" fo:border-left="0.99pt solid #000000" fo:border-right="none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64" style:family="table-cell" style:parent-style-name="Default" style:data-style-name="N11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65" style:family="table-cell" style:parent-style-name="Default" style:data-style-name="N11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66" style:family="table-cell" style:parent-style-name="Default" style:data-style-name="N11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63" style:family="table-cell" style:parent-style-name="Default">
      <style:table-cell-properties fo:border-bottom="0.99pt solid #000000" fo:background-color="#ffff00" style:text-align-source="fix" style:repeat-content="false" fo:border-left="none" fo:border-right="none" fo:border-top="0.99pt solid #000000"/>
      <style:paragraph-properties fo:text-align="end" fo:margin-left="0in"/>
    </style:style>
    <style:style style:name="ce68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69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</style:style>
    <style:style style:name="ce70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</style:style>
    <style:style style:name="ce71" style:family="table-cell" style:parent-style-name="Default" style:data-style-name="N11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72" style:family="table-cell" style:parent-style-name="Default" style:data-style-name="N11">
      <style:table-cell-properties style:rotation-align="none"/>
    </style:style>
    <style:style style:name="ce73" style:family="table-cell" style:parent-style-name="Default" style:data-style-name="N11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16" style:family="table-cell" style:parent-style-name="Default" style:data-style-name="N161">
      <style:table-cell-properties style:rotation-align="none"/>
    </style:style>
    <style:style style:name="ce18" style:family="table-cell" style:parent-style-name="Default" style:data-style-name="N163">
      <style:table-cell-properties style:rotation-align="none"/>
    </style:style>
    <style:style style:name="ce82" style:family="table-cell" style:parent-style-name="Default">
      <style:table-cell-properties fo:background-color="#ffff00" style:text-align-source="fix" style:repeat-content="false" fo:border="0.99pt solid #000000" style:vertical-align="middle"/>
      <style:paragraph-properties fo:text-align="center" fo:margin-left="0in"/>
    </style:style>
    <style:style style:name="ce96" style:family="table-cell" style:parent-style-name="Default" style:data-style-name="N11">
      <style:table-cell-properties fo:border-bottom="none" fo:background-color="#ffff00" style:text-align-source="fix" style:repeat-content="false" fo:border-left="0.99pt solid #000000" fo:border-right="0.99pt solid #000000" fo:border-top="none"/>
      <style:paragraph-properties fo:text-align="end" fo:margin-left="0in"/>
    </style:style>
    <style:style style:name="ce103" style:family="table-cell" style:parent-style-name="Default" style:data-style-name="N11">
      <style:table-cell-properties fo:background-color="#ffff00" style:text-align-source="fix" style:repeat-content="false" fo:border="0.99pt solid #000000"/>
      <style:paragraph-properties fo:text-align="end" fo:margin-left="0in"/>
    </style:style>
    <style:style style:name="ce111" style:family="table-cell" style:parent-style-name="Default" style:data-style-name="N0">
      <style:table-cell-properties fo:border-bottom="none" fo:background-color="#ffff00" style:text-align-source="fix" style:repeat-content="false" fo:wrap-option="wrap" fo:border-left="none" fo:border-right="0.99pt solid #000000" fo:border-top="none"/>
      <style:paragraph-properties fo:text-align="end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0">
      <style:table-cell-properties fo:background-color="#ffff00" style:text-align-source="fix" style:repeat-content="false" fo:border="0.99pt solid #000000"/>
      <style:paragraph-properties fo:text-align="end" fo:margin-left="0in"/>
    </style:style>
    <style:style style:name="ce1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2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8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0.99pt solid #000000"/>
    </style:style>
    <style:style style:name="ce8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</style:style>
    <style:style style:name="ce86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none"/>
    </style:style>
    <style:style style:name="ce87" style:family="table-cell" style:parent-style-name="Default" style:data-style-name="N11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88" style:family="table-cell" style:parent-style-name="Default" style:data-style-name="N11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89" style:family="table-cell" style:parent-style-name="Default" style:data-style-name="N11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2" style:family="table-cell" style:parent-style-name="Default" style:data-style-name="N11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93" style:family="table-cell" style:parent-style-name="Default" style:data-style-name="N11">
      <style:table-cell-properties style:diagonal-bl-tr="none" style:diagonal-tl-br="none" fo:border="1.76pt solid #000000" style:rotation-align="none"/>
    </style:style>
    <style:style style:name="ce3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3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</style:style>
    <style:style style:name="ce40" style:family="table-cell" style:parent-style-name="Default" style:data-style-name="N163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41" style:family="table-cell" style:parent-style-name="Excel_20_Built-in_20_Percent" style:data-style-name="N16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Percent" style:data-style-name="N16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3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85" style:family="table-cell" style:parent-style-name="Default" style:data-style-name="N11"/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order="none" style:rotation-align="none"/>
    </style:style>
    <style:style style:name="ce9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Normal_20_2">
      <style:table-cell-properties fo:background-color="#ff0000" style:rotation-align="none"/>
    </style:style>
    <style:style style:name="ce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Normal_20_2">
      <style:table-cell-properties style:rotation-align="none"/>
    </style:style>
    <style:style style:name="ce1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style:rotation-align="none"/>
    </style:style>
    <style:style style:name="ce10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 style:data-style-name="N2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07" style:family="table-cell" style:parent-style-name="Normal_20_2">
      <style:table-cell-properties fo:background-color="#2d7fc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8" style:family="table-cell" style:parent-style-name="Excel_20_Built-in_20_Percent" style:data-style-name="N11">
      <style:table-cell-properties fo:background-color="#2d7fc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c04f1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c04f1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Normal_20_2_20_2">
      <style:table-cell-properties fo:border-bottom="1.76pt solid #000000" fo:background-color="#12446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Normal_20_2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Normal_20_2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Percent_20_2" style:data-style-name="N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Normal_20_2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Normal_20_2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237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c04f1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c04f1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Normal_20_2_20_2">
      <style:table-cell-properties fo:border-bottom="1.76pt solid #000000" fo:background-color="#12446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Normal_20_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Normal_20_2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Normal_20_2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Normal_20_2" style:data-style-name="N16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Normal_20_2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Normal_20_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Normal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142" style:family="table-cell" style:parent-style-name="Percent_20_2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7030a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Percent_20_2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Percent_20_2" style:data-style-name="N16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7030a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Percent_20_2" style:data-style-name="N167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Percent_20_2" style:data-style-name="N16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Percent_20_2" style:data-style-name="N167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Percent_20_2" style:data-style-name="N1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Percent_20_2" style:data-style-name="N1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Normal_20_2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Normal_20_2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Normal_20_2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Normal_20_2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Normal_20_2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Normal_20_2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63" style:family="table-cell" style:parent-style-name="Percent_20_2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7030a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Normal_20_2" style:data-style-name="N1">
      <style:table-cell-properties style:rotation-align="none"/>
    </style:style>
    <style:style style:name="ce16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Percent_20_2" style:data-style-name="N167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7030a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Normal_20_2" style:data-style-name="N167">
      <style:table-cell-properties style:rotation-align="none"/>
    </style:style>
    <style:style style:name="ce168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Percent_20_2" style:data-style-name="N1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7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17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7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76" style:family="table-cell" style:parent-style-name="Excel_20_Built-in_20_Percent" style:data-style-name="N11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178" style:family="table-cell" style:parent-style-name="Excel_20_Built-in_20_Percent" style:data-style-name="N11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2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299" style:family="table-cell" style:parent-style-name="Normal_20_2">
      <style:table-cell-properties fo:background-color="#843c0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0" style:family="table-cell" style:parent-style-name="Normal_20_2">
      <style:table-cell-properties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Normal_20_2">
      <style:table-cell-properties fo:border-bottom="1.76pt solid #000000" fo:background-color="#843c0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04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204" style:base-cell-address="'Line Shape'.B4"/>
    </style:style>
    <style:style style:name="ce30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9" style:base-cell-address="'Line Shape'.B9"/>
    </style:style>
    <style:style style:name="ce30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4" style:base-cell-address="'Line Shape'.B14"/>
    </style:style>
    <style:style style:name="ce307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89" style:base-cell-address="'Line Shape'.B19"/>
    </style:style>
    <style:style style:name="ce308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203" style:base-cell-address="'Line Shape'.H4"/>
    </style:style>
    <style:style style:name="ce309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8" style:base-cell-address="'Line Shape'.H9"/>
    </style:style>
    <style:style style:name="ce310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3" style:base-cell-address="'Line Shape'.H14"/>
    </style:style>
    <style:style style:name="ce311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88" style:base-cell-address="'Line Shape'.H19"/>
    </style:style>
    <style:style style:name="ce31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1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202" style:base-cell-address="'Line Shape'.N4"/>
    </style:style>
    <style:style style:name="ce31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7" style:base-cell-address="'Line Shape'.N9"/>
    </style:style>
    <style:style style:name="ce31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2" style:base-cell-address="'Line Shape'.N14"/>
    </style:style>
    <style:style style:name="ce317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87" style:base-cell-address="'Line Shape'.N19"/>
    </style:style>
    <style:style style:name="ce318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201" style:base-cell-address="'Line Shape'.T4"/>
    </style:style>
    <style:style style:name="ce319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6" style:base-cell-address="'Line Shape'.T9"/>
    </style:style>
    <style:style style:name="ce320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1" style:base-cell-address="'Line Shape'.T14"/>
    </style:style>
    <style:style style:name="ce321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86" style:base-cell-address="'Line Shape'.T19"/>
    </style:style>
    <style:style style:name="ce322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200" style:base-cell-address="'Line Shape'.Z4"/>
    </style:style>
    <style:style style:name="ce323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5" style:base-cell-address="'Line Shape'.Z9"/>
    </style:style>
    <style:style style:name="ce324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90" style:base-cell-address="'Line Shape'.Z14"/>
    </style:style>
    <style:style style:name="ce32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map style:condition="cell-content()&gt;0" style:apply-style-name="ConditionalStyle_5f_185" style:base-cell-address="'Line Shape'.Z19"/>
    </style:style>
    <style:style style:name="ce326" style:family="table-cell" style:parent-style-name="Normal_20_2">
      <style:table-cell-properties fo:border-bottom="1.76pt solid #000000" fo:background-color="#843c0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2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4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5x3 Analy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5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number-columns-repeated="49" table:default-cell-style-name="Default"/>
        <table:table-row table:style-name="ro1">
          <table:table-cell office:value-type="string" calcext:value-type="string">
            <text:p>Symbol Distribution</text:p>
          </table:table-cell>
          <table:table-cell table:number-columns-repeated="63"/>
        </table:table-row>
        <table:table-row table:style-name="ro1">
          <table:table-cell table:style-name="ce1"/>
          <table:table-cell table:style-name="ce7" table:formula="of:=[$Reelsets.B1]" office:value-type="string" office:string-value="Reel 1" calcext:value-type="string">
            <text:p>Reel 1</text:p>
          </table:table-cell>
          <table:table-cell table:style-name="ce11" table:formula="of:=[$Reelsets.C1]" office:value-type="string" office:string-value="Reel 2" calcext:value-type="string">
            <text:p>Reel 2</text:p>
          </table:table-cell>
          <table:table-cell table:style-name="ce7" table:formula="of:=[$Reelsets.D1]" office:value-type="string" office:string-value="Reel 3 " calcext:value-type="string">
            <text:p>Reel 3 </text:p>
          </table:table-cell>
          <table:table-cell table:style-name="ce11" table:formula="of:=[$Reelsets.E1]" office:value-type="string" office:string-value="Reel 4" calcext:value-type="string">
            <text:p>Reel 4</text:p>
          </table:table-cell>
          <table:table-cell table:style-name="ce7" table:formula="of:=[$Reelsets.F1]" office:value-type="string" office:string-value="Reel 5" calcext:value-type="string">
            <text:p>Reel 5</text:p>
          </table:table-cell>
          <table:table-cell table:number-columns-repeated="9"/>
          <table:table-cell table:style-name="ce30" office:value-type="string" calcext:value-type="string" table:number-columns-spanned="4" table:number-rows-spanned="5">
            <text:p>Pays left to right except scatter which pays any 5, 4, 3 scatters pay 25, 15, 10 free games. Free games are the same as the base game. Wild substitutes for all symbols except scatter.</text:p>
          </table:table-cell>
          <table:covered-table-cell table:number-columns-repeated="2" table:style-name="ce34"/>
          <table:covered-table-cell table:style-name="ce44"/>
          <table:table-cell table:number-columns-repeated="45"/>
        </table:table-row>
        <table:table-row table:style-name="ro1">
          <table:table-cell table:style-name="ce2" table:formula="of:=[$Symbols.A4]" office:value-type="string" office:string-value="Wild" calcext:value-type="string">
            <text:p>Wild</text:p>
          </table:table-cell>
          <table:table-cell table:style-name="ce2" table:formula="of:=COUNTIF([$Reelsets.B$2:$Reelsets.B$1000];[.$A3])" office:value-type="float" office:value="1" calcext:value-type="float">
            <text:p>1</text:p>
          </table:table-cell>
          <table:table-cell table:style-name="ce11" table:formula="of:=COUNTIF([$Reelsets.C$2:$Reelsets.C$1000];[.$A3])" office:value-type="float" office:value="1" calcext:value-type="float">
            <text:p>1</text:p>
          </table:table-cell>
          <table:table-cell table:style-name="ce11" table:formula="of:=COUNTIF([$Reelsets.D$2:$Reelsets.D$1000];[.$A3])" office:value-type="float" office:value="1" calcext:value-type="float">
            <text:p>1</text:p>
          </table:table-cell>
          <table:table-cell table:style-name="ce11" table:formula="of:=COUNTIF([$Reelsets.E$2:$Reelsets.E$1000];[.$A3])" office:value-type="float" office:value="2" calcext:value-type="float">
            <text:p>2</text:p>
          </table:table-cell>
          <table:table-cell table:style-name="ce19" table:formula="of:=COUNTIF([$Reelsets.F$2:$Reelsets.F$1000];[.$A3])" office:value-type="float" office:value="3" calcext:value-type="float">
            <text:p>3</text:p>
          </table:table-cell>
          <table:table-cell table:number-columns-repeated="9"/>
          <table:covered-table-cell table:style-name="ce31"/>
          <table:covered-table-cell table:number-columns-repeated="2" table:style-name="ce35"/>
          <table:covered-table-cell table:style-name="ce45"/>
          <table:table-cell table:number-columns-repeated="45"/>
        </table:table-row>
        <table:table-row table:style-name="ro1">
          <table:table-cell table:style-name="ce3" table:formula="of:=[$Symbols.A5]" office:value-type="string" office:string-value="Scat" calcext:value-type="string">
            <text:p>Scat</text:p>
          </table:table-cell>
          <table:table-cell table:style-name="ce3" table:formula="of:=COUNTIF([$Reelsets.B$2:$Reelsets.B$1000];[.$A4])" office:value-type="float" office:value="3" calcext:value-type="float">
            <text:p>3</text:p>
          </table:table-cell>
          <table:table-cell table:formula="of:=COUNTIF([$Reelsets.C$2:$Reelsets.C$1000];[.$A4])" office:value-type="float" office:value="3" calcext:value-type="float">
            <text:p>3</text:p>
          </table:table-cell>
          <table:table-cell table:formula="of:=COUNTIF([$Reelsets.D$2:$Reelsets.D$1000];[.$A4])" office:value-type="float" office:value="3" calcext:value-type="float">
            <text:p>3</text:p>
          </table:table-cell>
          <table:table-cell table:formula="of:=COUNTIF([$Reelsets.E$2:$Reelsets.E$1000];[.$A4])" office:value-type="float" office:value="2" calcext:value-type="float">
            <text:p>2</text:p>
          </table:table-cell>
          <table:table-cell table:style-name="ce20" table:formula="of:=COUNTIF([$Reelsets.F$2:$Reelsets.F$1000];[.$A4])" office:value-type="float" office:value="1" calcext:value-type="float">
            <text:p>1</text:p>
          </table:table-cell>
          <table:table-cell table:number-columns-repeated="9"/>
          <table:covered-table-cell table:style-name="ce31"/>
          <table:covered-table-cell table:number-columns-repeated="2" table:style-name="ce35"/>
          <table:covered-table-cell table:style-name="ce45"/>
          <table:table-cell table:number-columns-repeated="45"/>
        </table:table-row>
        <table:table-row table:style-name="ro1">
          <table:table-cell table:style-name="ce3" table:formula="of:=[$Symbols.A6]" office:value-type="string" office:string-value="P1" calcext:value-type="string">
            <text:p>P1</text:p>
          </table:table-cell>
          <table:table-cell table:style-name="ce3" table:formula="of:=COUNTIF([$Reelsets.B$2:$Reelsets.B$1000];[.$A5])" office:value-type="float" office:value="5" calcext:value-type="float">
            <text:p>5</text:p>
          </table:table-cell>
          <table:table-cell table:formula="of:=COUNTIF([$Reelsets.C$2:$Reelsets.C$1000];[.$A5])" office:value-type="float" office:value="4" calcext:value-type="float">
            <text:p>4</text:p>
          </table:table-cell>
          <table:table-cell table:formula="of:=COUNTIF([$Reelsets.D$2:$Reelsets.D$1000];[.$A5])" office:value-type="float" office:value="4" calcext:value-type="float">
            <text:p>4</text:p>
          </table:table-cell>
          <table:table-cell table:formula="of:=COUNTIF([$Reelsets.E$2:$Reelsets.E$1000];[.$A5])" office:value-type="float" office:value="4" calcext:value-type="float">
            <text:p>4</text:p>
          </table:table-cell>
          <table:table-cell table:style-name="ce20" table:formula="of:=COUNTIF([$Reelsets.F$2:$Reelsets.F$1000];[.$A5])" office:value-type="float" office:value="4" calcext:value-type="float">
            <text:p>4</text:p>
          </table:table-cell>
          <table:table-cell table:number-columns-repeated="9"/>
          <table:covered-table-cell table:style-name="ce31"/>
          <table:covered-table-cell table:number-columns-repeated="2" table:style-name="ce35"/>
          <table:covered-table-cell table:style-name="ce45"/>
          <table:table-cell table:number-columns-repeated="45"/>
        </table:table-row>
        <table:table-row table:style-name="ro1">
          <table:table-cell table:style-name="ce3" table:formula="of:=[$Symbols.A7]" office:value-type="string" office:string-value="P2" calcext:value-type="string">
            <text:p>P2</text:p>
          </table:table-cell>
          <table:table-cell table:style-name="ce3" table:formula="of:=COUNTIF([$Reelsets.B$2:$Reelsets.B$1000];[.$A6])" office:value-type="float" office:value="6" calcext:value-type="float">
            <text:p>6</text:p>
          </table:table-cell>
          <table:table-cell table:formula="of:=COUNTIF([$Reelsets.C$2:$Reelsets.C$1000];[.$A6])" office:value-type="float" office:value="5" calcext:value-type="float">
            <text:p>5</text:p>
          </table:table-cell>
          <table:table-cell table:formula="of:=COUNTIF([$Reelsets.D$2:$Reelsets.D$1000];[.$A6])" office:value-type="float" office:value="4" calcext:value-type="float">
            <text:p>4</text:p>
          </table:table-cell>
          <table:table-cell table:formula="of:=COUNTIF([$Reelsets.E$2:$Reelsets.E$1000];[.$A6])" office:value-type="float" office:value="5" calcext:value-type="float">
            <text:p>5</text:p>
          </table:table-cell>
          <table:table-cell table:style-name="ce20" table:formula="of:=COUNTIF([$Reelsets.F$2:$Reelsets.F$1000];[.$A6])" office:value-type="float" office:value="4" calcext:value-type="float">
            <text:p>4</text:p>
          </table:table-cell>
          <table:table-cell table:number-columns-repeated="9"/>
          <table:covered-table-cell table:style-name="ce32"/>
          <table:covered-table-cell table:number-columns-repeated="2" table:style-name="ce36"/>
          <table:covered-table-cell table:style-name="ce46"/>
          <table:table-cell table:number-columns-repeated="45"/>
        </table:table-row>
        <table:table-row table:style-name="ro1">
          <table:table-cell table:style-name="ce3" table:formula="of:=[$Symbols.A8]" office:value-type="string" office:string-value="P3" calcext:value-type="string">
            <text:p>P3</text:p>
          </table:table-cell>
          <table:table-cell table:style-name="ce3" table:formula="of:=COUNTIF([$Reelsets.B$2:$Reelsets.B$1000];[.$A7])" office:value-type="float" office:value="6" calcext:value-type="float">
            <text:p>6</text:p>
          </table:table-cell>
          <table:table-cell table:formula="of:=COUNTIF([$Reelsets.C$2:$Reelsets.C$1000];[.$A7])" office:value-type="float" office:value="4" calcext:value-type="float">
            <text:p>4</text:p>
          </table:table-cell>
          <table:table-cell table:formula="of:=COUNTIF([$Reelsets.D$2:$Reelsets.D$1000];[.$A7])" office:value-type="float" office:value="5" calcext:value-type="float">
            <text:p>5</text:p>
          </table:table-cell>
          <table:table-cell table:formula="of:=COUNTIF([$Reelsets.E$2:$Reelsets.E$1000];[.$A7])" office:value-type="float" office:value="4" calcext:value-type="float">
            <text:p>4</text:p>
          </table:table-cell>
          <table:table-cell table:style-name="ce20" table:formula="of:=COUNTIF([$Reelsets.F$2:$Reelsets.F$1000];[.$A7])" office:value-type="float" office:value="5" calcext:value-type="float">
            <text:p>5</text:p>
          </table:table-cell>
          <table:table-cell table:number-columns-repeated="9"/>
          <table:table-cell table:style-name="ce1" office:value-type="string" calcext:value-type="string">
            <text:p>Bet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3" table:formula="of:=[$Symbols.A9]" office:value-type="string" office:string-value="P4" calcext:value-type="string">
            <text:p>P4</text:p>
          </table:table-cell>
          <table:table-cell table:style-name="ce3" table:formula="of:=COUNTIF([$Reelsets.B$2:$Reelsets.B$1000];[.$A8])" office:value-type="float" office:value="5" calcext:value-type="float">
            <text:p>5</text:p>
          </table:table-cell>
          <table:table-cell table:formula="of:=COUNTIF([$Reelsets.C$2:$Reelsets.C$1000];[.$A8])" office:value-type="float" office:value="3" calcext:value-type="float">
            <text:p>3</text:p>
          </table:table-cell>
          <table:table-cell table:formula="of:=COUNTIF([$Reelsets.D$2:$Reelsets.D$1000];[.$A8])" office:value-type="float" office:value="6" calcext:value-type="float">
            <text:p>6</text:p>
          </table:table-cell>
          <table:table-cell table:formula="of:=COUNTIF([$Reelsets.E$2:$Reelsets.E$1000];[.$A8])" office:value-type="float" office:value="3" calcext:value-type="float">
            <text:p>3</text:p>
          </table:table-cell>
          <table:table-cell table:style-name="ce20" table:formula="of:=COUNTIF([$Reelsets.F$2:$Reelsets.F$1000];[.$A8])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style-name="ce3" table:formula="of:=[$Symbols.A10]" office:value-type="string" office:string-value="A" calcext:value-type="string">
            <text:p>A</text:p>
          </table:table-cell>
          <table:table-cell table:style-name="ce3" table:formula="of:=COUNTIF([$Reelsets.B$2:$Reelsets.B$1000];[.$A9])" office:value-type="float" office:value="10" calcext:value-type="float">
            <text:p>10</text:p>
          </table:table-cell>
          <table:table-cell table:formula="of:=COUNTIF([$Reelsets.C$2:$Reelsets.C$1000];[.$A9])" office:value-type="float" office:value="11" calcext:value-type="float">
            <text:p>11</text:p>
          </table:table-cell>
          <table:table-cell table:formula="of:=COUNTIF([$Reelsets.D$2:$Reelsets.D$1000];[.$A9])" office:value-type="float" office:value="12" calcext:value-type="float">
            <text:p>12</text:p>
          </table:table-cell>
          <table:table-cell table:formula="of:=COUNTIF([$Reelsets.E$2:$Reelsets.E$1000];[.$A9])" office:value-type="float" office:value="11" calcext:value-type="float">
            <text:p>11</text:p>
          </table:table-cell>
          <table:table-cell table:style-name="ce20" table:formula="of:=COUNTIF([$Reelsets.F$2:$Reelsets.F$1000];[.$A9])" office:value-type="float" office:value="10" calcext:value-type="float">
            <text:p>10</text:p>
          </table:table-cell>
          <table:table-cell table:number-columns-repeated="9"/>
          <table:table-cell table:style-name="ce2" office:value-type="string" calcext:value-type="string">
            <text:p>Scatter</text:p>
          </table:table-cell>
          <table:table-cell table:style-name="ce19" office:value-type="string" calcext:value-type="string">
            <text:p>FS Count</text:p>
          </table:table-cell>
          <table:table-cell table:number-columns-repeated="47"/>
        </table:table-row>
        <table:table-row table:style-name="ro1">
          <table:table-cell table:style-name="ce3" table:formula="of:=[$Symbols.A11]" office:value-type="string" office:string-value="K" calcext:value-type="string">
            <text:p>K</text:p>
          </table:table-cell>
          <table:table-cell table:style-name="ce3" table:formula="of:=COUNTIF([$Reelsets.B$2:$Reelsets.B$1000];[.$A10])" office:value-type="float" office:value="9" calcext:value-type="float">
            <text:p>9</text:p>
          </table:table-cell>
          <table:table-cell table:formula="of:=COUNTIF([$Reelsets.C$2:$Reelsets.C$1000];[.$A10])" office:value-type="float" office:value="8" calcext:value-type="float">
            <text:p>8</text:p>
          </table:table-cell>
          <table:table-cell table:formula="of:=COUNTIF([$Reelsets.D$2:$Reelsets.D$1000];[.$A10])" office:value-type="float" office:value="9" calcext:value-type="float">
            <text:p>9</text:p>
          </table:table-cell>
          <table:table-cell table:formula="of:=COUNTIF([$Reelsets.E$2:$Reelsets.E$1000];[.$A10])" office:value-type="float" office:value="8" calcext:value-type="float">
            <text:p>8</text:p>
          </table:table-cell>
          <table:table-cell table:style-name="ce20" table:formula="of:=COUNTIF([$Reelsets.F$2:$Reelsets.F$1000];[.$A10])" office:value-type="float" office:value="5" calcext:value-type="float">
            <text:p>5</text:p>
          </table:table-cell>
          <table:table-cell table:number-columns-repeated="9"/>
          <table:table-cell table:style-name="ce2" office:value-type="float" office:value="5" calcext:value-type="float">
            <text:p>5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47"/>
        </table:table-row>
        <table:table-row table:style-name="ro1">
          <table:table-cell table:style-name="ce3" table:formula="of:=[$Symbols.A12]" office:value-type="string" office:string-value="Q" calcext:value-type="string">
            <text:p>Q</text:p>
          </table:table-cell>
          <table:table-cell table:style-name="ce3" table:formula="of:=COUNTIF([$Reelsets.B$2:$Reelsets.B$1000];[.$A11])" office:value-type="float" office:value="8" calcext:value-type="float">
            <text:p>8</text:p>
          </table:table-cell>
          <table:table-cell table:formula="of:=COUNTIF([$Reelsets.C$2:$Reelsets.C$1000];[.$A11])" office:value-type="float" office:value="6" calcext:value-type="float">
            <text:p>6</text:p>
          </table:table-cell>
          <table:table-cell table:formula="of:=COUNTIF([$Reelsets.D$2:$Reelsets.D$1000];[.$A11])" office:value-type="float" office:value="8" calcext:value-type="float">
            <text:p>8</text:p>
          </table:table-cell>
          <table:table-cell table:formula="of:=COUNTIF([$Reelsets.E$2:$Reelsets.E$1000];[.$A11])" office:value-type="float" office:value="6" calcext:value-type="float">
            <text:p>6</text:p>
          </table:table-cell>
          <table:table-cell table:style-name="ce20" table:formula="of:=COUNTIF([$Reelsets.F$2:$Reelsets.F$1000];[.$A11])" office:value-type="float" office:value="4" calcext:value-type="float">
            <text:p>4</text:p>
          </table:table-cell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47"/>
        </table:table-row>
        <table:table-row table:style-name="ro1">
          <table:table-cell table:style-name="ce3" table:formula="of:=[$Symbols.A13]" office:value-type="string" office:string-value="J" calcext:value-type="string">
            <text:p>J</text:p>
          </table:table-cell>
          <table:table-cell table:style-name="ce3" table:formula="of:=COUNTIF([$Reelsets.B$2:$Reelsets.B$1000];[.$A12])" office:value-type="float" office:value="7" calcext:value-type="float">
            <text:p>7</text:p>
          </table:table-cell>
          <table:table-cell table:formula="of:=COUNTIF([$Reelsets.C$2:$Reelsets.C$1000];[.$A12])" office:value-type="float" office:value="8" calcext:value-type="float">
            <text:p>8</text:p>
          </table:table-cell>
          <table:table-cell table:formula="of:=COUNTIF([$Reelsets.D$2:$Reelsets.D$1000];[.$A12])" office:value-type="float" office:value="9" calcext:value-type="float">
            <text:p>9</text:p>
          </table:table-cell>
          <table:table-cell table:formula="of:=COUNTIF([$Reelsets.E$2:$Reelsets.E$1000];[.$A12])" office:value-type="float" office:value="8" calcext:value-type="float">
            <text:p>8</text:p>
          </table:table-cell>
          <table:table-cell table:style-name="ce20" table:formula="of:=COUNTIF([$Reelsets.F$2:$Reelsets.F$1000];[.$A12])" office:value-type="float" office:value="3" calcext:value-type="float">
            <text:p>3</text:p>
          </table:table-cell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table:style-name="ce3" table:formula="of:=[$Symbols.A14]" office:value-type="string" office:string-value="Ten" calcext:value-type="string">
            <text:p>Ten</text:p>
          </table:table-cell>
          <table:table-cell table:style-name="ce3" table:formula="of:=COUNTIF([$Reelsets.B$2:$Reelsets.B$1000];[.$A13])" office:value-type="float" office:value="6" calcext:value-type="float">
            <text:p>6</text:p>
          </table:table-cell>
          <table:table-cell table:formula="of:=COUNTIF([$Reelsets.C$2:$Reelsets.C$1000];[.$A13])" office:value-type="float" office:value="7" calcext:value-type="float">
            <text:p>7</text:p>
          </table:table-cell>
          <table:table-cell table:formula="of:=COUNTIF([$Reelsets.D$2:$Reelsets.D$1000];[.$A13])" office:value-type="float" office:value="8" calcext:value-type="float">
            <text:p>8</text:p>
          </table:table-cell>
          <table:table-cell table:formula="of:=COUNTIF([$Reelsets.E$2:$Reelsets.E$1000];[.$A13])" office:value-type="float" office:value="9" calcext:value-type="float">
            <text:p>9</text:p>
          </table:table-cell>
          <table:table-cell table:style-name="ce20" table:formula="of:=COUNTIF([$Reelsets.F$2:$Reelsets.F$1000];[.$A13])" office:value-type="float" office:value="2" calcext:value-type="float">
            <text:p>2</text:p>
          </table:table-cell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3" table:formula="of:=[$Symbols.A15]" office:value-type="string" office:string-value="Nine" calcext:value-type="string">
            <text:p>Nine</text:p>
          </table:table-cell>
          <table:table-cell table:style-name="ce3" table:formula="of:=COUNTIF([$Reelsets.B$2:$Reelsets.B$1000];[.$A14])" office:value-type="float" office:value="10" calcext:value-type="float">
            <text:p>10</text:p>
          </table:table-cell>
          <table:table-cell table:formula="of:=COUNTIF([$Reelsets.C$2:$Reelsets.C$1000];[.$A14])" office:value-type="float" office:value="9" calcext:value-type="float">
            <text:p>9</text:p>
          </table:table-cell>
          <table:table-cell table:formula="of:=COUNTIF([$Reelsets.D$2:$Reelsets.D$1000];[.$A14])" office:value-type="float" office:value="8" calcext:value-type="float">
            <text:p>8</text:p>
          </table:table-cell>
          <table:table-cell table:formula="of:=COUNTIF([$Reelsets.E$2:$Reelsets.E$1000];[.$A14])" office:value-type="float" office:value="7" calcext:value-type="float">
            <text:p>7</text:p>
          </table:table-cell>
          <table:table-cell table:style-name="ce20" table:formula="of:=COUNTIF([$Reelsets.F$2:$Reelsets.F$1000];[.$A14])" office:value-type="float" office:value="2" calcext:value-type="float">
            <text:p>2</text:p>
          </table:table-cell>
          <table:table-cell table:number-columns-repeated="9"/>
          <table:table-cell table:style-name="ce33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3:.B14])" office:value-type="float" office:value="76" calcext:value-type="float">
            <text:p>76</text:p>
          </table:table-cell>
          <table:table-cell table:style-name="ce9" table:formula="of:=SUM([.C3:.C14])" office:value-type="float" office:value="69" calcext:value-type="float">
            <text:p>69</text:p>
          </table:table-cell>
          <table:table-cell table:style-name="ce9" table:formula="of:=SUM([.D3:.D14])" office:value-type="float" office:value="77" calcext:value-type="float">
            <text:p>77</text:p>
          </table:table-cell>
          <table:table-cell table:style-name="ce9" table:formula="of:=SUM([.E3:.E14])" office:value-type="float" office:value="69" calcext:value-type="float">
            <text:p>69</text:p>
          </table:table-cell>
          <table:table-cell table:style-name="ce21" table:formula="of:=SUM([.F3:.F14])" office:value-type="float" office:value="48" calcext:value-type="float">
            <text:p>48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Cycle</text:p>
          </table:table-cell>
          <table:table-cell table:style-name="ce8" table:formula="of:=PRODUCT([.B15:.F15])" office:value-type="float" office:value="1337345856" calcext:value-type="float">
            <text:p>1.3373E+09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Hits</text:p>
          </table:table-cell>
          <table:table-cell table:number-columns-repeated="63"/>
        </table:table-row>
        <table:table-row table:style-name="ro1">
          <table:table-cell table:style-name="ce1"/>
          <table:table-cell table:style-name="ce9" table:formula="of:=[.P10]" office:value-type="float" office:value="5" calcext:value-type="float">
            <text:p>5</text:p>
          </table:table-cell>
          <table:table-cell table:style-name="ce9" table:formula="of:=[.P11]" office:value-type="float" office:value="4" calcext:value-type="float">
            <text:p>4</text:p>
          </table:table-cell>
          <table:table-cell table:style-name="ce9" table:formula="of:=[.P12]" office:value-type="float" office:value="3" calcext:value-type="float">
            <text:p>3</text:p>
          </table:table-cell>
          <table:table-cell table:style-name="ce9" table:formula="of:=[.P13]" office:value-type="float" office:value="2" calcext:value-type="float">
            <text:p>2</text:p>
          </table:table-cell>
          <table:table-cell table:style-name="ce21" table:formula="of:=[.P14]" office:value-type="float" office:value="1" calcext:value-type="float">
            <text:p>1</text:p>
          </table:table-cell>
          <table:table-cell table:style-name="ce26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Hits Any 4 Scat</text:p>
          </table:table-cell>
          <table:table-cell table:number-columns-repeated="54"/>
        </table:table-row>
        <table:table-row table:style-name="ro1">
          <table:table-cell table:style-name="ce5" table:formula="of:=[$Symbols.A5]" office:value-type="string" office:string-value="Scat" calcext:value-type="string">
            <text:p>Scat</text:p>
          </table:table-cell>
          <table:table-cell table:formula="of:=PRODUCT([.B4];[.C4];[.D4];[.E4];[.F4];3;3;3;3;3)" office:value-type="float" office:value="13122" calcext:value-type="float">
            <text:p>13122</text:p>
          </table:table-cell>
          <table:table-cell table:formula="of:=[.W27]" office:value-type="float" office:value="618921" calcext:value-type="float">
            <text:p>618921</text:p>
          </table:table-cell>
          <table:table-cell table:formula="of:=[.W41]" office:value-type="float" office:value="11366892" calcext:value-type="float">
            <text:p>11366892</text:p>
          </table:table-cell>
          <table:table-cell/>
          <table:table-cell table:style-name="ce20"/>
          <table:table-cell table:style-name="ce5"/>
          <table:table-cell table:number-columns-repeated="2"/>
          <table:table-cell table:style-name="ce38"/>
          <table:table-cell table:style-name="ce38" office:value-type="string" calcext:value-type="string">
            <text:p>Scat,Scat,Scat,Scat,#Scat</text:p>
          </table:table-cell>
          <table:table-cell table:style-name="ce38"/>
          <table:table-cell table:number-columns-repeated="4"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IF([.M22]=1;[.B$4]*3;[.B$15]-[.B$4]*3)" office:value-type="float" office:value="9" calcext:value-type="float">
            <text:p>9</text:p>
          </table:table-cell>
          <table:table-cell table:style-name="ce38" table:formula="of:=IF([.N22]=1;[.C$4]*3;[.C$15]-[.C$4]*3)" office:value-type="float" office:value="9" calcext:value-type="float">
            <text:p>9</text:p>
          </table:table-cell>
          <table:table-cell table:style-name="ce38" table:formula="of:=IF([.O22]=1;[.D$4]*3;[.D$15]-[.D$4]*3)" office:value-type="float" office:value="9" calcext:value-type="float">
            <text:p>9</text:p>
          </table:table-cell>
          <table:table-cell table:style-name="ce38" table:formula="of:=IF([.P22]=1;[.E$4]*3;[.E$15]-[.E$4]*3)" office:value-type="float" office:value="6" calcext:value-type="float">
            <text:p>6</text:p>
          </table:table-cell>
          <table:table-cell table:style-name="ce38" table:formula="of:=IF([.Q22]=1;[.F$4]*3;[.F$15]-[.F$4]*3)" office:value-type="float" office:value="45" calcext:value-type="float">
            <text:p>45</text:p>
          </table:table-cell>
          <table:table-cell table:style-name="ce38" table:formula="of:=PRODUCT([.R22:.V22])" office:value-type="float" office:value="196830" calcext:value-type="float">
            <text:p>196830</text:p>
          </table:table-cell>
          <table:table-cell table:number-columns-repeated="41"/>
        </table:table-row>
        <table:table-row table:style-name="ro1">
          <table:table-cell table:style-name="ce5" table:formula="of:=[$Symbols.A6]" office:value-type="string" office:string-value="P1" calcext:value-type="string">
            <text:p>P1</text:p>
          </table:table-cell>
          <table:table-cell table:formula="of:=PRODUCT(SUM([.$B$3];[.B5]);SUM([.$C$3];[.C5]);SUM([.$D$3];[.D5]);SUM([.$E$3];[.E5]);SUM([.$F$3];[.F5]))" office:value-type="float" office:value="6300" calcext:value-type="float">
            <text:p>6300</text:p>
          </table:table-cell>
          <table:table-cell table:formula="of:=PRODUCT(SUM([.$B$3];[.B5]);SUM([.$C$3];[.C5]);SUM([.$D$3];[.D5]);SUM([.$E$3];[.E5]);[.$F$15]-SUM([.$F$3];[.F5]))" office:value-type="float" office:value="36900" calcext:value-type="float">
            <text:p>36900</text:p>
          </table:table-cell>
          <table:table-cell table:formula="of:=PRODUCT(SUM([.$B$3];[.B5]);SUM([.$C$3];[.C5]);SUM([.$D$3];[.D5]);[.$E$15]-SUM([.$E$3];[.E5]);[.$F$15])" office:value-type="float" office:value="453600" calcext:value-type="float">
            <text:p>453600</text:p>
          </table:table-cell>
          <table:table-cell/>
          <table:table-cell table:style-name="ce20"/>
          <table:table-cell table:style-name="ce5" table:formula="of:=SUM([.B23:.F23])" office:value-type="float" office:value="496800" calcext:value-type="float">
            <text:p>496800</text:p>
          </table:table-cell>
          <table:table-cell table:number-columns-repeated="3"/>
          <table:table-cell office:value-type="string" calcext:value-type="string">
            <text:p>Scat,Scat,Scat,#Scat,Sca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M23]=1;[.B$4]*3;[.B$15]-[.B$4]*3)" office:value-type="float" office:value="9" calcext:value-type="float">
            <text:p>9</text:p>
          </table:table-cell>
          <table:table-cell table:formula="of:=IF([.N23]=1;[.C$4]*3;[.C$15]-[.C$4]*3)" office:value-type="float" office:value="9" calcext:value-type="float">
            <text:p>9</text:p>
          </table:table-cell>
          <table:table-cell table:formula="of:=IF([.O23]=1;[.D$4]*3;[.D$15]-[.D$4]*3)" office:value-type="float" office:value="9" calcext:value-type="float">
            <text:p>9</text:p>
          </table:table-cell>
          <table:table-cell table:formula="of:=IF([.P23]=1;[.E$4]*3;[.E$15]-[.E$4]*3)" office:value-type="float" office:value="63" calcext:value-type="float">
            <text:p>63</text:p>
          </table:table-cell>
          <table:table-cell table:formula="of:=IF([.Q23]=1;[.F$4]*3;[.F$15]-[.F$4]*3)" office:value-type="float" office:value="3" calcext:value-type="float">
            <text:p>3</text:p>
          </table:table-cell>
          <table:table-cell table:formula="of:=PRODUCT([.R23:.V23])" office:value-type="float" office:value="137781" calcext:value-type="float">
            <text:p>137781</text:p>
          </table:table-cell>
          <table:table-cell table:number-columns-repeated="41"/>
        </table:table-row>
        <table:table-row table:style-name="ro1">
          <table:table-cell table:style-name="ce5" table:formula="of:=[$Symbols.A7]" office:value-type="string" office:string-value="P2" calcext:value-type="string">
            <text:p>P2</text:p>
          </table:table-cell>
          <table:table-cell table:formula="of:=PRODUCT(SUM([.$B$3];[.B6]);SUM([.$C$3];[.C6]);SUM([.$D$3];[.D6]);SUM([.$E$3];[.E6]);SUM([.$F$3];[.F6]))" office:value-type="float" office:value="10290" calcext:value-type="float">
            <text:p>10290</text:p>
          </table:table-cell>
          <table:table-cell table:formula="of:=PRODUCT(SUM([.$B$3];[.B6]);SUM([.$C$3];[.C6]);SUM([.$D$3];[.D6]);SUM([.$E$3];[.E6]);[.$F$15]-SUM([.$F$3];[.F6]))" office:value-type="float" office:value="60270" calcext:value-type="float">
            <text:p>60270</text:p>
          </table:table-cell>
          <table:table-cell table:formula="of:=PRODUCT(SUM([.$B$3];[.B6]);SUM([.$C$3];[.C6]);SUM([.$D$3];[.D6]);[.$E$15]-SUM([.$E$3];[.E6]);[.$F$15])" office:value-type="float" office:value="624960" calcext:value-type="float">
            <text:p>624960</text:p>
          </table:table-cell>
          <table:table-cell/>
          <table:table-cell table:style-name="ce20"/>
          <table:table-cell table:style-name="ce5" table:formula="of:=SUM([.B24:.F24])" office:value-type="float" office:value="695520" calcext:value-type="float">
            <text:p>695520</text:p>
          </table:table-cell>
          <table:table-cell table:number-columns-repeated="3"/>
          <table:table-cell office:value-type="string" calcext:value-type="string">
            <text:p>Scat,Scat,#Scat,Scat,Sca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M24]=1;[.B$4]*3;[.B$15]-[.B$4]*3)" office:value-type="float" office:value="9" calcext:value-type="float">
            <text:p>9</text:p>
          </table:table-cell>
          <table:table-cell table:formula="of:=IF([.N24]=1;[.C$4]*3;[.C$15]-[.C$4]*3)" office:value-type="float" office:value="9" calcext:value-type="float">
            <text:p>9</text:p>
          </table:table-cell>
          <table:table-cell table:formula="of:=IF([.O24]=1;[.D$4]*3;[.D$15]-[.D$4]*3)" office:value-type="float" office:value="68" calcext:value-type="float">
            <text:p>68</text:p>
          </table:table-cell>
          <table:table-cell table:formula="of:=IF([.P24]=1;[.E$4]*3;[.E$15]-[.E$4]*3)" office:value-type="float" office:value="6" calcext:value-type="float">
            <text:p>6</text:p>
          </table:table-cell>
          <table:table-cell table:formula="of:=IF([.Q24]=1;[.F$4]*3;[.F$15]-[.F$4]*3)" office:value-type="float" office:value="3" calcext:value-type="float">
            <text:p>3</text:p>
          </table:table-cell>
          <table:table-cell table:formula="of:=PRODUCT([.R24:.V24])" office:value-type="float" office:value="99144" calcext:value-type="float">
            <text:p>99144</text:p>
          </table:table-cell>
          <table:table-cell table:number-columns-repeated="41"/>
        </table:table-row>
        <table:table-row table:style-name="ro1">
          <table:table-cell table:style-name="ce5" table:formula="of:=[$Symbols.A8]" office:value-type="string" office:string-value="P3" calcext:value-type="string">
            <text:p>P3</text:p>
          </table:table-cell>
          <table:table-cell table:formula="of:=PRODUCT(SUM([.$B$3];[.B7]);SUM([.$C$3];[.C7]);SUM([.$D$3];[.D7]);SUM([.$E$3];[.E7]);SUM([.$F$3];[.F7]))" office:value-type="float" office:value="10080" calcext:value-type="float">
            <text:p>10080</text:p>
          </table:table-cell>
          <table:table-cell table:formula="of:=PRODUCT(SUM([.$B$3];[.B7]);SUM([.$C$3];[.C7]);SUM([.$D$3];[.D7]);SUM([.$E$3];[.E7]);[.$F$15]-SUM([.$F$3];[.F7]))" office:value-type="float" office:value="50400" calcext:value-type="float">
            <text:p>50400</text:p>
          </table:table-cell>
          <table:table-cell table:formula="of:=PRODUCT(SUM([.$B$3];[.B7]);SUM([.$C$3];[.C7]);SUM([.$D$3];[.D7]);[.$E$15]-SUM([.$E$3];[.E7]);[.$F$15])" office:value-type="float" office:value="635040" calcext:value-type="float">
            <text:p>635040</text:p>
          </table:table-cell>
          <table:table-cell/>
          <table:table-cell table:style-name="ce20"/>
          <table:table-cell table:style-name="ce5" table:formula="of:=SUM([.B25:.F25])" office:value-type="float" office:value="695520" calcext:value-type="float">
            <text:p>695520</text:p>
          </table:table-cell>
          <table:table-cell table:number-columns-repeated="3"/>
          <table:table-cell office:value-type="string" calcext:value-type="string">
            <text:p>Scat,#Scat,Scat,Scat,Sca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M25]=1;[.B$4]*3;[.B$15]-[.B$4]*3)" office:value-type="float" office:value="9" calcext:value-type="float">
            <text:p>9</text:p>
          </table:table-cell>
          <table:table-cell table:formula="of:=IF([.N25]=1;[.C$4]*3;[.C$15]-[.C$4]*3)" office:value-type="float" office:value="60" calcext:value-type="float">
            <text:p>60</text:p>
          </table:table-cell>
          <table:table-cell table:formula="of:=IF([.O25]=1;[.D$4]*3;[.D$15]-[.D$4]*3)" office:value-type="float" office:value="9" calcext:value-type="float">
            <text:p>9</text:p>
          </table:table-cell>
          <table:table-cell table:formula="of:=IF([.P25]=1;[.E$4]*3;[.E$15]-[.E$4]*3)" office:value-type="float" office:value="6" calcext:value-type="float">
            <text:p>6</text:p>
          </table:table-cell>
          <table:table-cell table:formula="of:=IF([.Q25]=1;[.F$4]*3;[.F$15]-[.F$4]*3)" office:value-type="float" office:value="3" calcext:value-type="float">
            <text:p>3</text:p>
          </table:table-cell>
          <table:table-cell table:formula="of:=PRODUCT([.R25:.V25])" office:value-type="float" office:value="87480" calcext:value-type="float">
            <text:p>87480</text:p>
          </table:table-cell>
          <table:table-cell table:number-columns-repeated="41"/>
        </table:table-row>
        <table:table-row table:style-name="ro1">
          <table:table-cell table:style-name="ce5" table:formula="of:=[$Symbols.A9]" office:value-type="string" office:string-value="P4" calcext:value-type="string">
            <text:p>P4</text:p>
          </table:table-cell>
          <table:table-cell table:formula="of:=PRODUCT(SUM([.$B$3];[.B8]);SUM([.$C$3];[.C8]);SUM([.$D$3];[.D8]);SUM([.$E$3];[.E8]);SUM([.$F$3];[.F8]))" office:value-type="float" office:value="6720" calcext:value-type="float">
            <text:p>6720</text:p>
          </table:table-cell>
          <table:table-cell table:formula="of:=PRODUCT(SUM([.$B$3];[.B8]);SUM([.$C$3];[.C8]);SUM([.$D$3];[.D8]);SUM([.$E$3];[.E8]);[.$F$15]-SUM([.$F$3];[.F8]))" office:value-type="float" office:value="33600" calcext:value-type="float">
            <text:p>33600</text:p>
          </table:table-cell>
          <table:table-cell table:formula="of:=PRODUCT(SUM([.$B$3];[.B8]);SUM([.$C$3];[.C8]);SUM([.$D$3];[.D8]);[.$E$15]-SUM([.$E$3];[.E8]);[.$F$15])" office:value-type="float" office:value="516096" calcext:value-type="float">
            <text:p>516096</text:p>
          </table:table-cell>
          <table:table-cell/>
          <table:table-cell table:style-name="ce20"/>
          <table:table-cell table:style-name="ce5" table:formula="of:=SUM([.B26:.F26])" office:value-type="float" office:value="556416" calcext:value-type="float">
            <text:p>556416</text:p>
          </table:table-cell>
          <table:table-cell table:number-columns-repeated="2"/>
          <table:table-cell table:style-name="ce10"/>
          <table:table-cell table:style-name="ce10" office:value-type="string" calcext:value-type="string">
            <text:p>#Scat,Scat,Scat,Scat,Scat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formula="of:=IF([.M26]=1;[.B$4]*3;[.B$15]-[.B$4]*3)" office:value-type="float" office:value="67" calcext:value-type="float">
            <text:p>67</text:p>
          </table:table-cell>
          <table:table-cell table:style-name="ce10" table:formula="of:=IF([.N26]=1;[.C$4]*3;[.C$15]-[.C$4]*3)" office:value-type="float" office:value="9" calcext:value-type="float">
            <text:p>9</text:p>
          </table:table-cell>
          <table:table-cell table:style-name="ce10" table:formula="of:=IF([.O26]=1;[.D$4]*3;[.D$15]-[.D$4]*3)" office:value-type="float" office:value="9" calcext:value-type="float">
            <text:p>9</text:p>
          </table:table-cell>
          <table:table-cell table:style-name="ce10" table:formula="of:=IF([.P26]=1;[.E$4]*3;[.E$15]-[.E$4]*3)" office:value-type="float" office:value="6" calcext:value-type="float">
            <text:p>6</text:p>
          </table:table-cell>
          <table:table-cell table:style-name="ce10" table:formula="of:=IF([.Q26]=1;[.F$4]*3;[.F$15]-[.F$4]*3)" office:value-type="float" office:value="3" calcext:value-type="float">
            <text:p>3</text:p>
          </table:table-cell>
          <table:table-cell table:style-name="ce10" table:formula="of:=PRODUCT([.R26:.V26])" office:value-type="float" office:value="97686" calcext:value-type="float">
            <text:p>97686</text:p>
          </table:table-cell>
          <table:table-cell table:number-columns-repeated="41"/>
        </table:table-row>
        <table:table-row table:style-name="ro1">
          <table:table-cell table:style-name="ce5" table:formula="of:=[$Symbols.A10]" office:value-type="string" office:string-value="A" calcext:value-type="string">
            <text:p>A</text:p>
          </table:table-cell>
          <table:table-cell table:formula="of:=PRODUCT(SUM([.$B$3];[.B9]);SUM([.$C$3];[.C9]);SUM([.$D$3];[.D9]);SUM([.$E$3];[.E9]);SUM([.$F$3];[.F9]))" office:value-type="float" office:value="290004" calcext:value-type="float">
            <text:p>290004</text:p>
          </table:table-cell>
          <table:table-cell table:formula="of:=PRODUCT(SUM([.$B$3];[.B9]);SUM([.$C$3];[.C9]);SUM([.$D$3];[.D9]);SUM([.$E$3];[.E9]);[.$F$15]-SUM([.$F$3];[.F9]))" office:value-type="float" office:value="780780" calcext:value-type="float">
            <text:p>780780</text:p>
          </table:table-cell>
          <table:table-cell table:formula="of:=PRODUCT(SUM([.$B$3];[.B9]);SUM([.$C$3];[.C9]);SUM([.$D$3];[.D9]);[.$E$15]-SUM([.$E$3];[.E9]);[.$F$15])" office:value-type="float" office:value="4612608" calcext:value-type="float">
            <text:p>4612608</text:p>
          </table:table-cell>
          <table:table-cell/>
          <table:table-cell table:style-name="ce20"/>
          <table:table-cell table:style-name="ce5" table:formula="of:=SUM([.B27:.F27])" office:value-type="float" office:value="5683392" calcext:value-type="float">
            <text:p>5683392</text:p>
          </table:table-cell>
          <table:table-cell table:number-columns-repeated="13"/>
          <table:table-cell table:style-name="ce10" office:value-type="string" calcext:value-type="string">
            <text:p>Total</text:p>
          </table:table-cell>
          <table:table-cell table:style-name="ce10"/>
          <table:table-cell table:style-name="ce10" table:formula="of:=SUM([.W22:.W26])" office:value-type="float" office:value="618921" calcext:value-type="float">
            <text:p>618921</text:p>
          </table:table-cell>
          <table:table-cell table:number-columns-repeated="41"/>
        </table:table-row>
        <table:table-row table:style-name="ro1">
          <table:table-cell table:style-name="ce5" table:formula="of:=[$Symbols.A11]" office:value-type="string" office:string-value="K" calcext:value-type="string">
            <text:p>K</text:p>
          </table:table-cell>
          <table:table-cell table:formula="of:=PRODUCT(SUM([.$B$3];[.B10]);SUM([.$C$3];[.C10]);SUM([.$D$3];[.D10]);SUM([.$E$3];[.E10]);SUM([.$F$3];[.F10]))" office:value-type="float" office:value="72000" calcext:value-type="float">
            <text:p>72000</text:p>
          </table:table-cell>
          <table:table-cell table:formula="of:=PRODUCT(SUM([.$B$3];[.B10]);SUM([.$C$3];[.C10]);SUM([.$D$3];[.D10]);SUM([.$E$3];[.E10]);[.$F$15]-SUM([.$F$3];[.F10]))" office:value-type="float" office:value="360000" calcext:value-type="float">
            <text:p>360000</text:p>
          </table:table-cell>
          <table:table-cell table:formula="of:=PRODUCT(SUM([.$B$3];[.B10]);SUM([.$C$3];[.C10]);SUM([.$D$3];[.D10]);[.$E$15]-SUM([.$E$3];[.E10]);[.$F$15])" office:value-type="float" office:value="2548800" calcext:value-type="float">
            <text:p>2548800</text:p>
          </table:table-cell>
          <table:table-cell/>
          <table:table-cell table:style-name="ce20"/>
          <table:table-cell table:style-name="ce5" table:formula="of:=SUM([.B28:.F28])" office:value-type="float" office:value="2980800" calcext:value-type="float">
            <text:p>2980800</text:p>
          </table:table-cell>
          <table:table-cell table:number-columns-repeated="57"/>
        </table:table-row>
        <table:table-row table:style-name="ro1">
          <table:table-cell table:style-name="ce5" table:formula="of:=[$Symbols.A12]" office:value-type="string" office:string-value="Q" calcext:value-type="string">
            <text:p>Q</text:p>
          </table:table-cell>
          <table:table-cell table:formula="of:=PRODUCT(SUM([.$B$3];[.B11]);SUM([.$C$3];[.C11]);SUM([.$D$3];[.D11]);SUM([.$E$3];[.E11]);SUM([.$F$3];[.F11]))" office:value-type="float" office:value="31752" calcext:value-type="float">
            <text:p>31752</text:p>
          </table:table-cell>
          <table:table-cell table:formula="of:=PRODUCT(SUM([.$B$3];[.B11]);SUM([.$C$3];[.C11]);SUM([.$D$3];[.D11]);SUM([.$E$3];[.E11]);[.$F$15]-SUM([.$F$3];[.F11]))" office:value-type="float" office:value="185976" calcext:value-type="float">
            <text:p>185976</text:p>
          </table:table-cell>
          <table:table-cell table:formula="of:=PRODUCT(SUM([.$B$3];[.B11]);SUM([.$C$3];[.C11]);SUM([.$D$3];[.D11]);[.$E$15]-SUM([.$E$3];[.E11]);[.$F$15])" office:value-type="float" office:value="1660176" calcext:value-type="float">
            <text:p>1660176</text:p>
          </table:table-cell>
          <table:table-cell/>
          <table:table-cell table:style-name="ce20"/>
          <table:table-cell table:style-name="ce5" table:formula="of:=SUM([.B29:.F29])" office:value-type="float" office:value="1877904" calcext:value-type="float">
            <text:p>1877904</text:p>
          </table:table-cell>
          <table:table-cell table:number-columns-repeated="57"/>
        </table:table-row>
        <table:table-row table:style-name="ro1">
          <table:table-cell table:style-name="ce5" table:formula="of:=[$Symbols.A13]" office:value-type="string" office:string-value="J" calcext:value-type="string">
            <text:p>J</text:p>
          </table:table-cell>
          <table:table-cell table:formula="of:=PRODUCT(SUM([.$B$3];[.B12]);SUM([.$C$3];[.C12]);SUM([.$D$3];[.D12]);SUM([.$E$3];[.E12]);SUM([.$F$3];[.F12]))" office:value-type="float" office:value="43200" calcext:value-type="float">
            <text:p>43200</text:p>
          </table:table-cell>
          <table:table-cell table:formula="of:=PRODUCT(SUM([.$B$3];[.B12]);SUM([.$C$3];[.C12]);SUM([.$D$3];[.D12]);SUM([.$E$3];[.E12]);[.$F$15]-SUM([.$F$3];[.F12]))" office:value-type="float" office:value="302400" calcext:value-type="float">
            <text:p>302400</text:p>
          </table:table-cell>
          <table:table-cell table:formula="of:=PRODUCT(SUM([.$B$3];[.B12]);SUM([.$C$3];[.C12]);SUM([.$D$3];[.D12]);[.$E$15]-SUM([.$E$3];[.E12]);[.$F$15])" office:value-type="float" office:value="2039040" calcext:value-type="float">
            <text:p>2039040</text:p>
          </table:table-cell>
          <table:table-cell/>
          <table:table-cell table:style-name="ce20"/>
          <table:table-cell table:style-name="ce5" table:formula="of:=SUM([.B30:.F30])" office:value-type="float" office:value="2384640" calcext:value-type="float">
            <text:p>2384640</text:p>
          </table:table-cell>
          <table:table-cell table:number-columns-repeated="2"/>
          <table:table-cell office:value-type="string" calcext:value-type="string">
            <text:p>Hits Any 3 Scat</text:p>
          </table:table-cell>
          <table:table-cell table:number-columns-repeated="54"/>
        </table:table-row>
        <table:table-row table:style-name="ro1">
          <table:table-cell table:style-name="ce5" table:formula="of:=[$Symbols.A14]" office:value-type="string" office:string-value="Ten" calcext:value-type="string">
            <text:p>Ten</text:p>
          </table:table-cell>
          <table:table-cell table:formula="of:=PRODUCT(SUM([.$B$3];[.B13]);SUM([.$C$3];[.C13]);SUM([.$D$3];[.D13]);SUM([.$E$3];[.E13]);SUM([.$F$3];[.F13]))" office:value-type="float" office:value="27720" calcext:value-type="float">
            <text:p>27720</text:p>
          </table:table-cell>
          <table:table-cell table:formula="of:=PRODUCT(SUM([.$B$3];[.B13]);SUM([.$C$3];[.C13]);SUM([.$D$3];[.D13]);SUM([.$E$3];[.E13]);[.$F$15]-SUM([.$F$3];[.F13]))" office:value-type="float" office:value="238392" calcext:value-type="float">
            <text:p>238392</text:p>
          </table:table-cell>
          <table:table-cell table:formula="of:=PRODUCT(SUM([.$B$3];[.B13]);SUM([.$C$3];[.C13]);SUM([.$D$3];[.D13]);[.$E$15]-SUM([.$E$3];[.E13]);[.$F$15])" office:value-type="float" office:value="1403136" calcext:value-type="float">
            <text:p>1403136</text:p>
          </table:table-cell>
          <table:table-cell table:formula="of:=PRODUCT(SUM([.$B$3];[.B13]);SUM([.$C$3];[.C13]);[.$D$15] -SUM([.$D$3];[.D13]);[.$E$15];[.$F$15])" office:value-type="float" office:value="12612096" calcext:value-type="float">
            <text:p>12612096</text:p>
          </table:table-cell>
          <table:table-cell table:style-name="ce20"/>
          <table:table-cell table:style-name="ce5" table:formula="of:=SUM([.B31:.F31])" office:value-type="float" office:value="14281344" calcext:value-type="float">
            <text:p>14281344</text:p>
          </table:table-cell>
          <table:table-cell table:number-columns-repeated="2"/>
          <table:table-cell table:style-name="ce38"/>
          <table:table-cell table:style-name="ce38" office:value-type="string" calcext:value-type="string">
            <text:p>Scat,Scat,Scat,#Scat,#Scat</text:p>
          </table:table-cell>
          <table:table-cell table:style-name="ce38"/>
          <table:table-cell table:number-columns-repeated="3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IF([.M31]=1;[.B$4]*3;[.B$15]-[.B$4]*3)" office:value-type="float" office:value="9" calcext:value-type="float">
            <text:p>9</text:p>
          </table:table-cell>
          <table:table-cell table:style-name="ce38" table:formula="of:=IF([.N31]=1;[.C$4]*3;[.C$15]-[.C$4]*3)" office:value-type="float" office:value="9" calcext:value-type="float">
            <text:p>9</text:p>
          </table:table-cell>
          <table:table-cell table:style-name="ce38" table:formula="of:=IF([.O31]=1;[.D$4]*3;[.D$15]-[.D$4]*3)" office:value-type="float" office:value="9" calcext:value-type="float">
            <text:p>9</text:p>
          </table:table-cell>
          <table:table-cell table:style-name="ce38" table:formula="of:=IF([.P31]=1;[.E$4]*3;[.E$15]-[.E$4]*3)" office:value-type="float" office:value="63" calcext:value-type="float">
            <text:p>63</text:p>
          </table:table-cell>
          <table:table-cell table:style-name="ce38" table:formula="of:=IF([.Q31]=1;[.F$4]*3;[.F$15]-[.F$4]*3)" office:value-type="float" office:value="45" calcext:value-type="float">
            <text:p>45</text:p>
          </table:table-cell>
          <table:table-cell table:style-name="ce38" table:formula="of:=PRODUCT([.R31:.V31])" office:value-type="float" office:value="2066715" calcext:value-type="float">
            <text:p>2066715</text:p>
          </table:table-cell>
          <table:table-cell table:number-columns-repeated="41"/>
        </table:table-row>
        <table:table-row table:style-name="ro1">
          <table:table-cell table:style-name="ce6" table:formula="of:=[$Symbols.A15]" office:value-type="string" office:string-value="Nine" calcext:value-type="string">
            <text:p>Nine</text:p>
          </table:table-cell>
          <table:table-cell table:style-name="ce10" table:formula="of:=PRODUCT(SUM([.$B$3];[.B14]);SUM([.$C$3];[.C14]);SUM([.$D$3];[.D14]);SUM([.$E$3];[.E14]);SUM([.$F$3];[.F14]))" office:value-type="float" office:value="44550" calcext:value-type="float">
            <text:p>44550</text:p>
          </table:table-cell>
          <table:table-cell table:style-name="ce10" table:formula="of:=PRODUCT(SUM([.$B$3];[.B14]);SUM([.$C$3];[.C14]);SUM([.$D$3];[.D14]);SUM([.$E$3];[.E14]);[.$F$15]-SUM([.$F$3];[.F14]))" office:value-type="float" office:value="383130" calcext:value-type="float">
            <text:p>383130</text:p>
          </table:table-cell>
          <table:table-cell table:style-name="ce10" table:formula="of:=PRODUCT(SUM([.$B$3];[.B14]);SUM([.$C$3];[.C14]);SUM([.$D$3];[.D14]);[.$E$15]-SUM([.$E$3];[.E14]);[.$F$15])" office:value-type="float" office:value="2851200" calcext:value-type="float">
            <text:p>2851200</text:p>
          </table:table-cell>
          <table:table-cell table:style-name="ce10" table:formula="of:=PRODUCT(SUM([.$B$3];[.B14]);SUM([.$C$3];[.C14]);[.$D$15] -SUM([.$D$3];[.D14]);[.$E$15];[.$F$15])" office:value-type="float" office:value="24773760" calcext:value-type="float">
            <text:p>24773760</text:p>
          </table:table-cell>
          <table:table-cell table:style-name="ce22"/>
          <table:table-cell table:style-name="ce5" table:formula="of:=SUM([.B32:.F32])" office:value-type="float" office:value="28052640" calcext:value-type="float">
            <text:p>28052640</text:p>
          </table:table-cell>
          <table:table-cell table:number-columns-repeated="3"/>
          <table:table-cell office:value-type="string" calcext:value-type="string">
            <text:p>Scat,Scat,#Scat,Scat,#Sca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M32]=1;[.B$4]*3;[.B$15]-[.B$4]*3)" office:value-type="float" office:value="9" calcext:value-type="float">
            <text:p>9</text:p>
          </table:table-cell>
          <table:table-cell table:formula="of:=IF([.N32]=1;[.C$4]*3;[.C$15]-[.C$4]*3)" office:value-type="float" office:value="9" calcext:value-type="float">
            <text:p>9</text:p>
          </table:table-cell>
          <table:table-cell table:formula="of:=IF([.O32]=1;[.D$4]*3;[.D$15]-[.D$4]*3)" office:value-type="float" office:value="68" calcext:value-type="float">
            <text:p>68</text:p>
          </table:table-cell>
          <table:table-cell table:formula="of:=IF([.P32]=1;[.E$4]*3;[.E$15]-[.E$4]*3)" office:value-type="float" office:value="6" calcext:value-type="float">
            <text:p>6</text:p>
          </table:table-cell>
          <table:table-cell table:formula="of:=IF([.Q32]=1;[.F$4]*3;[.F$15]-[.F$4]*3)" office:value-type="float" office:value="45" calcext:value-type="float">
            <text:p>45</text:p>
          </table:table-cell>
          <table:table-cell table:formula="of:=PRODUCT([.R32:.V32])" office:value-type="float" office:value="1487160" calcext:value-type="float">
            <text:p>1487160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9" table:formula="of:=SUM([.B23:.B32])" office:value-type="float" office:value="542616" calcext:value-type="float">
            <text:p>542616</text:p>
          </table:table-cell>
          <table:table-cell table:style-name="ce9" table:formula="of:=SUM([.C23:.C32])" office:value-type="float" office:value="2431848" calcext:value-type="float">
            <text:p>2431848</text:p>
          </table:table-cell>
          <table:table-cell table:style-name="ce9" table:formula="of:=SUM([.D23:.D32])" office:value-type="float" office:value="17344656" calcext:value-type="float">
            <text:p>17344656</text:p>
          </table:table-cell>
          <table:table-cell table:style-name="ce9" table:formula="of:=SUM([.E23:.E32])" office:value-type="float" office:value="37385856" calcext:value-type="float">
            <text:p>37385856</text:p>
          </table:table-cell>
          <table:table-cell table:style-name="ce21" table:formula="of:=SUM([.F23:.F32])" office:value-type="float" office:value="0" calcext:value-type="float">
            <text:p>0</text:p>
          </table:table-cell>
          <table:table-cell table:style-name="ce1" table:formula="of:=SUM([.B33:.F33])" office:value-type="float" office:value="57704976" calcext:value-type="float">
            <text:p>57704976</text:p>
          </table:table-cell>
          <table:table-cell table:number-columns-repeated="3"/>
          <table:table-cell office:value-type="string" calcext:value-type="string">
            <text:p>Scat,Scat,#Scat#,Scat,Sca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M33]=1;[.B$4]*3;[.B$15]-[.B$4]*3)" office:value-type="float" office:value="9" calcext:value-type="float">
            <text:p>9</text:p>
          </table:table-cell>
          <table:table-cell table:formula="of:=IF([.N33]=1;[.C$4]*3;[.C$15]-[.C$4]*3)" office:value-type="float" office:value="9" calcext:value-type="float">
            <text:p>9</text:p>
          </table:table-cell>
          <table:table-cell table:formula="of:=IF([.O33]=1;[.D$4]*3;[.D$15]-[.D$4]*3)" office:value-type="float" office:value="68" calcext:value-type="float">
            <text:p>68</text:p>
          </table:table-cell>
          <table:table-cell table:formula="of:=IF([.P33]=1;[.E$4]*3;[.E$15]-[.E$4]*3)" office:value-type="float" office:value="63" calcext:value-type="float">
            <text:p>63</text:p>
          </table:table-cell>
          <table:table-cell table:formula="of:=IF([.Q33]=1;[.F$4]*3;[.F$15]-[.F$4]*3)" office:value-type="float" office:value="3" calcext:value-type="float">
            <text:p>3</text:p>
          </table:table-cell>
          <table:table-cell table:formula="of:=PRODUCT([.R33:.V33])" office:value-type="float" office:value="1041012" calcext:value-type="float">
            <text:p>1041012</text:p>
          </table:table-cell>
          <table:table-cell table:number-columns-repeated="41"/>
        </table:table-row>
        <table:table-row table:style-name="ro1">
          <table:table-cell table:number-columns-repeated="10"/>
          <table:table-cell office:value-type="string" calcext:value-type="string">
            <text:p>Scat,#Scat,Scat,#Scat,Sca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M34]=1;[.B$4]*3;[.B$15]-[.B$4]*3)" office:value-type="float" office:value="9" calcext:value-type="float">
            <text:p>9</text:p>
          </table:table-cell>
          <table:table-cell table:formula="of:=IF([.N34]=1;[.C$4]*3;[.C$15]-[.C$4]*3)" office:value-type="float" office:value="60" calcext:value-type="float">
            <text:p>60</text:p>
          </table:table-cell>
          <table:table-cell table:formula="of:=IF([.O34]=1;[.D$4]*3;[.D$15]-[.D$4]*3)" office:value-type="float" office:value="9" calcext:value-type="float">
            <text:p>9</text:p>
          </table:table-cell>
          <table:table-cell table:formula="of:=IF([.P34]=1;[.E$4]*3;[.E$15]-[.E$4]*3)" office:value-type="float" office:value="6" calcext:value-type="float">
            <text:p>6</text:p>
          </table:table-cell>
          <table:table-cell table:formula="of:=IF([.Q34]=1;[.F$4]*3;[.F$15]-[.F$4]*3)" office:value-type="float" office:value="45" calcext:value-type="float">
            <text:p>45</text:p>
          </table:table-cell>
          <table:table-cell table:formula="of:=PRODUCT([.R34:.V34])" office:value-type="float" office:value="1312200" calcext:value-type="float">
            <text:p>1312200</text:p>
          </table:table-cell>
          <table:table-cell table:number-columns-repeated="41"/>
        </table:table-row>
        <table:table-row table:style-name="ro1">
          <table:table-cell table:formula="of:=[$'Pay Table'.A1]" office:value-type="string" office:string-value="Pay Table" calcext:value-type="string">
            <text:p>Pay Table</text:p>
          </table:table-cell>
          <table:table-cell table:number-columns-repeated="9"/>
          <table:table-cell office:value-type="string" calcext:value-type="string">
            <text:p>Scat,#Scat,Scat,#Scat,Sca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M35]=1;[.B$4]*3;[.B$15]-[.B$4]*3)" office:value-type="float" office:value="9" calcext:value-type="float">
            <text:p>9</text:p>
          </table:table-cell>
          <table:table-cell table:formula="of:=IF([.N35]=1;[.C$4]*3;[.C$15]-[.C$4]*3)" office:value-type="float" office:value="60" calcext:value-type="float">
            <text:p>60</text:p>
          </table:table-cell>
          <table:table-cell table:formula="of:=IF([.O35]=1;[.D$4]*3;[.D$15]-[.D$4]*3)" office:value-type="float" office:value="9" calcext:value-type="float">
            <text:p>9</text:p>
          </table:table-cell>
          <table:table-cell table:formula="of:=IF([.P35]=1;[.E$4]*3;[.E$15]-[.E$4]*3)" office:value-type="float" office:value="63" calcext:value-type="float">
            <text:p>63</text:p>
          </table:table-cell>
          <table:table-cell table:formula="of:=IF([.Q35]=1;[.F$4]*3;[.F$15]-[.F$4]*3)" office:value-type="float" office:value="3" calcext:value-type="float">
            <text:p>3</text:p>
          </table:table-cell>
          <table:table-cell table:formula="of:=PRODUCT([.R35:.V35])" office:value-type="float" office:value="918540" calcext:value-type="float">
            <text:p>918540</text:p>
          </table:table-cell>
          <table:table-cell table:number-columns-repeated="41"/>
        </table:table-row>
        <table:table-row table:style-name="ro1">
          <table:table-cell table:style-name="ce1"/>
          <table:table-cell table:style-name="ce4" table:formula="of:=[$'Pay Table'.B2]" office:value-type="float" office:value="5" calcext:value-type="float">
            <text:p>5</text:p>
          </table:table-cell>
          <table:table-cell table:style-name="ce9" table:formula="of:=[$'Pay Table'.C2]" office:value-type="float" office:value="4" calcext:value-type="float">
            <text:p>4</text:p>
          </table:table-cell>
          <table:table-cell table:style-name="ce9" table:formula="of:=[$'Pay Table'.D2]" office:value-type="float" office:value="3" calcext:value-type="float">
            <text:p>3</text:p>
          </table:table-cell>
          <table:table-cell table:style-name="ce9" table:formula="of:=[$'Pay Table'.E2]" office:value-type="float" office:value="2" calcext:value-type="float">
            <text:p>2</text:p>
          </table:table-cell>
          <table:table-cell table:style-name="ce21" table:formula="of:=[$'Pay Table'.F2]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at,#Scat,#Scat,Scat,Sca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M36]=1;[.B$4]*3;[.B$15]-[.B$4]*3)" office:value-type="float" office:value="9" calcext:value-type="float">
            <text:p>9</text:p>
          </table:table-cell>
          <table:table-cell table:formula="of:=IF([.N36]=1;[.C$4]*3;[.C$15]-[.C$4]*3)" office:value-type="float" office:value="60" calcext:value-type="float">
            <text:p>60</text:p>
          </table:table-cell>
          <table:table-cell table:formula="of:=IF([.O36]=1;[.D$4]*3;[.D$15]-[.D$4]*3)" office:value-type="float" office:value="68" calcext:value-type="float">
            <text:p>68</text:p>
          </table:table-cell>
          <table:table-cell table:formula="of:=IF([.P36]=1;[.E$4]*3;[.E$15]-[.E$4]*3)" office:value-type="float" office:value="6" calcext:value-type="float">
            <text:p>6</text:p>
          </table:table-cell>
          <table:table-cell table:formula="of:=IF([.Q36]=1;[.F$4]*3;[.F$15]-[.F$4]*3)" office:value-type="float" office:value="3" calcext:value-type="float">
            <text:p>3</text:p>
          </table:table-cell>
          <table:table-cell table:formula="of:=PRODUCT([.R36:.V36])" office:value-type="float" office:value="660960" calcext:value-type="float">
            <text:p>660960</text:p>
          </table:table-cell>
          <table:table-cell table:number-columns-repeated="41"/>
        </table:table-row>
        <table:table-row table:style-name="ro1">
          <table:table-cell table:style-name="ce5" table:formula="of:=[$'Pay Table'.A3]" office:value-type="string" office:string-value="Scat" calcext:value-type="string">
            <text:p>Scat</text:p>
          </table:table-cell>
          <table:table-cell table:style-name="ce60" office:value-type="float" office:value="100" calcext:value-type="float">
            <text:p>100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Scat,Scat,Scat,Scat,#Sc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M37]=1;[.B$4]*3;[.B$15]-[.B$4]*3)" office:value-type="float" office:value="67" calcext:value-type="float">
            <text:p>67</text:p>
          </table:table-cell>
          <table:table-cell table:formula="of:=IF([.N37]=1;[.C$4]*3;[.C$15]-[.C$4]*3)" office:value-type="float" office:value="9" calcext:value-type="float">
            <text:p>9</text:p>
          </table:table-cell>
          <table:table-cell table:formula="of:=IF([.O37]=1;[.D$4]*3;[.D$15]-[.D$4]*3)" office:value-type="float" office:value="9" calcext:value-type="float">
            <text:p>9</text:p>
          </table:table-cell>
          <table:table-cell table:formula="of:=IF([.P37]=1;[.E$4]*3;[.E$15]-[.E$4]*3)" office:value-type="float" office:value="6" calcext:value-type="float">
            <text:p>6</text:p>
          </table:table-cell>
          <table:table-cell table:formula="of:=IF([.Q37]=1;[.F$4]*3;[.F$15]-[.F$4]*3)" office:value-type="float" office:value="45" calcext:value-type="float">
            <text:p>45</text:p>
          </table:table-cell>
          <table:table-cell table:formula="of:=PRODUCT([.R37:.V37])" office:value-type="float" office:value="1465290" calcext:value-type="float">
            <text:p>1465290</text:p>
          </table:table-cell>
          <table:table-cell table:number-columns-repeated="41"/>
        </table:table-row>
        <table:table-row table:style-name="ro1">
          <table:table-cell table:style-name="ce5" table:formula="of:=[$'Pay Table'.A4]" office:value-type="string" office:string-value="P1" calcext:value-type="string">
            <text:p>P1</text:p>
          </table:table-cell>
          <table:table-cell table:style-name="ce61"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Scat,Scat,Scat,#Scat,Sc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M38]=1;[.B$4]*3;[.B$15]-[.B$4]*3)" office:value-type="float" office:value="67" calcext:value-type="float">
            <text:p>67</text:p>
          </table:table-cell>
          <table:table-cell table:formula="of:=IF([.N38]=1;[.C$4]*3;[.C$15]-[.C$4]*3)" office:value-type="float" office:value="9" calcext:value-type="float">
            <text:p>9</text:p>
          </table:table-cell>
          <table:table-cell table:formula="of:=IF([.O38]=1;[.D$4]*3;[.D$15]-[.D$4]*3)" office:value-type="float" office:value="9" calcext:value-type="float">
            <text:p>9</text:p>
          </table:table-cell>
          <table:table-cell table:formula="of:=IF([.P38]=1;[.E$4]*3;[.E$15]-[.E$4]*3)" office:value-type="float" office:value="63" calcext:value-type="float">
            <text:p>63</text:p>
          </table:table-cell>
          <table:table-cell table:formula="of:=IF([.Q38]=1;[.F$4]*3;[.F$15]-[.F$4]*3)" office:value-type="float" office:value="3" calcext:value-type="float">
            <text:p>3</text:p>
          </table:table-cell>
          <table:table-cell table:formula="of:=PRODUCT([.R38:.V38])" office:value-type="float" office:value="1025703" calcext:value-type="float">
            <text:p>1025703</text:p>
          </table:table-cell>
          <table:table-cell table:number-columns-repeated="41"/>
        </table:table-row>
        <table:table-row table:style-name="ro1">
          <table:table-cell table:style-name="ce5" table:formula="of:=[$'Pay Table'.A5]" office:value-type="string" office:string-value="P2" calcext:value-type="string">
            <text:p>P2</text:p>
          </table:table-cell>
          <table:table-cell table:style-name="ce61"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Scat,Scat,#Scat,Scat,Sc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M39]=1;[.B$4]*3;[.B$15]-[.B$4]*3)" office:value-type="float" office:value="67" calcext:value-type="float">
            <text:p>67</text:p>
          </table:table-cell>
          <table:table-cell table:formula="of:=IF([.N39]=1;[.C$4]*3;[.C$15]-[.C$4]*3)" office:value-type="float" office:value="9" calcext:value-type="float">
            <text:p>9</text:p>
          </table:table-cell>
          <table:table-cell table:formula="of:=IF([.O39]=1;[.D$4]*3;[.D$15]-[.D$4]*3)" office:value-type="float" office:value="68" calcext:value-type="float">
            <text:p>68</text:p>
          </table:table-cell>
          <table:table-cell table:formula="of:=IF([.P39]=1;[.E$4]*3;[.E$15]-[.E$4]*3)" office:value-type="float" office:value="6" calcext:value-type="float">
            <text:p>6</text:p>
          </table:table-cell>
          <table:table-cell table:formula="of:=IF([.Q39]=1;[.F$4]*3;[.F$15]-[.F$4]*3)" office:value-type="float" office:value="3" calcext:value-type="float">
            <text:p>3</text:p>
          </table:table-cell>
          <table:table-cell table:formula="of:=PRODUCT([.R39:.V39])" office:value-type="float" office:value="738072" calcext:value-type="float">
            <text:p>738072</text:p>
          </table:table-cell>
          <table:table-cell table:number-columns-repeated="41"/>
        </table:table-row>
        <table:table-row table:style-name="ro1">
          <table:table-cell table:style-name="ce5" table:formula="of:=[$'Pay Table'.A6]" office:value-type="string" office:string-value="P3" calcext:value-type="string">
            <text:p>P3</text:p>
          </table:table-cell>
          <table:table-cell table:style-name="ce61"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3"/>
          <table:table-cell table:style-name="ce10"/>
          <table:table-cell table:style-name="ce10" office:value-type="string" calcext:value-type="string">
            <text:p>#Scat,#Scat,Scat,Scat,Scat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table:formula="of:=IF([.M40]=1;[.B$4]*3;[.B$15]-[.B$4]*3)" office:value-type="float" office:value="67" calcext:value-type="float">
            <text:p>67</text:p>
          </table:table-cell>
          <table:table-cell table:style-name="ce10" table:formula="of:=IF([.N40]=1;[.C$4]*3;[.C$15]-[.C$4]*3)" office:value-type="float" office:value="60" calcext:value-type="float">
            <text:p>60</text:p>
          </table:table-cell>
          <table:table-cell table:style-name="ce10" table:formula="of:=IF([.O40]=1;[.D$4]*3;[.D$15]-[.D$4]*3)" office:value-type="float" office:value="9" calcext:value-type="float">
            <text:p>9</text:p>
          </table:table-cell>
          <table:table-cell table:style-name="ce10" table:formula="of:=IF([.P40]=1;[.E$4]*3;[.E$15]-[.E$4]*3)" office:value-type="float" office:value="6" calcext:value-type="float">
            <text:p>6</text:p>
          </table:table-cell>
          <table:table-cell table:style-name="ce10" table:formula="of:=IF([.Q40]=1;[.F$4]*3;[.F$15]-[.F$4]*3)" office:value-type="float" office:value="3" calcext:value-type="float">
            <text:p>3</text:p>
          </table:table-cell>
          <table:table-cell table:style-name="ce10" table:formula="of:=PRODUCT([.R40:.V40])" office:value-type="float" office:value="651240" calcext:value-type="float">
            <text:p>651240</text:p>
          </table:table-cell>
          <table:table-cell table:number-columns-repeated="41"/>
        </table:table-row>
        <table:table-row table:style-name="ro1">
          <table:table-cell table:style-name="ce5" table:formula="of:=[$'Pay Table'.A7]" office:value-type="string" office:string-value="P4" calcext:value-type="string">
            <text:p>P4</text:p>
          </table:table-cell>
          <table:table-cell table:style-name="ce61"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14"/>
          <table:table-cell table:style-name="ce10" office:value-type="string" calcext:value-type="string">
            <text:p>Total</text:p>
          </table:table-cell>
          <table:table-cell table:style-name="ce10"/>
          <table:table-cell table:style-name="ce10" table:formula="of:=SUM([.W31:.W40])" office:value-type="float" office:value="11366892" calcext:value-type="float">
            <text:p>11366892</text:p>
          </table:table-cell>
          <table:table-cell table:number-columns-repeated="41"/>
        </table:table-row>
        <table:table-row table:style-name="ro1">
          <table:table-cell table:style-name="ce5" table:formula="of:=[$'Pay Table'.A8]" office:value-type="string" office:string-value="A" calcext:value-type="string">
            <text:p>A</text:p>
          </table:table-cell>
          <table:table-cell table:style-name="ce61"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5" table:formula="of:=[$'Pay Table'.A9]" office:value-type="string" office:string-value="K" calcext:value-type="string">
            <text:p>K</text:p>
          </table:table-cell>
          <table:table-cell table:style-name="ce61"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5" table:formula="of:=[$'Pay Table'.A10]" office:value-type="string" office:string-value="Q" calcext:value-type="string">
            <text:p>Q</text:p>
          </table:table-cell>
          <table:table-cell table:style-name="ce61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bability</text:p>
          </table:table-cell>
          <table:table-cell table:number-columns-repeated="54"/>
        </table:table-row>
        <table:table-row table:style-name="ro1">
          <table:table-cell table:style-name="ce5" table:formula="of:=[$'Pay Table'.A11]" office:value-type="string" office:string-value="J" calcext:value-type="string">
            <text:p>J</text:p>
          </table:table-cell>
          <table:table-cell table:style-name="ce61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3"/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table:formula="of:=[$'Pay Table'.A12]" office:value-type="string" office:string-value="Ten" calcext:value-type="string">
            <text:p>Ten</text:p>
          </table:table-cell>
          <table:table-cell table:style-name="ce61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3"/>
          <table:table-cell table:formula="of:=[$Symbols.A5]" office:value-type="string" office:string-value="Scat" calcext:value-type="string">
            <text:p>Scat</text:p>
          </table:table-cell>
          <table:table-cell table:style-name="ce18" table:formula="of:=[.B22]/[.$B$17]" office:value-type="float" office:value="0.00000981197193016913" calcext:value-type="float">
            <text:p>9.81197E-06</text:p>
          </table:table-cell>
          <table:table-cell table:style-name="ce18" table:formula="of:=[.C22]/[.$B$17]" office:value-type="float" office:value="0.000462798009372977" calcext:value-type="float">
            <text:p>4.62798E-04</text:p>
          </table:table-cell>
          <table:table-cell table:style-name="ce18" table:formula="of:=[.D22]/[.$B$17]" office:value-type="float" office:value="0.00849959040064502" calcext:value-type="float">
            <text:p>8.49959E-03</text:p>
          </table:table-cell>
          <table:table-cell table:style-name="ce18" table:formula="of:=[.E22]/[.$B$17]" office:value-type="float" office:value="0" calcext:value-type="float">
            <text:p>0.00000E+00</text:p>
          </table:table-cell>
          <table:table-cell table:style-name="ce18" table:formula="of:=[.F22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style-name="ce6" table:formula="of:=[$'Pay Table'.A13]" office:value-type="string" office:string-value="Nine" calcext:value-type="string">
            <text:p>Nine</text:p>
          </table:table-cell>
          <table:table-cell table:style-name="ce62" office:value-type="float" office:value="150" calcext:value-type="float">
            <text:p>150</text:p>
          </table:table-cell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5" calcext:value-type="float">
            <text:p>5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3"/>
          <table:table-cell table:formula="of:=[$Symbols.A6]" office:value-type="string" office:string-value="P1" calcext:value-type="string">
            <text:p>P1</text:p>
          </table:table-cell>
          <table:table-cell table:style-name="ce18" table:formula="of:=[.B23]/[.$B$17]" office:value-type="float" office:value="0.00000471082328608943" calcext:value-type="float">
            <text:p>4.71082E-06</text:p>
          </table:table-cell>
          <table:table-cell table:style-name="ce18" table:formula="of:=[.C23]/[.$B$17]" office:value-type="float" office:value="0.0000275919649613809" calcext:value-type="float">
            <text:p>2.75920E-05</text:p>
          </table:table-cell>
          <table:table-cell table:style-name="ce18" table:formula="of:=[.D23]/[.$B$17]" office:value-type="float" office:value="0.000339179276598439" calcext:value-type="float">
            <text:p>3.39179E-04</text:p>
          </table:table-cell>
          <table:table-cell table:style-name="ce18" table:formula="of:=[.E23]/[.$B$17]" office:value-type="float" office:value="0" calcext:value-type="float">
            <text:p>0.00000E+00</text:p>
          </table:table-cell>
          <table:table-cell table:style-name="ce18" table:formula="of:=[.F23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number-columns-repeated="9"/>
          <table:table-cell table:formula="of:=[$Symbols.A7]" office:value-type="string" office:string-value="P2" calcext:value-type="string">
            <text:p>P2</text:p>
          </table:table-cell>
          <table:table-cell table:style-name="ce18" table:formula="of:=[.B24]/[.$B$17]" office:value-type="float" office:value="0.00000769434470061273" calcext:value-type="float">
            <text:p>7.69434E-06</text:p>
          </table:table-cell>
          <table:table-cell table:style-name="ce18" table:formula="of:=[.C24]/[.$B$17]" office:value-type="float" office:value="0.0000450668761035889" calcext:value-type="float">
            <text:p>4.50669E-05</text:p>
          </table:table-cell>
          <table:table-cell table:style-name="ce18" table:formula="of:=[.D24]/[.$B$17]" office:value-type="float" office:value="0.000467313669980071" calcext:value-type="float">
            <text:p>4.67314E-04</text:p>
          </table:table-cell>
          <table:table-cell table:style-name="ce18" table:formula="of:=[.E24]/[.$B$17]" office:value-type="float" office:value="0" calcext:value-type="float">
            <text:p>0.00000E+00</text:p>
          </table:table-cell>
          <table:table-cell table:style-name="ce18" table:formula="of:=[.F24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in</text:p>
          </table:table-cell>
          <table:table-cell table:number-columns-repeated="8"/>
          <table:table-cell table:formula="of:=[$Symbols.A8]" office:value-type="string" office:string-value="P3" calcext:value-type="string">
            <text:p>P3</text:p>
          </table:table-cell>
          <table:table-cell table:style-name="ce18" table:formula="of:=[.B25]/[.$B$17]" office:value-type="float" office:value="0.00000753731725774309" calcext:value-type="float">
            <text:p>7.53732E-06</text:p>
          </table:table-cell>
          <table:table-cell table:style-name="ce18" table:formula="of:=[.C25]/[.$B$17]" office:value-type="float" office:value="0.0000376865862887154" calcext:value-type="float">
            <text:p>3.76866E-05</text:p>
          </table:table-cell>
          <table:table-cell table:style-name="ce18" table:formula="of:=[.D25]/[.$B$17]" office:value-type="float" office:value="0.000474850987237814" calcext:value-type="float">
            <text:p>4.74851E-04</text:p>
          </table:table-cell>
          <table:table-cell table:style-name="ce18" table:formula="of:=[.E25]/[.$B$17]" office:value-type="float" office:value="0" calcext:value-type="float">
            <text:p>0.00000E+00</text:p>
          </table:table-cell>
          <table:table-cell table:style-name="ce18" table:formula="of:=[.F25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7" office:value-type="string" calcext:value-type="string">
            <text:p>Total</text:p>
          </table:table-cell>
          <table:table-cell table:number-columns-repeated="2"/>
          <table:table-cell table:formula="of:=[$Symbols.A9]" office:value-type="string" office:string-value="P4" calcext:value-type="string">
            <text:p>P4</text:p>
          </table:table-cell>
          <table:table-cell table:style-name="ce18" table:formula="of:=[.B26]/[.$B$17]" office:value-type="float" office:value="0.00000502487817182872" calcext:value-type="float">
            <text:p>5.02488E-06</text:p>
          </table:table-cell>
          <table:table-cell table:style-name="ce18" table:formula="of:=[.C26]/[.$B$17]" office:value-type="float" office:value="0.0000251243908591436" calcext:value-type="float">
            <text:p>2.51244E-05</text:p>
          </table:table-cell>
          <table:table-cell table:style-name="ce18" table:formula="of:=[.D26]/[.$B$17]" office:value-type="float" office:value="0.000385910643596446" calcext:value-type="float">
            <text:p>3.85911E-04</text:p>
          </table:table-cell>
          <table:table-cell table:style-name="ce18" table:formula="of:=[.E26]/[.$B$17]" office:value-type="float" office:value="0" calcext:value-type="float">
            <text:p>0.00000E+00</text:p>
          </table:table-cell>
          <table:table-cell table:style-name="ce18" table:formula="of:=[.F26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style-name="ce3" table:formula="of:=[$Symbols.A5]" office:value-type="string" office:string-value="Scat" calcext:value-type="string">
            <text:p>Scat</text:p>
          </table:table-cell>
          <table:table-cell table:style-name="ce64" table:formula="of:=[.B37]*[.B22]/[.$B$17]" office:value-type="percentage" office:value="0.000981197193016912" calcext:value-type="percentage">
            <text:p>0.10%</text:p>
          </table:table-cell>
          <table:table-cell table:style-name="ce71" table:formula="of:=[.C37]*[.C22]/[.$B$17]" office:value-type="percentage" office:value="0.00925596018745954" calcext:value-type="percentage">
            <text:p>0.93%</text:p>
          </table:table-cell>
          <table:table-cell table:style-name="ce71" table:formula="of:=[.D37]*[.D22]/[.$B$17]" office:value-type="percentage" office:value="0.0849959040064502" calcext:value-type="percentage">
            <text:p>8.50%</text:p>
          </table:table-cell>
          <table:table-cell table:style-name="ce71" table:formula="of:=[.E37]*[.E22]/[.$B$17]" office:value-type="percentage" office:value="0" calcext:value-type="percentage">
            <text:p>0.00%</text:p>
          </table:table-cell>
          <table:table-cell table:style-name="ce87" table:formula="of:=[.F37]*[.F22]/[.$B$17]" office:value-type="percentage" office:value="0" calcext:value-type="percentage">
            <text:p>0.00%</text:p>
          </table:table-cell>
          <table:table-cell table:style-name="ce92" table:formula="of:=SUM([.B51:.F51])" office:value-type="percentage" office:value="0.0952330613869267" calcext:value-type="percentage">
            <text:p>9.52%</text:p>
          </table:table-cell>
          <table:table-cell table:number-columns-repeated="2"/>
          <table:table-cell table:formula="of:=[$Symbols.A10]" office:value-type="string" office:string-value="A" calcext:value-type="string">
            <text:p>A</text:p>
          </table:table-cell>
          <table:table-cell table:style-name="ce18" table:formula="of:=[.B27]/[.$B$17]" office:value-type="float" office:value="0.000216850412104616" calcext:value-type="float">
            <text:p>2.16850E-04</text:p>
          </table:table-cell>
          <table:table-cell table:style-name="ce18" table:formula="of:=[.C27]/[.$B$17]" office:value-type="float" office:value="0.00058382803258935" calcext:value-type="float">
            <text:p>5.83828E-04</text:p>
          </table:table-cell>
          <table:table-cell table:style-name="ce18" table:formula="of:=[.D27]/[.$B$17]" office:value-type="float" office:value="0.00344907637714324" calcext:value-type="float">
            <text:p>3.44908E-03</text:p>
          </table:table-cell>
          <table:table-cell table:style-name="ce18" table:formula="of:=[.E27]/[.$B$17]" office:value-type="float" office:value="0" calcext:value-type="float">
            <text:p>0.00000E+00</text:p>
          </table:table-cell>
          <table:table-cell table:style-name="ce18" table:formula="of:=[.F27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style-name="ce3" table:formula="of:=[$Symbols.A6]" office:value-type="string" office:string-value="P1" calcext:value-type="string">
            <text:p>P1</text:p>
          </table:table-cell>
          <table:table-cell table:style-name="ce65" table:formula="of:=[.B38]*[.B23]/[.$B$17]" office:value-type="percentage" office:value="0.00471082328608943" calcext:value-type="percentage">
            <text:p>0.47%</text:p>
          </table:table-cell>
          <table:table-cell table:style-name="ce72" table:formula="of:=[.C38]*[.C23]/[.$B$17]" office:value-type="percentage" office:value="0.0206939737210357" calcext:value-type="percentage">
            <text:p>2.07%</text:p>
          </table:table-cell>
          <table:table-cell table:style-name="ce72" table:formula="of:=[.D38]*[.D23]/[.$B$17]" office:value-type="percentage" office:value="0.169589638299219" calcext:value-type="percentage">
            <text:p>16.96%</text:p>
          </table:table-cell>
          <table:table-cell table:style-name="ce72" table:formula="of:=[.E38]*[.E23]/[.$B$17]" office:value-type="percentage" office:value="0" calcext:value-type="percentage">
            <text:p>0.00%</text:p>
          </table:table-cell>
          <table:table-cell table:style-name="ce88" table:formula="of:=[.F38]*[.F23]/[.$B$17]" office:value-type="percentage" office:value="0" calcext:value-type="percentage">
            <text:p>0.00%</text:p>
          </table:table-cell>
          <table:table-cell table:style-name="ce92" table:formula="of:=SUM([.B52:.F52])" office:value-type="percentage" office:value="0.194994435306345" calcext:value-type="percentage">
            <text:p>19.50%</text:p>
          </table:table-cell>
          <table:table-cell table:number-columns-repeated="2"/>
          <table:table-cell table:formula="of:=[$Symbols.A11]" office:value-type="string" office:string-value="K" calcext:value-type="string">
            <text:p>K</text:p>
          </table:table-cell>
          <table:table-cell table:style-name="ce18" table:formula="of:=[.B28]/[.$B$17]" office:value-type="float" office:value="0.0000538379804124506" calcext:value-type="float">
            <text:p>5.38380E-05</text:p>
          </table:table-cell>
          <table:table-cell table:style-name="ce18" table:formula="of:=[.C28]/[.$B$17]" office:value-type="float" office:value="0.000269189902062253" calcext:value-type="float">
            <text:p>2.69190E-04</text:p>
          </table:table-cell>
          <table:table-cell table:style-name="ce18" table:formula="of:=[.D28]/[.$B$17]" office:value-type="float" office:value="0.00190586450660075" calcext:value-type="float">
            <text:p>1.90586E-03</text:p>
          </table:table-cell>
          <table:table-cell table:style-name="ce18" table:formula="of:=[.E28]/[.$B$17]" office:value-type="float" office:value="0" calcext:value-type="float">
            <text:p>0.00000E+00</text:p>
          </table:table-cell>
          <table:table-cell table:style-name="ce18" table:formula="of:=[.F28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style-name="ce3" table:formula="of:=[$Symbols.A7]" office:value-type="string" office:string-value="P2" calcext:value-type="string">
            <text:p>P2</text:p>
          </table:table-cell>
          <table:table-cell table:style-name="ce65" table:formula="of:=[.B39]*[.B24]/[.$B$17]" office:value-type="percentage" office:value="0.00577075852545955" calcext:value-type="percentage">
            <text:p>0.58%</text:p>
          </table:table-cell>
          <table:table-cell table:style-name="ce72" table:formula="of:=[.C39]*[.C24]/[.$B$17]" office:value-type="percentage" office:value="0.0225334380517944" calcext:value-type="percentage">
            <text:p>2.25%</text:p>
          </table:table-cell>
          <table:table-cell table:style-name="ce72" table:formula="of:=[.D39]*[.D24]/[.$B$17]" office:value-type="percentage" office:value="0.0467313669980071" calcext:value-type="percentage">
            <text:p>4.67%</text:p>
          </table:table-cell>
          <table:table-cell table:style-name="ce72" table:formula="of:=[.E39]*[.E24]/[.$B$17]" office:value-type="percentage" office:value="0" calcext:value-type="percentage">
            <text:p>0.00%</text:p>
          </table:table-cell>
          <table:table-cell table:style-name="ce88" table:formula="of:=[.F39]*[.F24]/[.$B$17]" office:value-type="percentage" office:value="0" calcext:value-type="percentage">
            <text:p>0.00%</text:p>
          </table:table-cell>
          <table:table-cell table:style-name="ce92" table:formula="of:=SUM([.B53:.F53])" office:value-type="percentage" office:value="0.0750355635752611" calcext:value-type="percentage">
            <text:p>7.50%</text:p>
          </table:table-cell>
          <table:table-cell table:number-columns-repeated="2"/>
          <table:table-cell table:formula="of:=[$Symbols.A12]" office:value-type="string" office:string-value="Q" calcext:value-type="string">
            <text:p>Q</text:p>
          </table:table-cell>
          <table:table-cell table:style-name="ce18" table:formula="of:=[.B29]/[.$B$17]" office:value-type="float" office:value="0.0000237425493618907" calcext:value-type="float">
            <text:p>2.37425E-05</text:p>
          </table:table-cell>
          <table:table-cell table:style-name="ce18" table:formula="of:=[.C29]/[.$B$17]" office:value-type="float" office:value="0.00013906350340536" calcext:value-type="float">
            <text:p>1.39064E-04</text:p>
          </table:table-cell>
          <table:table-cell table:style-name="ce18" table:formula="of:=[.D29]/[.$B$17]" office:value-type="float" office:value="0.00124139615235029" calcext:value-type="float">
            <text:p>1.24140E-03</text:p>
          </table:table-cell>
          <table:table-cell table:style-name="ce18" table:formula="of:=[.E29]/[.$B$17]" office:value-type="float" office:value="0" calcext:value-type="float">
            <text:p>0.00000E+00</text:p>
          </table:table-cell>
          <table:table-cell table:style-name="ce18" table:formula="of:=[.F29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style-name="ce3" table:formula="of:=[$Symbols.A8]" office:value-type="string" office:string-value="P3" calcext:value-type="string">
            <text:p>P3</text:p>
          </table:table-cell>
          <table:table-cell table:style-name="ce65" table:formula="of:=[.B40]*[.B25]/[.$B$17]" office:value-type="percentage" office:value="0.00565298794330731" calcext:value-type="percentage">
            <text:p>0.57%</text:p>
          </table:table-cell>
          <table:table-cell table:style-name="ce72" table:formula="of:=[.C40]*[.C25]/[.$B$17]" office:value-type="percentage" office:value="0.00376865862887154" calcext:value-type="percentage">
            <text:p>0.38%</text:p>
          </table:table-cell>
          <table:table-cell table:style-name="ce72" table:formula="of:=[.D40]*[.D25]/[.$B$17]" office:value-type="percentage" office:value="0.00712276480856722" calcext:value-type="percentage">
            <text:p>0.71%</text:p>
          </table:table-cell>
          <table:table-cell table:style-name="ce72" table:formula="of:=[.E40]*[.E25]/[.$B$17]" office:value-type="percentage" office:value="0" calcext:value-type="percentage">
            <text:p>0.00%</text:p>
          </table:table-cell>
          <table:table-cell table:style-name="ce88" table:formula="of:=[.F40]*[.F25]/[.$B$17]" office:value-type="percentage" office:value="0" calcext:value-type="percentage">
            <text:p>0.00%</text:p>
          </table:table-cell>
          <table:table-cell table:style-name="ce92" table:formula="of:=SUM([.B54:.F54])" office:value-type="percentage" office:value="0.0165444113807461" calcext:value-type="percentage">
            <text:p>1.65%</text:p>
          </table:table-cell>
          <table:table-cell table:number-columns-repeated="2"/>
          <table:table-cell table:formula="of:=[$Symbols.A13]" office:value-type="string" office:string-value="J" calcext:value-type="string">
            <text:p>J</text:p>
          </table:table-cell>
          <table:table-cell table:style-name="ce18" table:formula="of:=[.B30]/[.$B$17]" office:value-type="float" office:value="0.0000323027882474704" calcext:value-type="float">
            <text:p>3.23028E-05</text:p>
          </table:table-cell>
          <table:table-cell table:style-name="ce18" table:formula="of:=[.C30]/[.$B$17]" office:value-type="float" office:value="0.000226119517732293" calcext:value-type="float">
            <text:p>2.26120E-04</text:p>
          </table:table-cell>
          <table:table-cell table:style-name="ce18" table:formula="of:=[.D30]/[.$B$17]" office:value-type="float" office:value="0.0015246916052806" calcext:value-type="float">
            <text:p>1.52469E-03</text:p>
          </table:table-cell>
          <table:table-cell table:style-name="ce18" table:formula="of:=[.E30]/[.$B$17]" office:value-type="float" office:value="0" calcext:value-type="float">
            <text:p>0.00000E+00</text:p>
          </table:table-cell>
          <table:table-cell table:style-name="ce18" table:formula="of:=[.F30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style-name="ce3" table:formula="of:=[$Symbols.A9]" office:value-type="string" office:string-value="P4" calcext:value-type="string">
            <text:p>P4</text:p>
          </table:table-cell>
          <table:table-cell table:style-name="ce65" table:formula="of:=[.B41]*[.B26]/[.$B$17]" office:value-type="percentage" office:value="0.00251243908591436" calcext:value-type="percentage">
            <text:p>0.25%</text:p>
          </table:table-cell>
          <table:table-cell table:style-name="ce72" table:formula="of:=[.C41]*[.C26]/[.$B$17]" office:value-type="percentage" office:value="0.00100497563436574" calcext:value-type="percentage">
            <text:p>0.10%</text:p>
          </table:table-cell>
          <table:table-cell table:style-name="ce72" table:formula="of:=[.D41]*[.D26]/[.$B$17]" office:value-type="percentage" office:value="0.00578865965394669" calcext:value-type="percentage">
            <text:p>0.58%</text:p>
          </table:table-cell>
          <table:table-cell table:style-name="ce72" table:formula="of:=[.E41]*[.E26]/[.$B$17]" office:value-type="percentage" office:value="0" calcext:value-type="percentage">
            <text:p>0.00%</text:p>
          </table:table-cell>
          <table:table-cell table:style-name="ce88" table:formula="of:=[.F41]*[.F26]/[.$B$17]" office:value-type="percentage" office:value="0" calcext:value-type="percentage">
            <text:p>0.00%</text:p>
          </table:table-cell>
          <table:table-cell table:style-name="ce92" table:formula="of:=SUM([.B55:.F55])" office:value-type="percentage" office:value="0.0093060743742268" calcext:value-type="percentage">
            <text:p>0.93%</text:p>
          </table:table-cell>
          <table:table-cell table:number-columns-repeated="2"/>
          <table:table-cell table:formula="of:=[$Symbols.A14]" office:value-type="string" office:string-value="Ten" calcext:value-type="string">
            <text:p>Ten</text:p>
          </table:table-cell>
          <table:table-cell table:style-name="ce18" table:formula="of:=[.B31]/[.$B$17]" office:value-type="float" office:value="0.0000207276224587935" calcext:value-type="float">
            <text:p>2.07276E-05</text:p>
          </table:table-cell>
          <table:table-cell table:style-name="ce18" table:formula="of:=[.C31]/[.$B$17]" office:value-type="float" office:value="0.000178257553145624" calcext:value-type="float">
            <text:p>1.78258E-04</text:p>
          </table:table-cell>
          <table:table-cell table:style-name="ce18" table:formula="of:=[.D31]/[.$B$17]" office:value-type="float" office:value="0.00104919456227784" calcext:value-type="float">
            <text:p>1.04919E-03</text:p>
          </table:table-cell>
          <table:table-cell table:style-name="ce18" table:formula="of:=[.E31]/[.$B$17]" office:value-type="float" office:value="0.00943069135288815" calcext:value-type="float">
            <text:p>9.43069E-03</text:p>
          </table:table-cell>
          <table:table-cell table:style-name="ce18" table:formula="of:=[.F31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style-name="ce3" table:formula="of:=[$Symbols.A10]" office:value-type="string" office:string-value="A" calcext:value-type="string">
            <text:p>A</text:p>
          </table:table-cell>
          <table:table-cell table:style-name="ce65" table:formula="of:=[.B42]*[.B27]/[.$B$17]" office:value-type="percentage" office:value="0.0867401648418463" calcext:value-type="percentage">
            <text:p>8.67%</text:p>
          </table:table-cell>
          <table:table-cell table:style-name="ce72" table:formula="of:=[.C42]*[.C27]/[.$B$17]" office:value-type="percentage" office:value="0.0291914016294675" calcext:value-type="percentage">
            <text:p>2.92%</text:p>
          </table:table-cell>
          <table:table-cell table:style-name="ce72" table:formula="of:=[.D42]*[.D27]/[.$B$17]" office:value-type="percentage" office:value="0.0517361456571485" calcext:value-type="percentage">
            <text:p>5.17%</text:p>
          </table:table-cell>
          <table:table-cell table:style-name="ce72" table:formula="of:=[.E42]*[.E27]/[.$B$17]" office:value-type="percentage" office:value="0" calcext:value-type="percentage">
            <text:p>0.00%</text:p>
          </table:table-cell>
          <table:table-cell table:style-name="ce88" table:formula="of:=[.F42]*[.F27]/[.$B$17]" office:value-type="percentage" office:value="0" calcext:value-type="percentage">
            <text:p>0.00%</text:p>
          </table:table-cell>
          <table:table-cell table:style-name="ce92" table:formula="of:=SUM([.B56:.F56])" office:value-type="percentage" office:value="0.167667712128462" calcext:value-type="percentage">
            <text:p>16.77%</text:p>
          </table:table-cell>
          <table:table-cell table:number-columns-repeated="2"/>
          <table:table-cell table:style-name="ce10" table:formula="of:=[$Symbols.A15]" office:value-type="string" office:string-value="Nine" calcext:value-type="string">
            <text:p>Nine</text:p>
          </table:table-cell>
          <table:table-cell table:style-name="ce40" table:formula="of:=[.B32]/[.$B$17]" office:value-type="float" office:value="0.0000333122503802038" calcext:value-type="float">
            <text:p>3.33123E-05</text:p>
          </table:table-cell>
          <table:table-cell table:style-name="ce40" table:formula="of:=[.C32]/[.$B$17]" office:value-type="float" office:value="0.000286485353269753" calcext:value-type="float">
            <text:p>2.86485E-04</text:p>
          </table:table-cell>
          <table:table-cell table:style-name="ce40" table:formula="of:=[.D32]/[.$B$17]" office:value-type="float" office:value="0.00213198402433304" calcext:value-type="float">
            <text:p>2.13198E-03</text:p>
          </table:table-cell>
          <table:table-cell table:style-name="ce40" table:formula="of:=[.E32]/[.$B$17]" office:value-type="float" office:value="0.018524572300316" calcext:value-type="float">
            <text:p>1.85246E-02</text:p>
          </table:table-cell>
          <table:table-cell table:style-name="ce40" table:formula="of:=[.F32]/[.$B$17]" office:value-type="float" office:value="0" calcext:value-type="float">
            <text:p>0.00000E+00</text:p>
          </table:table-cell>
          <table:table-cell table:number-columns-repeated="49"/>
        </table:table-row>
        <table:table-row table:style-name="ro1">
          <table:table-cell table:style-name="ce3" table:formula="of:=[$Symbols.A11]" office:value-type="string" office:string-value="K" calcext:value-type="string">
            <text:p>K</text:p>
          </table:table-cell>
          <table:table-cell table:style-name="ce65" table:formula="of:=[.B43]*[.B28]/[.$B$17]" office:value-type="percentage" office:value="0.0215351921649802" calcext:value-type="percentage">
            <text:p>2.15%</text:p>
          </table:table-cell>
          <table:table-cell table:style-name="ce72" table:formula="of:=[.C43]*[.C28]/[.$B$17]" office:value-type="percentage" office:value="0.0134594951031127" calcext:value-type="percentage">
            <text:p>1.35%</text:p>
          </table:table-cell>
          <table:table-cell table:style-name="ce72" table:formula="of:=[.D43]*[.D28]/[.$B$17]" office:value-type="percentage" office:value="0.0190586450660075" calcext:value-type="percentage">
            <text:p>1.91%</text:p>
          </table:table-cell>
          <table:table-cell table:style-name="ce72" table:formula="of:=[.E43]*[.E28]/[.$B$17]" office:value-type="percentage" office:value="0" calcext:value-type="percentage">
            <text:p>0.00%</text:p>
          </table:table-cell>
          <table:table-cell table:style-name="ce88" table:formula="of:=[.F43]*[.F28]/[.$B$17]" office:value-type="percentage" office:value="0" calcext:value-type="percentage">
            <text:p>0.00%</text:p>
          </table:table-cell>
          <table:table-cell table:style-name="ce92" table:formula="of:=SUM([.B57:.F57])" office:value-type="percentage" office:value="0.0540533323341004" calcext:value-type="percentage">
            <text:p>5.41%</text:p>
          </table:table-cell>
          <table:table-cell table:number-columns-repeated="8"/>
          <table:table-cell table:style-name="ce185" table:formula="of:=SUM([.K46:.O56])" office:value-type="percentage" office:value="0.05212108048735" calcext:value-type="percentage">
            <text:p>5.21%</text:p>
          </table:table-cell>
          <table:table-cell table:number-columns-repeated="48"/>
        </table:table-row>
        <table:table-row table:style-name="ro1">
          <table:table-cell table:style-name="ce3" table:formula="of:=[$Symbols.A12]" office:value-type="string" office:string-value="Q" calcext:value-type="string">
            <text:p>Q</text:p>
          </table:table-cell>
          <table:table-cell table:style-name="ce65" table:formula="of:=[.B44]*[.B29]/[.$B$17]" office:value-type="percentage" office:value="0.00474850987237814" calcext:value-type="percentage">
            <text:p>0.47%</text:p>
          </table:table-cell>
          <table:table-cell table:style-name="ce72" table:formula="of:=[.C44]*[.C29]/[.$B$17]" office:value-type="percentage" office:value="0.003476587585134" calcext:value-type="percentage">
            <text:p>0.35%</text:p>
          </table:table-cell>
          <table:table-cell table:style-name="ce72" table:formula="of:=[.D44]*[.D29]/[.$B$17]" office:value-type="percentage" office:value="0.0124139615235029" calcext:value-type="percentage">
            <text:p>1.24%</text:p>
          </table:table-cell>
          <table:table-cell table:style-name="ce72" table:formula="of:=[.E44]*[.E29]/[.$B$17]" office:value-type="percentage" office:value="0" calcext:value-type="percentage">
            <text:p>0.00%</text:p>
          </table:table-cell>
          <table:table-cell table:style-name="ce88" table:formula="of:=[.F44]*[.F29]/[.$B$17]" office:value-type="percentage" office:value="0" calcext:value-type="percentage">
            <text:p>0.00%</text:p>
          </table:table-cell>
          <table:table-cell table:style-name="ce92" table:formula="of:=SUM([.B58:.F58])" office:value-type="percentage" office:value="0.020639058981015" calcext:value-type="percentage">
            <text:p>2.06%</text:p>
          </table:table-cell>
          <table:table-cell table:number-columns-repeated="57"/>
        </table:table-row>
        <table:table-row table:style-name="ro1">
          <table:table-cell table:style-name="ce3" table:formula="of:=[$Symbols.A13]" office:value-type="string" office:string-value="J" calcext:value-type="string">
            <text:p>J</text:p>
          </table:table-cell>
          <table:table-cell table:style-name="ce65" table:formula="of:=[.B45]*[.B30]/[.$B$17]" office:value-type="percentage" office:value="0.00646055764949407" calcext:value-type="percentage">
            <text:p>0.65%</text:p>
          </table:table-cell>
          <table:table-cell table:style-name="ce72" table:formula="of:=[.C45]*[.C30]/[.$B$17]" office:value-type="percentage" office:value="0.00565298794330731" calcext:value-type="percentage">
            <text:p>0.57%</text:p>
          </table:table-cell>
          <table:table-cell table:style-name="ce72" table:formula="of:=[.D45]*[.D30]/[.$B$17]" office:value-type="percentage" office:value="0.015246916052806" calcext:value-type="percentage">
            <text:p>1.52%</text:p>
          </table:table-cell>
          <table:table-cell table:style-name="ce72" table:formula="of:=[.E45]*[.E30]/[.$B$17]" office:value-type="percentage" office:value="0" calcext:value-type="percentage">
            <text:p>0.00%</text:p>
          </table:table-cell>
          <table:table-cell table:style-name="ce88" table:formula="of:=[.F45]*[.F30]/[.$B$17]" office:value-type="percentage" office:value="0" calcext:value-type="percentage">
            <text:p>0.00%</text:p>
          </table:table-cell>
          <table:table-cell table:style-name="ce92" table:formula="of:=SUM([.B59:.F59])" office:value-type="percentage" office:value="0.0273604616456074" calcext:value-type="percentage">
            <text:p>2.74%</text:p>
          </table:table-cell>
          <table:table-cell table:number-columns-repeated="57"/>
        </table:table-row>
        <table:table-row table:style-name="ro1">
          <table:table-cell table:style-name="ce3" table:formula="of:=[$Symbols.A14]" office:value-type="string" office:string-value="Ten" calcext:value-type="string">
            <text:p>Ten</text:p>
          </table:table-cell>
          <table:table-cell table:style-name="ce65" table:formula="of:=[.B46]*[.B31]/[.$B$17]" office:value-type="percentage" office:value="0.00310914336881902" calcext:value-type="percentage">
            <text:p>0.31%</text:p>
          </table:table-cell>
          <table:table-cell table:style-name="ce72" table:formula="of:=[.C46]*[.C31]/[.$B$17]" office:value-type="percentage" office:value="0.0044564388286406" calcext:value-type="percentage">
            <text:p>0.45%</text:p>
          </table:table-cell>
          <table:table-cell table:style-name="ce72" table:formula="of:=[.D46]*[.D31]/[.$B$17]" office:value-type="percentage" office:value="0.0104919456227784" calcext:value-type="percentage">
            <text:p>1.05%</text:p>
          </table:table-cell>
          <table:table-cell table:style-name="ce72" table:formula="of:=[.E46]*[.E31]/[.$B$17]" office:value-type="percentage" office:value="0.0471534567644407" calcext:value-type="percentage">
            <text:p>4.72%</text:p>
          </table:table-cell>
          <table:table-cell table:style-name="ce88" table:formula="of:=[.F46]*[.F31]/[.$B$17]" office:value-type="percentage" office:value="0" calcext:value-type="percentage">
            <text:p>0.00%</text:p>
          </table:table-cell>
          <table:table-cell table:style-name="ce92" table:formula="of:=SUM([.B60:.F60])" office:value-type="percentage" office:value="0.0652109845846787" calcext:value-type="percentage">
            <text:p>6.52%</text:p>
          </table:table-cell>
          <table:table-cell table:number-columns-repeated="2"/>
          <table:table-cell office:value-type="string" calcext:value-type="string">
            <text:p>Base Game p(win-ave.win)^2</text:p>
          </table:table-cell>
          <table:table-cell table:number-columns-repeated="54"/>
        </table:table-row>
        <table:table-row table:style-name="ro1">
          <table:table-cell table:style-name="ce3" table:formula="of:=[$Symbols.A15]" office:value-type="string" office:string-value="Nine" calcext:value-type="string">
            <text:p>Nine</text:p>
          </table:table-cell>
          <table:table-cell table:style-name="ce65" table:formula="of:=[.B47]*[.B32]/[.$B$17]" office:value-type="percentage" office:value="0.00499683755703057" calcext:value-type="percentage">
            <text:p>0.50%</text:p>
          </table:table-cell>
          <table:table-cell table:style-name="ce72" table:formula="of:=[.C47]*[.C32]/[.$B$17]" office:value-type="percentage" office:value="0.00716213383174382" calcext:value-type="percentage">
            <text:p>0.72%</text:p>
          </table:table-cell>
          <table:table-cell table:style-name="ce72" table:formula="of:=[.D47]*[.D32]/[.$B$17]" office:value-type="percentage" office:value="0.0213198402433304" calcext:value-type="percentage">
            <text:p>2.13%</text:p>
          </table:table-cell>
          <table:table-cell table:style-name="ce72" table:formula="of:=[.E47]*[.E32]/[.$B$17]" office:value-type="percentage" office:value="0.0926228615015801" calcext:value-type="percentage">
            <text:p>9.26%</text:p>
          </table:table-cell>
          <table:table-cell table:style-name="ce88" table:formula="of:=[.F47]*[.F32]/[.$B$17]" office:value-type="percentage" office:value="0" calcext:value-type="percentage">
            <text:p>0.00%</text:p>
          </table:table-cell>
          <table:table-cell table:style-name="ce92" table:formula="of:=SUM([.B61:.F61])" office:value-type="percentage" office:value="0.126101673133685" calcext:value-type="percentage">
            <text:p>12.61%</text:p>
          </table:table-cell>
          <table:table-cell table:number-columns-repeated="2"/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6" table:formula="of:=SUM([.B51:.B61])" office:value-type="percentage" office:value="0.147218611488336" calcext:value-type="percentage">
            <text:p>14.72%</text:p>
          </table:table-cell>
          <table:table-cell table:style-name="ce73" table:formula="of:=SUM([.C51:.C61])" office:value-type="percentage" office:value="0.120656051144933" calcext:value-type="percentage">
            <text:p>12.07%</text:p>
          </table:table-cell>
          <table:table-cell table:style-name="ce73" table:formula="of:=SUM([.D51:.D61])" office:value-type="percentage" office:value="0.444495787931765" calcext:value-type="percentage">
            <text:p>44.45%</text:p>
          </table:table-cell>
          <table:table-cell table:style-name="ce73" table:formula="of:=SUM([.E51:.E61])" office:value-type="percentage" office:value="0.139776318266021" calcext:value-type="percentage">
            <text:p>13.98%</text:p>
          </table:table-cell>
          <table:table-cell table:style-name="ce89" table:formula="of:=SUM([.F51:.F61])" office:value-type="percentage" office:value="0" calcext:value-type="percentage">
            <text:p>0.00%</text:p>
          </table:table-cell>
          <table:table-cell table:style-name="ce93" table:formula="of:=SUM([.B62:.F62])" office:value-type="percentage" office:value="0.852146768831054" calcext:value-type="percentage">
            <text:p>85.21%</text:p>
          </table:table-cell>
          <table:table-cell table:number-columns-repeated="2"/>
          <table:table-cell table:formula="of:=[$Symbols.A5]" office:value-type="string" office:string-value="Scat" calcext:value-type="string">
            <text:p>Scat</text:p>
          </table:table-cell>
          <table:table-cell table:style-name="ce41" table:formula="of:=[.K46]*([.B37]-[.$C$77])^2" office:value-type="float" office:value="0.096286310311287" calcext:value-type="float">
            <text:p>0.0962863</text:p>
          </table:table-cell>
          <table:table-cell table:style-name="ce41" table:formula="of:=[.L46]*([.C37]-[.$C$77])^2" office:value-type="float" office:value="0.168150268034552" calcext:value-type="float">
            <text:p>0.1681503</text:p>
          </table:table-cell>
          <table:table-cell table:style-name="ce41" table:formula="of:=[.M46]*([.D37]-[.$C$77])^2" office:value-type="float" office:value="0.697880753225846" calcext:value-type="float">
            <text:p>0.6978808</text:p>
          </table:table-cell>
          <table:table-cell table:style-name="ce41" table:formula="of:=[.N46]*([.E37]-[.$C$77])^2" office:value-type="float" office:value="0" calcext:value-type="float">
            <text:p>0.0000000</text:p>
          </table:table-cell>
          <table:table-cell table:style-name="ce41" table:formula="of:=[.O46]*([.F37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table:number-columns-repeated="9"/>
          <table:table-cell table:formula="of:=[$Symbols.A6]" office:value-type="string" office:string-value="P1" calcext:value-type="string">
            <text:p>P1</text:p>
          </table:table-cell>
          <table:table-cell table:style-name="ce41" table:formula="of:=[.K47]*([.B38]-[.$C$77])^2" office:value-type="float" office:value="4.70198355399182" calcext:value-type="float">
            <text:p>4.7019836</text:p>
          </table:table-cell>
          <table:table-cell table:style-name="ce41" table:formula="of:=[.L47]*([.C38]-[.$C$77])^2" office:value-type="float" office:value="15.4816546884109" calcext:value-type="float">
            <text:p>15.4816547</text:p>
          </table:table-cell>
          <table:table-cell table:style-name="ce41" table:formula="of:=[.M47]*([.D38]-[.$C$77])^2" office:value-type="float" office:value="84.4767382219847" calcext:value-type="float">
            <text:p>84.4767382</text:p>
          </table:table-cell>
          <table:table-cell table:style-name="ce41" table:formula="of:=[.N47]*([.E38]-[.$C$77])^2" office:value-type="float" office:value="0" calcext:value-type="float">
            <text:p>0.0000000</text:p>
          </table:table-cell>
          <table:table-cell table:style-name="ce41" table:formula="of:=[.O47]*([.F38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table:number-columns-repeated="9"/>
          <table:table-cell table:formula="of:=[$Symbols.A7]" office:value-type="string" office:string-value="P2" calcext:value-type="string">
            <text:p>P2</text:p>
          </table:table-cell>
          <table:table-cell table:style-name="ce41" table:formula="of:=[.K48]*([.B39]-[.$C$77])^2" office:value-type="float" office:value="4.31724191717476" calcext:value-type="float">
            <text:p>4.3172419</text:p>
          </table:table-cell>
          <table:table-cell table:style-name="ce41" table:formula="of:=[.L48]*([.C39]-[.$C$77])^2" office:value-type="float" office:value="11.2244554952359" calcext:value-type="float">
            <text:p>11.2244555</text:p>
          </table:table-cell>
          <table:table-cell table:style-name="ce41" table:formula="of:=[.M48]*([.D39]-[.$C$77])^2" office:value-type="float" office:value="4.58581713855677" calcext:value-type="float">
            <text:p>4.5858171</text:p>
          </table:table-cell>
          <table:table-cell table:style-name="ce41" table:formula="of:=[.N48]*([.E39]-[.$C$77])^2" office:value-type="float" office:value="0" calcext:value-type="float">
            <text:p>0.0000000</text:p>
          </table:table-cell>
          <table:table-cell table:style-name="ce41" table:formula="of:=[.O48]*([.F39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se Game Win</text:p>
          </table:table-cell>
          <table:table-cell/>
          <table:table-cell table:style-name="ce16" table:formula="of:=[.G62]" office:value-type="float" office:value="0.852146768831054" calcext:value-type="float">
            <text:p>0.852147</text:p>
          </table:table-cell>
          <table:table-cell table:number-columns-repeated="6"/>
          <table:table-cell table:formula="of:=[$Symbols.A8]" office:value-type="string" office:string-value="P3" calcext:value-type="string">
            <text:p>P3</text:p>
          </table:table-cell>
          <table:table-cell table:style-name="ce41" table:formula="of:=[.K49]*([.B40]-[.$C$77])^2" office:value-type="float" office:value="4.22913493927323" calcext:value-type="float">
            <text:p>4.2291349</text:p>
          </table:table-cell>
          <table:table-cell table:style-name="ce41" table:formula="of:=[.L49]*([.C40]-[.$C$77])^2" office:value-type="float" office:value="0.369823962786836" calcext:value-type="float">
            <text:p>0.3698240</text:p>
          </table:table-cell>
          <table:table-cell table:style-name="ce41" table:formula="of:=[.M49]*([.D40]-[.$C$77])^2" office:value-type="float" office:value="0.0938879193143417" calcext:value-type="float">
            <text:p>0.0938879</text:p>
          </table:table-cell>
          <table:table-cell table:style-name="ce41" table:formula="of:=[.N49]*([.E40]-[.$C$77])^2" office:value-type="float" office:value="0" calcext:value-type="float">
            <text:p>0.0000000</text:p>
          </table:table-cell>
          <table:table-cell table:style-name="ce41" table:formula="of:=[.O49]*([.F40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ature Game Win</text:p>
          </table:table-cell>
          <table:table-cell/>
          <table:table-cell table:style-name="ce16" table:formula="of:=[.G62]" office:value-type="float" office:value="0.852146768831054" calcext:value-type="float">
            <text:p>0.852147</text:p>
          </table:table-cell>
          <table:table-cell table:number-columns-repeated="6"/>
          <table:table-cell table:formula="of:=[$Symbols.A9]" office:value-type="string" office:string-value="P4" calcext:value-type="string">
            <text:p>P4</text:p>
          </table:table-cell>
          <table:table-cell table:style-name="ce41" table:formula="of:=[.K50]*([.B41]-[.$C$77])^2" office:value-type="float" office:value="1.25150723291829" calcext:value-type="float">
            <text:p>1.2515072</text:p>
          </table:table-cell>
          <table:table-cell table:style-name="ce41" table:formula="of:=[.L50]*([.C41]-[.$C$77])^2" office:value-type="float" office:value="0.0383344678268861" calcext:value-type="float">
            <text:p>0.0383345</text:p>
          </table:table-cell>
          <table:table-cell table:style-name="ce41" table:formula="of:=[.M50]*([.D41]-[.$C$77])^2" office:value-type="float" office:value="0.0763025629983222" calcext:value-type="float">
            <text:p>0.0763026</text:p>
          </table:table-cell>
          <table:table-cell table:style-name="ce41" table:formula="of:=[.N50]*([.E41]-[.$C$77])^2" office:value-type="float" office:value="0" calcext:value-type="float">
            <text:p>0.0000000</text:p>
          </table:table-cell>
          <table:table-cell table:style-name="ce41" table:formula="of:=[.O50]*([.F41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table:number-columns-repeated="9"/>
          <table:table-cell table:formula="of:=[$Symbols.A10]" office:value-type="string" office:string-value="A" calcext:value-type="string">
            <text:p>A</text:p>
          </table:table-cell>
          <table:table-cell table:style-name="ce41" table:formula="of:=[.K51]*([.B42]-[.$C$77])^2" office:value-type="float" office:value="34.5334150125899" calcext:value-type="float">
            <text:p>34.5334150</text:p>
          </table:table-cell>
          <table:table-cell table:style-name="ce41" table:formula="of:=[.L51]*([.C42]-[.$C$77])^2" office:value-type="float" office:value="1.40528190661795" calcext:value-type="float">
            <text:p>1.4052819</text:p>
          </table:table-cell>
          <table:table-cell table:style-name="ce41" table:formula="of:=[.M51]*([.D42]-[.$C$77])^2" office:value-type="float" office:value="0.681954156797504" calcext:value-type="float">
            <text:p>0.6819542</text:p>
          </table:table-cell>
          <table:table-cell table:style-name="ce41" table:formula="of:=[.N51]*([.E42]-[.$C$77])^2" office:value-type="float" office:value="0" calcext:value-type="float">
            <text:p>0.0000000</text:p>
          </table:table-cell>
          <table:table-cell table:style-name="ce41" table:formula="of:=[.O51]*([.F42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rigger N Sca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$Symbols.A11]" office:value-type="string" office:string-value="K" calcext:value-type="string">
            <text:p>K</text:p>
          </table:table-cell>
          <table:table-cell table:style-name="ce41" table:formula="of:=[.K52]*([.B43]-[.$C$77])^2" office:value-type="float" office:value="8.57369512457234" calcext:value-type="float">
            <text:p>8.5736951</text:p>
          </table:table-cell>
          <table:table-cell table:style-name="ce41" table:formula="of:=[.L52]*([.C43]-[.$C$77])^2" office:value-type="float" office:value="0.64794370550278" calcext:value-type="float">
            <text:p>0.6479437</text:p>
          </table:table-cell>
          <table:table-cell table:style-name="ce41" table:formula="of:=[.M52]*([.D43]-[.$C$77])^2" office:value-type="float" office:value="0.156485912228429" calcext:value-type="float">
            <text:p>0.1564859</text:p>
          </table:table-cell>
          <table:table-cell table:style-name="ce41" table:formula="of:=[.N52]*([.E43]-[.$C$77])^2" office:value-type="float" office:value="0" calcext:value-type="float">
            <text:p>0.0000000</text:p>
          </table:table-cell>
          <table:table-cell table:style-name="ce41" table:formula="of:=[.O52]*([.F43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ree Spin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[$Symbols.A12]" office:value-type="string" office:string-value="Q" calcext:value-type="string">
            <text:p>Q</text:p>
          </table:table-cell>
          <table:table-cell table:style-name="ce41" table:formula="of:=[.K53]*([.B44]-[.$C$77])^2" office:value-type="float" office:value="0.94080826044479" calcext:value-type="float">
            <text:p>0.9408083</text:p>
          </table:table-cell>
          <table:table-cell table:style-name="ce41" table:formula="of:=[.L53]*([.C44]-[.$C$77])^2" office:value-type="float" office:value="0.0805104349374419" calcext:value-type="float">
            <text:p>0.0805104</text:p>
          </table:table-cell>
          <table:table-cell table:style-name="ce41" table:formula="of:=[.M53]*([.D44]-[.$C$77])^2" office:value-type="float" office:value="0.101928027236247" calcext:value-type="float">
            <text:p>0.1019280</text:p>
          </table:table-cell>
          <table:table-cell table:style-name="ce41" table:formula="of:=[.N53]*([.E44]-[.$C$77])^2" office:value-type="float" office:value="0" calcext:value-type="float">
            <text:p>0.0000000</text:p>
          </table:table-cell>
          <table:table-cell table:style-name="ce41" table:formula="of:=[.O53]*([.F44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robability</text:p>
          </table:table-cell>
          <table:table-cell/>
          <table:table-cell table:style-name="ce18" table:formula="of:=[.K46]" office:value-type="float" office:value="0.00000981197193016913" calcext:value-type="float">
            <text:p>9.81197E-06</text:p>
          </table:table-cell>
          <table:table-cell table:style-name="ce18" table:formula="of:=[.L46]" office:value-type="float" office:value="0.000462798009372977" calcext:value-type="float">
            <text:p>4.62798E-04</text:p>
          </table:table-cell>
          <table:table-cell table:style-name="ce18" table:formula="of:=[.M46]" office:value-type="float" office:value="0.00849959040064502" calcext:value-type="float">
            <text:p>8.49959E-03</text:p>
          </table:table-cell>
          <table:table-cell table:number-columns-repeated="4"/>
          <table:table-cell table:formula="of:=[$Symbols.A13]" office:value-type="string" office:string-value="J" calcext:value-type="string">
            <text:p>J</text:p>
          </table:table-cell>
          <table:table-cell table:style-name="ce41" table:formula="of:=[.K54]*([.B45]-[.$C$77])^2" office:value-type="float" office:value="1.2800112387004" calcext:value-type="float">
            <text:p>1.2800112</text:p>
          </table:table-cell>
          <table:table-cell table:style-name="ce41" table:formula="of:=[.L54]*([.C45]-[.$C$77])^2" office:value-type="float" office:value="0.130911276321044" calcext:value-type="float">
            <text:p>0.1309113</text:p>
          </table:table-cell>
          <table:table-cell table:style-name="ce41" table:formula="of:=[.M54]*([.D45]-[.$C$77])^2" office:value-type="float" office:value="0.125188729782744" calcext:value-type="float">
            <text:p>0.1251887</text:p>
          </table:table-cell>
          <table:table-cell table:style-name="ce41" table:formula="of:=[.N54]*([.E45]-[.$C$77])^2" office:value-type="float" office:value="0" calcext:value-type="float">
            <text:p>0.0000000</text:p>
          </table:table-cell>
          <table:table-cell table:style-name="ce41" table:formula="of:=[.O54]*([.F45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reespins</text:p>
          </table:table-cell>
          <table:table-cell/>
          <table:table-cell table:formula="of:=PRODUCT([.C69];[.C70])" office:value-type="float" office:value="0.000245299298254228" calcext:value-type="float">
            <text:p>0.000245299298254</text:p>
          </table:table-cell>
          <table:table-cell table:formula="of:=PRODUCT([.D69];[.D70])" office:value-type="float" office:value="0.00694197014059466" calcext:value-type="float">
            <text:p>0.006941970140595</text:p>
          </table:table-cell>
          <table:table-cell table:formula="of:=PRODUCT([.E69];[.E70])" office:value-type="float" office:value="0.0849959040064502" calcext:value-type="float">
            <text:p>0.08499590400645</text:p>
          </table:table-cell>
          <table:table-cell table:number-columns-repeated="4"/>
          <table:table-cell table:formula="of:=[$Symbols.A14]" office:value-type="string" office:string-value="Ten" calcext:value-type="string">
            <text:p>Ten</text:p>
          </table:table-cell>
          <table:table-cell table:style-name="ce41" table:formula="of:=[.K55]*([.B46]-[.$C$77])^2" office:value-type="float" office:value="0.460552806035773" calcext:value-type="float">
            <text:p>0.4605528</text:p>
          </table:table-cell>
          <table:table-cell table:style-name="ce41" table:formula="of:=[.L55]*([.C46]-[.$C$77])^2" office:value-type="float" office:value="0.103201722833089" calcext:value-type="float">
            <text:p>0.1032017</text:p>
          </table:table-cell>
          <table:table-cell table:style-name="ce41" table:formula="of:=[.M55]*([.D46]-[.$C$77])^2" office:value-type="float" office:value="0.086146820833549" calcext:value-type="float">
            <text:p>0.0861468</text:p>
          </table:table-cell>
          <table:table-cell table:style-name="ce41" table:formula="of:=[.N55]*([.E46]-[.$C$77])^2" office:value-type="float" office:value="0.155553072690962" calcext:value-type="float">
            <text:p>0.1555531</text:p>
          </table:table-cell>
          <table:table-cell table:style-name="ce41" table:formula="of:=[.O55]*([.F46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table:number-columns-repeated="9"/>
          <table:table-cell table:style-name="ce10" table:formula="of:=[$Symbols.A15]" office:value-type="string" office:string-value="Nine" calcext:value-type="string">
            <text:p>Nine</text:p>
          </table:table-cell>
          <table:table-cell table:style-name="ce42" table:formula="of:=[.K56]*([.B47]-[.$C$77])^2" office:value-type="float" office:value="0.740174152557492" calcext:value-type="float">
            <text:p>0.7401742</text:p>
          </table:table-cell>
          <table:table-cell table:style-name="ce42" table:formula="of:=[.L56]*([.C47]-[.$C$77])^2" office:value-type="float" office:value="0.165859911696037" calcext:value-type="float">
            <text:p>0.1658599</text:p>
          </table:table-cell>
          <table:table-cell table:style-name="ce42" table:formula="of:=[.M56]*([.D47]-[.$C$77])^2" office:value-type="float" office:value="0.175052037408074" calcext:value-type="float">
            <text:p>0.1750520</text:p>
          </table:table-cell>
          <table:table-cell table:style-name="ce42" table:formula="of:=[.N56]*([.E47]-[.$C$77])^2" office:value-type="float" office:value="0.305550678500104" calcext:value-type="float">
            <text:p>0.3055507</text:p>
          </table:table-cell>
          <table:table-cell table:style-name="ce42" table:formula="of:=[.O56]*([.F47]-[.$C$77])^2" office:value-type="float" office:value="0" calcext:value-type="float">
            <text:p>0.0000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ree Spins</text:p>
          </table:table-cell>
          <table:table-cell/>
          <table:table-cell table:formula="of:=SUM([.C71:.E71])" office:value-type="float" office:value="0.0921831734452991" calcext:value-type="float">
            <text:p>0.0921831734452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trigger free spins</text:p>
          </table:table-cell>
          <table:table-cell/>
          <table:table-cell table:formula="of:=SUM([.C71:.E71])" office:value-type="float" office:value="0.0921831734452991" calcext:value-type="float">
            <text:p>0.0921831734452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(freespins)</text:p>
          </table:table-cell>
          <table:table-cell/>
          <table:table-cell table:formula="of:=[.C73]*(1/(1-[.C74]))" office:value-type="float" office:value="0.101543803495192" calcext:value-type="float">
            <text:p>0.101543803495192</text:p>
          </table:table-cell>
          <table:table-cell table:number-columns-repeated="61"/>
        </table:table-row>
        <table:table-row table:style-name="ro1">
          <table:table-cell table:number-columns-repeated="9"/>
          <table:table-cell office:value-type="string" calcext:value-type="string">
            <text:p>Free Game p(win-ave.win)^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inal Win</text:p>
          </table:table-cell>
          <table:table-cell/>
          <table:table-cell table:formula="of:=[.C65]+[.C66]*[.C73]*(1/(1-[.C74]))" office:value-type="float" office:value="0.938676992874297" calcext:value-type="float">
            <text:p>0.938676992874297</text:p>
          </table:table-cell>
          <table:table-cell table:number-columns-repeated="6"/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inal RTP</text:p>
          </table:table-cell>
          <table:table-cell/>
          <table:table-cell table:formula="of:=PRODUCT([.C77]*100)" office:value-type="float" office:value="93.8676992874297" calcext:value-type="float">
            <text:p>93.8676992874297</text:p>
          </table:table-cell>
          <table:table-cell table:number-columns-repeated="6"/>
          <table:table-cell table:formula="of:=[$Symbols.A5]" office:value-type="string" office:string-value="Scat" calcext:value-type="string">
            <text:p>Scat</text:p>
          </table:table-cell>
          <table:table-cell table:formula="of:=PRODUCT([.$C$75];[.K62])" office:value-type="float" office:value="0.00977727817352638" calcext:value-type="float">
            <text:p>0.009777278173526</text:p>
          </table:table-cell>
          <table:table-cell table:formula="of:=PRODUCT([.$C$75];[.L62])" office:value-type="float" office:value="0.0170746177749644" calcext:value-type="float">
            <text:p>0.017074617774964</text:p>
          </table:table-cell>
          <table:table-cell table:formula="of:=PRODUCT([.$C$75];[.M62])" office:value-type="float" office:value="0.0708654660686417" calcext:value-type="float">
            <text:p>0.070865466068642</text:p>
          </table:table-cell>
          <table:table-cell table:formula="of:=PRODUCT([.$C$75];[.N62])" office:value-type="float" office:value="0" calcext:value-type="float">
            <text:p>0</text:p>
          </table:table-cell>
          <table:table-cell table:formula="of:=PRODUCT([.$C$75];[.O62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number-columns-repeated="9"/>
          <table:table-cell table:formula="of:=[$Symbols.A6]" office:value-type="string" office:string-value="P1" calcext:value-type="string">
            <text:p>P1</text:p>
          </table:table-cell>
          <table:table-cell table:formula="of:=PRODUCT([.$C$75];[.K63])" office:value-type="float" office:value="0.477457294044169" calcext:value-type="float">
            <text:p>0.477457294044169</text:p>
          </table:table-cell>
          <table:table-cell table:formula="of:=PRODUCT([.$C$75];[.L63])" office:value-type="float" office:value="1.57206610146041" calcext:value-type="float">
            <text:p>1.57206610146041</text:p>
          </table:table-cell>
          <table:table-cell table:formula="of:=PRODUCT([.$C$75];[.M63])" office:value-type="float" office:value="8.57808930592797" calcext:value-type="float">
            <text:p>8.57808930592797</text:p>
          </table:table-cell>
          <table:table-cell table:formula="of:=PRODUCT([.$C$75];[.N63])" office:value-type="float" office:value="0" calcext:value-type="float">
            <text:p>0</text:p>
          </table:table-cell>
          <table:table-cell table:formula="of:=PRODUCT([.$C$75];[.O63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number-columns-repeated="9"/>
          <table:table-cell table:formula="of:=[$Symbols.A7]" office:value-type="string" office:string-value="P2" calcext:value-type="string">
            <text:p>P2</text:p>
          </table:table-cell>
          <table:table-cell table:formula="of:=PRODUCT([.$C$75];[.K64])" office:value-type="float" office:value="0.438389164878799" calcext:value-type="float">
            <text:p>0.438389164878799</text:p>
          </table:table-cell>
          <table:table-cell table:formula="of:=PRODUCT([.$C$75];[.L64])" office:value-type="float" office:value="1.13977390314876" calcext:value-type="float">
            <text:p>1.13977390314876</text:p>
          </table:table-cell>
          <table:table-cell table:formula="of:=PRODUCT([.$C$75];[.M64])" office:value-type="float" office:value="0.465661314382491" calcext:value-type="float">
            <text:p>0.465661314382491</text:p>
          </table:table-cell>
          <table:table-cell table:formula="of:=PRODUCT([.$C$75];[.N64])" office:value-type="float" office:value="0" calcext:value-type="float">
            <text:p>0</text:p>
          </table:table-cell>
          <table:table-cell table:formula="of:=PRODUCT([.$C$75];[.O64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number-columns-repeated="9"/>
          <table:table-cell table:formula="of:=[$Symbols.A8]" office:value-type="string" office:string-value="P3" calcext:value-type="string">
            <text:p>P3</text:p>
          </table:table-cell>
          <table:table-cell table:formula="of:=PRODUCT([.$C$75];[.K65])" office:value-type="float" office:value="0.42944244722821" calcext:value-type="float">
            <text:p>0.42944244722821</text:p>
          </table:table-cell>
          <table:table-cell table:formula="of:=PRODUCT([.$C$75];[.L65])" office:value-type="float" office:value="0.0375533318050396" calcext:value-type="float">
            <text:p>0.03755333180504</text:p>
          </table:table-cell>
          <table:table-cell table:formula="of:=PRODUCT([.$C$75];[.M65])" office:value-type="float" office:value="0.00953373642942793" calcext:value-type="float">
            <text:p>0.009533736429428</text:p>
          </table:table-cell>
          <table:table-cell table:formula="of:=PRODUCT([.$C$75];[.N65])" office:value-type="float" office:value="0" calcext:value-type="float">
            <text:p>0</text:p>
          </table:table-cell>
          <table:table-cell table:formula="of:=PRODUCT([.$C$75];[.O65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5"/>
          <table:table-cell table:style-name="ce63"/>
          <table:table-cell table:style-name="ce82" office:value-type="string" calcext:value-type="string">
            <text:p>Excel</text:p>
          </table:table-cell>
          <table:table-cell table:style-name="ce82" office:value-type="string" calcext:value-type="string">
            <text:p>Simulation</text:p>
          </table:table-cell>
          <table:table-cell table:style-name="ce82" office:value-type="string" calcext:value-type="string">
            <text:p>20 Line Sim</text:p>
          </table:table-cell>
          <table:table-cell table:number-columns-repeated="4"/>
          <table:table-cell table:formula="of:=[$Symbols.A9]" office:value-type="string" office:string-value="P4" calcext:value-type="string">
            <text:p>P4</text:p>
          </table:table-cell>
          <table:table-cell table:formula="of:=PRODUCT([.$C$75];[.K66])" office:value-type="float" office:value="0.127082804532266" calcext:value-type="float">
            <text:p>0.127082804532266</text:p>
          </table:table-cell>
          <table:table-cell table:formula="of:=PRODUCT([.$C$75];[.L66])" office:value-type="float" office:value="0.00389262766810607" calcext:value-type="float">
            <text:p>0.003892627668106</text:p>
          </table:table-cell>
          <table:table-cell table:formula="of:=PRODUCT([.$C$75];[.M66])" office:value-type="float" office:value="0.00774805246328112" calcext:value-type="float">
            <text:p>0.007748052463281</text:p>
          </table:table-cell>
          <table:table-cell table:formula="of:=PRODUCT([.$C$75];[.N66])" office:value-type="float" office:value="0" calcext:value-type="float">
            <text:p>0</text:p>
          </table:table-cell>
          <table:table-cell table:formula="of:=PRODUCT([.$C$75];[.O66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8" office:value-type="string" calcext:value-type="string">
            <text:p>Base Game Line Win</text:p>
          </table:table-cell>
          <table:table-cell table:style-name="ce68"/>
          <table:table-cell table:style-name="ce96" table:formula="of:=SUM([.G52:.G61])" office:value-type="percentage" office:value="0.756913707444127" calcext:value-type="percentage">
            <text:p>75.69%</text:p>
          </table:table-cell>
          <table:table-cell table:style-name="ce111" office:value-type="float" office:value="75.67" calcext:value-type="float">
            <text:p>75.67</text:p>
          </table:table-cell>
          <table:table-cell table:style-name="ce111" office:value-type="float" office:value="75.15" calcext:value-type="float">
            <text:p>75.15</text:p>
          </table:table-cell>
          <table:table-cell table:number-columns-repeated="4"/>
          <table:table-cell table:formula="of:=[$Symbols.A10]" office:value-type="string" office:string-value="A" calcext:value-type="string">
            <text:p>A</text:p>
          </table:table-cell>
          <table:table-cell table:formula="of:=PRODUCT([.$C$75];[.K67])" office:value-type="float" office:value="3.50665430805633" calcext:value-type="float">
            <text:p>3.50665430805633</text:p>
          </table:table-cell>
          <table:table-cell table:formula="of:=PRODUCT([.$C$75];[.L67])" office:value-type="float" office:value="0.142697669780961" calcext:value-type="float">
            <text:p>0.142697669780961</text:p>
          </table:table-cell>
          <table:table-cell table:formula="of:=PRODUCT([.$C$75];[.M67])" office:value-type="float" office:value="0.0692482188905749" calcext:value-type="float">
            <text:p>0.069248218890575</text:p>
          </table:table-cell>
          <table:table-cell table:formula="of:=PRODUCT([.$C$75];[.N67])" office:value-type="float" office:value="0" calcext:value-type="float">
            <text:p>0</text:p>
          </table:table-cell>
          <table:table-cell table:formula="of:=PRODUCT([.$C$75];[.O67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8" office:value-type="string" calcext:value-type="string">
            <text:p>Base Game Scatter Win</text:p>
          </table:table-cell>
          <table:table-cell table:style-name="ce68"/>
          <table:table-cell table:style-name="ce96" table:formula="of:=[.G51]" office:value-type="percentage" office:value="0.0952330613869267" calcext:value-type="percentage">
            <text:p>9.52%</text:p>
          </table:table-cell>
          <table:table-cell table:style-name="ce111" office:value-type="float" office:value="9.6" calcext:value-type="float">
            <text:p>9.6</text:p>
          </table:table-cell>
          <table:table-cell table:style-name="ce111" office:value-type="float" office:value="9.56" calcext:value-type="float">
            <text:p>9.56</text:p>
          </table:table-cell>
          <table:table-cell table:number-columns-repeated="4"/>
          <table:table-cell table:formula="of:=[$Symbols.A11]" office:value-type="string" office:string-value="K" calcext:value-type="string">
            <text:p>K</text:p>
          </table:table-cell>
          <table:table-cell table:formula="of:=PRODUCT([.$C$75];[.K68])" office:value-type="float" office:value="0.870605612957257" calcext:value-type="float">
            <text:p>0.870605612957257</text:p>
          </table:table-cell>
          <table:table-cell table:formula="of:=PRODUCT([.$C$75];[.L68])" office:value-type="float" office:value="0.0657946683075207" calcext:value-type="float">
            <text:p>0.065794668307521</text:p>
          </table:table-cell>
          <table:table-cell table:formula="of:=PRODUCT([.$C$75];[.M68])" office:value-type="float" office:value="0.0158901747210894" calcext:value-type="float">
            <text:p>0.01589017472109</text:p>
          </table:table-cell>
          <table:table-cell table:formula="of:=PRODUCT([.$C$75];[.N68])" office:value-type="float" office:value="0" calcext:value-type="float">
            <text:p>0</text:p>
          </table:table-cell>
          <table:table-cell table:formula="of:=PRODUCT([.$C$75];[.O68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8" office:value-type="string" calcext:value-type="string">
            <text:p>FreeSpin Line Win</text:p>
          </table:table-cell>
          <table:table-cell table:style-name="ce68"/>
          <table:table-cell table:style-name="ce96" table:formula="of:=[.C83]*[.C75]" office:value-type="percentage" office:value="0.0768598967715235" calcext:value-type="percentage">
            <text:p>7.69%</text:p>
          </table:table-cell>
          <table:table-cell table:style-name="ce111" office:value-type="float" office:value="7.89" calcext:value-type="float">
            <text:p>7.89</text:p>
          </table:table-cell>
          <table:table-cell table:style-name="ce111" office:value-type="float" office:value="7.64" calcext:value-type="float">
            <text:p>7.64</text:p>
          </table:table-cell>
          <table:table-cell table:number-columns-repeated="4"/>
          <table:table-cell table:formula="of:=[$Symbols.A12]" office:value-type="string" office:string-value="Q" calcext:value-type="string">
            <text:p>Q</text:p>
          </table:table-cell>
          <table:table-cell table:formula="of:=PRODUCT([.$C$75];[.K69])" office:value-type="float" office:value="0.0955332491252589" calcext:value-type="float">
            <text:p>0.095533249125259</text:p>
          </table:table-cell>
          <table:table-cell table:formula="of:=PRODUCT([.$C$75];[.L69])" office:value-type="float" office:value="0.00817533578460002" calcext:value-type="float">
            <text:p>0.0081753357846</text:p>
          </table:table-cell>
          <table:table-cell table:formula="of:=PRODUCT([.$C$75];[.M69])" office:value-type="float" office:value="0.01035015956833" calcext:value-type="float">
            <text:p>0.01035015956833</text:p>
          </table:table-cell>
          <table:table-cell table:formula="of:=PRODUCT([.$C$75];[.N69])" office:value-type="float" office:value="0" calcext:value-type="float">
            <text:p>0</text:p>
          </table:table-cell>
          <table:table-cell table:formula="of:=PRODUCT([.$C$75];[.O69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8" office:value-type="string" calcext:value-type="string">
            <text:p>Freespin Scatter Win</text:p>
          </table:table-cell>
          <table:table-cell table:style-name="ce68"/>
          <table:table-cell table:style-name="ce96" table:formula="of:=[.C84]*[.C75]" office:value-type="percentage" office:value="0.00967032727171961" calcext:value-type="percentage">
            <text:p>0.97%</text:p>
          </table:table-cell>
          <table:table-cell table:style-name="ce111" office:value-type="float" office:value="0.97" calcext:value-type="float">
            <text:p>0.97</text:p>
          </table:table-cell>
          <table:table-cell table:style-name="ce111" office:value-type="float" office:value="0.95" calcext:value-type="float">
            <text:p>0.95</text:p>
          </table:table-cell>
          <table:table-cell table:number-columns-repeated="4"/>
          <table:table-cell table:formula="of:=[$Symbols.A13]" office:value-type="string" office:string-value="J" calcext:value-type="string">
            <text:p>J</text:p>
          </table:table-cell>
          <table:table-cell table:formula="of:=PRODUCT([.$C$75];[.K70])" office:value-type="float" office:value="0.12997720969423" calcext:value-type="float">
            <text:p>0.12997720969423</text:p>
          </table:table-cell>
          <table:table-cell table:formula="of:=PRODUCT([.$C$75];[.L70])" office:value-type="float" office:value="0.0132932289180488" calcext:value-type="float">
            <text:p>0.013293228918049</text:p>
          </table:table-cell>
          <table:table-cell table:formula="of:=PRODUCT([.$C$75];[.M70])" office:value-type="float" office:value="0.0127121397768716" calcext:value-type="float">
            <text:p>0.012712139776872</text:p>
          </table:table-cell>
          <table:table-cell table:formula="of:=PRODUCT([.$C$75];[.N70])" office:value-type="float" office:value="0" calcext:value-type="float">
            <text:p>0</text:p>
          </table:table-cell>
          <table:table-cell table:formula="of:=PRODUCT([.$C$75];[.O70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5" office:value-type="string" calcext:value-type="string">
            <text:p>TOTAL</text:p>
          </table:table-cell>
          <table:table-cell table:style-name="ce63"/>
          <table:table-cell table:style-name="ce103" table:formula="of:=SUM([.C83:.C86])" office:value-type="percentage" office:value="0.938676992874297" calcext:value-type="percentage">
            <text:p>93.87%</text:p>
          </table:table-cell>
          <table:table-cell table:style-name="ce117" table:formula="of:=SUM([.D83:.D86])" office:value-type="float" office:value="94.13" calcext:value-type="float">
            <text:p>94.13</text:p>
          </table:table-cell>
          <table:table-cell table:style-name="ce117" table:formula="of:=SUM([.E83:.E86])" office:value-type="float" office:value="93.3" calcext:value-type="float">
            <text:p>93.3</text:p>
          </table:table-cell>
          <table:table-cell table:number-columns-repeated="4"/>
          <table:table-cell table:formula="of:=[$Symbols.A14]" office:value-type="string" office:string-value="Ten" calcext:value-type="string">
            <text:p>Ten</text:p>
          </table:table-cell>
          <table:table-cell table:formula="of:=PRODUCT([.$C$75];[.K71])" office:value-type="float" office:value="0.0467662836352557" calcext:value-type="float">
            <text:p>0.046766283635256</text:p>
          </table:table-cell>
          <table:table-cell table:formula="of:=PRODUCT([.$C$75];[.L71])" office:value-type="float" office:value="0.0104794954637284" calcext:value-type="float">
            <text:p>0.010479495463729</text:p>
          </table:table-cell>
          <table:table-cell table:formula="of:=PRODUCT([.$C$75];[.M71])" office:value-type="float" office:value="0.00874767584645739" calcext:value-type="float">
            <text:p>0.008747675846457</text:p>
          </table:table-cell>
          <table:table-cell table:formula="of:=PRODUCT([.$C$75];[.N71])" office:value-type="float" office:value="0.0157954506464043" calcext:value-type="float">
            <text:p>0.015795450646404</text:p>
          </table:table-cell>
          <table:table-cell table:formula="of:=PRODUCT([.$C$75];[.O71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number-columns-repeated="9"/>
          <table:table-cell table:style-name="ce10" table:formula="of:=[$Symbols.A15]" office:value-type="string" office:string-value="Nine" calcext:value-type="string">
            <text:p>Nine</text:p>
          </table:table-cell>
          <table:table-cell table:style-name="ce10" table:formula="of:=PRODUCT([.$C$75];[.K72])" office:value-type="float" office:value="0.0751600986995181" calcext:value-type="float">
            <text:p>0.075160098699518</text:p>
          </table:table-cell>
          <table:table-cell table:style-name="ce10" table:formula="of:=PRODUCT([.$C$75];[.L72])" office:value-type="float" office:value="0.0168420462809922" calcext:value-type="float">
            <text:p>0.016842046280992</text:p>
          </table:table-cell>
          <table:table-cell table:style-name="ce10" table:formula="of:=PRODUCT([.$C$75];[.M72])" office:value-type="float" office:value="0.0177754496879984" calcext:value-type="float">
            <text:p>0.017775449687998</text:p>
          </table:table-cell>
          <table:table-cell table:style-name="ce10" table:formula="of:=PRODUCT([.$C$75];[.N72])" office:value-type="float" office:value="0.0310267780554371" calcext:value-type="float">
            <text:p>0.031026778055437</text:p>
          </table:table-cell>
          <table:table-cell table:style-name="ce10" table:formula="of:=PRODUCT([.$C$75];[.O72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varage Freespin Count</text:p>
          </table:table-cell>
          <table:table-cell/>
          <table:table-cell table:formula="of:=[.C73]/SUM([.C70:.E70])" office:value-type="float" office:value="10.2743105950653" calcext:value-type="float">
            <text:p>10.2743105950653</text:p>
          </table:table-cell>
          <table:table-cell/>
          <table:table-cell office:value-type="float" office:value="10.2748" calcext:value-type="float">
            <text:p>10.2748</text:p>
          </table:table-cell>
          <table:table-cell table:number-columns-repeated="59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style-name="ce43" table:formula="of:=SUM([.K62:.O72])+SUM([.K78:.O88])" office:value-type="float" office:value="201.207357120214" calcext:value-type="float">
            <text:p>201.21</text:p>
          </table:table-cell>
          <table:table-cell table:number-columns-repeated="53"/>
        </table:table-row>
        <table:table-row table:style-name="ro1">
          <table:table-cell table:number-columns-repeated="9"/>
          <table:table-cell office:value-type="string" calcext:value-type="string">
            <text:p>Std. Dev.</text:p>
          </table:table-cell>
          <table:table-cell table:formula="of:=[.K90]^(1/2)" office:value-type="float" office:value="14.1847579154603" calcext:value-type="float">
            <text:p>14.1847579154603</text:p>
          </table:table-cell>
          <table:table-cell table:number-columns-repeated="53"/>
        </table:table-row>
        <table:table-row table:style-name="ro1" table:number-rows-repeated="10484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mbols" table:style-name="ta2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Symbols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&quot;Wild&quot;" office:value-type="string" office:string-value="Wild" calcext:value-type="string">
            <text:p>Wild</text:p>
          </table:table-cell>
          <table:table-cell table:number-columns-repeated="63"/>
        </table:table-row>
        <table:table-row table:style-name="ro1">
          <table:table-cell table:formula="of:=&quot;Scat&quot;" office:value-type="string" office:string-value="Scat" calcext:value-type="string">
            <text:p>Scat</text:p>
          </table:table-cell>
          <table:table-cell table:number-columns-repeated="63"/>
        </table:table-row>
        <table:table-row table:style-name="ro1">
          <table:table-cell table:formula="of:=&quot;P1&quot;" office:value-type="string" office:string-value="P1" calcext:value-type="string">
            <text:p>P1</text:p>
          </table:table-cell>
          <table:table-cell table:number-columns-repeated="63"/>
        </table:table-row>
        <table:table-row table:style-name="ro1">
          <table:table-cell table:formula="of:=&quot;P2&quot;" office:value-type="string" office:string-value="P2" calcext:value-type="string">
            <text:p>P2</text:p>
          </table:table-cell>
          <table:table-cell table:number-columns-repeated="63"/>
        </table:table-row>
        <table:table-row table:style-name="ro1">
          <table:table-cell table:formula="of:=&quot;P3&quot;" office:value-type="string" office:string-value="P3" calcext:value-type="string">
            <text:p>P3</text:p>
          </table:table-cell>
          <table:table-cell table:number-columns-repeated="63"/>
        </table:table-row>
        <table:table-row table:style-name="ro1">
          <table:table-cell table:formula="of:=&quot;P4&quot;" office:value-type="string" office:string-value="P4" calcext:value-type="string">
            <text:p>P4</text:p>
          </table:table-cell>
          <table:table-cell table:number-columns-repeated="63"/>
        </table:table-row>
        <table:table-row table:style-name="ro1">
          <table:table-cell table:formula="of:=&quot;A&quot;" office:value-type="string" office:string-value="A" calcext:value-type="string">
            <text:p>A</text:p>
          </table:table-cell>
          <table:table-cell table:number-columns-repeated="63"/>
        </table:table-row>
        <table:table-row table:style-name="ro1">
          <table:table-cell table:formula="of:=&quot;K&quot;" office:value-type="string" office:string-value="K" calcext:value-type="string">
            <text:p>K</text:p>
          </table:table-cell>
          <table:table-cell table:number-columns-repeated="63"/>
        </table:table-row>
        <table:table-row table:style-name="ro1">
          <table:table-cell table:formula="of:=&quot;Q&quot;" office:value-type="string" office:string-value="Q" calcext:value-type="string">
            <text:p>Q</text:p>
          </table:table-cell>
          <table:table-cell table:number-columns-repeated="63"/>
        </table:table-row>
        <table:table-row table:style-name="ro1">
          <table:table-cell table:formula="of:=&quot;J&quot;" office:value-type="string" office:string-value="J" calcext:value-type="string">
            <text:p>J</text:p>
          </table:table-cell>
          <table:table-cell table:number-columns-repeated="63"/>
        </table:table-row>
        <table:table-row table:style-name="ro1">
          <table:table-cell table:formula="of:=&quot;Ten&quot;" office:value-type="string" office:string-value="Ten" calcext:value-type="string">
            <text:p>Ten</text:p>
          </table:table-cell>
          <table:table-cell table:number-columns-repeated="63"/>
        </table:table-row>
        <table:table-row table:style-name="ro1">
          <table:table-cell table:formula="of:=&quot;Nine&quot;" office:value-type="string" office:string-value="Nine" calcext:value-type="string">
            <text:p>Nine</text:p>
          </table:table-cell>
          <table:table-cell table:number-columns-repeated="63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elsets" table:style-name="ta3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Stops</text:p>
          </table:table-cell>
          <table:table-cell table:style-name="ce47" office:value-type="string" calcext:value-type="string">
            <text:p>Reel 1</text:p>
          </table:table-cell>
          <table:table-cell table:style-name="ce47" office:value-type="string" calcext:value-type="string">
            <text:p>Reel 2</text:p>
          </table:table-cell>
          <table:table-cell table:style-name="ce47" office:value-type="string" calcext:value-type="string">
            <text:p>Reel 3 </text:p>
          </table:table-cell>
          <table:table-cell table:style-name="ce47" office:value-type="string" calcext:value-type="string">
            <text:p>Reel 4</text:p>
          </table:table-cell>
          <table:table-cell table:style-name="ce47" office:value-type="string" calcext:value-type="string">
            <text:p>Reel 5</text:p>
          </table:table-cell>
          <table:table-cell table:number-columns-repeated="5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7" table:formula="of:=&quot;Wild&quot;" office:value-type="string" office:string-value="Wild" calcext:value-type="string">
            <text:p>Wild</text:p>
          </table:table-cell>
          <table:table-cell table:style-name="ce2" table:formula="of:=&quot;Wild&quot;" office:value-type="string" office:string-value="Wild" calcext:value-type="string">
            <text:p>Wild</text:p>
          </table:table-cell>
          <table:table-cell table:style-name="ce7" table:formula="of:=&quot;Wild&quot;" office:value-type="string" office:string-value="Wild" calcext:value-type="string">
            <text:p>Wild</text:p>
          </table:table-cell>
          <table:table-cell table:style-name="ce7" table:formula="of:=&quot;Wild&quot;" office:value-type="string" office:string-value="Wild" calcext:value-type="string">
            <text:p>Wild</text:p>
          </table:table-cell>
          <table:table-cell table:style-name="ce7" table:formula="of:=&quot;Wild&quot;" office:value-type="string" office:string-value="Wild" calcext:value-type="string">
            <text:p>Wild</text:p>
          </table:table-cell>
          <table:table-cell table:number-columns-repeated="58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5" table:formula="of:=&quot;Scat&quot;" office:value-type="string" office:string-value="Scat" calcext:value-type="string">
            <text:p>Scat</text:p>
          </table:table-cell>
          <table:table-cell table:style-name="ce3" table:formula="of:=&quot;Scat&quot;" office:value-type="string" office:string-value="Scat" calcext:value-type="string">
            <text:p>Scat</text:p>
          </table:table-cell>
          <table:table-cell table:style-name="ce5" table:formula="of:=&quot;Scat&quot;" office:value-type="string" office:string-value="Scat" calcext:value-type="string">
            <text:p>Scat</text:p>
          </table:table-cell>
          <table:table-cell table:style-name="ce5" table:formula="of:=&quot;Scat&quot;" office:value-type="string" office:string-value="Scat" calcext:value-type="string">
            <text:p>Scat</text:p>
          </table:table-cell>
          <table:table-cell table:style-name="ce5" table:formula="of:=&quot;Scat&quot;" office:value-type="string" office:string-value="Scat" calcext:value-type="string">
            <text:p>Scat</text:p>
          </table:table-cell>
          <table:table-cell table:number-columns-repeated="58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5" table:formula="of:=&quot;P1&quot;" office:value-type="string" office:string-value="P1" calcext:value-type="string">
            <text:p>P1</text:p>
          </table:table-cell>
          <table:table-cell table:style-name="ce3" table:formula="of:=&quot;P1&quot;" office:value-type="string" office:string-value="P1" calcext:value-type="string">
            <text:p>P1</text:p>
          </table:table-cell>
          <table:table-cell table:style-name="ce5" table:formula="of:=&quot;P1&quot;" office:value-type="string" office:string-value="P1" calcext:value-type="string">
            <text:p>P1</text:p>
          </table:table-cell>
          <table:table-cell table:style-name="ce5" table:formula="of:=&quot;P1&quot;" office:value-type="string" office:string-value="P1" calcext:value-type="string">
            <text:p>P1</text:p>
          </table:table-cell>
          <table:table-cell table:style-name="ce5" table:formula="of:=&quot;P1&quot;" office:value-type="string" office:string-value="P1" calcext:value-type="string">
            <text:p>P1</text:p>
          </table:table-cell>
          <table:table-cell table:number-columns-repeated="58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5" table:formula="of:=&quot;P1&quot;" office:value-type="string" office:string-value="P1" calcext:value-type="string">
            <text:p>P1</text:p>
          </table:table-cell>
          <table:table-cell table:style-name="ce3" table:formula="of:=&quot;P1&quot;" office:value-type="string" office:string-value="P1" calcext:value-type="string">
            <text:p>P1</text:p>
          </table:table-cell>
          <table:table-cell table:style-name="ce5" table:formula="of:=&quot;P1&quot;" office:value-type="string" office:string-value="P1" calcext:value-type="string">
            <text:p>P1</text:p>
          </table:table-cell>
          <table:table-cell table:style-name="ce5" table:formula="of:=&quot;P1&quot;" office:value-type="string" office:string-value="P1" calcext:value-type="string">
            <text:p>P1</text:p>
          </table:table-cell>
          <table:table-cell table:style-name="ce5" table:formula="of:=&quot;P1&quot;" office:value-type="string" office:string-value="P1" calcext:value-type="string">
            <text:p>P1</text:p>
          </table:table-cell>
          <table:table-cell table:number-columns-repeated="58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5" table:formula="of:=&quot;P1&quot;" office:value-type="string" office:string-value="P1" calcext:value-type="string">
            <text:p>P1</text:p>
          </table:table-cell>
          <table:table-cell table:style-name="ce3" table:formula="of:=&quot;P1&quot;" office:value-type="string" office:string-value="P1" calcext:value-type="string">
            <text:p>P1</text:p>
          </table:table-cell>
          <table:table-cell table:style-name="ce5" table:formula="of:=&quot;P1&quot;" office:value-type="string" office:string-value="P1" calcext:value-type="string">
            <text:p>P1</text:p>
          </table:table-cell>
          <table:table-cell table:style-name="ce5" table:formula="of:=&quot;P1&quot;" office:value-type="string" office:string-value="P1" calcext:value-type="string">
            <text:p>P1</text:p>
          </table:table-cell>
          <table:table-cell table:style-name="ce5" table:formula="of:=&quot;P1&quot;" office:value-type="string" office:string-value="P1" calcext:value-type="string">
            <text:p>P1</text:p>
          </table:table-cell>
          <table:table-cell table:number-columns-repeated="58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5" table:formula="of:=&quot;P1&quot;" office:value-type="string" office:string-value="P1" calcext:value-type="string">
            <text:p>P1</text:p>
          </table:table-cell>
          <table:table-cell table:style-name="ce3" table:formula="of:=&quot;P1&quot;" office:value-type="string" office:string-value="P1" calcext:value-type="string">
            <text:p>P1</text:p>
          </table:table-cell>
          <table:table-cell table:style-name="ce5" table:formula="of:=&quot;P1&quot;" office:value-type="string" office:string-value="P1" calcext:value-type="string">
            <text:p>P1</text:p>
          </table:table-cell>
          <table:table-cell table:style-name="ce5" table:formula="of:=&quot;P1&quot;" office:value-type="string" office:string-value="P1" calcext:value-type="string">
            <text:p>P1</text:p>
          </table:table-cell>
          <table:table-cell table:style-name="ce5" table:formula="of:=&quot;P1&quot;" office:value-type="string" office:string-value="P1" calcext:value-type="string">
            <text:p>P1</text:p>
          </table:table-cell>
          <table:table-cell table:number-columns-repeated="58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5" table:formula="of:=&quot;P1&quot;" office:value-type="string" office:string-value="P1" calcext:value-type="string">
            <text:p>P1</text:p>
          </table:table-cell>
          <table:table-cell table:style-name="ce3" table:formula="of:=&quot;P2&quot;" office:value-type="string" office:string-value="P2" calcext:value-type="string">
            <text:p>P2</text:p>
          </table:table-cell>
          <table:table-cell table:style-name="ce5" table:formula="of:=&quot;P2&quot;" office:value-type="string" office:string-value="P2" calcext:value-type="string">
            <text:p>P2</text:p>
          </table:table-cell>
          <table:table-cell table:style-name="ce5" table:formula="of:=&quot;P2&quot;" office:value-type="string" office:string-value="P2" calcext:value-type="string">
            <text:p>P2</text:p>
          </table:table-cell>
          <table:table-cell table:style-name="ce5" table:formula="of:=&quot;P2&quot;" office:value-type="string" office:string-value="P2" calcext:value-type="string">
            <text:p>P2</text:p>
          </table:table-cell>
          <table:table-cell table:number-columns-repeated="58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5" table:formula="of:=&quot;P2&quot;" office:value-type="string" office:string-value="P2" calcext:value-type="string">
            <text:p>P2</text:p>
          </table:table-cell>
          <table:table-cell table:style-name="ce3" table:formula="of:=&quot;P2&quot;" office:value-type="string" office:string-value="P2" calcext:value-type="string">
            <text:p>P2</text:p>
          </table:table-cell>
          <table:table-cell table:style-name="ce5" table:formula="of:=&quot;P2&quot;" office:value-type="string" office:string-value="P2" calcext:value-type="string">
            <text:p>P2</text:p>
          </table:table-cell>
          <table:table-cell table:style-name="ce5" table:formula="of:=&quot;P2&quot;" office:value-type="string" office:string-value="P2" calcext:value-type="string">
            <text:p>P2</text:p>
          </table:table-cell>
          <table:table-cell table:style-name="ce5" table:formula="of:=&quot;P2&quot;" office:value-type="string" office:string-value="P2" calcext:value-type="string">
            <text:p>P2</text:p>
          </table:table-cell>
          <table:table-cell table:number-columns-repeated="58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5" table:formula="of:=&quot;P2&quot;" office:value-type="string" office:string-value="P2" calcext:value-type="string">
            <text:p>P2</text:p>
          </table:table-cell>
          <table:table-cell table:style-name="ce3" table:formula="of:=&quot;P2&quot;" office:value-type="string" office:string-value="P2" calcext:value-type="string">
            <text:p>P2</text:p>
          </table:table-cell>
          <table:table-cell table:style-name="ce5" table:formula="of:=&quot;P2&quot;" office:value-type="string" office:string-value="P2" calcext:value-type="string">
            <text:p>P2</text:p>
          </table:table-cell>
          <table:table-cell table:style-name="ce5" table:formula="of:=&quot;P2&quot;" office:value-type="string" office:string-value="P2" calcext:value-type="string">
            <text:p>P2</text:p>
          </table:table-cell>
          <table:table-cell table:style-name="ce5" table:formula="of:=&quot;P2&quot;" office:value-type="string" office:string-value="P2" calcext:value-type="string">
            <text:p>P2</text:p>
          </table:table-cell>
          <table:table-cell table:number-columns-repeated="58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5" table:formula="of:=&quot;P2&quot;" office:value-type="string" office:string-value="P2" calcext:value-type="string">
            <text:p>P2</text:p>
          </table:table-cell>
          <table:table-cell table:style-name="ce3" table:formula="of:=&quot;P2&quot;" office:value-type="string" office:string-value="P2" calcext:value-type="string">
            <text:p>P2</text:p>
          </table:table-cell>
          <table:table-cell table:style-name="ce5" table:formula="of:=&quot;P2&quot;" office:value-type="string" office:string-value="P2" calcext:value-type="string">
            <text:p>P2</text:p>
          </table:table-cell>
          <table:table-cell table:style-name="ce5" table:formula="of:=&quot;P2&quot;" office:value-type="string" office:string-value="P2" calcext:value-type="string">
            <text:p>P2</text:p>
          </table:table-cell>
          <table:table-cell table:style-name="ce5" table:formula="of:=&quot;P2&quot;" office:value-type="string" office:string-value="P2" calcext:value-type="string">
            <text:p>P2</text:p>
          </table:table-cell>
          <table:table-cell table:number-columns-repeated="58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5" table:formula="of:=&quot;P2&quot;" office:value-type="string" office:string-value="P2" calcext:value-type="string">
            <text:p>P2</text:p>
          </table:table-cell>
          <table:table-cell table:style-name="ce3" table:formula="of:=&quot;P2&quot;" office:value-type="string" office:string-value="P2" calcext:value-type="string">
            <text:p>P2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style-name="ce5" table:formula="of:=&quot;P2&quot;" office:value-type="string" office:string-value="P2" calcext:value-type="string">
            <text:p>P2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number-columns-repeated="58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5" table:formula="of:=&quot;P2&quot;" office:value-type="string" office:string-value="P2" calcext:value-type="string">
            <text:p>P2</text:p>
          </table:table-cell>
          <table:table-cell table:style-name="ce3" table:formula="of:=&quot;P3&quot;" office:value-type="string" office:string-value="P3" calcext:value-type="string">
            <text:p>P3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number-columns-repeated="58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5" table:formula="of:=&quot;P2&quot;" office:value-type="string" office:string-value="P2" calcext:value-type="string">
            <text:p>P2</text:p>
          </table:table-cell>
          <table:table-cell table:style-name="ce3" table:formula="of:=&quot;P3&quot;" office:value-type="string" office:string-value="P3" calcext:value-type="string">
            <text:p>P3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number-columns-repeated="58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style-name="ce3" table:formula="of:=&quot;P3&quot;" office:value-type="string" office:string-value="P3" calcext:value-type="string">
            <text:p>P3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number-columns-repeated="58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style-name="ce3" table:formula="of:=&quot;P3&quot;" office:value-type="string" office:string-value="P3" calcext:value-type="string">
            <text:p>P3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number-columns-repeated="58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style-name="ce3" table:formula="of:=&quot;P4&quot;" office:value-type="string" office:string-value="P4" calcext:value-type="string">
            <text:p>P4</text:p>
          </table:table-cell>
          <table:table-cell table:style-name="ce5" table:formula="of:=&quot;P4&quot;" office:value-type="string" office:string-value="P4" calcext:value-type="string">
            <text:p>P4</text:p>
          </table:table-cell>
          <table:table-cell table:style-name="ce5" table:formula="of:=&quot;P4&quot;" office:value-type="string" office:string-value="P4" calcext:value-type="string">
            <text:p>P4</text:p>
          </table:table-cell>
          <table:table-cell table:style-name="ce5" table:formula="of:=&quot;P4&quot;" office:value-type="string" office:string-value="P4" calcext:value-type="string">
            <text:p>P4</text:p>
          </table:table-cell>
          <table:table-cell table:number-columns-repeated="58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style-name="ce3" table:formula="of:=&quot;P4&quot;" office:value-type="string" office:string-value="P4" calcext:value-type="string">
            <text:p>P4</text:p>
          </table:table-cell>
          <table:table-cell table:style-name="ce5" table:formula="of:=&quot;P4&quot;" office:value-type="string" office:string-value="P4" calcext:value-type="string">
            <text:p>P4</text:p>
          </table:table-cell>
          <table:table-cell table:style-name="ce5" table:formula="of:=&quot;P4&quot;" office:value-type="string" office:string-value="P4" calcext:value-type="string">
            <text:p>P4</text:p>
          </table:table-cell>
          <table:table-cell table:style-name="ce5" table:formula="of:=&quot;P4&quot;" office:value-type="string" office:string-value="P4" calcext:value-type="string">
            <text:p>P4</text:p>
          </table:table-cell>
          <table:table-cell table:number-columns-repeated="58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style-name="ce3" table:formula="of:=&quot;P4&quot;" office:value-type="string" office:string-value="P4" calcext:value-type="string">
            <text:p>P4</text:p>
          </table:table-cell>
          <table:table-cell table:style-name="ce5" table:formula="of:=&quot;P4&quot;" office:value-type="string" office:string-value="P4" calcext:value-type="string">
            <text:p>P4</text:p>
          </table:table-cell>
          <table:table-cell table:style-name="ce5" table:formula="of:=&quot;P4&quot;" office:value-type="string" office:string-value="P4" calcext:value-type="string">
            <text:p>P4</text:p>
          </table:table-cell>
          <table:table-cell table:style-name="ce5" table:formula="of:=&quot;P4&quot;" office:value-type="string" office:string-value="P4" calcext:value-type="string">
            <text:p>P4</text:p>
          </table:table-cell>
          <table:table-cell table:number-columns-repeated="58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style-name="ce5" table:formula="of:=&quot;P3&quot;" office:value-type="string" office:string-value="P3" calcext:value-type="string">
            <text:p>P3</text:p>
          </table:table-cell>
          <table:table-cell table:style-name="ce3" table:formula="of:=&quot;Scat&quot;" office:value-type="string" office:string-value="Scat" calcext:value-type="string">
            <text:p>Scat</text:p>
          </table:table-cell>
          <table:table-cell table:style-name="ce5" table:formula="of:=&quot;P4&quot;" office:value-type="string" office:string-value="P4" calcext:value-type="string">
            <text:p>P4</text:p>
          </table:table-cell>
          <table:table-cell table:style-name="ce5" table:formula="of:=&quot;Wild&quot;" office:value-type="string" office:string-value="Wild" calcext:value-type="string">
            <text:p>Wild</text:p>
          </table:table-cell>
          <table:table-cell table:style-name="ce5" table:formula="of:=&quot;P4&quot;" office:value-type="string" office:string-value="P4" calcext:value-type="string">
            <text:p>P4</text:p>
          </table:table-cell>
          <table:table-cell table:number-columns-repeated="58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style-name="ce5" table:formula="of:=&quot;P4&quot;" office:value-type="string" office:string-value="P4" calcext:value-type="string">
            <text:p>P4</text:p>
          </table:table-cell>
          <table:table-cell table:style-name="ce3" office:value-type="string" calcext:value-type="string">
            <text:p>A</text:p>
          </table:table-cell>
          <table:table-cell table:style-name="ce5" table:formula="of:=&quot;P4&quot;" office:value-type="string" office:string-value="P4" calcext:value-type="string">
            <text:p>P4</text:p>
          </table:table-cell>
          <table:table-cell table:style-name="ce5" office:value-type="string" calcext:value-type="string">
            <text:p>A</text:p>
          </table:table-cell>
          <table:table-cell table:style-name="ce5" table:formula="of:=&quot;P4&quot;" office:value-type="string" office:string-value="P4" calcext:value-type="string">
            <text:p>P4</text:p>
          </table:table-cell>
          <table:table-cell table:number-columns-repeated="58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style-name="ce5" table:formula="of:=&quot;P4&quot;" office:value-type="string" office:string-value="P4" calcext:value-type="string">
            <text:p>P4</text:p>
          </table:table-cell>
          <table:table-cell table:style-name="ce3" office:value-type="string" calcext:value-type="string">
            <text:p>A</text:p>
          </table:table-cell>
          <table:table-cell table:style-name="ce5" table:formula="of:=&quot;P4&quot;" office:value-type="string" office:string-value="P4" calcext:value-type="string">
            <text:p>P4</text:p>
          </table:table-cell>
          <table:table-cell table:style-name="ce5" office:value-type="string" calcext:value-type="string">
            <text:p>A</text:p>
          </table:table-cell>
          <table:table-cell table:style-name="ce5" table:formula="of:=&quot;Wild&quot;" office:value-type="string" office:string-value="Wild" calcext:value-type="string">
            <text:p>Wild</text:p>
          </table:table-cell>
          <table:table-cell table:number-columns-repeated="58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style-name="ce5" table:formula="of:=&quot;P4&quot;" office:value-type="string" office:string-value="P4" calcext:value-type="string">
            <text:p>P4</text:p>
          </table:table-cell>
          <table:table-cell table:style-name="ce3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style-name="ce5" table:formula="of:=&quot;P4&quot;" office:value-type="string" office:string-value="P4" calcext:value-type="string">
            <text:p>P4</text:p>
          </table:table-cell>
          <table:table-cell table:style-name="ce3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style-name="ce5" table:formula="of:=&quot;P4&quot;" office:value-type="string" office:string-value="P4" calcext:value-type="string">
            <text:p>P4</text:p>
          </table:table-cell>
          <table:table-cell table:style-name="ce3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style-name="ce5" office:value-type="string" calcext:value-type="string">
            <text:p>A</text:p>
          </table:table-cell>
          <table:table-cell table:style-name="ce3" table:formula="of:=&quot;K&quot;" office:value-type="string" office:string-value="K" calcext:value-type="string">
            <text:p>K</text:p>
          </table:table-cell>
          <table:table-cell table:style-name="ce5" office:value-type="string" calcext:value-type="string">
            <text:p>A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5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style-name="ce5" office:value-type="string" calcext:value-type="string">
            <text:p>A</text:p>
          </table:table-cell>
          <table:table-cell table:style-name="ce3" table:formula="of:=&quot;K&quot;" office:value-type="string" office:string-value="K" calcext:value-type="string">
            <text:p>K</text:p>
          </table:table-cell>
          <table:table-cell table:style-name="ce5" office:value-type="string" calcext:value-type="string">
            <text:p>A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number-columns-repeated="58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style-name="ce5" office:value-type="string" calcext:value-type="string">
            <text:p>A</text:p>
          </table:table-cell>
          <table:table-cell table:style-name="ce3" table:formula="of:=&quot;K&quot;" office:value-type="string" office:string-value="K" calcext:value-type="string">
            <text:p>K</text:p>
          </table:table-cell>
          <table:table-cell table:style-name="ce5" office:value-type="string" calcext:value-type="string">
            <text:p>A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number-columns-repeated="58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style-name="ce5" office:value-type="string" calcext:value-type="string">
            <text:p>A</text:p>
          </table:table-cell>
          <table:table-cell table:style-name="ce3" table:formula="of:=&quot;K&quot;" office:value-type="string" office:string-value="K" calcext:value-type="string">
            <text:p>K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number-columns-repeated="58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style-name="ce5" table:formula="of:=&quot;Scat&quot;" office:value-type="string" office:string-value="Scat" calcext:value-type="string">
            <text:p>Scat</text:p>
          </table:table-cell>
          <table:table-cell table:style-name="ce3" table:formula="of:=&quot;K&quot;" office:value-type="string" office:string-value="K" calcext:value-type="string">
            <text:p>K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number-columns-repeated="58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3" table:formula="of:=&quot;K&quot;" office:value-type="string" office:string-value="K" calcext:value-type="string">
            <text:p>K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number-columns-repeated="58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3" table:formula="of:=&quot;K&quot;" office:value-type="string" office:string-value="K" calcext:value-type="string">
            <text:p>K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5" table:formula="of:=&quot;Wild&quot;" office:value-type="string" office:string-value="Wild" calcext:value-type="string">
            <text:p>Wild</text:p>
          </table:table-cell>
          <table:table-cell table:number-columns-repeated="58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3" table:formula="of:=&quot;K&quot;" office:value-type="string" office:string-value="K" calcext:value-type="string">
            <text:p>K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number-columns-repeated="58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3" table:formula="of:=&quot;Q&quot;" office:value-type="string" office:string-value="Q" calcext:value-type="string">
            <text:p>Q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number-columns-repeated="58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3" table:formula="of:=&quot;Q&quot;" office:value-type="string" office:string-value="Q" calcext:value-type="string">
            <text:p>Q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number-columns-repeated="58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3" table:formula="of:=&quot;Q&quot;" office:value-type="string" office:string-value="Q" calcext:value-type="string">
            <text:p>Q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number-columns-repeated="58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3" table:formula="of:=&quot;Q&quot;" office:value-type="string" office:string-value="Q" calcext:value-type="string">
            <text:p>Q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number-columns-repeated="58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3" table:formula="of:=&quot;Q&quot;" office:value-type="string" office:string-value="Q" calcext:value-type="string">
            <text:p>Q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number-columns-repeated="58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style-name="ce5" table:formula="of:=&quot;K&quot;" office:value-type="string" office:string-value="K" calcext:value-type="string">
            <text:p>K</text:p>
          </table:table-cell>
          <table:table-cell table:style-name="ce3" table:formula="of:=&quot;Q&quot;" office:value-type="string" office:string-value="Q" calcext:value-type="string">
            <text:p>Q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number-columns-repeated="58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3" table:formula="of:=&quot;J&quot;" office:value-type="string" office:string-value="J" calcext:value-type="string">
            <text:p>J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number-columns-repeated="58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3" table:formula="of:=&quot;J&quot;" office:value-type="string" office:string-value="J" calcext:value-type="string">
            <text:p>J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number-columns-repeated="58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3" table:formula="of:=&quot;J&quot;" office:value-type="string" office:string-value="J" calcext:value-type="string">
            <text:p>J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5" table:formula="of:=&quot;Nine&quot;" office:value-type="string" office:string-value="Nine" calcext:value-type="string">
            <text:p>Nine</text:p>
          </table:table-cell>
          <table:table-cell table:number-columns-repeated="58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3" table:formula="of:=&quot;J&quot;" office:value-type="string" office:string-value="J" calcext:value-type="string">
            <text:p>J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6" table:formula="of:=&quot;Nine&quot;" office:value-type="string" office:string-value="Nine" calcext:value-type="string">
            <text:p>Nine</text:p>
          </table:table-cell>
          <table:table-cell table:number-columns-repeated="58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3" table:formula="of:=&quot;J&quot;" office:value-type="string" office:string-value="J" calcext:value-type="string">
            <text:p>J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number-columns-repeated="59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3" table:formula="of:=&quot;J&quot;" office:value-type="string" office:string-value="J" calcext:value-type="string">
            <text:p>J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number-columns-repeated="59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3" table:formula="of:=&quot;J&quot;" office:value-type="string" office:string-value="J" calcext:value-type="string">
            <text:p>J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number-columns-repeated="59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style-name="ce5" table:formula="of:=&quot;Q&quot;" office:value-type="string" office:string-value="Q" calcext:value-type="string">
            <text:p>Q</text:p>
          </table:table-cell>
          <table:table-cell table:style-name="ce3" table:formula="of:=&quot;J&quot;" office:value-type="string" office:string-value="J" calcext:value-type="string">
            <text:p>J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number-columns-repeated="59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style-name="ce5" table:formula="of:=&quot;Scat&quot;" office:value-type="string" office:string-value="Scat" calcext:value-type="string">
            <text:p>Scat</text:p>
          </table:table-cell>
          <table:table-cell table:style-name="ce3" table:formula="of:=&quot;Scat&quot;" office:value-type="string" office:string-value="Scat" calcext:value-type="string">
            <text:p>Scat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5" table:formula="of:=&quot;Scat&quot;" office:value-type="string" office:string-value="Scat" calcext:value-type="string">
            <text:p>Scat</text:p>
          </table:table-cell>
          <table:table-cell table:number-columns-repeated="59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3" table:formula="of:=&quot;Ten&quot;" office:value-type="string" office:string-value="Ten" calcext:value-type="string">
            <text:p>Ten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number-columns-repeated="59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3" table:formula="of:=&quot;Ten&quot;" office:value-type="string" office:string-value="Ten" calcext:value-type="string">
            <text:p>Ten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number-columns-repeated="59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3" table:formula="of:=&quot;Ten&quot;" office:value-type="string" office:string-value="Ten" calcext:value-type="string">
            <text:p>Ten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number-columns-repeated="59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3" table:formula="of:=&quot;Ten&quot;" office:value-type="string" office:string-value="Ten" calcext:value-type="string">
            <text:p>Ten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number-columns-repeated="59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3" table:formula="of:=&quot;Ten&quot;" office:value-type="string" office:string-value="Ten" calcext:value-type="string">
            <text:p>Ten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number-columns-repeated="59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3" table:formula="of:=&quot;Ten&quot;" office:value-type="string" office:string-value="Ten" calcext:value-type="string">
            <text:p>Ten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number-columns-repeated="59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style-name="ce5" table:formula="of:=&quot;J&quot;" office:value-type="string" office:string-value="J" calcext:value-type="string">
            <text:p>J</text:p>
          </table:table-cell>
          <table:table-cell table:style-name="ce3" table:formula="of:=&quot;Ten&quot;" office:value-type="string" office:string-value="Ten" calcext:value-type="string">
            <text:p>Ten</text:p>
          </table:table-cell>
          <table:table-cell table:style-name="ce5" table:formula="of:=&quot;Scat&quot;" office:value-type="string" office:string-value="Scat" calcext:value-type="string">
            <text:p>Scat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number-columns-repeated="59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style-name="ce3" table:formula="of:=&quot;Nine&quot;" office:value-type="string" office:string-value="Nine" calcext:value-type="string">
            <text:p>Nine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number-columns-repeated="59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style-name="ce3" table:formula="of:=&quot;Nine&quot;" office:value-type="string" office:string-value="Nine" calcext:value-type="string">
            <text:p>Nine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number-columns-repeated="59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style-name="ce3" table:formula="of:=&quot;Nine&quot;" office:value-type="string" office:string-value="Nine" calcext:value-type="string">
            <text:p>Nine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style-name="ce5" table:formula="of:=&quot;Nine&quot;" office:value-type="string" office:string-value="Nine" calcext:value-type="string">
            <text:p>Nine</text:p>
          </table:table-cell>
          <table:table-cell table:number-columns-repeated="59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style-name="ce3" table:formula="of:=&quot;Nine&quot;" office:value-type="string" office:string-value="Nine" calcext:value-type="string">
            <text:p>Nine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style-name="ce5" table:formula="of:=&quot;Nine&quot;" office:value-type="string" office:string-value="Nine" calcext:value-type="string">
            <text:p>Nine</text:p>
          </table:table-cell>
          <table:table-cell table:number-columns-repeated="59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style-name="ce3" table:formula="of:=&quot;Nine&quot;" office:value-type="string" office:string-value="Nine" calcext:value-type="string">
            <text:p>Nine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style-name="ce5" table:formula="of:=&quot;Nine&quot;" office:value-type="string" office:string-value="Nine" calcext:value-type="string">
            <text:p>Nine</text:p>
          </table:table-cell>
          <table:table-cell table:number-columns-repeated="59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style-name="ce3" table:formula="of:=&quot;Nine&quot;" office:value-type="string" office:string-value="Nine" calcext:value-type="string">
            <text:p>Nine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style-name="ce5" table:formula="of:=&quot;Nine&quot;" office:value-type="string" office:string-value="Nine" calcext:value-type="string">
            <text:p>Nine</text:p>
          </table:table-cell>
          <table:table-cell table:number-columns-repeated="59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style-name="ce5" table:formula="of:=&quot;Nine&quot;" office:value-type="string" office:string-value="Nine" calcext:value-type="string">
            <text:p>Nine</text:p>
          </table:table-cell>
          <table:table-cell table:style-name="ce3" table:formula="of:=&quot;Nine&quot;" office:value-type="string" office:string-value="Nine" calcext:value-type="string">
            <text:p>Nine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style-name="ce5" table:formula="of:=&quot;Nine&quot;" office:value-type="string" office:string-value="Nine" calcext:value-type="string">
            <text:p>Nine</text:p>
          </table:table-cell>
          <table:table-cell table:number-columns-repeated="59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style-name="ce5" table:formula="of:=&quot;Nine&quot;" office:value-type="string" office:string-value="Nine" calcext:value-type="string">
            <text:p>Nine</text:p>
          </table:table-cell>
          <table:table-cell table:style-name="ce3" table:formula="of:=&quot;Nine&quot;" office:value-type="string" office:string-value="Nine" calcext:value-type="string">
            <text:p>Nine</text:p>
          </table:table-cell>
          <table:table-cell table:style-name="ce5" table:formula="of:=&quot;Ten&quot;" office:value-type="string" office:string-value="Ten" calcext:value-type="string">
            <text:p>Ten</text:p>
          </table:table-cell>
          <table:table-cell table:style-name="ce5" table:formula="of:=&quot;Nine&quot;" office:value-type="string" office:string-value="Nine" calcext:value-type="string">
            <text:p>Nine</text:p>
          </table:table-cell>
          <table:table-cell table:number-columns-repeated="59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style-name="ce5" table:formula="of:=&quot;Nine&quot;" office:value-type="string" office:string-value="Nine" calcext:value-type="string">
            <text:p>Nine</text:p>
          </table:table-cell>
          <table:table-cell table:style-name="ce33" table:formula="of:=&quot;Nine&quot;" office:value-type="string" office:string-value="Nine" calcext:value-type="string">
            <text:p>Nine</text:p>
          </table:table-cell>
          <table:table-cell table:style-name="ce5" table:formula="of:=&quot;Nine&quot;" office:value-type="string" office:string-value="Nine" calcext:value-type="string">
            <text:p>Nine</text:p>
          </table:table-cell>
          <table:table-cell table:style-name="ce6" table:formula="of:=&quot;Nine&quot;" office:value-type="string" office:string-value="Nine" calcext:value-type="string">
            <text:p>Nine</text:p>
          </table:table-cell>
          <table:table-cell table:number-columns-repeated="59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style-name="ce5" table:formula="of:=&quot;Nine&quot;" office:value-type="string" office:string-value="Nine" calcext:value-type="string">
            <text:p>Nine</text:p>
          </table:table-cell>
          <table:table-cell/>
          <table:table-cell table:style-name="ce5" table:formula="of:=&quot;Nine&quot;" office:value-type="string" office:string-value="Nine" calcext:value-type="string">
            <text:p>Nine</text:p>
          </table:table-cell>
          <table:table-cell table:number-columns-repeated="60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style-name="ce5" table:formula="of:=&quot;Nine&quot;" office:value-type="string" office:string-value="Nine" calcext:value-type="string">
            <text:p>Nine</text:p>
          </table:table-cell>
          <table:table-cell/>
          <table:table-cell table:style-name="ce5" table:formula="of:=&quot;Nine&quot;" office:value-type="string" office:string-value="Nine" calcext:value-type="string">
            <text:p>Nine</text:p>
          </table:table-cell>
          <table:table-cell table:number-columns-repeated="60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style-name="ce5" table:formula="of:=&quot;Nine&quot;" office:value-type="string" office:string-value="Nine" calcext:value-type="string">
            <text:p>Nine</text:p>
          </table:table-cell>
          <table:table-cell/>
          <table:table-cell table:style-name="ce5" table:formula="of:=&quot;Nine&quot;" office:value-type="string" office:string-value="Nine" calcext:value-type="string">
            <text:p>Nine</text:p>
          </table:table-cell>
          <table:table-cell table:number-columns-repeated="60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style-name="ce5" table:formula="of:=&quot;Nine&quot;" office:value-type="string" office:string-value="Nine" calcext:value-type="string">
            <text:p>Nine</text:p>
          </table:table-cell>
          <table:table-cell/>
          <table:table-cell table:style-name="ce5" table:formula="of:=&quot;Scat&quot;" office:value-type="string" office:string-value="Scat" calcext:value-type="string">
            <text:p>Scat</text:p>
          </table:table-cell>
          <table:table-cell table:number-columns-repeated="60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style-name="ce5" table:formula="of:=&quot;Nine&quot;" office:value-type="string" office:string-value="Nine" calcext:value-type="string">
            <text:p>Nine</text:p>
          </table:table-cell>
          <table:table-cell/>
          <table:table-cell table:style-name="ce5" table:formula="of:=&quot;Nine&quot;" office:value-type="string" office:string-value="Nine" calcext:value-type="string">
            <text:p>Nine</text:p>
          </table:table-cell>
          <table:table-cell table:number-columns-repeated="60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style-name="ce5" table:formula="of:=&quot;Nine&quot;" office:value-type="string" office:string-value="Nine" calcext:value-type="string">
            <text:p>Nine</text:p>
          </table:table-cell>
          <table:table-cell/>
          <table:table-cell table:style-name="ce5" table:formula="of:=&quot;Nine&quot;" office:value-type="string" office:string-value="Nine" calcext:value-type="string">
            <text:p>Nine</text:p>
          </table:table-cell>
          <table:table-cell table:number-columns-repeated="60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style-name="ce6" table:formula="of:=&quot;Nine&quot;" office:value-type="string" office:string-value="Nine" calcext:value-type="string">
            <text:p>Nine</text:p>
          </table:table-cell>
          <table:table-cell/>
          <table:table-cell table:style-name="ce5" table:formula="of:=&quot;Nine&quot;" office:value-type="string" office:string-value="Nine" calcext:value-type="string">
            <text:p>Nine</text:p>
          </table:table-cell>
          <table:table-cell table:number-columns-repeated="60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number-columns-repeated="2"/>
          <table:table-cell table:style-name="ce6" table:formula="of:=&quot;Nine&quot;" office:value-type="string" office:string-value="Nine" calcext:value-type="string">
            <text:p>Nine</text:p>
          </table:table-cell>
          <table:table-cell table:number-columns-repeated="60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y Table" table:style-name="ta4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Pay Table</text:p>
          </table:table-cell>
          <table:table-cell table:number-columns-repeated="63"/>
        </table:table-row>
        <table:table-row table:style-name="ro1">
          <table:table-cell table:style-name="ce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3" table:formula="of:=[$Symbols.A5]" office:value-type="string" office:string-value="Scat" calcext:value-type="string">
            <text:p>Scat</text:p>
          </table:table-cell>
          <table:table-cell table:style-name="ce2" office:value-type="float" office:value="100" calcext:value-type="float">
            <text:p>10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3" table:formula="of:=[$Symbols.A6]" office:value-type="string" office:string-value="P1" calcext:value-type="string">
            <text:p>P1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3" table:formula="of:=[$Symbols.A7]" office:value-type="string" office:string-value="P2" calcext:value-type="string">
            <text:p>P2</text:p>
          </table:table-cell>
          <table:table-cell table:style-name="ce3"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3" table:formula="of:=[$Symbols.A8]" office:value-type="string" office:string-value="P3" calcext:value-type="string">
            <text:p>P3</text:p>
          </table:table-cell>
          <table:table-cell table:style-name="ce3"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3" table:formula="of:=[$Symbols.A9]" office:value-type="string" office:string-value="P4" calcext:value-type="string">
            <text:p>P4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3" table:formula="of:=[$Symbols.A10]" office:value-type="string" office:string-value="A" calcext:value-type="string">
            <text:p>A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3" table:formula="of:=[$Symbols.A11]" office:value-type="string" office:string-value="K" calcext:value-type="string">
            <text:p>K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3" table:formula="of:=[$Symbols.A12]" office:value-type="string" office:string-value="Q" calcext:value-type="string">
            <text:p>Q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3" table:formula="of:=[$Symbols.A13]" office:value-type="string" office:string-value="J" calcext:value-type="string">
            <text:p>J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3" table:formula="of:=[$Symbols.A14]" office:value-type="string" office:string-value="Ten" calcext:value-type="string">
            <text:p>Ten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33" table:formula="of:=[$Symbols.A15]" office:value-type="string" office:string-value="Nine" calcext:value-type="string">
            <text:p>Nine</text:p>
          </table:table-cell>
          <table:table-cell table:style-name="ce33" office:value-type="float" office:value="150" calcext:value-type="float">
            <text:p>15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ys" table:style-name="ta5">
        <table:table-column table:style-name="co5" table:default-cell-style-name="ce95"/>
        <table:table-column table:style-name="co5" table:number-columns-repeated="3" table:default-cell-style-name="Default"/>
        <table:table-column table:style-name="co5" table:number-columns-repeated="2" table:default-cell-style-name="ce95"/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95" table:number-columns-repeated="3"/>
          <table:table-cell table:number-columns-repeated="2"/>
        </table:table-row>
        <table:table-row table:style-name="ro1" table:number-rows-repeated="9">
          <table:table-cell table:number-columns-repeated="6"/>
        </table:table-row>
        <table:table-row table:style-name="ro1">
          <table:table-cell/>
          <table:table-cell table:style-name="ce95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95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95" table:number-columns-repeated="3"/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</table:table-row>
      </table:table>
      <table:table table:name="Win Distribution" table:style-name="ta6">
        <office:forms form:automatic-focus="false" form:apply-design-mode="false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00"/>
        <table:table-column table:style-name="co10" table:default-cell-style-name="ce100"/>
        <table:table-column table:style-name="co11" table:default-cell-style-name="ce100"/>
        <table:table-column table:style-name="co12" table:default-cell-style-name="ce100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4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4" table:default-cell-style-name="ce100"/>
        <table:table-column table:style-name="co18" table:default-cell-style-name="ce100"/>
        <table:table-column table:style-name="co19" table:number-columns-repeated="4" table:default-cell-style-name="ce100"/>
        <table:table-column table:style-name="co16" table:number-columns-repeated="3" table:default-cell-style-name="ce100"/>
        <table:table-column table:style-name="co20" table:default-cell-style-name="ce100"/>
        <table:table-column table:style-name="co16" table:number-columns-repeated="36" table:default-cell-style-name="ce100"/>
        <table:table-column table:style-name="co16" table:number-columns-repeated="960" table:default-cell-style-name="ce104"/>
        <table:table-row table:style-name="ro1">
          <table:table-cell table:style-name="ce97" office:value-type="string" calcext:value-type="string">
            <text:p>Bet</text:p>
          </table:table-cell>
          <table:table-cell table:style-name="ce101" office:value-type="float" office:value="1" calcext:value-type="float" table:number-columns-spanned="2" table:number-rows-spanned="1">
            <text:p>1</text:p>
          </table:table-cell>
          <table:covered-table-cell table:style-name="ce101"/>
          <table:table-cell table:style-name="ce97" office:value-type="string" calcext:value-type="string">
            <text:p>Variance</text:p>
          </table:table-cell>
          <table:table-cell table:style-name="ce102" table:formula="of:=SUM([.F$5:.F$1048576])" office:value-type="float" office:value="207.671306009671" calcext:value-type="float" table:number-columns-spanned="2" table:number-rows-spanned="1">
            <text:p>207.67</text:p>
          </table:table-cell>
          <table:covered-table-cell table:style-name="ce101"/>
          <table:table-cell table:number-columns-repeated="1018"/>
        </table:table-row>
        <table:table-row table:style-name="ro1">
          <table:table-cell table:style-name="ce97" office:value-type="string" calcext:value-type="string">
            <text:p>Results</text:p>
          </table:table-cell>
          <table:table-cell table:style-name="ce101" table:formula="of:=SUM([.B5:.B999999])" office:value-type="float" office:value="10000000" calcext:value-type="float" table:number-columns-spanned="2" table:number-rows-spanned="1">
            <text:p>10000000</text:p>
          </table:table-cell>
          <table:covered-table-cell table:style-name="ce101"/>
          <table:table-cell table:style-name="ce97" office:value-type="string" calcext:value-type="string">
            <text:p>Vol (SD)</text:p>
          </table:table-cell>
          <table:table-cell table:style-name="ce201" table:formula="of:=SQRT([.E1])" office:value-type="float" office:value="14.4108051825591" calcext:value-type="float" table:number-columns-spanned="2" table:number-rows-spanned="1">
            <text:p>14.4108051825591</text:p>
          </table:table-cell>
          <table:covered-table-cell table:style-name="ce201"/>
          <table:table-cell table:style-name="ce107"/>
          <table:table-cell table:style-name="ce109" office:value-type="string" calcext:value-type="string">
            <text:p>MAX LIABILITY( NOT MAX EXPOSURE!)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98" table:number-columns-repeated="6"/>
          <table:table-cell table:style-name="ce108"/>
          <table:table-cell table:style-name="ce110" table:formula="of:=MAX([.A5:.A1048576])/[.B1]" office:value-type="float" office:value="1520" calcext:value-type="float">
            <text:p>1520</text:p>
          </table:table-cell>
          <table:table-cell table:style-name="ce122" office:value-type="string" calcext:value-type="string">
            <text:p>TIMES BET</text:p>
          </table:table-cell>
          <table:table-cell table:number-columns-repeated="17"/>
          <table:table-cell table:style-name="ce172" office:value-type="string" calcext:value-type="string">
            <text:p>RTP</text:p>
          </table:table-cell>
          <table:table-cell table:style-name="ce176" table:formula="of:=SUM([.D4:.D1000000])" office:value-type="percentage" office:value="0.941323" calcext:value-type="percentage">
            <text:p>94.13%</text:p>
          </table:table-cell>
          <table:table-cell table:number-columns-repeated="996"/>
        </table:table-row>
        <table:table-row table:style-name="ro1">
          <table:table-cell table:style-name="ce99" office:value-type="string" calcext:value-type="string">
            <text:p>Win</text:p>
          </table:table-cell>
          <table:table-cell table:style-name="ce99" office:value-type="string" calcext:value-type="string">
            <text:p>Count</text:p>
          </table:table-cell>
          <table:table-cell table:style-name="ce99" office:value-type="string" calcext:value-type="string">
            <text:p>xBetReturn</text:p>
          </table:table-cell>
          <table:table-cell table:style-name="ce99" office:value-type="string" calcext:value-type="string">
            <text:p>RTP Contrib</text:p>
          </table:table-cell>
          <table:table-cell table:style-name="ce99" office:value-type="string" calcext:value-type="string">
            <text:p>CumulRTP</text:p>
          </table:table-cell>
          <table:table-cell table:style-name="ce105" office:value-type="string" calcext:value-type="string">
            <text:p>Var Contrib</text:p>
          </table:table-cell>
          <table:table-cell table:number-columns-repeated="20"/>
          <table:table-cell table:style-name="ce173" office:value-type="string" calcext:value-type="string">
            <text:p>Hits</text:p>
          </table:table-cell>
          <table:table-cell table:style-name="ce177" table:formula="of:=[.B2]-[.B5]" office:value-type="float" office:value="514948" calcext:value-type="float">
            <text:p>514948</text:p>
          </table:table-cell>
          <table:table-cell table:number-columns-repeated="99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85052" calcext:value-type="float">
            <text:p>9485052</text:p>
          </table:table-cell>
          <table:table-cell table:formula="of:=[.A5]/[.$B$1]" office:value-type="float" office:value="0" calcext:value-type="float">
            <text:p>0</text:p>
          </table:table-cell>
          <table:table-cell table:formula="of:=([.A5]*[.B5])/(SUM([.B$5:.B$1048576])*[.$H$18])" office:value-type="float" office:value="0" calcext:value-type="float">
            <text:p>0</text:p>
          </table:table-cell>
          <table:table-cell table:style-name="ce104" table:formula="of:=[.D5]" office:value-type="float" office:value="0" calcext:value-type="float">
            <text:p>0</text:p>
          </table:table-cell>
          <table:table-cell table:style-name="ce106" table:formula="of:=((SUM([.D$5:.D$1048576])-[.C5])^2)*([.B5]/[.$B$2])" office:value-type="float" office:value="0.840460014989807" calcext:value-type="float">
            <text:p>0.84</text:p>
          </table:table-cell>
          <table:table-cell/>
          <table:table-cell table:style-name="ce231" office:value-type="string" calcext:value-type="string" table:number-columns-spanned="8" table:number-rows-spanned="1">
            <text:p>Win Distribution - at maximum lines, minimum bet multiplier</text:p>
          </table:table-cell>
          <table:covered-table-cell table:number-columns-repeated="7" table:style-name="ce123"/>
          <table:table-cell table:number-columns-repeated="2"/>
          <table:table-cell table:style-name="ce231" office:value-type="string" calcext:value-type="string" table:number-columns-spanned="7" table:number-rows-spanned="1">
            <text:p>Win Level Distribution</text:p>
          </table:table-cell>
          <table:covered-table-cell table:number-columns-repeated="6" table:style-name="ce123"/>
          <table:table-cell table:number-columns-repeated="2"/>
          <table:table-cell table:style-name="ce174" office:value-type="string" calcext:value-type="string">
            <text:p>Chance</text:p>
          </table:table-cell>
          <table:table-cell table:style-name="ce178" table:formula="of:=[.AB4]/[.B2]" office:value-type="percentage" office:value="0.0514948" calcext:value-type="percentage">
            <text:p>5.15%</text:p>
          </table:table-cell>
          <table:table-cell table:number-columns-repeated="99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75271" calcext:value-type="float">
            <text:p>275271</text:p>
          </table:table-cell>
          <table:table-cell table:formula="of:=[.A6]/[.$B$1]" office:value-type="float" office:value="5" calcext:value-type="float">
            <text:p>5</text:p>
          </table:table-cell>
          <table:table-cell table:formula="of:=([.A6]*[.B6])/(SUM([.B$5:.B$1048576])*[.$H$18])" office:value-type="float" office:value="0.1376355" calcext:value-type="float">
            <text:p>0.1376355</text:p>
          </table:table-cell>
          <table:table-cell table:style-name="ce104" table:formula="of:=[.D6]+[.E5]" office:value-type="float" office:value="0.1376355" calcext:value-type="float">
            <text:p>0.1376355</text:p>
          </table:table-cell>
          <table:table-cell table:style-name="ce106" table:formula="of:=((SUM([.D$5:.D$1048576])-[.C6])^2)*([.B6]/[.$B$2])" office:value-type="float" office:value="0.453450036712685" calcext:value-type="float">
            <text:p>0.45</text:p>
          </table:table-cell>
          <table:table-cell/>
          <table:table-cell table:style-name="ce112"/>
          <table:table-cell table:style-name="ce124" office:value-type="string" calcext:value-type="string" table:number-columns-spanned="3" table:number-rows-spanned="1">
            <text:p>Win Amount (x bet)</text:p>
          </table:table-cell>
          <table:covered-table-cell table:style-name="ce131"/>
          <table:covered-table-cell table:style-name="ce137"/>
          <table:table-cell table:style-name="ce140" office:value-type="string" calcext:value-type="string" table:number-columns-spanned="4" table:number-rows-spanned="1">
            <text:p>Win Dist.</text:p>
          </table:table-cell>
          <table:covered-table-cell table:number-columns-repeated="2" table:style-name="ce144"/>
          <table:covered-table-cell table:style-name="ce151"/>
          <table:table-cell table:number-columns-repeated="2"/>
          <table:table-cell table:style-name="ce124" office:value-type="string" calcext:value-type="string" table:number-columns-spanned="3" table:number-rows-spanned="1">
            <text:p>Win Amount (x bet)</text:p>
          </table:table-cell>
          <table:covered-table-cell table:style-name="ce131"/>
          <table:covered-table-cell table:style-name="ce137"/>
          <table:table-cell table:style-name="ce140" table:formula="of:=[.L6]" office:value-type="string" office:string-value="Win Dist." calcext:value-type="string" table:number-columns-spanned="4" table:number-rows-spanned="1">
            <text:p>Win Dist.</text:p>
          </table:table-cell>
          <table:covered-table-cell table:number-columns-repeated="2" table:style-name="ce144"/>
          <table:covered-table-cell table:style-name="ce151"/>
          <table:table-cell table:number-columns-repeated="2"/>
          <table:table-cell table:style-name="ce175" office:value-type="string" calcext:value-type="string">
            <text:p>1 in</text:p>
          </table:table-cell>
          <table:table-cell table:style-name="ce179" table:formula="of:=1/[.AB5]" office:value-type="float" office:value="19.4194365256298" calcext:value-type="float">
            <text:p>19.42</text:p>
          </table:table-cell>
          <table:table-cell table:number-columns-repeated="996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5179" calcext:value-type="float">
            <text:p>125179</text:p>
          </table:table-cell>
          <table:table-cell table:formula="of:=[.A7]/[.$B$1]" office:value-type="float" office:value="10" calcext:value-type="float">
            <text:p>10</text:p>
          </table:table-cell>
          <table:table-cell table:formula="of:=([.A7]*[.B7])/(SUM([.B$5:.B$1048576])*[.$H$18])" office:value-type="float" office:value="0.125179" calcext:value-type="float">
            <text:p>0.125179</text:p>
          </table:table-cell>
          <table:table-cell table:style-name="ce104" table:formula="of:=[.D7]+[.E6]" office:value-type="float" office:value="0.2628145" calcext:value-type="float">
            <text:p>0.2628145</text:p>
          </table:table-cell>
          <table:table-cell table:style-name="ce106" table:formula="of:=((SUM([.D$5:.D$1048576])-[.C7])^2)*([.B7]/[.$B$2])" office:value-type="float" office:value="1.02721422973804" calcext:value-type="float">
            <text:p>1.03</text:p>
          </table:table-cell>
          <table:table-cell/>
          <table:table-cell table:style-name="ce113" office:value-type="string" calcext:value-type="string">
            <text:p>Overall Hit Rate % =</text:p>
          </table:table-cell>
          <table:table-cell table:style-name="ce125" office:value-type="string" calcext:value-type="string">
            <text:p>Inclusive Min</text:p>
          </table:table-cell>
          <table:table-cell table:style-name="ce132" office:value-type="string" calcext:value-type="string">
            <text:p>Exclusive Max</text:p>
          </table:table-cell>
          <table:table-cell table:style-name="ce138" office:value-type="string" calcext:value-type="string">
            <text:p>Range</text:p>
          </table:table-cell>
          <table:table-cell table:style-name="ce141"/>
          <table:table-cell table:style-name="ce145" office:value-type="string" calcext:value-type="string">
            <text:p>Hit Rate %</text:p>
          </table:table-cell>
          <table:table-cell table:style-name="ce145" office:value-type="string" calcext:value-type="string">
            <text:p>Hit Rate % (100%) </text:p>
          </table:table-cell>
          <table:table-cell table:style-name="ce152" office:value-type="string" calcext:value-type="string">
            <text:p>RTP Distribution %</text:p>
          </table:table-cell>
          <table:table-cell table:number-columns-repeated="2"/>
          <table:table-cell table:style-name="ce125" office:value-type="string" calcext:value-type="string">
            <text:p>Inclusive Min</text:p>
          </table:table-cell>
          <table:table-cell table:style-name="ce132" office:value-type="string" calcext:value-type="string">
            <text:p>Exclusive Max</text:p>
          </table:table-cell>
          <table:table-cell table:style-name="ce138" office:value-type="string" calcext:value-type="string">
            <text:p>Range</text:p>
          </table:table-cell>
          <table:table-cell table:style-name="ce162"/>
          <table:table-cell table:style-name="ce165" office:value-type="string" calcext:value-type="string">
            <text:p>Hit Rate %</text:p>
          </table:table-cell>
          <table:table-cell table:style-name="ce165" office:value-type="string" calcext:value-type="string">
            <text:p>Hit Rate % (100%) </text:p>
          </table:table-cell>
          <table:table-cell table:style-name="ce168" office:value-type="string" calcext:value-type="string">
            <text:p>RTP Distribution %</text:p>
          </table:table-cell>
          <table:table-cell table:number-columns-repeated="1000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7125" calcext:value-type="float">
            <text:p>57125</text:p>
          </table:table-cell>
          <table:table-cell table:formula="of:=[.A8]/[.$B$1]" office:value-type="float" office:value="15" calcext:value-type="float">
            <text:p>15</text:p>
          </table:table-cell>
          <table:table-cell table:formula="of:=([.A8]*[.B8])/(SUM([.B$5:.B$1048576])*[.$H$18])" office:value-type="float" office:value="0.0856875" calcext:value-type="float">
            <text:p>0.0856875</text:p>
          </table:table-cell>
          <table:table-cell table:style-name="ce104" table:formula="of:=[.D8]+[.E7]" office:value-type="float" office:value="0.348502" calcext:value-type="float">
            <text:p>0.348502</text:p>
          </table:table-cell>
          <table:table-cell table:style-name="ce106" table:formula="of:=((SUM([.D$5:.D$1048576])-[.C8])^2)*([.B8]/[.$B$2])" office:value-type="float" office:value="1.12905505423225" calcext:value-type="float">
            <text:p>1.13</text:p>
          </table:table-cell>
          <table:table-cell/>
          <table:table-cell table:style-name="ce114" table:formula="of:=SUM([.B6:.B10000])/SUM([.B5:.B10000])" office:value-type="percentage" office:value="0.0514948" calcext:value-type="percentage">
            <text:p>5.15%</text:p>
          </table:table-cell>
          <table:table-cell table:style-name="ce126"/>
          <table:table-cell table:style-name="ce133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2" table:formula="of:=SUMIF([.A5:.A11977];&quot;=0&quot;;[.B5:.B11977])" office:value-type="float" office:value="9485052" calcext:value-type="float">
            <text:p>9485052</text:p>
          </table:table-cell>
          <table:table-cell table:style-name="ce146" table:formula="of:=[.L8]/[.L$32]" office:value-type="percentage" office:value="0.9485052" calcext:value-type="percentage">
            <text:p>94.851%</text:p>
          </table:table-cell>
          <table:table-cell table:style-name="ce148"/>
          <table:table-cell table:style-name="ce153"/>
          <table:table-cell table:number-columns-repeated="2"/>
          <table:table-cell table:style-name="ce157"/>
          <table:table-cell table:number-columns-repeated="2" table:style-name="ce159" office:value-type="float" office:value="0" calcext:value-type="float">
            <text:p>0</text:p>
          </table:table-cell>
          <table:table-cell table:style-name="ce142" table:formula="of:=SUMIF([.A5:.A11977];&quot;=0&quot;;[.B5:.B11977])" office:value-type="float" office:value="9485052" calcext:value-type="float">
            <text:p>9485052</text:p>
          </table:table-cell>
          <table:table-cell table:style-name="ce146" table:formula="of:=[.U8]/[.U$18]" office:value-type="percentage" office:value="0.9485052" calcext:value-type="percentage">
            <text:p>94.851%</text:p>
          </table:table-cell>
          <table:table-cell table:style-name="ce148"/>
          <table:table-cell table:style-name="ce153"/>
          <table:table-cell table:number-columns-repeated="1000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4472" calcext:value-type="float">
            <text:p>14472</text:p>
          </table:table-cell>
          <table:table-cell table:formula="of:=[.A9]/[.$B$1]" office:value-type="float" office:value="25" calcext:value-type="float">
            <text:p>25</text:p>
          </table:table-cell>
          <table:table-cell table:formula="of:=([.A9]*[.B9])/(SUM([.B$5:.B$1048576])*[.$H$18])" office:value-type="float" office:value="0.03618" calcext:value-type="float">
            <text:p>0.03618</text:p>
          </table:table-cell>
          <table:table-cell table:style-name="ce104" table:formula="of:=[.D9]+[.E8]" office:value-type="float" office:value="0.384682" calcext:value-type="float">
            <text:p>0.384682</text:p>
          </table:table-cell>
          <table:table-cell table:style-name="ce106" table:formula="of:=((SUM([.D$5:.D$1048576])-[.C9])^2)*([.B9]/[.$B$2])" office:value-type="float" office:value="0.837668215706804" calcext:value-type="float">
            <text:p>0.84</text:p>
          </table:table-cell>
          <table:table-cell/>
          <table:table-cell table:style-name="ce115"/>
          <table:table-cell table:style-name="ce127" table:formula="of:=[.J8]" office:value-type="float" office:value="0" calcext:value-type="float">
            <text:p>0.00</text:p>
          </table:table-cell>
          <table:table-cell table:style-name="ce133" office:value-type="float" office:value="1" calcext:value-type="float">
            <text:p>1</text:p>
          </table:table-cell>
          <table:table-cell table:style-name="ce127" table:formula="of:=COM.MICROSOFT.CONCAT(&quot;&lt; &quot;;[.J9])" office:value-type="string" office:string-value="&lt; 1" calcext:value-type="string">
            <text:p>&lt; 1</text:p>
          </table:table-cell>
          <table:table-cell table:style-name="ce142" table:formula="of:=SUMIF([.A$5:.A$11977];COM.MICROSOFT.CONCAT(&quot;&lt;&quot;;[.$H$18]*[.$J9]);[.B$5:.B$11977])-SUMIF([.A$5:.A$11977];COM.MICROSOFT.CONCAT(&quot;=&quot;;[.$H$18]*[.$I9]);[.B$5:.B$11977])" office:value-type="float" office:value="0" calcext:value-type="float">
            <text:p>0</text:p>
          </table:table-cell>
          <table:table-cell table:style-name="ce146" table:formula="of:=[.L9]/[.L$32]" office:value-type="percentage" office:value="0" calcext:value-type="percentage">
            <text:p>0.000%</text:p>
          </table:table-cell>
          <table:table-cell table:style-name="ce148" table:formula="of:=[.L9]/SUM([.L$9:.L$31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J9]);[.D$5:.D$100000])-SUMIF([.A$5:.A$100000];COM.MICROSOFT.CONCAT(&quot;=&quot;;[.$H$18]*[.$I9]);[.D$5:.D$100000])" office:value-type="percentage" office:value="0" calcext:value-type="percentage">
            <text:p>0.00%</text:p>
          </table:table-cell>
          <table:table-cell table:number-columns-repeated="2"/>
          <table:table-cell table:style-name="ce158" table:formula="of:=[.S8]" office:value-type="float" office:value="0" calcext:value-type="float">
            <text:p>0.00</text:p>
          </table:table-cell>
          <table:table-cell table:style-name="ce159" office:value-type="float" office:value="1" calcext:value-type="float">
            <text:p>1</text:p>
          </table:table-cell>
          <table:table-cell table:style-name="ce161" office:value-type="string" calcext:value-type="string">
            <text:p>&lt; 1</text:p>
          </table:table-cell>
          <table:table-cell table:style-name="ce142" table:formula="of:=SUMIF([.A$5:.A$11977];COM.MICROSOFT.CONCAT(&quot;&lt;&quot;;[.$H$18]*[.$S9]);[.B$5:.B$11977])-SUMIF([.A$5:.A$11977];COM.MICROSOFT.CONCAT(&quot;=&quot;;[.$H$18]*[.$R9]);[.B$5:.B$11977])" office:value-type="float" office:value="0" calcext:value-type="float">
            <text:p>0</text:p>
          </table:table-cell>
          <table:table-cell table:style-name="ce146" table:formula="of:=[.U9]/[.U$18]" office:value-type="percentage" office:value="0" calcext:value-type="percentage">
            <text:p>0.000%</text:p>
          </table:table-cell>
          <table:table-cell table:style-name="ce148" table:formula="of:=[.U9]/SUM([.U$9:.U$17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S9]);[.D$5:.D$100000])-SUMIF([.A$5:.A$100000];COM.MICROSOFT.CONCAT(&quot;=&quot;;[.$H$18]*[.$R9]);[.D$5:.D$100000])" office:value-type="percentage" office:value="0" calcext:value-type="percentage">
            <text:p>0.00%</text:p>
          </table:table-cell>
          <table:table-cell table:style-name="ce170"/>
          <table:table-cell table:number-columns-repeated="99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1248" calcext:value-type="float">
            <text:p>11248</text:p>
          </table:table-cell>
          <table:table-cell table:formula="of:=[.A10]/[.$B$1]" office:value-type="float" office:value="20" calcext:value-type="float">
            <text:p>20</text:p>
          </table:table-cell>
          <table:table-cell table:formula="of:=([.A10]*[.B10])/(SUM([.B$5:.B$1048576])*[.$H$18])" office:value-type="float" office:value="0.022496" calcext:value-type="float">
            <text:p>0.022496</text:p>
          </table:table-cell>
          <table:table-cell table:style-name="ce104" table:formula="of:=[.D10]+[.E9]" office:value-type="float" office:value="0.407178" calcext:value-type="float">
            <text:p>0.407178</text:p>
          </table:table-cell>
          <table:table-cell table:style-name="ce106" table:formula="of:=((SUM([.D$5:.D$1048576])-[.C10])^2)*([.B10]/[.$B$2])" office:value-type="float" office:value="0.408564668480322" calcext:value-type="float">
            <text:p>0.41</text:p>
          </table:table-cell>
          <table:table-cell/>
          <table:table-cell table:style-name="ce115"/>
          <table:table-cell table:style-name="ce127" table:formula="of:=[.J9]" office:value-type="float" office:value="1" calcext:value-type="float">
            <text:p>1.00</text:p>
          </table:table-cell>
          <table:table-cell table:style-name="ce133" office:value-type="float" office:value="2" calcext:value-type="float">
            <text:p>2</text:p>
          </table:table-cell>
          <table:table-cell table:style-name="ce127" table:formula="of:=COM.MICROSOFT.CONCAT([.I10];&quot; - &quot;;[.J10])" office:value-type="string" office:string-value="1 - 2" calcext:value-type="string">
            <text:p>1 - 2</text:p>
          </table:table-cell>
          <table:table-cell table:style-name="ce142" table:formula="of:=SUMIF([.A$5:.A$11977];COM.MICROSOFT.CONCAT(&quot;&lt;&quot;;[.$H$18]*[.$J10]);[.B$5:.B$11977])-SUMIF([.A$5:.A$11977];COM.MICROSOFT.CONCAT(&quot;&lt;&quot;;[.$H$18]*[.$I10]);[.B$5:.B$11977])" office:value-type="float" office:value="0" calcext:value-type="float">
            <text:p>0</text:p>
          </table:table-cell>
          <table:table-cell table:style-name="ce146" table:formula="of:=[.L10]/[.L$32]" office:value-type="percentage" office:value="0" calcext:value-type="percentage">
            <text:p>0.000%</text:p>
          </table:table-cell>
          <table:table-cell table:style-name="ce148" table:formula="of:=[.L10]/SUM([.L$9:.L$31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J10]);[.D$5:.D$100000])-SUMIF([.A$5:.A$100000];COM.MICROSOFT.CONCAT(&quot;&lt;&quot;;[.$H$18]*[.$I10]);[.D$5:.D$100000])" office:value-type="percentage" office:value="0" calcext:value-type="percentage">
            <text:p>0.00%</text:p>
          </table:table-cell>
          <table:table-cell table:number-columns-repeated="2"/>
          <table:table-cell table:style-name="ce158" table:formula="of:=[.S9]" office:value-type="float" office:value="1" calcext:value-type="float">
            <text:p>1.00</text:p>
          </table:table-cell>
          <table:table-cell table:style-name="ce159" office:value-type="float" office:value="3" calcext:value-type="float">
            <text:p>3</text:p>
          </table:table-cell>
          <table:table-cell table:style-name="ce161" table:formula="of:=COM.MICROSOFT.CONCAT([.R10];&quot;-&quot;;[.S10])" office:value-type="string" office:string-value="1-3" calcext:value-type="string">
            <text:p>1-3</text:p>
          </table:table-cell>
          <table:table-cell table:style-name="ce142" table:formula="of:=SUMIF([.A$5:.A$11977];COM.MICROSOFT.CONCAT(&quot;&lt;&quot;;[.$H$18]*[.$S10]);[.B$5:.B$11977])-SUMIF([.A$5:.A$11977];COM.MICROSOFT.CONCAT(&quot;&lt;&quot;;[.$H$18]*[.$R10]);[.B$5:.B$11977])" office:value-type="float" office:value="0" calcext:value-type="float">
            <text:p>0</text:p>
          </table:table-cell>
          <table:table-cell table:style-name="ce146" table:formula="of:=[.U10]/[.U$18]" office:value-type="percentage" office:value="0" calcext:value-type="percentage">
            <text:p>0.000%</text:p>
          </table:table-cell>
          <table:table-cell table:style-name="ce148" table:formula="of:=[.U10]/SUM([.U$9:.U$17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S10]);[.D$5:.D$100000])-SUMIF([.A$5:.A$100000];COM.MICROSOFT.CONCAT(&quot;&lt;&quot;;[.$H$18]*[.$R10]);[.D$5:.D$100000])" office:value-type="percentage" office:value="0" calcext:value-type="percentage">
            <text:p>0.00%</text:p>
          </table:table-cell>
          <table:table-cell table:style-name="ce170"/>
          <table:table-cell table:number-columns-repeated="999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8933" calcext:value-type="float">
            <text:p>8933</text:p>
          </table:table-cell>
          <table:table-cell table:formula="of:=[.A11]/[.$B$1]" office:value-type="float" office:value="50" calcext:value-type="float">
            <text:p>50</text:p>
          </table:table-cell>
          <table:table-cell table:formula="of:=([.A11]*[.B11])/(SUM([.B$5:.B$1048576])*[.$H$18])" office:value-type="float" office:value="0.044665" calcext:value-type="float">
            <text:p>0.044665</text:p>
          </table:table-cell>
          <table:table-cell table:style-name="ce104" table:formula="of:=[.D11]+[.E10]" office:value-type="float" office:value="0.451843" calcext:value-type="float">
            <text:p>0.451843</text:p>
          </table:table-cell>
          <table:table-cell table:style-name="ce106" table:formula="of:=((SUM([.D$5:.D$1048576])-[.C11])^2)*([.B11]/[.$B$2])" office:value-type="float" office:value="2.14995315970506" calcext:value-type="float">
            <text:p>2.15</text:p>
          </table:table-cell>
          <table:table-cell/>
          <table:table-cell table:style-name="ce116"/>
          <table:table-cell table:style-name="ce127" table:formula="of:=[.J10]" office:value-type="float" office:value="2" calcext:value-type="float">
            <text:p>2.00</text:p>
          </table:table-cell>
          <table:table-cell table:style-name="ce133" office:value-type="float" office:value="3" calcext:value-type="float">
            <text:p>3</text:p>
          </table:table-cell>
          <table:table-cell table:style-name="ce127" table:formula="of:=COM.MICROSOFT.CONCAT([.I11];&quot; - &quot;;[.J11])" office:value-type="string" office:string-value="2 - 3" calcext:value-type="string">
            <text:p>2 - 3</text:p>
          </table:table-cell>
          <table:table-cell table:style-name="ce142" table:formula="of:=SUMIF([.A$5:.A$11977];COM.MICROSOFT.CONCAT(&quot;&lt;&quot;;[.$H$18]*[.$J11]);[.B$5:.B$11977])-SUMIF([.A$5:.A$11977];COM.MICROSOFT.CONCAT(&quot;&lt;&quot;;[.$H$18]*[.$I11]);[.B$5:.B$11977])" office:value-type="float" office:value="0" calcext:value-type="float">
            <text:p>0</text:p>
          </table:table-cell>
          <table:table-cell table:style-name="ce146" table:formula="of:=[.L11]/[.L$32]" office:value-type="percentage" office:value="0" calcext:value-type="percentage">
            <text:p>0.000%</text:p>
          </table:table-cell>
          <table:table-cell table:style-name="ce148" table:formula="of:=[.L11]/SUM([.L$9:.L$31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J11]);[.D$5:.D$100000])-SUMIF([.A$5:.A$100000];COM.MICROSOFT.CONCAT(&quot;&lt;&quot;;[.$H$18]*[.$I11]);[.D$5:.D$100000])" office:value-type="percentage" office:value="0" calcext:value-type="percentage">
            <text:p>0.00%</text:p>
          </table:table-cell>
          <table:table-cell table:number-columns-repeated="2"/>
          <table:table-cell table:style-name="ce158" table:formula="of:=[.S10]" office:value-type="float" office:value="3" calcext:value-type="float">
            <text:p>3.00</text:p>
          </table:table-cell>
          <table:table-cell table:style-name="ce159" office:value-type="float" office:value="5" calcext:value-type="float">
            <text:p>5</text:p>
          </table:table-cell>
          <table:table-cell table:style-name="ce161" table:formula="of:=COM.MICROSOFT.CONCAT([.R11];&quot;-&quot;;[.S11])" office:value-type="string" office:string-value="3-5" calcext:value-type="string">
            <text:p>3-5</text:p>
          </table:table-cell>
          <table:table-cell table:style-name="ce142" table:formula="of:=SUMIF([.A$5:.A$11977];COM.MICROSOFT.CONCAT(&quot;&lt;&quot;;[.$H$18]*[.$S11]);[.B$5:.B$11977])-SUMIF([.A$5:.A$11977];COM.MICROSOFT.CONCAT(&quot;&lt;&quot;;[.$H$18]*[.$R11]);[.B$5:.B$11977])" office:value-type="float" office:value="0" calcext:value-type="float">
            <text:p>0</text:p>
          </table:table-cell>
          <table:table-cell table:style-name="ce146" table:formula="of:=[.U11]/[.U$18]" office:value-type="percentage" office:value="0" calcext:value-type="percentage">
            <text:p>0.000%</text:p>
          </table:table-cell>
          <table:table-cell table:style-name="ce148" table:formula="of:=[.U11]/SUM([.U$9:.U$17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S11]);[.D$5:.D$100000])-SUMIF([.A$5:.A$100000];COM.MICROSOFT.CONCAT(&quot;&lt;&quot;;[.$H$18]*[.$R11]);[.D$5:.D$100000])" office:value-type="percentage" office:value="0" calcext:value-type="percentage">
            <text:p>0.00%</text:p>
          </table:table-cell>
          <table:table-cell table:style-name="ce170"/>
          <table:table-cell table:number-columns-repeated="99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019" calcext:value-type="float">
            <text:p>5019</text:p>
          </table:table-cell>
          <table:table-cell table:formula="of:=[.A12]/[.$B$1]" office:value-type="float" office:value="100" calcext:value-type="float">
            <text:p>100</text:p>
          </table:table-cell>
          <table:table-cell table:formula="of:=([.A12]*[.B12])/(SUM([.B$5:.B$1048576])*[.$H$18])" office:value-type="float" office:value="0.05019" calcext:value-type="float">
            <text:p>0.05019</text:p>
          </table:table-cell>
          <table:table-cell table:style-name="ce104" table:formula="of:=[.D12]+[.E11]" office:value-type="float" office:value="0.502033" calcext:value-type="float">
            <text:p>0.502033</text:p>
          </table:table-cell>
          <table:table-cell table:style-name="ce106" table:formula="of:=((SUM([.D$5:.D$1048576])-[.C12])^2)*([.B12]/[.$B$2])" office:value-type="float" office:value="4.92495472532425" calcext:value-type="float">
            <text:p>4.92</text:p>
          </table:table-cell>
          <table:table-cell/>
          <table:table-cell table:style-name="ce116"/>
          <table:table-cell table:style-name="ce127" table:formula="of:=[.J11]" office:value-type="float" office:value="3" calcext:value-type="float">
            <text:p>3.00</text:p>
          </table:table-cell>
          <table:table-cell table:style-name="ce133" office:value-type="float" office:value="4" calcext:value-type="float">
            <text:p>4</text:p>
          </table:table-cell>
          <table:table-cell table:style-name="ce127" table:formula="of:=COM.MICROSOFT.CONCAT([.I12];&quot; - &quot;;[.J12])" office:value-type="string" office:string-value="3 - 4" calcext:value-type="string">
            <text:p>3 - 4</text:p>
          </table:table-cell>
          <table:table-cell table:style-name="ce142" table:formula="of:=SUMIF([.A$5:.A$11977];COM.MICROSOFT.CONCAT(&quot;&lt;&quot;;[.$H$18]*[.$J12]);[.B$5:.B$11977])-SUMIF([.A$5:.A$11977];COM.MICROSOFT.CONCAT(&quot;&lt;&quot;;[.$H$18]*[.$I12]);[.B$5:.B$11977])" office:value-type="float" office:value="0" calcext:value-type="float">
            <text:p>0</text:p>
          </table:table-cell>
          <table:table-cell table:style-name="ce146" table:formula="of:=[.L12]/[.L$32]" office:value-type="percentage" office:value="0" calcext:value-type="percentage">
            <text:p>0.000%</text:p>
          </table:table-cell>
          <table:table-cell table:style-name="ce148" table:formula="of:=[.L12]/SUM([.L$9:.L$31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J12]);[.D$5:.D$100000])-SUMIF([.A$5:.A$100000];COM.MICROSOFT.CONCAT(&quot;&lt;&quot;;[.$H$18]*[.$I12]);[.D$5:.D$100000])" office:value-type="percentage" office:value="0" calcext:value-type="percentage">
            <text:p>0.00%</text:p>
          </table:table-cell>
          <table:table-cell table:number-columns-repeated="2"/>
          <table:table-cell table:style-name="ce158" table:formula="of:=[.S11]" office:value-type="float" office:value="5" calcext:value-type="float">
            <text:p>5.00</text:p>
          </table:table-cell>
          <table:table-cell table:style-name="ce159" office:value-type="float" office:value="10" calcext:value-type="float">
            <text:p>10</text:p>
          </table:table-cell>
          <table:table-cell table:style-name="ce161" table:formula="of:=COM.MICROSOFT.CONCAT([.R12];&quot;-&quot;;[.S12])" office:value-type="string" office:string-value="5-10" calcext:value-type="string">
            <text:p>5-10</text:p>
          </table:table-cell>
          <table:table-cell table:style-name="ce142" table:formula="of:=SUMIF([.A$5:.A$11977];COM.MICROSOFT.CONCAT(&quot;&lt;&quot;;[.$H$18]*[.$S12]);[.B$5:.B$11977])-SUMIF([.A$5:.A$11977];COM.MICROSOFT.CONCAT(&quot;&lt;&quot;;[.$H$18]*[.$R12]);[.B$5:.B$11977])" office:value-type="float" office:value="275271" calcext:value-type="float">
            <text:p>275271</text:p>
          </table:table-cell>
          <table:table-cell table:style-name="ce146" table:formula="of:=[.U12]/[.U$18]" office:value-type="percentage" office:value="0.0275271" calcext:value-type="percentage">
            <text:p>2.753%</text:p>
          </table:table-cell>
          <table:table-cell table:style-name="ce148" table:formula="of:=[.U12]/SUM([.U$9:.U$17])" office:value-type="percentage" office:value="0.534560771184663" calcext:value-type="percentage">
            <text:p>53.456%</text:p>
          </table:table-cell>
          <table:table-cell table:style-name="ce153" table:formula="of:=SUMIF([.A$5:.A$100000];COM.MICROSOFT.CONCAT(&quot;&lt;&quot;;[.$H$18]*[.$S12]);[.D$5:.D$100000])-SUMIF([.A$5:.A$100000];COM.MICROSOFT.CONCAT(&quot;&lt;&quot;;[.$H$18]*[.$R12]);[.D$5:.D$100000])" office:value-type="percentage" office:value="0.1376355" calcext:value-type="percentage">
            <text:p>13.76%</text:p>
          </table:table-cell>
          <table:table-cell table:style-name="ce170"/>
          <table:table-cell table:number-columns-repeated="999"/>
        </table:table-row>
        <table:table-row table:style-name="ro1"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3609" calcext:value-type="float">
            <text:p>3609</text:p>
          </table:table-cell>
          <table:table-cell table:formula="of:=[.A13]/[.$B$1]" office:value-type="float" office:value="500" calcext:value-type="float">
            <text:p>500</text:p>
          </table:table-cell>
          <table:table-cell table:formula="of:=([.A13]*[.B13])/(SUM([.B$5:.B$1048576])*[.$H$18])" office:value-type="float" office:value="0.18045" calcext:value-type="float">
            <text:p>0.18045</text:p>
          </table:table-cell>
          <table:table-cell table:style-name="ce104" table:formula="of:=[.D13]+[.E12]" office:value-type="float" office:value="0.682483" calcext:value-type="float">
            <text:p>0.682483</text:p>
          </table:table-cell>
          <table:table-cell table:style-name="ce106" table:formula="of:=((SUM([.D$5:.D$1048576])-[.C13])^2)*([.B13]/[.$B$2])" office:value-type="float" office:value="89.8855963188166" calcext:value-type="float">
            <text:p>89.89</text:p>
          </table:table-cell>
          <table:table-cell/>
          <table:table-cell table:style-name="ce115"/>
          <table:table-cell table:style-name="ce127" table:formula="of:=[.J12]" office:value-type="float" office:value="4" calcext:value-type="float">
            <text:p>4.00</text:p>
          </table:table-cell>
          <table:table-cell table:style-name="ce133" office:value-type="float" office:value="5" calcext:value-type="float">
            <text:p>5</text:p>
          </table:table-cell>
          <table:table-cell table:style-name="ce127" table:formula="of:=COM.MICROSOFT.CONCAT([.I13];&quot; - &quot;;[.J13])" office:value-type="string" office:string-value="4 - 5" calcext:value-type="string">
            <text:p>4 - 5</text:p>
          </table:table-cell>
          <table:table-cell table:style-name="ce142" table:formula="of:=SUMIF([.A$5:.A$11977];COM.MICROSOFT.CONCAT(&quot;&lt;&quot;;[.$H$18]*[.$J13]);[.B$5:.B$11977])-SUMIF([.A$5:.A$11977];COM.MICROSOFT.CONCAT(&quot;&lt;&quot;;[.$H$18]*[.$I13]);[.B$5:.B$11977])" office:value-type="float" office:value="0" calcext:value-type="float">
            <text:p>0</text:p>
          </table:table-cell>
          <table:table-cell table:style-name="ce146" table:formula="of:=[.L13]/[.L$32]" office:value-type="percentage" office:value="0" calcext:value-type="percentage">
            <text:p>0.000%</text:p>
          </table:table-cell>
          <table:table-cell table:style-name="ce148" table:formula="of:=[.L13]/SUM([.L$9:.L$31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J13]);[.D$5:.D$100000])-SUMIF([.A$5:.A$100000];COM.MICROSOFT.CONCAT(&quot;&lt;&quot;;[.$H$18]*[.$I13]);[.D$5:.D$100000])" office:value-type="percentage" office:value="0" calcext:value-type="percentage">
            <text:p>0.00%</text:p>
          </table:table-cell>
          <table:table-cell table:number-columns-repeated="2"/>
          <table:table-cell table:style-name="ce158" table:formula="of:=[.S12]" office:value-type="float" office:value="10" calcext:value-type="float">
            <text:p>10.00</text:p>
          </table:table-cell>
          <table:table-cell table:style-name="ce159" office:value-type="float" office:value="20" calcext:value-type="float">
            <text:p>20</text:p>
          </table:table-cell>
          <table:table-cell table:style-name="ce161" table:formula="of:=COM.MICROSOFT.CONCAT([.R13];&quot;-&quot;;[.S13])" office:value-type="string" office:string-value="10-20" calcext:value-type="string">
            <text:p>10-20</text:p>
          </table:table-cell>
          <table:table-cell table:style-name="ce142" table:formula="of:=SUMIF([.A$5:.A$11977];COM.MICROSOFT.CONCAT(&quot;&lt;&quot;;[.$H$18]*[.$S13]);[.B$5:.B$11977])-SUMIF([.A$5:.A$11977];COM.MICROSOFT.CONCAT(&quot;&lt;&quot;;[.$H$18]*[.$R13]);[.B$5:.B$11977])" office:value-type="float" office:value="182304" calcext:value-type="float">
            <text:p>182304</text:p>
          </table:table-cell>
          <table:table-cell table:style-name="ce146" table:formula="of:=[.U13]/[.U$18]" office:value-type="percentage" office:value="0.0182304" calcext:value-type="percentage">
            <text:p>1.823%</text:p>
          </table:table-cell>
          <table:table-cell table:style-name="ce148" table:formula="of:=[.U13]/SUM([.U$9:.U$17])" office:value-type="percentage" office:value="0.354024095636841" calcext:value-type="percentage">
            <text:p>35.402%</text:p>
          </table:table-cell>
          <table:table-cell table:style-name="ce153" table:formula="of:=SUMIF([.A$5:.A$100000];COM.MICROSOFT.CONCAT(&quot;&lt;&quot;;[.$H$18]*[.$S13]);[.D$5:.D$100000])-SUMIF([.A$5:.A$100000];COM.MICROSOFT.CONCAT(&quot;&lt;&quot;;[.$H$18]*[.$R13]);[.D$5:.D$100000])" office:value-type="percentage" office:value="0.2108665" calcext:value-type="percentage">
            <text:p>21.09%</text:p>
          </table:table-cell>
          <table:table-cell table:style-name="ce170"/>
          <table:table-cell table:number-columns-repeated="999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920" calcext:value-type="float">
            <text:p>2920</text:p>
          </table:table-cell>
          <table:table-cell table:formula="of:=[.A14]/[.$B$1]" office:value-type="float" office:value="30" calcext:value-type="float">
            <text:p>30</text:p>
          </table:table-cell>
          <table:table-cell table:formula="of:=([.A14]*[.B14])/(SUM([.B$5:.B$1048576])*[.$H$18])" office:value-type="float" office:value="0.00876" calcext:value-type="float">
            <text:p>0.00876</text:p>
          </table:table-cell>
          <table:table-cell table:style-name="ce104" table:formula="of:=[.D14]+[.E13]" office:value-type="float" office:value="0.691243" calcext:value-type="float">
            <text:p>0.691243</text:p>
          </table:table-cell>
          <table:table-cell table:style-name="ce106" table:formula="of:=((SUM([.D$5:.D$1048576])-[.C14])^2)*([.B14]/[.$B$2])" office:value-type="float" office:value="0.246566759025176" calcext:value-type="float">
            <text:p>0.25</text:p>
          </table:table-cell>
          <table:table-cell/>
          <table:table-cell table:style-name="ce237" office:value-type="string" calcext:value-type="string" table:number-columns-spanned="1" table:number-rows-spanned="3">
            <text:p>All data based on min bet</text:p>
          </table:table-cell>
          <table:table-cell table:style-name="ce127" table:formula="of:=[.J13]" office:value-type="float" office:value="5" calcext:value-type="float">
            <text:p>5.00</text:p>
          </table:table-cell>
          <table:table-cell table:style-name="ce133" office:value-type="float" office:value="6" calcext:value-type="float">
            <text:p>6</text:p>
          </table:table-cell>
          <table:table-cell table:style-name="ce127" table:formula="of:=COM.MICROSOFT.CONCAT([.I14];&quot; - &quot;;[.J14])" office:value-type="string" office:string-value="5 - 6" calcext:value-type="string">
            <text:p>5 - 6</text:p>
          </table:table-cell>
          <table:table-cell table:style-name="ce142" table:formula="of:=SUMIF([.A$5:.A$11977];COM.MICROSOFT.CONCAT(&quot;&lt;&quot;;[.$H$18]*[.$J14]);[.B$5:.B$11977])-SUMIF([.A$5:.A$11977];COM.MICROSOFT.CONCAT(&quot;&lt;&quot;;[.$H$18]*[.$I14]);[.B$5:.B$11977])" office:value-type="float" office:value="275271" calcext:value-type="float">
            <text:p>275271</text:p>
          </table:table-cell>
          <table:table-cell table:style-name="ce146" table:formula="of:=[.L14]/[.L$32]" office:value-type="percentage" office:value="0.0275271" calcext:value-type="percentage">
            <text:p>2.753%</text:p>
          </table:table-cell>
          <table:table-cell table:style-name="ce148" table:formula="of:=[.L14]/SUM([.L$9:.L$31])" office:value-type="percentage" office:value="0.534560771184663" calcext:value-type="percentage">
            <text:p>53.456%</text:p>
          </table:table-cell>
          <table:table-cell table:style-name="ce153" table:formula="of:=SUMIF([.A$5:.A$100000];COM.MICROSOFT.CONCAT(&quot;&lt;&quot;;[.$H$18]*[.$J14]);[.D$5:.D$100000])-SUMIF([.A$5:.A$100000];COM.MICROSOFT.CONCAT(&quot;&lt;&quot;;[.$H$18]*[.$I14]);[.D$5:.D$100000])" office:value-type="percentage" office:value="0.1376355" calcext:value-type="percentage">
            <text:p>13.76%</text:p>
          </table:table-cell>
          <table:table-cell table:number-columns-repeated="2"/>
          <table:table-cell table:style-name="ce158" table:formula="of:=[.S13]" office:value-type="float" office:value="20" calcext:value-type="float">
            <text:p>20.00</text:p>
          </table:table-cell>
          <table:table-cell table:style-name="ce160" office:value-type="float" office:value="50" calcext:value-type="float">
            <text:p>50</text:p>
          </table:table-cell>
          <table:table-cell table:style-name="ce161" table:formula="of:=COM.MICROSOFT.CONCAT([.R14];&quot;-&quot;;[.S14])" office:value-type="string" office:string-value="20-50" calcext:value-type="string">
            <text:p>20-50</text:p>
          </table:table-cell>
          <table:table-cell table:style-name="ce163" table:formula="of:=SUMIF([.A$5:.A$11977];COM.MICROSOFT.CONCAT(&quot;&lt;&quot;;[.$H$18]*[.$S14]);[.B$5:.B$11977])-SUMIF([.A$5:.A$11977];COM.MICROSOFT.CONCAT(&quot;&lt;&quot;;[.$H$18]*[.$R14]);[.B$5:.B$11977])" office:value-type="float" office:value="32469" calcext:value-type="float">
            <text:p>32469</text:p>
          </table:table-cell>
          <table:table-cell table:style-name="ce166" table:formula="of:=[.U14]/[.U$18]" office:value-type="percentage" office:value="0.0032469" calcext:value-type="percentage">
            <text:p>0.325%</text:p>
          </table:table-cell>
          <table:table-cell table:style-name="ce148" table:formula="of:=[.U14]/SUM([.U$9:.U$17])" office:value-type="percentage" office:value="0.0630529684550673" calcext:value-type="percentage">
            <text:p>6.305%</text:p>
          </table:table-cell>
          <table:table-cell table:style-name="ce169" table:formula="of:=SUMIF([.A$5:.A$100000];COM.MICROSOFT.CONCAT(&quot;&lt;&quot;;[.$H$18]*[.$S14]);[.D$5:.D$100000])-SUMIF([.A$5:.A$100000];COM.MICROSOFT.CONCAT(&quot;&lt;&quot;;[.$H$18]*[.$R14]);[.D$5:.D$100000])" office:value-type="percentage" office:value="0.082005" calcext:value-type="percentage">
            <text:p>8.20%</text:p>
          </table:table-cell>
          <table:table-cell table:style-name="ce170"/>
          <table:table-cell table:number-columns-repeated="999"/>
        </table:table-row>
        <table:table-row table:style-name="ro1"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2612" calcext:value-type="float">
            <text:p>2612</text:p>
          </table:table-cell>
          <table:table-cell table:formula="of:=[.A15]/[.$B$1]" office:value-type="float" office:value="400" calcext:value-type="float">
            <text:p>400</text:p>
          </table:table-cell>
          <table:table-cell table:formula="of:=([.A15]*[.B15])/(SUM([.B$5:.B$1048576])*[.$H$18])" office:value-type="float" office:value="0.10448" calcext:value-type="float">
            <text:p>0.10448</text:p>
          </table:table-cell>
          <table:table-cell table:style-name="ce104" table:formula="of:=[.D15]+[.E14]" office:value-type="float" office:value="0.795723" calcext:value-type="float">
            <text:p>0.795723</text:p>
          </table:table-cell>
          <table:table-cell table:style-name="ce106" table:formula="of:=((SUM([.D$5:.D$1048576])-[.C15])^2)*([.B15]/[.$B$2])" office:value-type="float" office:value="41.5955325923643" calcext:value-type="float">
            <text:p>41.60</text:p>
          </table:table-cell>
          <table:table-cell/>
          <table:covered-table-cell table:style-name="ce237"/>
          <table:table-cell table:style-name="ce127" table:formula="of:=[.J14]" office:value-type="float" office:value="6" calcext:value-type="float">
            <text:p>6.00</text:p>
          </table:table-cell>
          <table:table-cell table:style-name="ce133" office:value-type="float" office:value="7" calcext:value-type="float">
            <text:p>7</text:p>
          </table:table-cell>
          <table:table-cell table:style-name="ce127" table:formula="of:=COM.MICROSOFT.CONCAT([.I15];&quot; - &quot;;[.J15])" office:value-type="string" office:string-value="6 - 7" calcext:value-type="string">
            <text:p>6 - 7</text:p>
          </table:table-cell>
          <table:table-cell table:style-name="ce142" table:formula="of:=SUMIF([.A$5:.A$11977];COM.MICROSOFT.CONCAT(&quot;&lt;&quot;;[.$H$18]*[.$J15]);[.B$5:.B$11977])-SUMIF([.A$5:.A$11977];COM.MICROSOFT.CONCAT(&quot;&lt;&quot;;[.$H$18]*[.$I15]);[.B$5:.B$11977])" office:value-type="float" office:value="0" calcext:value-type="float">
            <text:p>0</text:p>
          </table:table-cell>
          <table:table-cell table:style-name="ce146" table:formula="of:=[.L15]/[.L$32]" office:value-type="percentage" office:value="0" calcext:value-type="percentage">
            <text:p>0.000%</text:p>
          </table:table-cell>
          <table:table-cell table:style-name="ce148" table:formula="of:=[.L15]/SUM([.L$9:.L$31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J15]);[.D$5:.D$100000])-SUMIF([.A$5:.A$100000];COM.MICROSOFT.CONCAT(&quot;&lt;&quot;;[.$H$18]*[.$I15]);[.D$5:.D$100000])" office:value-type="percentage" office:value="0" calcext:value-type="percentage">
            <text:p>0.00%</text:p>
          </table:table-cell>
          <table:table-cell table:number-columns-repeated="2"/>
          <table:table-cell table:style-name="ce158" table:formula="of:=[.S14]" office:value-type="float" office:value="50" calcext:value-type="float">
            <text:p>50.00</text:p>
          </table:table-cell>
          <table:table-cell table:style-name="ce160" office:value-type="float" office:value="100" calcext:value-type="float">
            <text:p>100</text:p>
          </table:table-cell>
          <table:table-cell table:style-name="ce161" table:formula="of:=COM.MICROSOFT.CONCAT([.R15];&quot;-&quot;;[.S15])" office:value-type="string" office:string-value="50-100" calcext:value-type="string">
            <text:p>50-100</text:p>
          </table:table-cell>
          <table:table-cell table:style-name="ce163" table:formula="of:=SUMIF([.A$5:.A$11977];COM.MICROSOFT.CONCAT(&quot;&lt;&quot;;[.$H$18]*[.$S15]);[.B$5:.B$11977])-SUMIF([.A$5:.A$11977];COM.MICROSOFT.CONCAT(&quot;&lt;&quot;;[.$H$18]*[.$R15]);[.B$5:.B$11977])" office:value-type="float" office:value="10175" calcext:value-type="float">
            <text:p>10175</text:p>
          </table:table-cell>
          <table:table-cell table:style-name="ce166" table:formula="of:=[.U15]/[.U$18]" office:value-type="percentage" office:value="0.0010175" calcext:value-type="percentage">
            <text:p>0.102%</text:p>
          </table:table-cell>
          <table:table-cell table:style-name="ce148" table:formula="of:=[.U15]/SUM([.U$9:.U$17])" office:value-type="percentage" office:value="0.0197592766648283" calcext:value-type="percentage">
            <text:p>1.976%</text:p>
          </table:table-cell>
          <table:table-cell table:style-name="ce169" table:formula="of:=SUMIF([.A$5:.A$100000];COM.MICROSOFT.CONCAT(&quot;&lt;&quot;;[.$H$18]*[.$S15]);[.D$5:.D$100000])-SUMIF([.A$5:.A$100000];COM.MICROSOFT.CONCAT(&quot;&lt;&quot;;[.$H$18]*[.$R15]);[.D$5:.D$100000])" office:value-type="percentage" office:value="0.052683" calcext:value-type="percentage">
            <text:p>5.27%</text:p>
          </table:table-cell>
          <table:table-cell table:style-name="ce170"/>
          <table:table-cell table:number-columns-repeated="999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064" calcext:value-type="float">
            <text:p>2064</text:p>
          </table:table-cell>
          <table:table-cell table:formula="of:=[.A16]/[.$B$1]" office:value-type="float" office:value="35" calcext:value-type="float">
            <text:p>35</text:p>
          </table:table-cell>
          <table:table-cell table:formula="of:=([.A16]*[.B16])/(SUM([.B$5:.B$1048576])*[.$H$18])" office:value-type="float" office:value="0.007224" calcext:value-type="float">
            <text:p>0.007224</text:p>
          </table:table-cell>
          <table:table-cell table:style-name="ce104" table:formula="of:=[.D16]+[.E15]" office:value-type="float" office:value="0.802947" calcext:value-type="float">
            <text:p>0.802947</text:p>
          </table:table-cell>
          <table:table-cell table:style-name="ce106" table:formula="of:=((SUM([.D$5:.D$1048576])-[.C16])^2)*([.B16]/[.$B$2])" office:value-type="float" office:value="0.239422654063604" calcext:value-type="float">
            <text:p>0.24</text:p>
          </table:table-cell>
          <table:table-cell/>
          <table:covered-table-cell table:style-name="ce237"/>
          <table:table-cell table:style-name="ce127" table:formula="of:=[.J15]" office:value-type="float" office:value="7" calcext:value-type="float">
            <text:p>7.00</text:p>
          </table:table-cell>
          <table:table-cell table:style-name="ce134" office:value-type="float" office:value="8" calcext:value-type="float">
            <text:p>8</text:p>
          </table:table-cell>
          <table:table-cell table:style-name="ce127" table:formula="of:=COM.MICROSOFT.CONCAT([.I16];&quot; - &quot;;[.J16])" office:value-type="string" office:string-value="7 - 8" calcext:value-type="string">
            <text:p>7 - 8</text:p>
          </table:table-cell>
          <table:table-cell table:style-name="ce142" table:formula="of:=SUMIF([.A$5:.A$11977];COM.MICROSOFT.CONCAT(&quot;&lt;&quot;;[.$H$18]*[.$J16]);[.B$5:.B$11977])-SUMIF([.A$5:.A$11977];COM.MICROSOFT.CONCAT(&quot;&lt;&quot;;[.$H$18]*[.$I16]);[.B$5:.B$11977])" office:value-type="float" office:value="0" calcext:value-type="float">
            <text:p>0</text:p>
          </table:table-cell>
          <table:table-cell table:style-name="ce146" table:formula="of:=[.L16]/[.L$32]" office:value-type="percentage" office:value="0" calcext:value-type="percentage">
            <text:p>0.000%</text:p>
          </table:table-cell>
          <table:table-cell table:style-name="ce148" table:formula="of:=[.L16]/SUM([.L$9:.L$31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J16]);[.D$5:.D$100000])-SUMIF([.A$5:.A$100000];COM.MICROSOFT.CONCAT(&quot;&lt;&quot;;[.$H$18]*[.$I16]);[.D$5:.D$100000])" office:value-type="percentage" office:value="0" calcext:value-type="percentage">
            <text:p>0.00%</text:p>
          </table:table-cell>
          <table:table-cell table:number-columns-repeated="2"/>
          <table:table-cell table:style-name="ce158" table:formula="of:=[.S15]" office:value-type="float" office:value="100" calcext:value-type="float">
            <text:p>100.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161" table:formula="of:=COM.MICROSOFT.CONCAT([.R16];&quot;-&quot;;[.S16])" office:value-type="string" office:string-value="100-1000" calcext:value-type="string">
            <text:p>100-1000</text:p>
          </table:table-cell>
          <table:table-cell table:style-name="ce163" table:formula="of:=SUMIF([.A$5:.A$11977];COM.MICROSOFT.CONCAT(&quot;&lt;&quot;;[.$H$18]*[.$S16]);[.B$5:.B$11977])-SUMIF([.A$5:.A$11977];COM.MICROSOFT.CONCAT(&quot;&lt;&quot;;[.$H$18]*[.$R16]);[.B$5:.B$11977])" office:value-type="float" office:value="14678" calcext:value-type="float">
            <text:p>14678</text:p>
          </table:table-cell>
          <table:table-cell table:style-name="ce166" table:formula="of:=[.U16]/[.U$18]" office:value-type="percentage" office:value="0.0014678" calcext:value-type="percentage">
            <text:p>0.147%</text:p>
          </table:table-cell>
          <table:table-cell table:style-name="ce148" table:formula="of:=[.U16]/SUM([.U$9:.U$17])" office:value-type="percentage" office:value="0.0285038489323194" calcext:value-type="percentage">
            <text:p>2.850%</text:p>
          </table:table-cell>
          <table:table-cell table:style-name="ce169" table:formula="of:=SUMIF([.A$5:.A$100000];COM.MICROSOFT.CONCAT(&quot;&lt;&quot;;[.$H$18]*[.$S16]);[.D$5:.D$100000])-SUMIF([.A$5:.A$100000];COM.MICROSOFT.CONCAT(&quot;&lt;&quot;;[.$H$18]*[.$R16]);[.D$5:.D$100000])" office:value-type="percentage" office:value="0.4528885" calcext:value-type="percentage">
            <text:p>45.29%</text:p>
          </table:table-cell>
          <table:table-cell table:style-name="ce170"/>
          <table:table-cell table:number-columns-repeated="99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195" calcext:value-type="float">
            <text:p>1195</text:p>
          </table:table-cell>
          <table:table-cell table:formula="of:=[.A17]/[.$B$1]" office:value-type="float" office:value="40" calcext:value-type="float">
            <text:p>40</text:p>
          </table:table-cell>
          <table:table-cell table:formula="of:=([.A17]*[.B17])/(SUM([.B$5:.B$1048576])*[.$H$18])" office:value-type="float" office:value="0.00478" calcext:value-type="float">
            <text:p>0.00478</text:p>
          </table:table-cell>
          <table:table-cell table:style-name="ce104" table:formula="of:=[.D17]+[.E16]" office:value-type="float" office:value="0.807727" calcext:value-type="float">
            <text:p>0.807727</text:p>
          </table:table-cell>
          <table:table-cell table:style-name="ce106" table:formula="of:=((SUM([.D$5:.D$1048576])-[.C17])^2)*([.B17]/[.$B$2])" office:value-type="float" office:value="0.182306839754344" calcext:value-type="float">
            <text:p>0.18</text:p>
          </table:table-cell>
          <table:table-cell/>
          <table:table-cell table:style-name="ce115" office:value-type="string" calcext:value-type="string">
            <text:p>Minimum Bet =</text:p>
          </table:table-cell>
          <table:table-cell table:style-name="ce127" table:formula="of:=[.J16]" office:value-type="float" office:value="8" calcext:value-type="float">
            <text:p>8.00</text:p>
          </table:table-cell>
          <table:table-cell table:style-name="ce133" office:value-type="float" office:value="9" calcext:value-type="float">
            <text:p>9</text:p>
          </table:table-cell>
          <table:table-cell table:style-name="ce127" table:formula="of:=COM.MICROSOFT.CONCAT([.I17];&quot; - &quot;;[.J17])" office:value-type="string" office:string-value="8 - 9" calcext:value-type="string">
            <text:p>8 - 9</text:p>
          </table:table-cell>
          <table:table-cell table:style-name="ce142" table:formula="of:=SUMIF([.A$5:.A$11977];COM.MICROSOFT.CONCAT(&quot;&lt;&quot;;[.$H$18]*[.$J17]);[.B$5:.B$11977])-SUMIF([.A$5:.A$11977];COM.MICROSOFT.CONCAT(&quot;&lt;&quot;;[.$H$18]*[.$I17]);[.B$5:.B$11977])" office:value-type="float" office:value="0" calcext:value-type="float">
            <text:p>0</text:p>
          </table:table-cell>
          <table:table-cell table:style-name="ce146" table:formula="of:=[.L17]/[.L$32]" office:value-type="percentage" office:value="0" calcext:value-type="percentage">
            <text:p>0.000%</text:p>
          </table:table-cell>
          <table:table-cell table:style-name="ce148" table:formula="of:=[.L17]/SUM([.L$9:.L$31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J17]);[.D$5:.D$100000])-SUMIF([.A$5:.A$100000];COM.MICROSOFT.CONCAT(&quot;&lt;&quot;;[.$H$18]*[.$I17]);[.D$5:.D$100000])" office:value-type="percentage" office:value="0" calcext:value-type="percentage">
            <text:p>0.00%</text:p>
          </table:table-cell>
          <table:table-cell table:number-columns-repeated="2"/>
          <table:table-cell table:style-name="ce158" office:value-type="float" office:value="1000" calcext:value-type="float">
            <text:p>1000.00</text:p>
          </table:table-cell>
          <table:table-cell table:style-name="ce160" office:value-type="float" office:value="20000" calcext:value-type="float">
            <text:p>20000</text:p>
          </table:table-cell>
          <table:table-cell table:style-name="ce161" table:formula="of:=COM.MICROSOFT.CONCAT([.R17];&quot;-&quot;;[.S17])" office:value-type="string" office:string-value="1000-20000" calcext:value-type="string">
            <text:p>1000-20000</text:p>
          </table:table-cell>
          <table:table-cell table:style-name="ce163" table:formula="of:=SUMIF([.A$5:.A$11977];COM.MICROSOFT.CONCAT(&quot;&lt;&quot;;[.$H$18]*[.$S17]);[.B$5:.B$11977])-SUMIF([.A$5:.A$11977];COM.MICROSOFT.CONCAT(&quot;&lt;&quot;;[.$H$18]*[.$R17]);[.B$5:.B$11977])" office:value-type="float" office:value="51" calcext:value-type="float">
            <text:p>51</text:p>
          </table:table-cell>
          <table:table-cell table:style-name="ce166" table:formula="of:=[.U17]/[.U$18]" office:value-type="percentage" office:value="0.0000051" calcext:value-type="percentage">
            <text:p>0.001%</text:p>
          </table:table-cell>
          <table:table-cell table:style-name="ce148" table:formula="of:=[.U17]/SUM([.U$9:.U$17])" office:value-type="percentage" office:value="0.0000990391262807118" calcext:value-type="percentage">
            <text:p>0.010%</text:p>
          </table:table-cell>
          <table:table-cell table:style-name="ce169" table:formula="of:=SUMIF([.A$5:.A$100000];COM.MICROSOFT.CONCAT(&quot;&lt;&quot;;[.$H$18]*[.$S17]);[.D$5:.D$100000])-SUMIF([.A$5:.A$100000];COM.MICROSOFT.CONCAT(&quot;&lt;&quot;;[.$H$18]*[.$R17]);[.D$5:.D$100000])" office:value-type="percentage" office:value="0.00524449999999987" calcext:value-type="percentage">
            <text:p>0.52%</text:p>
          </table:table-cell>
          <table:table-cell table:style-name="ce170"/>
          <table:table-cell table:number-columns-repeated="999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70" calcext:value-type="float">
            <text:p>570</text:p>
          </table:table-cell>
          <table:table-cell table:formula="of:=[.A18]/[.$B$1]" office:value-type="float" office:value="45" calcext:value-type="float">
            <text:p>45</text:p>
          </table:table-cell>
          <table:table-cell table:formula="of:=([.A18]*[.B18])/(SUM([.B$5:.B$1048576])*[.$H$18])" office:value-type="float" office:value="0.002565" calcext:value-type="float">
            <text:p>0.002565</text:p>
          </table:table-cell>
          <table:table-cell table:style-name="ce104" table:formula="of:=[.D18]+[.E17]" office:value-type="float" office:value="0.810292" calcext:value-type="float">
            <text:p>0.810292</text:p>
          </table:table-cell>
          <table:table-cell table:style-name="ce106" table:formula="of:=((SUM([.D$5:.D$1048576])-[.C18])^2)*([.B18]/[.$B$2])" office:value-type="float" office:value="0.110646520082449" calcext:value-type="float">
            <text:p>0.11</text:p>
          </table:table-cell>
          <table:table-cell/>
          <table:table-cell table:style-name="ce118" office:value-type="float" office:value="1" calcext:value-type="float">
            <text:p>1</text:p>
          </table:table-cell>
          <table:table-cell table:style-name="ce127" table:formula="of:=[.J17]" office:value-type="float" office:value="9" calcext:value-type="float">
            <text:p>9.00</text:p>
          </table:table-cell>
          <table:table-cell table:style-name="ce133" office:value-type="float" office:value="10" calcext:value-type="float">
            <text:p>10</text:p>
          </table:table-cell>
          <table:table-cell table:style-name="ce127" table:formula="of:=COM.MICROSOFT.CONCAT([.I18];&quot; - &quot;;[.J18])" office:value-type="string" office:string-value="9 - 10" calcext:value-type="string">
            <text:p>9 - 10</text:p>
          </table:table-cell>
          <table:table-cell table:style-name="ce142" table:formula="of:=SUMIF([.A$5:.A$11977];COM.MICROSOFT.CONCAT(&quot;&lt;&quot;;[.$H$18]*[.$J18]);[.B$5:.B$11977])-SUMIF([.A$5:.A$11977];COM.MICROSOFT.CONCAT(&quot;&lt;&quot;;[.$H$18]*[.$I18]);[.B$5:.B$11977])" office:value-type="float" office:value="0" calcext:value-type="float">
            <text:p>0</text:p>
          </table:table-cell>
          <table:table-cell table:style-name="ce146" table:formula="of:=[.L18]/[.L$32]" office:value-type="percentage" office:value="0" calcext:value-type="percentage">
            <text:p>0.000%</text:p>
          </table:table-cell>
          <table:table-cell table:style-name="ce148" table:formula="of:=[.L18]/SUM([.L$9:.L$31])" office:value-type="percentage" office:value="0" calcext:value-type="percentage">
            <text:p>0.000%</text:p>
          </table:table-cell>
          <table:table-cell table:style-name="ce153" table:formula="of:=SUMIF([.A$5:.A$100000];COM.MICROSOFT.CONCAT(&quot;&lt;&quot;;[.$H$18]*[.$J18]);[.D$5:.D$100000])-SUMIF([.A$5:.A$100000];COM.MICROSOFT.CONCAT(&quot;&lt;&quot;;[.$H$18]*[.$I18]);[.D$5:.D$100000])" office:value-type="percentage" office:value="0" calcext:value-type="percentage">
            <text:p>0.00%</text:p>
          </table:table-cell>
          <table:table-cell table:number-columns-repeated="4"/>
          <table:table-cell>
            <draw:frame table:end-cell-address="'Win Distribution'.X51" table:end-x="1.2768in" table:end-y="0.1307in" draw:z-index="0" draw:name="Chart 6" draw:style-name="gr1" draw:text-style-name="P1" svg:width="8.5866in" svg:height="6.8457in" svg:x="0.6874in" svg:y="0.1602in">
              <draw:object draw:notify-on-update-of-ranges="'Win Distribution'.K9:'Win Distribution'.K31 'Win Distribution'.O7:'Win Distribution'.O7 'Win Distribution'.O9:'Win Distribution'.O31 'Win Distribution'.N7:'Win Distribution'.N7 'Win Distribution'.N9:'Win Distribution'.N3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64" table:formula="of:=SUM([.U8:.U17])" office:value-type="float" office:value="10000000" calcext:value-type="float">
            <text:p>10000000</text:p>
          </table:table-cell>
          <table:table-cell table:style-name="ce167" table:formula="of:=SUM([.V8:.V17])" office:value-type="percentage" office:value="1" calcext:value-type="percentage">
            <text:p>100.000%</text:p>
          </table:table-cell>
          <table:table-cell table:style-name="ce167" table:formula="of:=SUM([.W8:.W17])" office:value-type="percentage" office:value="1" calcext:value-type="percentage">
            <text:p>100.000%</text:p>
          </table:table-cell>
          <table:table-cell table:style-name="ce167" table:formula="of:=SUM([.X9:.X17])" office:value-type="percentage" office:value="0.941323" calcext:value-type="percentage">
            <text:p>94.132%</text:p>
          </table:table-cell>
          <table:table-cell table:style-name="ce171"/>
          <table:table-cell table:number-columns-repeated="999"/>
        </table:table-row>
        <table:table-row table:style-name="ro1"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546" calcext:value-type="float">
            <text:p>546</text:p>
          </table:table-cell>
          <table:table-cell table:formula="of:=[.A19]/[.$B$1]" office:value-type="float" office:value="150" calcext:value-type="float">
            <text:p>150</text:p>
          </table:table-cell>
          <table:table-cell table:formula="of:=([.A19]*[.B19])/(SUM([.B$5:.B$1048576])*[.$H$18])" office:value-type="float" office:value="0.00819" calcext:value-type="float">
            <text:p>0.00819</text:p>
          </table:table-cell>
          <table:table-cell table:style-name="ce104" table:formula="of:=[.D19]+[.E18]" office:value-type="float" office:value="0.818482" calcext:value-type="float">
            <text:p>0.818482</text:p>
          </table:table-cell>
          <table:table-cell table:style-name="ce106" table:formula="of:=((SUM([.D$5:.D$1048576])-[.C19])^2)*([.B19]/[.$B$2])" office:value-type="float" office:value="1.21312950971887" calcext:value-type="float">
            <text:p>1.21</text:p>
          </table:table-cell>
          <table:table-cell/>
          <table:table-cell table:style-name="ce115"/>
          <table:table-cell table:style-name="ce127" table:formula="of:=[.J18]" office:value-type="float" office:value="10" calcext:value-type="float">
            <text:p>10.00</text:p>
          </table:table-cell>
          <table:table-cell table:style-name="ce133" office:value-type="float" office:value="15" calcext:value-type="float">
            <text:p>15</text:p>
          </table:table-cell>
          <table:table-cell table:style-name="ce127" table:formula="of:=COM.MICROSOFT.CONCAT([.I19];&quot; - &quot;;[.J19])" office:value-type="string" office:string-value="10 - 15" calcext:value-type="string">
            <text:p>10 - 15</text:p>
          </table:table-cell>
          <table:table-cell table:style-name="ce142" table:formula="of:=SUMIF([.A$5:.A$11977];COM.MICROSOFT.CONCAT(&quot;&lt;&quot;;[.$H$18]*[.$J19]);[.B$5:.B$11977])-SUMIF([.A$5:.A$11977];COM.MICROSOFT.CONCAT(&quot;&lt;&quot;;[.$H$18]*[.$I19]);[.B$5:.B$11977])" office:value-type="float" office:value="125179" calcext:value-type="float">
            <text:p>125179</text:p>
          </table:table-cell>
          <table:table-cell table:style-name="ce146" table:formula="of:=[.L19]/[.L$32]" office:value-type="percentage" office:value="0.0125179" calcext:value-type="percentage">
            <text:p>1.252%</text:p>
          </table:table-cell>
          <table:table-cell table:style-name="ce148" table:formula="of:=[.L19]/SUM([.L$9:.L$31])" office:value-type="percentage" office:value="0.243090564484181" calcext:value-type="percentage">
            <text:p>24.309%</text:p>
          </table:table-cell>
          <table:table-cell table:style-name="ce153" table:formula="of:=SUMIF([.A$5:.A$100000];COM.MICROSOFT.CONCAT(&quot;&lt;&quot;;[.$H$18]*[.$J19]);[.D$5:.D$100000])-SUMIF([.A$5:.A$100000];COM.MICROSOFT.CONCAT(&quot;&lt;&quot;;[.$H$18]*[.$I19]);[.D$5:.D$100000])" office:value-type="percentage" office:value="0.125179" calcext:value-type="percentage">
            <text:p>12.52%</text:p>
          </table:table-cell>
          <table:table-cell table:number-columns-repeated="1009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35" calcext:value-type="float">
            <text:p>535</text:p>
          </table:table-cell>
          <table:table-cell table:formula="of:=[.A20]/[.$B$1]" office:value-type="float" office:value="200" calcext:value-type="float">
            <text:p>200</text:p>
          </table:table-cell>
          <table:table-cell table:formula="of:=([.A20]*[.B20])/(SUM([.B$5:.B$1048576])*[.$H$18])" office:value-type="float" office:value="0.0107" calcext:value-type="float">
            <text:p>0.0107</text:p>
          </table:table-cell>
          <table:table-cell table:style-name="ce104" table:formula="of:=[.D20]+[.E19]" office:value-type="float" office:value="0.829182" calcext:value-type="float">
            <text:p>0.829182</text:p>
          </table:table-cell>
          <table:table-cell table:style-name="ce106" table:formula="of:=((SUM([.D$5:.D$1048576])-[.C20])^2)*([.B20]/[.$B$2])" office:value-type="float" office:value="2.11990309356098" calcext:value-type="float">
            <text:p>2.12</text:p>
          </table:table-cell>
          <table:table-cell/>
          <table:table-cell table:style-name="ce115"/>
          <table:table-cell table:style-name="ce127" table:formula="of:=[.J19]" office:value-type="float" office:value="15" calcext:value-type="float">
            <text:p>15.00</text:p>
          </table:table-cell>
          <table:table-cell table:style-name="ce135" office:value-type="float" office:value="20" calcext:value-type="float">
            <text:p>20</text:p>
          </table:table-cell>
          <table:table-cell table:style-name="ce127" table:formula="of:=COM.MICROSOFT.CONCAT([.I20];&quot; - &quot;;[.J20])" office:value-type="string" office:string-value="15 - 20" calcext:value-type="string">
            <text:p>15 - 20</text:p>
          </table:table-cell>
          <table:table-cell table:style-name="ce142" table:formula="of:=SUMIF([.A$5:.A$11977];COM.MICROSOFT.CONCAT(&quot;&lt;&quot;;[.$H$18]*[.$J20]);[.B$5:.B$11977])-SUMIF([.A$5:.A$11977];COM.MICROSOFT.CONCAT(&quot;&lt;&quot;;[.$H$18]*[.$I20]);[.B$5:.B$11977])" office:value-type="float" office:value="57125" calcext:value-type="float">
            <text:p>57125</text:p>
          </table:table-cell>
          <table:table-cell table:style-name="ce146" table:formula="of:=[.L20]/[.L$32]" office:value-type="percentage" office:value="0.0057125" calcext:value-type="percentage">
            <text:p>0.571%</text:p>
          </table:table-cell>
          <table:table-cell table:style-name="ce148" table:formula="of:=[.L20]/SUM([.L$9:.L$31])" office:value-type="percentage" office:value="0.11093353115266" calcext:value-type="percentage">
            <text:p>11.093%</text:p>
          </table:table-cell>
          <table:table-cell table:style-name="ce153" table:formula="of:=SUMIF([.A$5:.A$100000];COM.MICROSOFT.CONCAT(&quot;&lt;&quot;;[.$H$18]*[.$J20]);[.D$5:.D$100000])-SUMIF([.A$5:.A$100000];COM.MICROSOFT.CONCAT(&quot;&lt;&quot;;[.$H$18]*[.$I20]);[.D$5:.D$100000])" office:value-type="percentage" office:value="0.0856875" calcext:value-type="percentage">
            <text:p>8.57%</text:p>
          </table:table-cell>
          <table:table-cell table:number-columns-repeated="1009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518" calcext:value-type="float">
            <text:p>518</text:p>
          </table:table-cell>
          <table:table-cell table:formula="of:=[.A21]/[.$B$1]" office:value-type="float" office:value="60" calcext:value-type="float">
            <text:p>60</text:p>
          </table:table-cell>
          <table:table-cell table:formula="of:=([.A21]*[.B21])/(SUM([.B$5:.B$1048576])*[.$H$18])" office:value-type="float" office:value="0.003108" calcext:value-type="float">
            <text:p>0.003108</text:p>
          </table:table-cell>
          <table:table-cell table:style-name="ce104" table:formula="of:=[.D21]+[.E20]" office:value-type="float" office:value="0.83229" calcext:value-type="float">
            <text:p>0.83229</text:p>
          </table:table-cell>
          <table:table-cell table:style-name="ce106" table:formula="of:=((SUM([.D$5:.D$1048576])-[.C21])^2)*([.B21]/[.$B$2])" office:value-type="float" office:value="0.180674635641699" calcext:value-type="float">
            <text:p>0.18</text:p>
          </table:table-cell>
          <table:table-cell/>
          <table:table-cell table:style-name="ce115"/>
          <table:table-cell table:style-name="ce127" table:formula="of:=[.J20]" office:value-type="float" office:value="20" calcext:value-type="float">
            <text:p>20.00</text:p>
          </table:table-cell>
          <table:table-cell table:style-name="ce135" office:value-type="float" office:value="25" calcext:value-type="float">
            <text:p>25</text:p>
          </table:table-cell>
          <table:table-cell table:style-name="ce127" table:formula="of:=COM.MICROSOFT.CONCAT([.I21];&quot; - &quot;;[.J21])" office:value-type="string" office:string-value="20 - 25" calcext:value-type="string">
            <text:p>20 - 25</text:p>
          </table:table-cell>
          <table:table-cell table:style-name="ce142" table:formula="of:=SUMIF([.A$5:.A$11977];COM.MICROSOFT.CONCAT(&quot;&lt;&quot;;[.$H$18]*[.$J21]);[.B$5:.B$11977])-SUMIF([.A$5:.A$11977];COM.MICROSOFT.CONCAT(&quot;&lt;&quot;;[.$H$18]*[.$I21]);[.B$5:.B$11977])" office:value-type="float" office:value="11248" calcext:value-type="float">
            <text:p>11248</text:p>
          </table:table-cell>
          <table:table-cell table:style-name="ce146" table:formula="of:=[.L21]/[.L$32]" office:value-type="percentage" office:value="0.0011248" calcext:value-type="percentage">
            <text:p>0.112%</text:p>
          </table:table-cell>
          <table:table-cell table:style-name="ce148" table:formula="of:=[.L21]/SUM([.L$9:.L$31])" office:value-type="percentage" office:value="0.0218429822040284" calcext:value-type="percentage">
            <text:p>2.184%</text:p>
          </table:table-cell>
          <table:table-cell table:style-name="ce153" table:formula="of:=SUMIF([.A$5:.A$100000];COM.MICROSOFT.CONCAT(&quot;&lt;&quot;;[.$H$18]*[.$J21]);[.D$5:.D$100000])-SUMIF([.A$5:.A$100000];COM.MICROSOFT.CONCAT(&quot;&lt;&quot;;[.$H$18]*[.$I21]);[.D$5:.D$100000])" office:value-type="percentage" office:value="0.022496" calcext:value-type="percentage">
            <text:p>2.25%</text:p>
          </table:table-cell>
          <table:table-cell table:number-columns-repeated="1009"/>
        </table:table-row>
        <table:table-row table:style-name="ro1">
          <table:table-cell table:style-name="Default" office:value-type="float" office:value="750" calcext:value-type="float">
            <text:p>750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A22]/[.$B$1]" office:value-type="float" office:value="750" calcext:value-type="float">
            <text:p>750</text:p>
          </table:table-cell>
          <table:table-cell table:formula="of:=([.A22]*[.B22])/(SUM([.B$5:.B$1048576])*[.$H$18])" office:value-type="float" office:value="0.030375" calcext:value-type="float">
            <text:p>0.030375</text:p>
          </table:table-cell>
          <table:table-cell table:style-name="ce104" table:formula="of:=[.D22]+[.E21]" office:value-type="float" office:value="0.862665" calcext:value-type="float">
            <text:p>0.862665</text:p>
          </table:table-cell>
          <table:table-cell table:style-name="ce106" table:formula="of:=((SUM([.D$5:.D$1048576])-[.C22])^2)*([.B22]/[.$B$2])" office:value-type="float" office:value="22.7241005143541" calcext:value-type="float">
            <text:p>22.72</text:p>
          </table:table-cell>
          <table:table-cell/>
          <table:table-cell table:style-name="ce115"/>
          <table:table-cell table:style-name="ce127" table:formula="of:=[.J21]" office:value-type="float" office:value="25" calcext:value-type="float">
            <text:p>25.00</text:p>
          </table:table-cell>
          <table:table-cell table:style-name="ce135" office:value-type="float" office:value="40" calcext:value-type="float">
            <text:p>40</text:p>
          </table:table-cell>
          <table:table-cell table:style-name="ce127" table:formula="of:=COM.MICROSOFT.CONCAT([.I22];&quot; - &quot;;[.J22])" office:value-type="string" office:string-value="25 - 40" calcext:value-type="string">
            <text:p>25 - 40</text:p>
          </table:table-cell>
          <table:table-cell table:style-name="ce142" table:formula="of:=SUMIF([.A$5:.A$11977];COM.MICROSOFT.CONCAT(&quot;&lt;&quot;;[.$H$18]*[.$J22]);[.B$5:.B$11977])-SUMIF([.A$5:.A$11977];COM.MICROSOFT.CONCAT(&quot;&lt;&quot;;[.$H$18]*[.$I22]);[.B$5:.B$11977])" office:value-type="float" office:value="19456" calcext:value-type="float">
            <text:p>19456</text:p>
          </table:table-cell>
          <table:table-cell table:style-name="ce146" table:formula="of:=[.L22]/[.L$32]" office:value-type="percentage" office:value="0.0019456" calcext:value-type="percentage">
            <text:p>0.195%</text:p>
          </table:table-cell>
          <table:table-cell table:style-name="ce148" table:formula="of:=[.L22]/SUM([.L$9:.L$31])" office:value-type="percentage" office:value="0.0377824557042653" calcext:value-type="percentage">
            <text:p>3.778%</text:p>
          </table:table-cell>
          <table:table-cell table:style-name="ce153" table:formula="of:=SUMIF([.A$5:.A$100000];COM.MICROSOFT.CONCAT(&quot;&lt;&quot;;[.$H$18]*[.$J22]);[.D$5:.D$100000])-SUMIF([.A$5:.A$100000];COM.MICROSOFT.CONCAT(&quot;&lt;&quot;;[.$H$18]*[.$I22]);[.D$5:.D$100000])" office:value-type="percentage" office:value="0.052164" calcext:value-type="percentage">
            <text:p>5.22%</text:p>
          </table:table-cell>
          <table:table-cell table:number-columns-repeated="1009"/>
        </table:table-row>
        <table:table-row table:style-name="ro1">
          <table:table-cell table:style-name="Default" office:value-type="float" office:value="510" calcext:value-type="float">
            <text:p>510</text:p>
          </table:table-cell>
          <table:table-cell table:style-name="Default" office:value-type="float" office:value="346" calcext:value-type="float">
            <text:p>346</text:p>
          </table:table-cell>
          <table:table-cell table:formula="of:=[.A23]/[.$B$1]" office:value-type="float" office:value="510" calcext:value-type="float">
            <text:p>510</text:p>
          </table:table-cell>
          <table:table-cell table:formula="of:=([.A23]*[.B23])/(SUM([.B$5:.B$1048576])*[.$H$18])" office:value-type="float" office:value="0.017646" calcext:value-type="float">
            <text:p>0.017646</text:p>
          </table:table-cell>
          <table:table-cell table:style-name="ce104" table:formula="of:=[.D23]+[.E22]" office:value-type="float" office:value="0.880311" calcext:value-type="float">
            <text:p>0.880311</text:p>
          </table:table-cell>
          <table:table-cell table:style-name="ce106" table:formula="of:=((SUM([.D$5:.D$1048576])-[.C23])^2)*([.B23]/[.$B$2])" office:value-type="float" office:value="8.96626948736307" calcext:value-type="float">
            <text:p>8.97</text:p>
          </table:table-cell>
          <table:table-cell/>
          <table:table-cell table:style-name="ce115"/>
          <table:table-cell table:style-name="ce127" table:formula="of:=[.J22]" office:value-type="float" office:value="40" calcext:value-type="float">
            <text:p>40.00</text:p>
          </table:table-cell>
          <table:table-cell table:style-name="ce135" office:value-type="float" office:value="50" calcext:value-type="float">
            <text:p>50</text:p>
          </table:table-cell>
          <table:table-cell table:style-name="ce127" table:formula="of:=COM.MICROSOFT.CONCAT([.I23];&quot; - &quot;;[.J23])" office:value-type="string" office:string-value="40 - 50" calcext:value-type="string">
            <text:p>40 - 50</text:p>
          </table:table-cell>
          <table:table-cell table:style-name="ce142" table:formula="of:=SUMIF([.A$5:.A$11977];COM.MICROSOFT.CONCAT(&quot;&lt;&quot;;[.$H$18]*[.$J23]);[.B$5:.B$11977])-SUMIF([.A$5:.A$11977];COM.MICROSOFT.CONCAT(&quot;&lt;&quot;;[.$H$18]*[.$I23]);[.B$5:.B$11977])" office:value-type="float" office:value="1765" calcext:value-type="float">
            <text:p>1765</text:p>
          </table:table-cell>
          <table:table-cell table:style-name="ce146" table:formula="of:=[.L23]/[.L$32]" office:value-type="percentage" office:value="0.0001765" calcext:value-type="percentage">
            <text:p>0.018%</text:p>
          </table:table-cell>
          <table:table-cell table:style-name="ce148" table:formula="of:=[.L23]/SUM([.L$9:.L$31])" office:value-type="percentage" office:value="0.00342753054677365" calcext:value-type="percentage">
            <text:p>0.343%</text:p>
          </table:table-cell>
          <table:table-cell table:style-name="ce153" table:formula="of:=SUMIF([.A$5:.A$100000];COM.MICROSOFT.CONCAT(&quot;&lt;&quot;;[.$H$18]*[.$J23]);[.D$5:.D$100000])-SUMIF([.A$5:.A$100000];COM.MICROSOFT.CONCAT(&quot;&lt;&quot;;[.$H$18]*[.$I23]);[.D$5:.D$100000])" office:value-type="percentage" office:value="0.00734499999999994" calcext:value-type="percentage">
            <text:p>0.73%</text:p>
          </table:table-cell>
          <table:table-cell table:number-columns-repeated="1009"/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317" calcext:value-type="float">
            <text:p>317</text:p>
          </table:table-cell>
          <table:table-cell table:formula="of:=[.A24]/[.$B$1]" office:value-type="float" office:value="110" calcext:value-type="float">
            <text:p>110</text:p>
          </table:table-cell>
          <table:table-cell table:formula="of:=([.A24]*[.B24])/(SUM([.B$5:.B$1048576])*[.$H$18])" office:value-type="float" office:value="0.003487" calcext:value-type="float">
            <text:p>0.003487</text:p>
          </table:table-cell>
          <table:table-cell table:style-name="ce104" table:formula="of:=[.D24]+[.E23]" office:value-type="float" office:value="0.883798" calcext:value-type="float">
            <text:p>0.883798</text:p>
          </table:table-cell>
          <table:table-cell table:style-name="ce106" table:formula="of:=((SUM([.D$5:.D$1048576])-[.C24])^2)*([.B24]/[.$B$2])" office:value-type="float" office:value="0.377033302418993" calcext:value-type="float">
            <text:p>0.38</text:p>
          </table:table-cell>
          <table:table-cell/>
          <table:table-cell table:style-name="ce115"/>
          <table:table-cell table:style-name="ce127" table:formula="of:=[.J23]" office:value-type="float" office:value="50" calcext:value-type="float">
            <text:p>50.00</text:p>
          </table:table-cell>
          <table:table-cell table:style-name="ce135" office:value-type="float" office:value="75" calcext:value-type="float">
            <text:p>75</text:p>
          </table:table-cell>
          <table:table-cell table:style-name="ce127" table:formula="of:=COM.MICROSOFT.CONCAT([.I24];&quot; - &quot;;[.J24])" office:value-type="string" office:string-value="50 - 75" calcext:value-type="string">
            <text:p>50 - 75</text:p>
          </table:table-cell>
          <table:table-cell table:style-name="ce142" table:formula="of:=SUMIF([.A$5:.A$11977];COM.MICROSOFT.CONCAT(&quot;&lt;&quot;;[.$H$18]*[.$J24]);[.B$5:.B$11977])-SUMIF([.A$5:.A$11977];COM.MICROSOFT.CONCAT(&quot;&lt;&quot;;[.$H$18]*[.$I24]);[.B$5:.B$11977])" office:value-type="float" office:value="9983" calcext:value-type="float">
            <text:p>9983</text:p>
          </table:table-cell>
          <table:table-cell table:style-name="ce146" table:formula="of:=[.L24]/[.L$32]" office:value-type="percentage" office:value="0.0009983" calcext:value-type="percentage">
            <text:p>0.100%</text:p>
          </table:table-cell>
          <table:table-cell table:style-name="ce148" table:formula="of:=[.L24]/SUM([.L$9:.L$31])" office:value-type="percentage" office:value="0.0193864234835362" calcext:value-type="percentage">
            <text:p>1.939%</text:p>
          </table:table-cell>
          <table:table-cell table:style-name="ce153" table:formula="of:=SUMIF([.A$5:.A$100000];COM.MICROSOFT.CONCAT(&quot;&lt;&quot;;[.$H$18]*[.$J24]);[.D$5:.D$100000])-SUMIF([.A$5:.A$100000];COM.MICROSOFT.CONCAT(&quot;&lt;&quot;;[.$H$18]*[.$I24]);[.D$5:.D$100000])" office:value-type="percentage" office:value="0.0511405" calcext:value-type="percentage">
            <text:p>5.11%</text:p>
          </table:table-cell>
          <table:table-cell table:number-columns-repeated="1009"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206" calcext:value-type="float">
            <text:p>206</text:p>
          </table:table-cell>
          <table:table-cell table:formula="of:=[.A25]/[.$B$1]" office:value-type="float" office:value="65" calcext:value-type="float">
            <text:p>65</text:p>
          </table:table-cell>
          <table:table-cell table:formula="of:=([.A25]*[.B25])/(SUM([.B$5:.B$1048576])*[.$H$18])" office:value-type="float" office:value="0.001339" calcext:value-type="float">
            <text:p>0.001339</text:p>
          </table:table-cell>
          <table:table-cell table:style-name="ce104" table:formula="of:=[.D25]+[.E24]" office:value-type="float" office:value="0.885137" calcext:value-type="float">
            <text:p>0.885137</text:p>
          </table:table-cell>
          <table:table-cell table:style-name="ce106" table:formula="of:=((SUM([.D$5:.D$1048576])-[.C25])^2)*([.B25]/[.$B$2])" office:value-type="float" office:value="0.0845323904392008" calcext:value-type="float">
            <text:p>0.08</text:p>
          </table:table-cell>
          <table:table-cell/>
          <table:table-cell table:style-name="ce115"/>
          <table:table-cell table:style-name="ce127" table:formula="of:=[.J24]" office:value-type="float" office:value="75" calcext:value-type="float">
            <text:p>75.00</text:p>
          </table:table-cell>
          <table:table-cell table:style-name="ce135" office:value-type="float" office:value="100" calcext:value-type="float">
            <text:p>100</text:p>
          </table:table-cell>
          <table:table-cell table:style-name="ce127" table:formula="of:=COM.MICROSOFT.CONCAT([.I25];&quot; - &quot;;[.J25])" office:value-type="string" office:string-value="75 - 100" calcext:value-type="string">
            <text:p>75 - 100</text:p>
          </table:table-cell>
          <table:table-cell table:style-name="ce142" table:formula="of:=SUMIF([.A$5:.A$11977];COM.MICROSOFT.CONCAT(&quot;&lt;&quot;;[.$H$18]*[.$J25]);[.B$5:.B$11977])-SUMIF([.A$5:.A$11977];COM.MICROSOFT.CONCAT(&quot;&lt;&quot;;[.$H$18]*[.$I25]);[.B$5:.B$11977])" office:value-type="float" office:value="192" calcext:value-type="float">
            <text:p>192</text:p>
          </table:table-cell>
          <table:table-cell table:style-name="ce146" table:formula="of:=[.L25]/[.L$32]" office:value-type="percentage" office:value="0.0000192" calcext:value-type="percentage">
            <text:p>0.002%</text:p>
          </table:table-cell>
          <table:table-cell table:style-name="ce148" table:formula="of:=[.L25]/SUM([.L$9:.L$31])" office:value-type="percentage" office:value="0.000372853181292092" calcext:value-type="percentage">
            <text:p>0.037%</text:p>
          </table:table-cell>
          <table:table-cell table:style-name="ce153" table:formula="of:=SUMIF([.A$5:.A$100000];COM.MICROSOFT.CONCAT(&quot;&lt;&quot;;[.$H$18]*[.$J25]);[.D$5:.D$100000])-SUMIF([.A$5:.A$100000];COM.MICROSOFT.CONCAT(&quot;&lt;&quot;;[.$H$18]*[.$I25]);[.D$5:.D$100000])" office:value-type="percentage" office:value="0.0015425" calcext:value-type="percentage">
            <text:p>0.15%</text:p>
          </table:table-cell>
          <table:table-cell table:number-columns-repeated="1009"/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69" calcext:value-type="float">
            <text:p>169</text:p>
          </table:table-cell>
          <table:table-cell table:formula="of:=[.A26]/[.$B$1]" office:value-type="float" office:value="55" calcext:value-type="float">
            <text:p>55</text:p>
          </table:table-cell>
          <table:table-cell table:formula="of:=([.A26]*[.B26])/(SUM([.B$5:.B$1048576])*[.$H$18])" office:value-type="float" office:value="0.0009295" calcext:value-type="float">
            <text:p>0.0009295</text:p>
          </table:table-cell>
          <table:table-cell table:style-name="ce104" table:formula="of:=[.D26]+[.E25]" office:value-type="float" office:value="0.8860665" calcext:value-type="float">
            <text:p>0.8860665</text:p>
          </table:table-cell>
          <table:table-cell table:style-name="ce106" table:formula="of:=((SUM([.D$5:.D$1048576])-[.C26])^2)*([.B26]/[.$B$2])" office:value-type="float" office:value="0.0493875554469366" calcext:value-type="float">
            <text:p>0.05</text:p>
          </table:table-cell>
          <table:table-cell/>
          <table:table-cell table:style-name="ce115"/>
          <table:table-cell table:style-name="ce127" table:formula="of:=[.J25]" office:value-type="float" office:value="100" calcext:value-type="float">
            <text:p>100.00</text:p>
          </table:table-cell>
          <table:table-cell table:style-name="ce135" office:value-type="float" office:value="150" calcext:value-type="float">
            <text:p>150</text:p>
          </table:table-cell>
          <table:table-cell table:style-name="ce127" table:formula="of:=COM.MICROSOFT.CONCAT([.I26];&quot; - &quot;;[.J26])" office:value-type="string" office:string-value="100 - 150" calcext:value-type="string">
            <text:p>100 - 150</text:p>
          </table:table-cell>
          <table:table-cell table:style-name="ce142" table:formula="of:=SUMIF([.A$5:.A$11977];COM.MICROSOFT.CONCAT(&quot;&lt;&quot;;[.$H$18]*[.$J26]);[.B$5:.B$11977])-SUMIF([.A$5:.A$11977];COM.MICROSOFT.CONCAT(&quot;&lt;&quot;;[.$H$18]*[.$I26]);[.B$5:.B$11977])" office:value-type="float" office:value="5653" calcext:value-type="float">
            <text:p>5653</text:p>
          </table:table-cell>
          <table:table-cell table:style-name="ce146" table:formula="of:=[.L26]/[.L$32]" office:value-type="percentage" office:value="0.0005653" calcext:value-type="percentage">
            <text:p>0.057%</text:p>
          </table:table-cell>
          <table:table-cell table:style-name="ce148" table:formula="of:=[.L26]/SUM([.L$9:.L$31])" office:value-type="percentage" office:value="0.0109778074679385" calcext:value-type="percentage">
            <text:p>1.098%</text:p>
          </table:table-cell>
          <table:table-cell table:style-name="ce153" table:formula="of:=SUMIF([.A$5:.A$100000];COM.MICROSOFT.CONCAT(&quot;&lt;&quot;;[.$H$18]*[.$J26]);[.D$5:.D$100000])-SUMIF([.A$5:.A$100000];COM.MICROSOFT.CONCAT(&quot;&lt;&quot;;[.$H$18]*[.$I26]);[.D$5:.D$100000])" office:value-type="percentage" office:value="0.0575215000000001" calcext:value-type="percentage">
            <text:p>5.75%</text:p>
          </table:table-cell>
          <table:table-cell table:number-columns-repeated="1009"/>
        </table:table-row>
        <table:table-row table:style-name="ro1"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161" calcext:value-type="float">
            <text:p>161</text:p>
          </table:table-cell>
          <table:table-cell table:formula="of:=[.A27]/[.$B$1]" office:value-type="float" office:value="410" calcext:value-type="float">
            <text:p>410</text:p>
          </table:table-cell>
          <table:table-cell table:formula="of:=([.A27]*[.B27])/(SUM([.B$5:.B$1048576])*[.$H$18])" office:value-type="float" office:value="0.006601" calcext:value-type="float">
            <text:p>0.006601</text:p>
          </table:table-cell>
          <table:table-cell table:style-name="ce104" table:formula="of:=[.D27]+[.E26]" office:value-type="float" office:value="0.8926675" calcext:value-type="float">
            <text:p>0.8926675</text:p>
          </table:table-cell>
          <table:table-cell table:style-name="ce106" table:formula="of:=((SUM([.D$5:.D$1048576])-[.C27])^2)*([.B27]/[.$B$2])" office:value-type="float" office:value="2.69399691978674" calcext:value-type="float">
            <text:p>2.69</text:p>
          </table:table-cell>
          <table:table-cell/>
          <table:table-cell table:style-name="ce115"/>
          <table:table-cell table:style-name="ce127" table:formula="of:=[.J26]" office:value-type="float" office:value="150" calcext:value-type="float">
            <text:p>150.00</text:p>
          </table:table-cell>
          <table:table-cell table:style-name="ce135" office:value-type="float" office:value="200" calcext:value-type="float">
            <text:p>200</text:p>
          </table:table-cell>
          <table:table-cell table:style-name="ce127" table:formula="of:=COM.MICROSOFT.CONCAT([.I27];&quot; - &quot;;[.J27])" office:value-type="string" office:string-value="150 - 200" calcext:value-type="string">
            <text:p>150 - 200</text:p>
          </table:table-cell>
          <table:table-cell table:style-name="ce142" table:formula="of:=SUMIF([.A$5:.A$11977];COM.MICROSOFT.CONCAT(&quot;&lt;&quot;;[.$H$18]*[.$J27]);[.B$5:.B$11977])-SUMIF([.A$5:.A$11977];COM.MICROSOFT.CONCAT(&quot;&lt;&quot;;[.$H$18]*[.$I27]);[.B$5:.B$11977])" office:value-type="float" office:value="646" calcext:value-type="float">
            <text:p>646</text:p>
          </table:table-cell>
          <table:table-cell table:style-name="ce146" table:formula="of:=[.L27]/[.L$32]" office:value-type="percentage" office:value="0.0000646" calcext:value-type="percentage">
            <text:p>0.006%</text:p>
          </table:table-cell>
          <table:table-cell table:style-name="ce148" table:formula="of:=[.L27]/SUM([.L$9:.L$31])" office:value-type="percentage" office:value="0.00125449559955568" calcext:value-type="percentage">
            <text:p>0.125%</text:p>
          </table:table-cell>
          <table:table-cell table:style-name="ce153" table:formula="of:=SUMIF([.A$5:.A$100000];COM.MICROSOFT.CONCAT(&quot;&lt;&quot;;[.$H$18]*[.$J27]);[.D$5:.D$100000])-SUMIF([.A$5:.A$100000];COM.MICROSOFT.CONCAT(&quot;&lt;&quot;;[.$H$18]*[.$I27]);[.D$5:.D$100000])" office:value-type="percentage" office:value="0.00984999999999991" calcext:value-type="percentage">
            <text:p>0.98%</text:p>
          </table:table-cell>
          <table:table-cell table:number-columns-repeated="1009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57" calcext:value-type="float">
            <text:p>157</text:p>
          </table:table-cell>
          <table:table-cell table:formula="of:=[.A28]/[.$B$1]" office:value-type="float" office:value="70" calcext:value-type="float">
            <text:p>70</text:p>
          </table:table-cell>
          <table:table-cell table:formula="of:=([.A28]*[.B28])/(SUM([.B$5:.B$1048576])*[.$H$18])" office:value-type="float" office:value="0.001099" calcext:value-type="float">
            <text:p>0.001099</text:p>
          </table:table-cell>
          <table:table-cell table:style-name="ce104" table:formula="of:=[.D28]+[.E27]" office:value-type="float" office:value="0.8937665" calcext:value-type="float">
            <text:p>0.8937665</text:p>
          </table:table-cell>
          <table:table-cell table:style-name="ce106" table:formula="of:=((SUM([.D$5:.D$1048576])-[.C28])^2)*([.B28]/[.$B$2])" office:value-type="float" office:value="0.0748748836431482" calcext:value-type="float">
            <text:p>0.07</text:p>
          </table:table-cell>
          <table:table-cell/>
          <table:table-cell table:style-name="ce115"/>
          <table:table-cell table:style-name="ce127" table:formula="of:=[.J27]" office:value-type="float" office:value="200" calcext:value-type="float">
            <text:p>200.00</text:p>
          </table:table-cell>
          <table:table-cell table:style-name="ce135" office:value-type="float" office:value="300" calcext:value-type="float">
            <text:p>300</text:p>
          </table:table-cell>
          <table:table-cell table:style-name="ce127" table:formula="of:=COM.MICROSOFT.CONCAT([.I28];&quot; - &quot;;[.J28])" office:value-type="string" office:string-value="200 - 300" calcext:value-type="string">
            <text:p>200 - 300</text:p>
          </table:table-cell>
          <table:table-cell table:style-name="ce142" table:formula="of:=SUMIF([.A$5:.A$11977];COM.MICROSOFT.CONCAT(&quot;&lt;&quot;;[.$H$18]*[.$J28]);[.B$5:.B$11977])-SUMIF([.A$5:.A$11977];COM.MICROSOFT.CONCAT(&quot;&lt;&quot;;[.$H$18]*[.$I28]);[.B$5:.B$11977])" office:value-type="float" office:value="618" calcext:value-type="float">
            <text:p>618</text:p>
          </table:table-cell>
          <table:table-cell table:style-name="ce146" table:formula="of:=[.L28]/[.L$32]" office:value-type="percentage" office:value="0.0000618" calcext:value-type="percentage">
            <text:p>0.006%</text:p>
          </table:table-cell>
          <table:table-cell table:style-name="ce148" table:formula="of:=[.L28]/SUM([.L$9:.L$31])" office:value-type="percentage" office:value="0.00120012117728392" calcext:value-type="percentage">
            <text:p>0.120%</text:p>
          </table:table-cell>
          <table:table-cell table:style-name="ce153" table:formula="of:=SUMIF([.A$5:.A$100000];COM.MICROSOFT.CONCAT(&quot;&lt;&quot;;[.$H$18]*[.$J28]);[.D$5:.D$100000])-SUMIF([.A$5:.A$100000];COM.MICROSOFT.CONCAT(&quot;&lt;&quot;;[.$H$18]*[.$I28]);[.D$5:.D$100000])" office:value-type="percentage" office:value="0.0125040000000001" calcext:value-type="percentage">
            <text:p>1.25%</text:p>
          </table:table-cell>
          <table:table-cell table:number-columns-repeated="1009"/>
        </table:table-row>
        <table:table-row table:style-name="ro1">
          <table:table-cell table:style-name="Default" office:value-type="float" office:value="515" calcext:value-type="float">
            <text:p>515</text:p>
          </table:table-cell>
          <table:table-cell table:style-name="Default" office:value-type="float" office:value="102" calcext:value-type="float">
            <text:p>102</text:p>
          </table:table-cell>
          <table:table-cell table:formula="of:=[.A29]/[.$B$1]" office:value-type="float" office:value="515" calcext:value-type="float">
            <text:p>515</text:p>
          </table:table-cell>
          <table:table-cell table:formula="of:=([.A29]*[.B29])/(SUM([.B$5:.B$1048576])*[.$H$18])" office:value-type="float" office:value="0.005253" calcext:value-type="float">
            <text:p>0.005253</text:p>
          </table:table-cell>
          <table:table-cell table:style-name="ce104" table:formula="of:=[.D29]+[.E28]" office:value-type="float" office:value="0.8990195" calcext:value-type="float">
            <text:p>0.8990195</text:p>
          </table:table-cell>
          <table:table-cell table:style-name="ce106" table:formula="of:=((SUM([.D$5:.D$1048576])-[.C29])^2)*([.B29]/[.$B$2])" office:value-type="float" office:value="2.6954144986697" calcext:value-type="float">
            <text:p>2.70</text:p>
          </table:table-cell>
          <table:table-cell/>
          <table:table-cell table:style-name="ce115"/>
          <table:table-cell table:style-name="ce127" table:formula="of:=[.J28]" office:value-type="float" office:value="300" calcext:value-type="float">
            <text:p>300.00</text:p>
          </table:table-cell>
          <table:table-cell table:style-name="ce135" office:value-type="float" office:value="400" calcext:value-type="float">
            <text:p>400</text:p>
          </table:table-cell>
          <table:table-cell table:style-name="ce127" table:formula="of:=COM.MICROSOFT.CONCAT([.I29];&quot; - &quot;;[.J29])" office:value-type="string" office:string-value="300 - 400" calcext:value-type="string">
            <text:p>300 - 400</text:p>
          </table:table-cell>
          <table:table-cell table:style-name="ce142" table:formula="of:=SUMIF([.A$5:.A$11977];COM.MICROSOFT.CONCAT(&quot;&lt;&quot;;[.$H$18]*[.$J29]);[.B$5:.B$11977])-SUMIF([.A$5:.A$11977];COM.MICROSOFT.CONCAT(&quot;&lt;&quot;;[.$H$18]*[.$I29]);[.B$5:.B$11977])" office:value-type="float" office:value="3" calcext:value-type="float">
            <text:p>3</text:p>
          </table:table-cell>
          <table:table-cell table:style-name="ce146" table:formula="of:=[.L29]/[.L$32]" office:value-type="percentage" office:value="0.0000003" calcext:value-type="percentage">
            <text:p>0.000%</text:p>
          </table:table-cell>
          <table:table-cell table:style-name="ce148" table:formula="of:=[.L29]/SUM([.L$9:.L$31])" office:value-type="percentage" office:value="0.00000582583095768893" calcext:value-type="percentage">
            <text:p>0.001%</text:p>
          </table:table-cell>
          <table:table-cell table:style-name="ce153" table:formula="of:=SUMIF([.A$5:.A$100000];COM.MICROSOFT.CONCAT(&quot;&lt;&quot;;[.$H$18]*[.$J29]);[.D$5:.D$100000])-SUMIF([.A$5:.A$100000];COM.MICROSOFT.CONCAT(&quot;&lt;&quot;;[.$H$18]*[.$I29]);[.D$5:.D$100000])" office:value-type="percentage" office:value="0.0000954999999999151" calcext:value-type="percentage">
            <text:p>0.01%</text:p>
          </table:table-cell>
          <table:table-cell table:number-columns-repeated="1009"/>
        </table:table-row>
        <table:table-row table:style-name="ro1">
          <table:table-cell table:style-name="Default" office:value-type="float" office:value="520" calcext:value-type="float">
            <text:p>520</text:p>
          </table:table-cell>
          <table:table-cell table:style-name="Default" office:value-type="float" office:value="102" calcext:value-type="float">
            <text:p>102</text:p>
          </table:table-cell>
          <table:table-cell table:formula="of:=[.A30]/[.$B$1]" office:value-type="float" office:value="520" calcext:value-type="float">
            <text:p>520</text:p>
          </table:table-cell>
          <table:table-cell table:formula="of:=([.A30]*[.B30])/(SUM([.B$5:.B$1048576])*[.$H$18])" office:value-type="float" office:value="0.005304" calcext:value-type="float">
            <text:p>0.005304</text:p>
          </table:table-cell>
          <table:table-cell table:style-name="ce104" table:formula="of:=[.D30]+[.E29]" office:value-type="float" office:value="0.9043235" calcext:value-type="float">
            <text:p>0.9043235</text:p>
          </table:table-cell>
          <table:table-cell table:style-name="ce106" table:formula="of:=((SUM([.D$5:.D$1048576])-[.C30])^2)*([.B30]/[.$B$2])" office:value-type="float" office:value="2.7481034837237" calcext:value-type="float">
            <text:p>2.75</text:p>
          </table:table-cell>
          <table:table-cell/>
          <table:table-cell table:style-name="ce115"/>
          <table:table-cell table:style-name="ce127" table:formula="of:=[.J29]" office:value-type="float" office:value="400" calcext:value-type="float">
            <text:p>400.00</text:p>
          </table:table-cell>
          <table:table-cell table:style-name="ce135" office:value-type="float" office:value="500" calcext:value-type="float">
            <text:p>500</text:p>
          </table:table-cell>
          <table:table-cell table:style-name="ce127" table:formula="of:=COM.MICROSOFT.CONCAT([.I30];&quot; - &quot;;[.J30])" office:value-type="string" office:string-value="400 - 500" calcext:value-type="string">
            <text:p>400 - 500</text:p>
          </table:table-cell>
          <table:table-cell table:style-name="ce142" table:formula="of:=SUMIF([.A$5:.A$11977];COM.MICROSOFT.CONCAT(&quot;&lt;&quot;;[.$H$18]*[.$J30]);[.B$5:.B$11977])-SUMIF([.A$5:.A$11977];COM.MICROSOFT.CONCAT(&quot;&lt;&quot;;[.$H$18]*[.$I30]);[.B$5:.B$11977])" office:value-type="float" office:value="2940" calcext:value-type="float">
            <text:p>2940</text:p>
          </table:table-cell>
          <table:table-cell table:style-name="ce146" table:formula="of:=[.L30]/[.L$32]" office:value-type="percentage" office:value="0.000294" calcext:value-type="percentage">
            <text:p>0.029%</text:p>
          </table:table-cell>
          <table:table-cell table:style-name="ce148" table:formula="of:=[.L30]/SUM([.L$9:.L$31])" office:value-type="percentage" office:value="0.00570931433853515" calcext:value-type="percentage">
            <text:p>0.571%</text:p>
          </table:table-cell>
          <table:table-cell table:style-name="ce153" table:formula="of:=SUMIF([.A$5:.A$100000];COM.MICROSOFT.CONCAT(&quot;&lt;&quot;;[.$H$18]*[.$J30]);[.D$5:.D$100000])-SUMIF([.A$5:.A$100000];COM.MICROSOFT.CONCAT(&quot;&lt;&quot;;[.$H$18]*[.$I30]);[.D$5:.D$100000])" office:value-type="percentage" office:value="0.1181625" calcext:value-type="percentage">
            <text:p>11.82%</text:p>
          </table:table-cell>
          <table:table-cell table:number-columns-repeated="1009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90" calcext:value-type="float">
            <text:p>90</text:p>
          </table:table-cell>
          <table:table-cell table:formula="of:=[.A31]/[.$B$1]" office:value-type="float" office:value="115" calcext:value-type="float">
            <text:p>115</text:p>
          </table:table-cell>
          <table:table-cell table:formula="of:=([.A31]*[.B31])/(SUM([.B$5:.B$1048576])*[.$H$18])" office:value-type="float" office:value="0.001035" calcext:value-type="float">
            <text:p>0.001035</text:p>
          </table:table-cell>
          <table:table-cell table:style-name="ce104" table:formula="of:=[.D31]+[.E30]" office:value-type="float" office:value="0.9053585" calcext:value-type="float">
            <text:p>0.9053585</text:p>
          </table:table-cell>
          <table:table-cell table:style-name="ce106" table:formula="of:=((SUM([.D$5:.D$1048576])-[.C31])^2)*([.B31]/[.$B$2])" office:value-type="float" office:value="0.117084436190913" calcext:value-type="float">
            <text:p>0.12</text:p>
          </table:table-cell>
          <table:table-cell/>
          <table:table-cell table:style-name="ce119"/>
          <table:table-cell table:style-name="ce127" table:formula="of:=[.J30]" office:value-type="float" office:value="500" calcext:value-type="float">
            <text:p>500.00</text:p>
          </table:table-cell>
          <table:table-cell table:style-name="ce136" office:value-type="float" office:value="100000000" calcext:value-type="float">
            <text:p>100000000</text:p>
          </table:table-cell>
          <table:table-cell table:style-name="ce127" table:formula="of:=COM.MICROSOFT.CONCAT([.I31];&quot; +&quot;)" office:value-type="string" office:string-value="500 +" calcext:value-type="string">
            <text:p>500 +</text:p>
          </table:table-cell>
          <table:table-cell table:style-name="ce142" table:formula="of:=SUMIF([.A$5:.A$11977];COM.MICROSOFT.CONCAT(&quot;&lt;&quot;;[.$H$18]*[.$J31]);[.B$5:.B$11977])-SUMIF([.A$5:.A$11977];COM.MICROSOFT.CONCAT(&quot;&lt;&quot;;[.$H$18]*[.$I31]);[.B$5:.B$11977])" office:value-type="float" office:value="4869" calcext:value-type="float">
            <text:p>4869</text:p>
          </table:table-cell>
          <table:table-cell table:style-name="ce146" table:formula="of:=[.L31]/[.L$32]" office:value-type="percentage" office:value="0.0004869" calcext:value-type="percentage">
            <text:p>0.049%</text:p>
          </table:table-cell>
          <table:table-cell table:style-name="ce149" table:formula="of:=[.L31]/SUM([.L$9:.L$31])" office:value-type="percentage" office:value="0.00945532364432914" calcext:value-type="percentage">
            <text:p>0.946%</text:p>
          </table:table-cell>
          <table:table-cell table:style-name="ce153" table:formula="of:=SUMIF([.A$5:.A$100000];COM.MICROSOFT.CONCAT(&quot;&lt;&quot;;[.$H$18]*[.$J31]);[.D$5:.D$100000])-SUMIF([.A$5:.A$100000];COM.MICROSOFT.CONCAT(&quot;&lt;&quot;;[.$H$18]*[.$I31]);[.D$5:.D$100000])" office:value-type="percentage" office:value="0.2599995" calcext:value-type="percentage">
            <text:p>26.00%</text:p>
          </table:table-cell>
          <table:table-cell table:number-columns-repeated="1009"/>
        </table:table-row>
        <table:table-row table:style-name="ro1"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84" calcext:value-type="float">
            <text:p>84</text:p>
          </table:table-cell>
          <table:table-cell table:formula="of:=[.A32]/[.$B$1]" office:value-type="float" office:value="75" calcext:value-type="float">
            <text:p>75</text:p>
          </table:table-cell>
          <table:table-cell table:formula="of:=([.A32]*[.B32])/(SUM([.B$5:.B$1048576])*[.$H$18])" office:value-type="float" office:value="0.00063" calcext:value-type="float">
            <text:p>0.00063</text:p>
          </table:table-cell>
          <table:table-cell table:style-name="ce104" table:formula="of:=[.D32]+[.E31]" office:value-type="float" office:value="0.9059885" calcext:value-type="float">
            <text:p>0.9059885</text:p>
          </table:table-cell>
          <table:table-cell table:style-name="ce106" table:formula="of:=((SUM([.D$5:.D$1048576])-[.C32])^2)*([.B32]/[.$B$2])" office:value-type="float" office:value="0.0460713761675188" calcext:value-type="float">
            <text:p>0.05</text:p>
          </table:table-cell>
          <table:table-cell/>
          <table:table-cell table:style-name="ce120"/>
          <table:table-cell table:style-name="ce128" table:number-columns-repeated="3"/>
          <table:table-cell table:style-name="ce143" table:formula="of:=SUM([.L8:.L31])" office:value-type="float" office:value="10000000" calcext:value-type="float">
            <text:p>10000000</text:p>
          </table:table-cell>
          <table:table-cell table:style-name="ce147" table:formula="of:=SUM([.M8:.M31])" office:value-type="percentage" office:value="1" calcext:value-type="percentage">
            <text:p>100.000%</text:p>
          </table:table-cell>
          <table:table-cell table:style-name="ce147" table:formula="of:=SUM([.N9:.N31])" office:value-type="percentage" office:value="1" calcext:value-type="percentage">
            <text:p>100.000%</text:p>
          </table:table-cell>
          <table:table-cell table:style-name="ce154" table:formula="of:=SUM([.O9:.O31])" office:value-type="percentage" office:value="0.941323" calcext:value-type="percentage">
            <text:p>94.13%</text:p>
          </table:table-cell>
          <table:table-cell table:number-columns-repeated="1009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80" calcext:value-type="float">
            <text:p>80</text:p>
          </table:table-cell>
          <table:table-cell table:formula="of:=[.A33]/[.$B$1]" office:value-type="float" office:value="120" calcext:value-type="float">
            <text:p>120</text:p>
          </table:table-cell>
          <table:table-cell table:formula="of:=([.A33]*[.B33])/(SUM([.B$5:.B$1048576])*[.$H$18])" office:value-type="float" office:value="0.00096" calcext:value-type="float">
            <text:p>0.00096</text:p>
          </table:table-cell>
          <table:table-cell table:style-name="ce104" table:formula="of:=[.D33]+[.E32]" office:value-type="float" office:value="0.9069485" calcext:value-type="float">
            <text:p>0.9069485</text:p>
          </table:table-cell>
          <table:table-cell table:style-name="ce106" table:formula="of:=((SUM([.D$5:.D$1048576])-[.C33])^2)*([.B33]/[.$B$2])" office:value-type="float" office:value="0.113399748551923" calcext:value-type="float">
            <text:p>0.11</text:p>
          </table:table-cell>
          <table:table-cell/>
          <table:table-cell table:style-name="ce119" office:value-type="string" calcext:value-type="string">
            <text:p>The win amounts are per credit wagered, covering all paylines. <text:s/>Multiple line wins can occur on a single spin.</text:p>
          </table:table-cell>
          <table:table-cell table:style-name="ce129" table:number-columns-repeated="6"/>
          <table:table-cell table:style-name="ce155"/>
          <table:table-cell table:number-columns-repeated="1009"/>
        </table:table-row>
        <table:table-row table:style-name="ro1">
          <table:table-cell table:style-name="Default" office:value-type="float" office:value="525" calcext:value-type="float">
            <text:p>525</text:p>
          </table:table-cell>
          <table:table-cell table:style-name="Default" office:value-type="float" office:value="65" calcext:value-type="float">
            <text:p>65</text:p>
          </table:table-cell>
          <table:table-cell table:formula="of:=[.A34]/[.$B$1]" office:value-type="float" office:value="525" calcext:value-type="float">
            <text:p>525</text:p>
          </table:table-cell>
          <table:table-cell table:formula="of:=([.A34]*[.B34])/(SUM([.B$5:.B$1048576])*[.$H$18])" office:value-type="float" office:value="0.0034125" calcext:value-type="float">
            <text:p>0.0034125</text:p>
          </table:table-cell>
          <table:table-cell table:style-name="ce104" table:formula="of:=[.D34]+[.E33]" office:value-type="float" office:value="0.910361" calcext:value-type="float">
            <text:p>0.910361</text:p>
          </table:table-cell>
          <table:table-cell table:style-name="ce106" table:formula="of:=((SUM([.D$5:.D$1048576])-[.C34])^2)*([.B34]/[.$B$2])" office:value-type="float" office:value="1.78514373010344" calcext:value-type="float">
            <text:p>1.79</text:p>
          </table:table-cell>
          <table:table-cell/>
          <table:table-cell table:style-name="ce119"/>
          <table:table-cell table:style-name="ce130" table:number-columns-repeated="5"/>
          <table:table-cell table:style-name="ce150"/>
          <table:table-cell table:style-name="ce156"/>
          <table:table-cell table:number-columns-repeated="1009"/>
        </table:table-row>
        <table:table-row table:style-name="ro1">
          <table:table-cell table:style-name="Default" office:value-type="float" office:value="420" calcext:value-type="float">
            <text:p>420</text:p>
          </table:table-cell>
          <table:table-cell table:style-name="Default" office:value-type="float" office:value="50" calcext:value-type="float">
            <text:p>50</text:p>
          </table:table-cell>
          <table:table-cell table:formula="of:=[.A35]/[.$B$1]" office:value-type="float" office:value="420" calcext:value-type="float">
            <text:p>420</text:p>
          </table:table-cell>
          <table:table-cell table:formula="of:=([.A35]*[.B35])/(SUM([.B$5:.B$1048576])*[.$H$18])" office:value-type="float" office:value="0.0021" calcext:value-type="float">
            <text:p>0.0021</text:p>
          </table:table-cell>
          <table:table-cell table:style-name="ce104" table:formula="of:=[.D35]+[.E34]" office:value-type="float" office:value="0.912461" calcext:value-type="float">
            <text:p>0.912461</text:p>
          </table:table-cell>
          <table:table-cell table:style-name="ce106" table:formula="of:=((SUM([.D$5:.D$1048576])-[.C35])^2)*([.B35]/[.$B$2])" office:value-type="float" office:value="0.878050873844952" calcext:value-type="float">
            <text:p>0.8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49" calcext:value-type="float">
            <text:p>49</text:p>
          </table:table-cell>
          <table:table-cell table:formula="of:=[.A36]/[.$B$1]" office:value-type="float" office:value="80" calcext:value-type="float">
            <text:p>80</text:p>
          </table:table-cell>
          <table:table-cell table:formula="of:=([.A36]*[.B36])/(SUM([.B$5:.B$1048576])*[.$H$18])" office:value-type="float" office:value="0.000392" calcext:value-type="float">
            <text:p>0.000392</text:p>
          </table:table-cell>
          <table:table-cell table:style-name="ce104" table:formula="of:=[.D36]+[.E35]" office:value-type="float" office:value="0.912853" calcext:value-type="float">
            <text:p>0.912853</text:p>
          </table:table-cell>
          <table:table-cell table:style-name="ce106" table:formula="of:=((SUM([.D$5:.D$1048576])-[.C36])^2)*([.B36]/[.$B$2])" office:value-type="float" office:value="0.0306263446040526" calcext:value-type="float">
            <text:p>0.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760" calcext:value-type="float">
            <text:p>760</text:p>
          </table:table-cell>
          <table:table-cell table:style-name="Default" office:value-type="float" office:value="48" calcext:value-type="float">
            <text:p>48</text:p>
          </table:table-cell>
          <table:table-cell table:formula="of:=[.A37]/[.$B$1]" office:value-type="float" office:value="760" calcext:value-type="float">
            <text:p>760</text:p>
          </table:table-cell>
          <table:table-cell table:formula="of:=([.A37]*[.B37])/(SUM([.B$5:.B$1048576])*[.$H$18])" office:value-type="float" office:value="0.003648" calcext:value-type="float">
            <text:p>0.003648</text:p>
          </table:table-cell>
          <table:table-cell table:style-name="ce104" table:formula="of:=[.D37]+[.E36]" office:value-type="float" office:value="0.916501" calcext:value-type="float">
            <text:p>0.916501</text:p>
          </table:table-cell>
          <table:table-cell table:style-name="ce106" table:formula="of:=((SUM([.D$5:.D$1048576])-[.C37])^2)*([.B37]/[.$B$2])" office:value-type="float" office:value="2.76561636061915" calcext:value-type="float">
            <text:p>2.77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5" calcext:value-type="float">
            <text:p>415</text:p>
          </table:table-cell>
          <table:table-cell table:style-name="Default" office:value-type="float" office:value="47" calcext:value-type="float">
            <text:p>47</text:p>
          </table:table-cell>
          <table:table-cell table:formula="of:=[.A38]/[.$B$1]" office:value-type="float" office:value="415" calcext:value-type="float">
            <text:p>415</text:p>
          </table:table-cell>
          <table:table-cell table:formula="of:=([.A38]*[.B38])/(SUM([.B$5:.B$1048576])*[.$H$18])" office:value-type="float" office:value="0.0019505" calcext:value-type="float">
            <text:p>0.0019505</text:p>
          </table:table-cell>
          <table:table-cell table:style-name="ce104" table:formula="of:=[.D38]+[.E37]" office:value-type="float" office:value="0.9184515" calcext:value-type="float">
            <text:p>0.9184515</text:p>
          </table:table-cell>
          <table:table-cell table:style-name="ce106" table:formula="of:=((SUM([.D$5:.D$1048576])-[.C38])^2)*([.B38]/[.$B$2])" office:value-type="float" office:value="0.805789563595254" calcext:value-type="float">
            <text:p>0.8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46" calcext:value-type="float">
            <text:p>46</text:p>
          </table:table-cell>
          <table:table-cell table:formula="of:=[.A39]/[.$B$1]" office:value-type="float" office:value="210" calcext:value-type="float">
            <text:p>210</text:p>
          </table:table-cell>
          <table:table-cell table:formula="of:=([.A39]*[.B39])/(SUM([.B$5:.B$1048576])*[.$H$18])" office:value-type="float" office:value="0.000966" calcext:value-type="float">
            <text:p>0.000966</text:p>
          </table:table-cell>
          <table:table-cell table:style-name="ce104" table:formula="of:=[.D39]+[.E38]" office:value-type="float" office:value="0.9194175" calcext:value-type="float">
            <text:p>0.9194175</text:p>
          </table:table-cell>
          <table:table-cell table:style-name="ce106" table:formula="of:=((SUM([.D$5:.D$1048576])-[.C39])^2)*([.B39]/[.$B$2])" office:value-type="float" office:value="0.201045439973355" calcext:value-type="float">
            <text:p>0.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45" calcext:value-type="float">
            <text:p>45</text:p>
          </table:table-cell>
          <table:table-cell table:formula="of:=[.A40]/[.$B$1]" office:value-type="float" office:value="125" calcext:value-type="float">
            <text:p>125</text:p>
          </table:table-cell>
          <table:table-cell table:formula="of:=([.A40]*[.B40])/(SUM([.B$5:.B$1048576])*[.$H$18])" office:value-type="float" office:value="0.0005625" calcext:value-type="float">
            <text:p>0.0005625</text:p>
          </table:table-cell>
          <table:table-cell table:style-name="ce104" table:formula="of:=[.D40]+[.E39]" office:value-type="float" office:value="0.91998" calcext:value-type="float">
            <text:p>0.91998</text:p>
          </table:table-cell>
          <table:table-cell table:style-name="ce106" table:formula="of:=((SUM([.D$5:.D$1048576])-[.C40])^2)*([.B40]/[.$B$2])" office:value-type="float" office:value="0.0692574990254565" calcext:value-type="float">
            <text:p>0.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44" calcext:value-type="float">
            <text:p>44</text:p>
          </table:table-cell>
          <table:table-cell table:formula="of:=[.A41]/[.$B$1]" office:value-type="float" office:value="160" calcext:value-type="float">
            <text:p>160</text:p>
          </table:table-cell>
          <table:table-cell table:formula="of:=([.A41]*[.B41])/(SUM([.B$5:.B$1048576])*[.$H$18])" office:value-type="float" office:value="0.000704" calcext:value-type="float">
            <text:p>0.000704</text:p>
          </table:table-cell>
          <table:table-cell table:style-name="ce104" table:formula="of:=[.D41]+[.E40]" office:value-type="float" office:value="0.920684" calcext:value-type="float">
            <text:p>0.920684</text:p>
          </table:table-cell>
          <table:table-cell table:style-name="ce106" table:formula="of:=((SUM([.D$5:.D$1048576])-[.C41])^2)*([.B41]/[.$B$2])" office:value-type="float" office:value="0.111318516007557" calcext:value-type="float">
            <text:p>0.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34" calcext:value-type="float">
            <text:p>34</text:p>
          </table:table-cell>
          <table:table-cell table:formula="of:=[.A42]/[.$B$1]" office:value-type="float" office:value="85" calcext:value-type="float">
            <text:p>85</text:p>
          </table:table-cell>
          <table:table-cell table:formula="of:=([.A42]*[.B42])/(SUM([.B$5:.B$1048576])*[.$H$18])" office:value-type="float" office:value="0.000289" calcext:value-type="float">
            <text:p>0.000289</text:p>
          </table:table-cell>
          <table:table-cell table:style-name="ce104" table:formula="of:=[.D42]+[.E41]" office:value-type="float" office:value="0.920973" calcext:value-type="float">
            <text:p>0.920973</text:p>
          </table:table-cell>
          <table:table-cell table:style-name="ce106" table:formula="of:=((SUM([.D$5:.D$1048576])-[.C42])^2)*([.B42]/[.$B$2])" office:value-type="float" office:value="0.0240239280085671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32" calcext:value-type="float">
            <text:p>32</text:p>
          </table:table-cell>
          <table:table-cell table:formula="of:=[.A43]/[.$B$1]" office:value-type="float" office:value="105" calcext:value-type="float">
            <text:p>105</text:p>
          </table:table-cell>
          <table:table-cell table:formula="of:=([.A43]*[.B43])/(SUM([.B$5:.B$1048576])*[.$H$18])" office:value-type="float" office:value="0.000336" calcext:value-type="float">
            <text:p>0.000336</text:p>
          </table:table-cell>
          <table:table-cell table:style-name="ce104" table:formula="of:=[.D43]+[.E42]" office:value-type="float" office:value="0.921309" calcext:value-type="float">
            <text:p>0.921309</text:p>
          </table:table-cell>
          <table:table-cell table:style-name="ce106" table:formula="of:=((SUM([.D$5:.D$1048576])-[.C43])^2)*([.B43]/[.$B$2])" office:value-type="float" office:value="0.0346502664287691" calcext:value-type="float">
            <text:p>0.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29" calcext:value-type="float">
            <text:p>29</text:p>
          </table:table-cell>
          <table:table-cell table:formula="of:=[.A44]/[.$B$1]" office:value-type="float" office:value="425" calcext:value-type="float">
            <text:p>425</text:p>
          </table:table-cell>
          <table:table-cell table:formula="of:=([.A44]*[.B44])/(SUM([.B$5:.B$1048576])*[.$H$18])" office:value-type="float" office:value="0.0012325" calcext:value-type="float">
            <text:p>0.0012325</text:p>
          </table:table-cell>
          <table:table-cell table:style-name="ce104" table:formula="of:=[.D44]+[.E43]" office:value-type="float" office:value="0.9225415" calcext:value-type="float">
            <text:p>0.9225415</text:p>
          </table:table-cell>
          <table:table-cell table:style-name="ce106" table:formula="of:=((SUM([.D$5:.D$1048576])-[.C44])^2)*([.B44]/[.$B$2])" office:value-type="float" office:value="0.521494708463072" calcext:value-type="float">
            <text:p>0.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0" calcext:value-type="float">
            <text:p>530</text:p>
          </table:table-cell>
          <table:table-cell table:style-name="Default" office:value-type="float" office:value="29" calcext:value-type="float">
            <text:p>29</text:p>
          </table:table-cell>
          <table:table-cell table:formula="of:=[.A45]/[.$B$1]" office:value-type="float" office:value="530" calcext:value-type="float">
            <text:p>530</text:p>
          </table:table-cell>
          <table:table-cell table:formula="of:=([.A45]*[.B45])/(SUM([.B$5:.B$1048576])*[.$H$18])" office:value-type="float" office:value="0.001537" calcext:value-type="float">
            <text:p>0.001537</text:p>
          </table:table-cell>
          <table:table-cell table:style-name="ce104" table:formula="of:=[.D45]+[.E44]" office:value-type="float" office:value="0.9240785" calcext:value-type="float">
            <text:p>0.9240785</text:p>
          </table:table-cell>
          <table:table-cell table:style-name="ce106" table:formula="of:=((SUM([.D$5:.D$1048576])-[.C45])^2)*([.B45]/[.$B$2])" office:value-type="float" office:value="0.811718942756072" calcext:value-type="float">
            <text:p>0.8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8" calcext:value-type="float">
            <text:p>28</text:p>
          </table:table-cell>
          <table:table-cell table:formula="of:=[.A46]/[.$B$1]" office:value-type="float" office:value="1000" calcext:value-type="float">
            <text:p>1000</text:p>
          </table:table-cell>
          <table:table-cell table:formula="of:=([.A46]*[.B46])/(SUM([.B$5:.B$1048576])*[.$H$18])" office:value-type="float" office:value="0.0028" calcext:value-type="float">
            <text:p>0.0028</text:p>
          </table:table-cell>
          <table:table-cell table:style-name="ce104" table:formula="of:=[.D46]+[.E45]" office:value-type="float" office:value="0.9268785" calcext:value-type="float">
            <text:p>0.9268785</text:p>
          </table:table-cell>
          <table:table-cell table:style-name="ce106" table:formula="of:=((SUM([.D$5:.D$1048576])-[.C46])^2)*([.B46]/[.$B$2])" office:value-type="float" office:value="2.79473107224917" calcext:value-type="float">
            <text:p>2.7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25" calcext:value-type="float">
            <text:p>25</text:p>
          </table:table-cell>
          <table:table-cell table:formula="of:=[.A47]/[.$B$1]" office:value-type="float" office:value="130" calcext:value-type="float">
            <text:p>130</text:p>
          </table:table-cell>
          <table:table-cell table:formula="of:=([.A47]*[.B47])/(SUM([.B$5:.B$1048576])*[.$H$18])" office:value-type="float" office:value="0.000325" calcext:value-type="float">
            <text:p>0.000325</text:p>
          </table:table-cell>
          <table:table-cell table:style-name="ce104" table:formula="of:=[.D47]+[.E46]" office:value-type="float" office:value="0.9272035" calcext:value-type="float">
            <text:p>0.9272035</text:p>
          </table:table-cell>
          <table:table-cell table:style-name="ce106" table:formula="of:=((SUM([.D$5:.D$1048576])-[.C47])^2)*([.B47]/[.$B$2])" office:value-type="float" office:value="0.0416403552724758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5" calcext:value-type="float">
            <text:p>535</text:p>
          </table:table-cell>
          <table:table-cell table:style-name="Default" office:value-type="float" office:value="23" calcext:value-type="float">
            <text:p>23</text:p>
          </table:table-cell>
          <table:table-cell table:formula="of:=[.A48]/[.$B$1]" office:value-type="float" office:value="535" calcext:value-type="float">
            <text:p>535</text:p>
          </table:table-cell>
          <table:table-cell table:formula="of:=([.A48]*[.B48])/(SUM([.B$5:.B$1048576])*[.$H$18])" office:value-type="float" office:value="0.0012305" calcext:value-type="float">
            <text:p>0.0012305</text:p>
          </table:table-cell>
          <table:table-cell table:style-name="ce104" table:formula="of:=[.D48]+[.E47]" office:value-type="float" office:value="0.928434" calcext:value-type="float">
            <text:p>0.928434</text:p>
          </table:table-cell>
          <table:table-cell table:style-name="ce106" table:formula="of:=((SUM([.D$5:.D$1048576])-[.C48])^2)*([.B48]/[.$B$2])" office:value-type="float" office:value="0.656002942101678" calcext:value-type="float">
            <text:p>0.6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20" calcext:value-type="float">
            <text:p>20</text:p>
          </table:table-cell>
          <table:table-cell table:formula="of:=[.A49]/[.$B$1]" office:value-type="float" office:value="165" calcext:value-type="float">
            <text:p>165</text:p>
          </table:table-cell>
          <table:table-cell table:formula="of:=([.A49]*[.B49])/(SUM([.B$5:.B$1048576])*[.$H$18])" office:value-type="float" office:value="0.00033" calcext:value-type="float">
            <text:p>0.00033</text:p>
          </table:table-cell>
          <table:table-cell table:style-name="ce104" table:formula="of:=[.D49]+[.E48]" office:value-type="float" office:value="0.928764" calcext:value-type="float">
            <text:p>0.928764</text:p>
          </table:table-cell>
          <table:table-cell table:style-name="ce106" table:formula="of:=((SUM([.D$5:.D$1048576])-[.C49])^2)*([.B49]/[.$B$2])" office:value-type="float" office:value="0.0538304989979806" calcext:value-type="float">
            <text:p>0.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20" calcext:value-type="float">
            <text:p>20</text:p>
          </table:table-cell>
          <table:table-cell table:formula="of:=[.A50]/[.$B$1]" office:value-type="float" office:value="135" calcext:value-type="float">
            <text:p>135</text:p>
          </table:table-cell>
          <table:table-cell table:formula="of:=([.A50]*[.B50])/(SUM([.B$5:.B$1048576])*[.$H$18])" office:value-type="float" office:value="0.00027" calcext:value-type="float">
            <text:p>0.00027</text:p>
          </table:table-cell>
          <table:table-cell table:style-name="ce104" table:formula="of:=[.D50]+[.E49]" office:value-type="float" office:value="0.929034" calcext:value-type="float">
            <text:p>0.929034</text:p>
          </table:table-cell>
          <table:table-cell table:style-name="ce106" table:formula="of:=((SUM([.D$5:.D$1048576])-[.C50])^2)*([.B50]/[.$B$2])" office:value-type="float" office:value="0.0359434577579806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5" calcext:value-type="float">
            <text:p>15</text:p>
          </table:table-cell>
          <table:table-cell table:formula="of:=[.A51]/[.$B$1]" office:value-type="float" office:value="170" calcext:value-type="float">
            <text:p>170</text:p>
          </table:table-cell>
          <table:table-cell table:formula="of:=([.A51]*[.B51])/(SUM([.B$5:.B$1048576])*[.$H$18])" office:value-type="float" office:value="0.000255" calcext:value-type="float">
            <text:p>0.000255</text:p>
          </table:table-cell>
          <table:table-cell table:style-name="ce104" table:formula="of:=[.D51]+[.E50]" office:value-type="float" office:value="0.929289" calcext:value-type="float">
            <text:p>0.929289</text:p>
          </table:table-cell>
          <table:table-cell table:style-name="ce106" table:formula="of:=((SUM([.D$5:.D$1048576])-[.C51])^2)*([.B51]/[.$B$2])" office:value-type="float" office:value="0.0428712544034855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13" calcext:value-type="float">
            <text:p>13</text:p>
          </table:table-cell>
          <table:table-cell table:formula="of:=[.A52]/[.$B$1]" office:value-type="float" office:value="95" calcext:value-type="float">
            <text:p>95</text:p>
          </table:table-cell>
          <table:table-cell table:formula="of:=([.A52]*[.B52])/(SUM([.B$5:.B$1048576])*[.$H$18])" office:value-type="float" office:value="0.0001235" calcext:value-type="float">
            <text:p>0.0001235</text:p>
          </table:table-cell>
          <table:table-cell table:style-name="ce104" table:formula="of:=[.D52]+[.E51]" office:value-type="float" office:value="0.9294125" calcext:value-type="float">
            <text:p>0.9294125</text:p>
          </table:table-cell>
          <table:table-cell table:style-name="ce106" table:formula="of:=((SUM([.D$5:.D$1048576])-[.C52])^2)*([.B52]/[.$B$2])" office:value-type="float" office:value="0.0115011451346874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3" calcext:value-type="float">
            <text:p>13</text:p>
          </table:table-cell>
          <table:table-cell table:formula="of:=[.A53]/[.$B$1]" office:value-type="float" office:value="140" calcext:value-type="float">
            <text:p>140</text:p>
          </table:table-cell>
          <table:table-cell table:formula="of:=([.A53]*[.B53])/(SUM([.B$5:.B$1048576])*[.$H$18])" office:value-type="float" office:value="0.000182" calcext:value-type="float">
            <text:p>0.000182</text:p>
          </table:table-cell>
          <table:table-cell table:style-name="ce104" table:formula="of:=[.D53]+[.E52]" office:value-type="float" office:value="0.9295945" calcext:value-type="float">
            <text:p>0.9295945</text:p>
          </table:table-cell>
          <table:table-cell table:style-name="ce106" table:formula="of:=((SUM([.D$5:.D$1048576])-[.C53])^2)*([.B53]/[.$B$2])" office:value-type="float" office:value="0.0251385103436874" calcext:value-type="float">
            <text:p>0.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2" calcext:value-type="float">
            <text:p>12</text:p>
          </table:table-cell>
          <table:table-cell table:formula="of:=[.A54]/[.$B$1]" office:value-type="float" office:value="90" calcext:value-type="float">
            <text:p>90</text:p>
          </table:table-cell>
          <table:table-cell table:formula="of:=([.A54]*[.B54])/(SUM([.B$5:.B$1048576])*[.$H$18])" office:value-type="float" office:value="0.000108" calcext:value-type="float">
            <text:p>0.000108</text:p>
          </table:table-cell>
          <table:table-cell table:style-name="ce104" table:formula="of:=[.D54]+[.E53]" office:value-type="float" office:value="0.9297025" calcext:value-type="float">
            <text:p>0.9297025</text:p>
          </table:table-cell>
          <table:table-cell table:style-name="ce106" table:formula="of:=((SUM([.D$5:.D$1048576])-[.C54])^2)*([.B54]/[.$B$2])" office:value-type="float" office:value="0.0095177375387884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2" calcext:value-type="float">
            <text:p>12</text:p>
          </table:table-cell>
          <table:table-cell table:formula="of:=[.A55]/[.$B$1]" office:value-type="float" office:value="145" calcext:value-type="float">
            <text:p>145</text:p>
          </table:table-cell>
          <table:table-cell table:formula="of:=([.A55]*[.B55])/(SUM([.B$5:.B$1048576])*[.$H$18])" office:value-type="float" office:value="0.000174" calcext:value-type="float">
            <text:p>0.000174</text:p>
          </table:table-cell>
          <table:table-cell table:style-name="ce104" table:formula="of:=[.D55]+[.E54]" office:value-type="float" office:value="0.9298765" calcext:value-type="float">
            <text:p>0.9298765</text:p>
          </table:table-cell>
          <table:table-cell table:style-name="ce106" table:formula="of:=((SUM([.D$5:.D$1048576])-[.C55])^2)*([.B55]/[.$B$2])" office:value-type="float" office:value="0.0249034829027884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11" calcext:value-type="float">
            <text:p>11</text:p>
          </table:table-cell>
          <table:table-cell table:formula="of:=[.A56]/[.$B$1]" office:value-type="float" office:value="220" calcext:value-type="float">
            <text:p>220</text:p>
          </table:table-cell>
          <table:table-cell table:formula="of:=([.A56]*[.B56])/(SUM([.B$5:.B$1048576])*[.$H$18])" office:value-type="float" office:value="0.000242" calcext:value-type="float">
            <text:p>0.000242</text:p>
          </table:table-cell>
          <table:table-cell table:style-name="ce104" table:formula="of:=[.D56]+[.E55]" office:value-type="float" office:value="0.9301185" calcext:value-type="float">
            <text:p>0.9301185</text:p>
          </table:table-cell>
          <table:table-cell table:style-name="ce106" table:formula="of:=((SUM([.D$5:.D$1048576])-[.C56])^2)*([.B56]/[.$B$2])" office:value-type="float" office:value="0.0527853743658894" calcext:value-type="float">
            <text:p>0.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0" calcext:value-type="float">
            <text:p>430</text:p>
          </table:table-cell>
          <table:table-cell table:style-name="Default" office:value-type="float" office:value="11" calcext:value-type="float">
            <text:p>11</text:p>
          </table:table-cell>
          <table:table-cell table:formula="of:=[.A57]/[.$B$1]" office:value-type="float" office:value="430" calcext:value-type="float">
            <text:p>430</text:p>
          </table:table-cell>
          <table:table-cell table:formula="of:=([.A57]*[.B57])/(SUM([.B$5:.B$1048576])*[.$H$18])" office:value-type="float" office:value="0.000473" calcext:value-type="float">
            <text:p>0.000473</text:p>
          </table:table-cell>
          <table:table-cell table:style-name="ce104" table:formula="of:=[.D57]+[.E56]" office:value-type="float" office:value="0.9305915" calcext:value-type="float">
            <text:p>0.9305915</text:p>
          </table:table-cell>
          <table:table-cell table:style-name="ce106" table:formula="of:=((SUM([.D$5:.D$1048576])-[.C57])^2)*([.B57]/[.$B$2])" office:value-type="float" office:value="0.202500483139889" calcext:value-type="float">
            <text:p>0.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0" calcext:value-type="float">
            <text:p>540</text:p>
          </table:table-cell>
          <table:table-cell table:style-name="Default" office:value-type="float" office:value="11" calcext:value-type="float">
            <text:p>11</text:p>
          </table:table-cell>
          <table:table-cell table:formula="of:=[.A58]/[.$B$1]" office:value-type="float" office:value="540" calcext:value-type="float">
            <text:p>540</text:p>
          </table:table-cell>
          <table:table-cell table:formula="of:=([.A58]*[.B58])/(SUM([.B$5:.B$1048576])*[.$H$18])" office:value-type="float" office:value="0.000594" calcext:value-type="float">
            <text:p>0.000594</text:p>
          </table:table-cell>
          <table:table-cell table:style-name="ce104" table:formula="of:=[.D58]+[.E57]" office:value-type="float" office:value="0.9311855" calcext:value-type="float">
            <text:p>0.9311855</text:p>
          </table:table-cell>
          <table:table-cell table:style-name="ce106" table:formula="of:=((SUM([.D$5:.D$1048576])-[.C58])^2)*([.B58]/[.$B$2])" office:value-type="float" office:value="0.319642682973889" calcext:value-type="float">
            <text:p>0.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5" calcext:value-type="float">
            <text:p>435</text:p>
          </table:table-cell>
          <table:table-cell table:style-name="Default" office:value-type="float" office:value="11" calcext:value-type="float">
            <text:p>11</text:p>
          </table:table-cell>
          <table:table-cell table:formula="of:=[.A59]/[.$B$1]" office:value-type="float" office:value="435" calcext:value-type="float">
            <text:p>435</text:p>
          </table:table-cell>
          <table:table-cell table:formula="of:=([.A59]*[.B59])/(SUM([.B$5:.B$1048576])*[.$H$18])" office:value-type="float" office:value="0.0004785" calcext:value-type="float">
            <text:p>0.0004785</text:p>
          </table:table-cell>
          <table:table-cell table:style-name="ce104" table:formula="of:=[.D59]+[.E58]" office:value-type="float" office:value="0.931664" calcext:value-type="float">
            <text:p>0.931664</text:p>
          </table:table-cell>
          <table:table-cell table:style-name="ce106" table:formula="of:=((SUM([.D$5:.D$1048576])-[.C59])^2)*([.B59]/[.$B$2])" office:value-type="float" office:value="0.207247628586889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765" calcext:value-type="float">
            <text:p>765</text:p>
          </table:table-cell>
          <table:table-cell table:style-name="Default" office:value-type="float" office:value="11" calcext:value-type="float">
            <text:p>11</text:p>
          </table:table-cell>
          <table:table-cell table:formula="of:=[.A60]/[.$B$1]" office:value-type="float" office:value="765" calcext:value-type="float">
            <text:p>765</text:p>
          </table:table-cell>
          <table:table-cell table:formula="of:=([.A60]*[.B60])/(SUM([.B$5:.B$1048576])*[.$H$18])" office:value-type="float" office:value="0.0008415" calcext:value-type="float">
            <text:p>0.0008415</text:p>
          </table:table-cell>
          <table:table-cell table:style-name="ce104" table:formula="of:=[.D60]+[.E59]" office:value-type="float" office:value="0.9325055" calcext:value-type="float">
            <text:p>0.9325055</text:p>
          </table:table-cell>
          <table:table-cell table:style-name="ce106" table:formula="of:=((SUM([.D$5:.D$1048576])-[.C60])^2)*([.B60]/[.$B$2])" office:value-type="float" office:value="0.642164228088889" calcext:value-type="float">
            <text:p>0.6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0" calcext:value-type="float">
            <text:p>440</text:p>
          </table:table-cell>
          <table:table-cell table:style-name="Default" office:value-type="float" office:value="10" calcext:value-type="float">
            <text:p>10</text:p>
          </table:table-cell>
          <table:table-cell table:formula="of:=[.A61]/[.$B$1]" office:value-type="float" office:value="440" calcext:value-type="float">
            <text:p>440</text:p>
          </table:table-cell>
          <table:table-cell table:formula="of:=([.A61]*[.B61])/(SUM([.B$5:.B$1048576])*[.$H$18])" office:value-type="float" office:value="0.00044" calcext:value-type="float">
            <text:p>0.00044</text:p>
          </table:table-cell>
          <table:table-cell table:style-name="ce104" table:formula="of:=[.D61]+[.E60]" office:value-type="float" office:value="0.9329455" calcext:value-type="float">
            <text:p>0.9329455</text:p>
          </table:table-cell>
          <table:table-cell table:style-name="ce106" table:formula="of:=((SUM([.D$5:.D$1048576])-[.C61])^2)*([.B61]/[.$B$2])" office:value-type="float" office:value="0.19277252184899" calcext:value-type="float">
            <text:p>0.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" calcext:value-type="float">
            <text:p>1010</text:p>
          </table:table-cell>
          <table:table-cell table:style-name="Default" office:value-type="float" office:value="10" calcext:value-type="float">
            <text:p>10</text:p>
          </table:table-cell>
          <table:table-cell table:formula="of:=[.A62]/[.$B$1]" office:value-type="float" office:value="1010" calcext:value-type="float">
            <text:p>1010</text:p>
          </table:table-cell>
          <table:table-cell table:formula="of:=([.A62]*[.B62])/(SUM([.B$5:.B$1048576])*[.$H$18])" office:value-type="float" office:value="0.00101" calcext:value-type="float">
            <text:p>0.00101</text:p>
          </table:table-cell>
          <table:table-cell table:style-name="ce104" table:formula="of:=[.D62]+[.E61]" office:value-type="float" office:value="0.9339555" calcext:value-type="float">
            <text:p>0.9339555</text:p>
          </table:table-cell>
          <table:table-cell table:style-name="ce106" table:formula="of:=((SUM([.D$5:.D$1048576])-[.C62])^2)*([.B62]/[.$B$2])" office:value-type="float" office:value="1.01819941362899" calcext:value-type="float">
            <text:p>1.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10" calcext:value-type="float">
            <text:p>10</text:p>
          </table:table-cell>
          <table:table-cell table:formula="of:=[.A63]/[.$B$1]" office:value-type="float" office:value="175" calcext:value-type="float">
            <text:p>175</text:p>
          </table:table-cell>
          <table:table-cell table:formula="of:=([.A63]*[.B63])/(SUM([.B$5:.B$1048576])*[.$H$18])" office:value-type="float" office:value="0.000175" calcext:value-type="float">
            <text:p>0.000175</text:p>
          </table:table-cell>
          <table:table-cell table:style-name="ce104" table:formula="of:=[.D63]+[.E62]" office:value-type="float" office:value="0.9341305" calcext:value-type="float">
            <text:p>0.9341305</text:p>
          </table:table-cell>
          <table:table-cell table:style-name="ce106" table:formula="of:=((SUM([.D$5:.D$1048576])-[.C63])^2)*([.B63]/[.$B$2])" office:value-type="float" office:value="0.0302964230389903" calcext:value-type="float">
            <text:p>0.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770" calcext:value-type="float">
            <text:p>770</text:p>
          </table:table-cell>
          <table:table-cell table:style-name="Default" office:value-type="float" office:value="9" calcext:value-type="float">
            <text:p>9</text:p>
          </table:table-cell>
          <table:table-cell table:formula="of:=[.A64]/[.$B$1]" office:value-type="float" office:value="770" calcext:value-type="float">
            <text:p>770</text:p>
          </table:table-cell>
          <table:table-cell table:formula="of:=([.A64]*[.B64])/(SUM([.B$5:.B$1048576])*[.$H$18])" office:value-type="float" office:value="0.000693" calcext:value-type="float">
            <text:p>0.000693</text:p>
          </table:table-cell>
          <table:table-cell table:style-name="ce104" table:formula="of:=[.D64]+[.E63]" office:value-type="float" office:value="0.9348235" calcext:value-type="float">
            <text:p>0.9348235</text:p>
          </table:table-cell>
          <table:table-cell table:style-name="ce106" table:formula="of:=((SUM([.D$5:.D$1048576])-[.C64])^2)*([.B64]/[.$B$2])" office:value-type="float" office:value="0.532306123802091" calcext:value-type="float">
            <text:p>0.5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5" calcext:value-type="float">
            <text:p>215</text:p>
          </table:table-cell>
          <table:table-cell table:style-name="Default" office:value-type="float" office:value="8" calcext:value-type="float">
            <text:p>8</text:p>
          </table:table-cell>
          <table:table-cell table:formula="of:=[.A65]/[.$B$1]" office:value-type="float" office:value="215" calcext:value-type="float">
            <text:p>215</text:p>
          </table:table-cell>
          <table:table-cell table:formula="of:=([.A65]*[.B65])/(SUM([.B$5:.B$1048576])*[.$H$18])" office:value-type="float" office:value="0.000172" calcext:value-type="float">
            <text:p>0.000172</text:p>
          </table:table-cell>
          <table:table-cell table:style-name="ce104" table:formula="of:=[.D65]+[.E64]" office:value-type="float" office:value="0.9349955" calcext:value-type="float">
            <text:p>0.9349955</text:p>
          </table:table-cell>
          <table:table-cell table:style-name="ce106" table:formula="of:=((SUM([.D$5:.D$1048576])-[.C65])^2)*([.B65]/[.$B$2])" office:value-type="float" office:value="0.0366568937591923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" calcext:value-type="float">
            <text:p>610</text:p>
          </table:table-cell>
          <table:table-cell table:style-name="Default" office:value-type="float" office:value="6" calcext:value-type="float">
            <text:p>6</text:p>
          </table:table-cell>
          <table:table-cell table:formula="of:=[.A66]/[.$B$1]" office:value-type="float" office:value="610" calcext:value-type="float">
            <text:p>610</text:p>
          </table:table-cell>
          <table:table-cell table:formula="of:=([.A66]*[.B66])/(SUM([.B$5:.B$1048576])*[.$H$18])" office:value-type="float" office:value="0.000366" calcext:value-type="float">
            <text:p>0.000366</text:p>
          </table:table-cell>
          <table:table-cell table:style-name="ce104" table:formula="of:=[.D66]+[.E65]" office:value-type="float" office:value="0.9353615" calcext:value-type="float">
            <text:p>0.9353615</text:p>
          </table:table-cell>
          <table:table-cell table:style-name="ce106" table:formula="of:=((SUM([.D$5:.D$1048576])-[.C66])^2)*([.B66]/[.$B$2])" office:value-type="float" office:value="0.222571483217394" calcext:value-type="float">
            <text:p>0.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775" calcext:value-type="float">
            <text:p>775</text:p>
          </table:table-cell>
          <table:table-cell table:style-name="Default" office:value-type="float" office:value="6" calcext:value-type="float">
            <text:p>6</text:p>
          </table:table-cell>
          <table:table-cell table:formula="of:=[.A67]/[.$B$1]" office:value-type="float" office:value="775" calcext:value-type="float">
            <text:p>775</text:p>
          </table:table-cell>
          <table:table-cell table:formula="of:=([.A67]*[.B67])/(SUM([.B$5:.B$1048576])*[.$H$18])" office:value-type="float" office:value="0.000465" calcext:value-type="float">
            <text:p>0.000465</text:p>
          </table:table-cell>
          <table:table-cell table:style-name="ce104" table:formula="of:=[.D67]+[.E66]" office:value-type="float" office:value="0.9358265" calcext:value-type="float">
            <text:p>0.9358265</text:p>
          </table:table-cell>
          <table:table-cell table:style-name="ce106" table:formula="of:=((SUM([.D$5:.D$1048576])-[.C67])^2)*([.B67]/[.$B$2])" office:value-type="float" office:value="0.359500101263394" calcext:value-type="float">
            <text:p>0.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5" calcext:value-type="float">
            <text:p>5</text:p>
          </table:table-cell>
          <table:table-cell table:formula="of:=[.A68]/[.$B$1]" office:value-type="float" office:value="180" calcext:value-type="float">
            <text:p>180</text:p>
          </table:table-cell>
          <table:table-cell table:formula="of:=([.A68]*[.B68])/(SUM([.B$5:.B$1048576])*[.$H$18])" office:value-type="float" office:value="0.00009" calcext:value-type="float">
            <text:p>9E-05</text:p>
          </table:table-cell>
          <table:table-cell table:style-name="ce104" table:formula="of:=[.D68]+[.E67]" office:value-type="float" office:value="0.9359165" calcext:value-type="float">
            <text:p>0.9359165</text:p>
          </table:table-cell>
          <table:table-cell table:style-name="ce106" table:formula="of:=((SUM([.D$5:.D$1048576])-[.C68])^2)*([.B68]/[.$B$2])" office:value-type="float" office:value="0.0160310049044952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0" calcext:value-type="float">
            <text:p>550</text:p>
          </table:table-cell>
          <table:table-cell table:style-name="Default" office:value-type="float" office:value="5" calcext:value-type="float">
            <text:p>5</text:p>
          </table:table-cell>
          <table:table-cell table:formula="of:=[.A69]/[.$B$1]" office:value-type="float" office:value="550" calcext:value-type="float">
            <text:p>550</text:p>
          </table:table-cell>
          <table:table-cell table:formula="of:=([.A69]*[.B69])/(SUM([.B$5:.B$1048576])*[.$H$18])" office:value-type="float" office:value="0.000275" calcext:value-type="float">
            <text:p>0.000275</text:p>
          </table:table-cell>
          <table:table-cell table:style-name="ce104" table:formula="of:=[.D69]+[.E68]" office:value-type="float" office:value="0.9361915" calcext:value-type="float">
            <text:p>0.9361915</text:p>
          </table:table-cell>
          <table:table-cell table:style-name="ce106" table:formula="of:=((SUM([.D$5:.D$1048576])-[.C69])^2)*([.B69]/[.$B$2])" office:value-type="float" office:value="0.150732715394495" calcext:value-type="float">
            <text:p>0.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5" calcext:value-type="float">
            <text:p>545</text:p>
          </table:table-cell>
          <table:table-cell table:style-name="Default" office:value-type="float" office:value="4" calcext:value-type="float">
            <text:p>4</text:p>
          </table:table-cell>
          <table:table-cell table:formula="of:=[.A70]/[.$B$1]" office:value-type="float" office:value="545" calcext:value-type="float">
            <text:p>545</text:p>
          </table:table-cell>
          <table:table-cell table:formula="of:=([.A70]*[.B70])/(SUM([.B$5:.B$1048576])*[.$H$18])" office:value-type="float" office:value="0.000218" calcext:value-type="float">
            <text:p>0.000218</text:p>
          </table:table-cell>
          <table:table-cell table:style-name="ce104" table:formula="of:=[.D70]+[.E69]" office:value-type="float" office:value="0.9364095" calcext:value-type="float">
            <text:p>0.9364095</text:p>
          </table:table-cell>
          <table:table-cell table:style-name="ce106" table:formula="of:=((SUM([.D$5:.D$1048576])-[.C70])^2)*([.B70]/[.$B$2])" office:value-type="float" office:value="0.118399937607596" calcext:value-type="float">
            <text:p>0.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780" calcext:value-type="float">
            <text:p>780</text:p>
          </table:table-cell>
          <table:table-cell table:style-name="Default" office:value-type="float" office:value="4" calcext:value-type="float">
            <text:p>4</text:p>
          </table:table-cell>
          <table:table-cell table:formula="of:=[.A71]/[.$B$1]" office:value-type="float" office:value="780" calcext:value-type="float">
            <text:p>780</text:p>
          </table:table-cell>
          <table:table-cell table:formula="of:=([.A71]*[.B71])/(SUM([.B$5:.B$1048576])*[.$H$18])" office:value-type="float" office:value="0.000312" calcext:value-type="float">
            <text:p>0.000312</text:p>
          </table:table-cell>
          <table:table-cell table:style-name="ce104" table:formula="of:=[.D71]+[.E70]" office:value-type="float" office:value="0.9367215" calcext:value-type="float">
            <text:p>0.9367215</text:p>
          </table:table-cell>
          <table:table-cell table:style-name="ce106" table:formula="of:=((SUM([.D$5:.D$1048576])-[.C71])^2)*([.B71]/[.$B$2])" office:value-type="float" office:value="0.242772968883596" calcext:value-type="float">
            <text:p>0.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4" calcext:value-type="float">
            <text:p>4</text:p>
          </table:table-cell>
          <table:table-cell table:formula="of:=[.A72]/[.$B$1]" office:value-type="float" office:value="235" calcext:value-type="float">
            <text:p>235</text:p>
          </table:table-cell>
          <table:table-cell table:formula="of:=([.A72]*[.B72])/(SUM([.B$5:.B$1048576])*[.$H$18])" office:value-type="float" office:value="0.000094" calcext:value-type="float">
            <text:p>9.4E-05</text:p>
          </table:table-cell>
          <table:table-cell table:style-name="ce104" table:formula="of:=[.D72]+[.E71]" office:value-type="float" office:value="0.9368155" calcext:value-type="float">
            <text:p>0.9368155</text:p>
          </table:table-cell>
          <table:table-cell table:style-name="ce106" table:formula="of:=((SUM([.D$5:.D$1048576])-[.C72])^2)*([.B72]/[.$B$2])" office:value-type="float" office:value="0.0219133857115961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4" calcext:value-type="float">
            <text:p>4</text:p>
          </table:table-cell>
          <table:table-cell table:formula="of:=[.A73]/[.$B$1]" office:value-type="float" office:value="225" calcext:value-type="float">
            <text:p>225</text:p>
          </table:table-cell>
          <table:table-cell table:formula="of:=([.A73]*[.B73])/(SUM([.B$5:.B$1048576])*[.$H$18])" office:value-type="float" office:value="0.00009" calcext:value-type="float">
            <text:p>9E-05</text:p>
          </table:table-cell>
          <table:table-cell table:style-name="ce104" table:formula="of:=[.D73]+[.E72]" office:value-type="float" office:value="0.9369055" calcext:value-type="float">
            <text:p>0.9369055</text:p>
          </table:table-cell>
          <table:table-cell table:style-name="ce106" table:formula="of:=((SUM([.D$5:.D$1048576])-[.C73])^2)*([.B73]/[.$B$2])" office:value-type="float" office:value="0.0200809162955961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5" calcext:value-type="float">
            <text:p>445</text:p>
          </table:table-cell>
          <table:table-cell table:style-name="Default" office:value-type="float" office:value="4" calcext:value-type="float">
            <text:p>4</text:p>
          </table:table-cell>
          <table:table-cell table:formula="of:=[.A74]/[.$B$1]" office:value-type="float" office:value="445" calcext:value-type="float">
            <text:p>445</text:p>
          </table:table-cell>
          <table:table-cell table:formula="of:=([.A74]*[.B74])/(SUM([.B$5:.B$1048576])*[.$H$18])" office:value-type="float" office:value="0.000178" calcext:value-type="float">
            <text:p>0.000178</text:p>
          </table:table-cell>
          <table:table-cell table:style-name="ce104" table:formula="of:=[.D74]+[.E73]" office:value-type="float" office:value="0.9370835" calcext:value-type="float">
            <text:p>0.9370835</text:p>
          </table:table-cell>
          <table:table-cell table:style-name="ce106" table:formula="of:=((SUM([.D$5:.D$1048576])-[.C74])^2)*([.B74]/[.$B$2])" office:value-type="float" office:value="0.0788752434475961" calcext:value-type="float">
            <text:p>0.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" calcext:value-type="float">
            <text:p>1020</text:p>
          </table:table-cell>
          <table:table-cell table:style-name="Default" office:value-type="float" office:value="4" calcext:value-type="float">
            <text:p>4</text:p>
          </table:table-cell>
          <table:table-cell table:formula="of:=[.A75]/[.$B$1]" office:value-type="float" office:value="1020" calcext:value-type="float">
            <text:p>1020</text:p>
          </table:table-cell>
          <table:table-cell table:formula="of:=([.A75]*[.B75])/(SUM([.B$5:.B$1048576])*[.$H$18])" office:value-type="float" office:value="0.000408" calcext:value-type="float">
            <text:p>0.000408</text:p>
          </table:table-cell>
          <table:table-cell table:style-name="ce104" table:formula="of:=[.D75]+[.E74]" office:value-type="float" office:value="0.9374915" calcext:value-type="float">
            <text:p>0.9374915</text:p>
          </table:table-cell>
          <table:table-cell table:style-name="ce106" table:formula="of:=((SUM([.D$5:.D$1048576])-[.C75])^2)*([.B75]/[.$B$2])" office:value-type="float" office:value="0.415392234867596" calcext:value-type="float">
            <text:p>0.4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3" calcext:value-type="float">
            <text:p>3</text:p>
          </table:table-cell>
          <table:table-cell table:formula="of:=[.A76]/[.$B$1]" office:value-type="float" office:value="575" calcext:value-type="float">
            <text:p>575</text:p>
          </table:table-cell>
          <table:table-cell table:formula="of:=([.A76]*[.B76])/(SUM([.B$5:.B$1048576])*[.$H$18])" office:value-type="float" office:value="0.0001725" calcext:value-type="float">
            <text:p>0.0001725</text:p>
          </table:table-cell>
          <table:table-cell table:style-name="ce104" table:formula="of:=[.D76]+[.E75]" office:value-type="float" office:value="0.937664" calcext:value-type="float">
            <text:p>0.937664</text:p>
          </table:table-cell>
          <table:table-cell table:style-name="ce106" table:formula="of:=((SUM([.D$5:.D$1048576])-[.C76])^2)*([.B76]/[.$B$2])" office:value-type="float" office:value="0.0988630093916971" calcext:value-type="float">
            <text:p>0.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0" calcext:value-type="float">
            <text:p>560</text:p>
          </table:table-cell>
          <table:table-cell table:style-name="Default" office:value-type="float" office:value="3" calcext:value-type="float">
            <text:p>3</text:p>
          </table:table-cell>
          <table:table-cell table:formula="of:=[.A77]/[.$B$1]" office:value-type="float" office:value="560" calcext:value-type="float">
            <text:p>560</text:p>
          </table:table-cell>
          <table:table-cell table:formula="of:=([.A77]*[.B77])/(SUM([.B$5:.B$1048576])*[.$H$18])" office:value-type="float" office:value="0.000168" calcext:value-type="float">
            <text:p>0.000168</text:p>
          </table:table-cell>
          <table:table-cell table:style-name="ce104" table:formula="of:=[.D77]+[.E76]" office:value-type="float" office:value="0.937832" calcext:value-type="float">
            <text:p>0.937832</text:p>
          </table:table-cell>
          <table:table-cell table:style-name="ce106" table:formula="of:=((SUM([.D$5:.D$1048576])-[.C77])^2)*([.B77]/[.$B$2])" office:value-type="float" office:value="0.0937639812986971" calcext:value-type="float">
            <text:p>0.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5" calcext:value-type="float">
            <text:p>565</text:p>
          </table:table-cell>
          <table:table-cell table:style-name="Default" office:value-type="float" office:value="3" calcext:value-type="float">
            <text:p>3</text:p>
          </table:table-cell>
          <table:table-cell table:formula="of:=[.A78]/[.$B$1]" office:value-type="float" office:value="565" calcext:value-type="float">
            <text:p>565</text:p>
          </table:table-cell>
          <table:table-cell table:formula="of:=([.A78]*[.B78])/(SUM([.B$5:.B$1048576])*[.$H$18])" office:value-type="float" office:value="0.0001695" calcext:value-type="float">
            <text:p>0.0001695</text:p>
          </table:table-cell>
          <table:table-cell table:style-name="ce104" table:formula="of:=[.D78]+[.E77]" office:value-type="float" office:value="0.9380015" calcext:value-type="float">
            <text:p>0.9380015</text:p>
          </table:table-cell>
          <table:table-cell table:style-name="ce106" table:formula="of:=((SUM([.D$5:.D$1048576])-[.C78])^2)*([.B78]/[.$B$2])" office:value-type="float" office:value="0.0954486573296971" calcext:value-type="float">
            <text:p>0.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2" calcext:value-type="float">
            <text:p>2</text:p>
          </table:table-cell>
          <table:table-cell table:formula="of:=[.A79]/[.$B$1]" office:value-type="float" office:value="230" calcext:value-type="float">
            <text:p>230</text:p>
          </table:table-cell>
          <table:table-cell table:formula="of:=([.A79]*[.B79])/(SUM([.B$5:.B$1048576])*[.$H$18])" office:value-type="float" office:value="0.000046" calcext:value-type="float">
            <text:p>4.6E-05</text:p>
          </table:table-cell>
          <table:table-cell table:style-name="ce104" table:formula="of:=[.D79]+[.E78]" office:value-type="float" office:value="0.9380475" calcext:value-type="float">
            <text:p>0.9380475</text:p>
          </table:table-cell>
          <table:table-cell table:style-name="ce106" table:formula="of:=((SUM([.D$5:.D$1048576])-[.C79])^2)*([.B79]/[.$B$2])" office:value-type="float" office:value="0.010493575501798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2" calcext:value-type="float">
            <text:p>2</text:p>
          </table:table-cell>
          <table:table-cell table:formula="of:=[.A80]/[.$B$1]" office:value-type="float" office:value="155" calcext:value-type="float">
            <text:p>155</text:p>
          </table:table-cell>
          <table:table-cell table:formula="of:=([.A80]*[.B80])/(SUM([.B$5:.B$1048576])*[.$H$18])" office:value-type="float" office:value="0.000031" calcext:value-type="float">
            <text:p>3.1E-05</text:p>
          </table:table-cell>
          <table:table-cell table:style-name="ce104" table:formula="of:=[.D80]+[.E79]" office:value-type="float" office:value="0.9380785" calcext:value-type="float">
            <text:p>0.9380785</text:p>
          </table:table-cell>
          <table:table-cell table:style-name="ce106" table:formula="of:=((SUM([.D$5:.D$1048576])-[.C80])^2)*([.B80]/[.$B$2])" office:value-type="float" office:value="0.00474681519179807" calcext:value-type="float">
            <text:p>0.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785" calcext:value-type="float">
            <text:p>785</text:p>
          </table:table-cell>
          <table:table-cell table:style-name="Default" office:value-type="float" office:value="2" calcext:value-type="float">
            <text:p>2</text:p>
          </table:table-cell>
          <table:table-cell table:formula="of:=[.A81]/[.$B$1]" office:value-type="float" office:value="785" calcext:value-type="float">
            <text:p>785</text:p>
          </table:table-cell>
          <table:table-cell table:formula="of:=([.A81]*[.B81])/(SUM([.B$5:.B$1048576])*[.$H$18])" office:value-type="float" office:value="0.000157" calcext:value-type="float">
            <text:p>0.000157</text:p>
          </table:table-cell>
          <table:table-cell table:style-name="ce104" table:formula="of:=[.D81]+[.E80]" office:value-type="float" office:value="0.9382355" calcext:value-type="float">
            <text:p>0.9382355</text:p>
          </table:table-cell>
          <table:table-cell table:style-name="ce106" table:formula="of:=((SUM([.D$5:.D$1048576])-[.C81])^2)*([.B81]/[.$B$2])" office:value-type="float" office:value="0.122949601795798" calcext:value-type="float">
            <text:p>0.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2" calcext:value-type="float">
            <text:p>2</text:p>
          </table:table-cell>
          <table:table-cell table:formula="of:=[.A82]/[.$B$1]" office:value-type="float" office:value="460" calcext:value-type="float">
            <text:p>460</text:p>
          </table:table-cell>
          <table:table-cell table:formula="of:=([.A82]*[.B82])/(SUM([.B$5:.B$1048576])*[.$H$18])" office:value-type="float" office:value="0.000092" calcext:value-type="float">
            <text:p>9.2E-05</text:p>
          </table:table-cell>
          <table:table-cell table:style-name="ce104" table:formula="of:=[.D82]+[.E81]" office:value-type="float" office:value="0.9383275" calcext:value-type="float">
            <text:p>0.9383275</text:p>
          </table:table-cell>
          <table:table-cell table:style-name="ce106" table:formula="of:=((SUM([.D$5:.D$1048576])-[.C82])^2)*([.B82]/[.$B$2])" office:value-type="float" office:value="0.0421469737857981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2" calcext:value-type="float">
            <text:p>2</text:p>
          </table:table-cell>
          <table:table-cell table:formula="of:=[.A83]/[.$B$1]" office:value-type="float" office:value="240" calcext:value-type="float">
            <text:p>240</text:p>
          </table:table-cell>
          <table:table-cell table:formula="of:=([.A83]*[.B83])/(SUM([.B$5:.B$1048576])*[.$H$18])" office:value-type="float" office:value="0.000048" calcext:value-type="float">
            <text:p>4.8E-05</text:p>
          </table:table-cell>
          <table:table-cell table:style-name="ce104" table:formula="of:=[.D83]+[.E82]" office:value-type="float" office:value="0.9383755" calcext:value-type="float">
            <text:p>0.9383755</text:p>
          </table:table-cell>
          <table:table-cell table:style-name="ce106" table:formula="of:=((SUM([.D$5:.D$1048576])-[.C83])^2)*([.B83]/[.$B$2])" office:value-type="float" office:value="0.011429810209798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5" calcext:value-type="float">
            <text:p>555</text:p>
          </table:table-cell>
          <table:table-cell table:style-name="Default" office:value-type="float" office:value="2" calcext:value-type="float">
            <text:p>2</text:p>
          </table:table-cell>
          <table:table-cell table:formula="of:=[.A84]/[.$B$1]" office:value-type="float" office:value="555" calcext:value-type="float">
            <text:p>555</text:p>
          </table:table-cell>
          <table:table-cell table:formula="of:=([.A84]*[.B84])/(SUM([.B$5:.B$1048576])*[.$H$18])" office:value-type="float" office:value="0.000111" calcext:value-type="float">
            <text:p>0.000111</text:p>
          </table:table-cell>
          <table:table-cell table:style-name="ce104" table:formula="of:=[.D84]+[.E83]" office:value-type="float" office:value="0.9384865" calcext:value-type="float">
            <text:p>0.9384865</text:p>
          </table:table-cell>
          <table:table-cell table:style-name="ce106" table:formula="of:=((SUM([.D$5:.D$1048576])-[.C84])^2)*([.B84]/[.$B$2])" office:value-type="float" office:value="0.0613962035117981" calcext:value-type="float">
            <text:p>0.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5" calcext:value-type="float">
            <text:p>915</text:p>
          </table:table-cell>
          <table:table-cell table:style-name="Default" office:value-type="float" office:value="2" calcext:value-type="float">
            <text:p>2</text:p>
          </table:table-cell>
          <table:table-cell table:formula="of:=[.A85]/[.$B$1]" office:value-type="float" office:value="915" calcext:value-type="float">
            <text:p>915</text:p>
          </table:table-cell>
          <table:table-cell table:formula="of:=([.A85]*[.B85])/(SUM([.B$5:.B$1048576])*[.$H$18])" office:value-type="float" office:value="0.000183" calcext:value-type="float">
            <text:p>0.000183</text:p>
          </table:table-cell>
          <table:table-cell table:style-name="ce104" table:formula="of:=[.D85]+[.E84]" office:value-type="float" office:value="0.9386695" calcext:value-type="float">
            <text:p>0.9386695</text:p>
          </table:table-cell>
          <table:table-cell table:style-name="ce106" table:formula="of:=((SUM([.D$5:.D$1048576])-[.C85])^2)*([.B85]/[.$B$2])" office:value-type="float" office:value="0.167100652999798" calcext:value-type="float">
            <text:p>0.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5" calcext:value-type="float">
            <text:p>625</text:p>
          </table:table-cell>
          <table:table-cell table:style-name="Default" office:value-type="float" office:value="2" calcext:value-type="float">
            <text:p>2</text:p>
          </table:table-cell>
          <table:table-cell table:formula="of:=[.A86]/[.$B$1]" office:value-type="float" office:value="625" calcext:value-type="float">
            <text:p>625</text:p>
          </table:table-cell>
          <table:table-cell table:formula="of:=([.A86]*[.B86])/(SUM([.B$5:.B$1048576])*[.$H$18])" office:value-type="float" office:value="0.000125" calcext:value-type="float">
            <text:p>0.000125</text:p>
          </table:table-cell>
          <table:table-cell table:style-name="ce104" table:formula="of:=[.D86]+[.E85]" office:value-type="float" office:value="0.9387945" calcext:value-type="float">
            <text:p>0.9387945</text:p>
          </table:table-cell>
          <table:table-cell table:style-name="ce106" table:formula="of:=((SUM([.D$5:.D$1048576])-[.C86])^2)*([.B86]/[.$B$2])" office:value-type="float" office:value="0.0778898464677981" calcext:value-type="float">
            <text:p>0.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5" calcext:value-type="float">
            <text:p>1025</text:p>
          </table:table-cell>
          <table:table-cell table:style-name="Default" office:value-type="float" office:value="2" calcext:value-type="float">
            <text:p>2</text:p>
          </table:table-cell>
          <table:table-cell table:formula="of:=[.A87]/[.$B$1]" office:value-type="float" office:value="1025" calcext:value-type="float">
            <text:p>1025</text:p>
          </table:table-cell>
          <table:table-cell table:formula="of:=([.A87]*[.B87])/(SUM([.B$5:.B$1048576])*[.$H$18])" office:value-type="float" office:value="0.000205" calcext:value-type="float">
            <text:p>0.000205</text:p>
          </table:table-cell>
          <table:table-cell table:style-name="ce104" table:formula="of:=[.D87]+[.E86]" office:value-type="float" office:value="0.9389995" calcext:value-type="float">
            <text:p>0.9389995</text:p>
          </table:table-cell>
          <table:table-cell table:style-name="ce106" table:formula="of:=((SUM([.D$5:.D$1048576])-[.C87])^2)*([.B87]/[.$B$2])" office:value-type="float" office:value="0.209739234787798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2" calcext:value-type="float">
            <text:p>2</text:p>
          </table:table-cell>
          <table:table-cell table:formula="of:=[.A88]/[.$B$1]" office:value-type="float" office:value="190" calcext:value-type="float">
            <text:p>190</text:p>
          </table:table-cell>
          <table:table-cell table:formula="of:=([.A88]*[.B88])/(SUM([.B$5:.B$1048576])*[.$H$18])" office:value-type="float" office:value="0.000038" calcext:value-type="float">
            <text:p>3.8E-05</text:p>
          </table:table-cell>
          <table:table-cell table:style-name="ce104" table:formula="of:=[.D88]+[.E87]" office:value-type="float" office:value="0.9390375" calcext:value-type="float">
            <text:p>0.9390375</text:p>
          </table:table-cell>
          <table:table-cell table:style-name="ce106" table:formula="of:=((SUM([.D$5:.D$1048576])-[.C88])^2)*([.B88]/[.$B$2])" office:value-type="float" office:value="0.00714863666979806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5" calcext:value-type="float">
            <text:p>205</text:p>
          </table:table-cell>
          <table:table-cell table:style-name="Default" office:value-type="float" office:value="2" calcext:value-type="float">
            <text:p>2</text:p>
          </table:table-cell>
          <table:table-cell table:formula="of:=[.A89]/[.$B$1]" office:value-type="float" office:value="205" calcext:value-type="float">
            <text:p>205</text:p>
          </table:table-cell>
          <table:table-cell table:formula="of:=([.A89]*[.B89])/(SUM([.B$5:.B$1048576])*[.$H$18])" office:value-type="float" office:value="0.000041" calcext:value-type="float">
            <text:p>4.1E-05</text:p>
          </table:table-cell>
          <table:table-cell table:style-name="ce104" table:formula="of:=[.D89]+[.E88]" office:value-type="float" office:value="0.9390785" calcext:value-type="float">
            <text:p>0.9390785</text:p>
          </table:table-cell>
          <table:table-cell table:style-name="ce106" table:formula="of:=((SUM([.D$5:.D$1048576])-[.C89])^2)*([.B89]/[.$B$2])" office:value-type="float" office:value="0.00832798873179807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2" calcext:value-type="float">
            <text:p>2</text:p>
          </table:table-cell>
          <table:table-cell table:formula="of:=[.A90]/[.$B$1]" office:value-type="float" office:value="185" calcext:value-type="float">
            <text:p>185</text:p>
          </table:table-cell>
          <table:table-cell table:formula="of:=([.A90]*[.B90])/(SUM([.B$5:.B$1048576])*[.$H$18])" office:value-type="float" office:value="0.000037" calcext:value-type="float">
            <text:p>3.7E-05</text:p>
          </table:table-cell>
          <table:table-cell table:style-name="ce104" table:formula="of:=[.D90]+[.E89]" office:value-type="float" office:value="0.9391155" calcext:value-type="float">
            <text:p>0.9391155</text:p>
          </table:table-cell>
          <table:table-cell table:style-name="ce106" table:formula="of:=((SUM([.D$5:.D$1048576])-[.C90])^2)*([.B90]/[.$B$2])" office:value-type="float" office:value="0.00677551931579807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5" calcext:value-type="float">
            <text:p>805</text:p>
          </table:table-cell>
          <table:table-cell table:style-name="Default" office:value-type="float" office:value="2" calcext:value-type="float">
            <text:p>2</text:p>
          </table:table-cell>
          <table:table-cell table:formula="of:=[.A91]/[.$B$1]" office:value-type="float" office:value="805" calcext:value-type="float">
            <text:p>805</text:p>
          </table:table-cell>
          <table:table-cell table:formula="of:=([.A91]*[.B91])/(SUM([.B$5:.B$1048576])*[.$H$18])" office:value-type="float" office:value="0.000161" calcext:value-type="float">
            <text:p>0.000161</text:p>
          </table:table-cell>
          <table:table-cell table:style-name="ce104" table:formula="of:=[.D91]+[.E90]" office:value-type="float" office:value="0.9392765" calcext:value-type="float">
            <text:p>0.9392765</text:p>
          </table:table-cell>
          <table:table-cell table:style-name="ce106" table:formula="of:=((SUM([.D$5:.D$1048576])-[.C91])^2)*([.B91]/[.$B$2])" office:value-type="float" office:value="0.129302071211798" calcext:value-type="float">
            <text:p>0.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70" calcext:value-type="float">
            <text:p>570</text:p>
          </table:table-cell>
          <table:table-cell table:style-name="Default" office:value-type="float" office:value="2" calcext:value-type="float">
            <text:p>2</text:p>
          </table:table-cell>
          <table:table-cell table:formula="of:=[.A92]/[.$B$1]" office:value-type="float" office:value="570" calcext:value-type="float">
            <text:p>570</text:p>
          </table:table-cell>
          <table:table-cell table:formula="of:=([.A92]*[.B92])/(SUM([.B$5:.B$1048576])*[.$H$18])" office:value-type="float" office:value="0.000114" calcext:value-type="float">
            <text:p>0.000114</text:p>
          </table:table-cell>
          <table:table-cell table:style-name="ce104" table:formula="of:=[.D92]+[.E91]" office:value-type="float" office:value="0.9393905" calcext:value-type="float">
            <text:p>0.9393905</text:p>
          </table:table-cell>
          <table:table-cell table:style-name="ce106" table:formula="of:=((SUM([.D$5:.D$1048576])-[.C92])^2)*([.B92]/[.$B$2])" office:value-type="float" office:value="0.0647655555737981" calcext:value-type="float">
            <text:p>0.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" calcext:value-type="float">
            <text:p>1</text:p>
          </table:table-cell>
          <table:table-cell table:formula="of:=[.A93]/[.$B$1]" office:value-type="float" office:value="250" calcext:value-type="float">
            <text:p>250</text:p>
          </table:table-cell>
          <table:table-cell table:formula="of:=([.A93]*[.B93])/(SUM([.B$5:.B$1048576])*[.$H$18])" office:value-type="float" office:value="0.000025" calcext:value-type="float">
            <text:p>2.5E-05</text:p>
          </table:table-cell>
          <table:table-cell table:style-name="ce104" table:formula="of:=[.D93]+[.E92]" office:value-type="float" office:value="0.9394155" calcext:value-type="float">
            <text:p>0.9394155</text:p>
          </table:table-cell>
          <table:table-cell table:style-name="ce106" table:formula="of:=((SUM([.D$5:.D$1048576])-[.C93])^2)*([.B93]/[.$B$2])" office:value-type="float" office:value="0.00620302245889903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1" calcext:value-type="float">
            <text:p>1</text:p>
          </table:table-cell>
          <table:table-cell table:formula="of:=[.A94]/[.$B$1]" office:value-type="float" office:value="450" calcext:value-type="float">
            <text:p>450</text:p>
          </table:table-cell>
          <table:table-cell table:formula="of:=([.A94]*[.B94])/(SUM([.B$5:.B$1048576])*[.$H$18])" office:value-type="float" office:value="0.000045" calcext:value-type="float">
            <text:p>4.5E-05</text:p>
          </table:table-cell>
          <table:table-cell table:style-name="ce104" table:formula="of:=[.D94]+[.E93]" office:value-type="float" office:value="0.9394605" calcext:value-type="float">
            <text:p>0.9394605</text:p>
          </table:table-cell>
          <table:table-cell table:style-name="ce106" table:formula="of:=((SUM([.D$5:.D$1048576])-[.C94])^2)*([.B94]/[.$B$2])" office:value-type="float" office:value="0.020165369538899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30" calcext:value-type="float">
            <text:p>1230</text:p>
          </table:table-cell>
          <table:table-cell table:style-name="Default" office:value-type="float" office:value="1" calcext:value-type="float">
            <text:p>1</text:p>
          </table:table-cell>
          <table:table-cell table:formula="of:=[.A95]/[.$B$1]" office:value-type="float" office:value="1230" calcext:value-type="float">
            <text:p>1230</text:p>
          </table:table-cell>
          <table:table-cell table:formula="of:=([.A95]*[.B95])/(SUM([.B$5:.B$1048576])*[.$H$18])" office:value-type="float" office:value="0.000123" calcext:value-type="float">
            <text:p>0.000123</text:p>
          </table:table-cell>
          <table:table-cell table:style-name="ce104" table:formula="of:=[.D95]+[.E94]" office:value-type="float" office:value="0.9395835" calcext:value-type="float">
            <text:p>0.9395835</text:p>
          </table:table-cell>
          <table:table-cell table:style-name="ce106" table:formula="of:=((SUM([.D$5:.D$1048576])-[.C95])^2)*([.B95]/[.$B$2])" office:value-type="float" office:value="0.151058523150899" calcext:value-type="float">
            <text:p>0.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5" calcext:value-type="float">
            <text:p>455</text:p>
          </table:table-cell>
          <table:table-cell table:style-name="Default" office:value-type="float" office:value="1" calcext:value-type="float">
            <text:p>1</text:p>
          </table:table-cell>
          <table:table-cell table:formula="of:=[.A96]/[.$B$1]" office:value-type="float" office:value="455" calcext:value-type="float">
            <text:p>455</text:p>
          </table:table-cell>
          <table:table-cell table:formula="of:=([.A96]*[.B96])/(SUM([.B$5:.B$1048576])*[.$H$18])" office:value-type="float" office:value="0.0000455" calcext:value-type="float">
            <text:p>4.55E-05</text:p>
          </table:table-cell>
          <table:table-cell table:style-name="ce104" table:formula="of:=[.D96]+[.E95]" office:value-type="float" office:value="0.939629" calcext:value-type="float">
            <text:p>0.939629</text:p>
          </table:table-cell>
          <table:table-cell table:style-name="ce106" table:formula="of:=((SUM([.D$5:.D$1048576])-[.C96])^2)*([.B96]/[.$B$2])" office:value-type="float" office:value="0.020616928215899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1" calcext:value-type="float">
            <text:p>1</text:p>
          </table:table-cell>
          <table:table-cell table:formula="of:=[.A97]/[.$B$1]" office:value-type="float" office:value="275" calcext:value-type="float">
            <text:p>275</text:p>
          </table:table-cell>
          <table:table-cell table:formula="of:=([.A97]*[.B97])/(SUM([.B$5:.B$1048576])*[.$H$18])" office:value-type="float" office:value="0.0000275" calcext:value-type="float">
            <text:p>2.75E-05</text:p>
          </table:table-cell>
          <table:table-cell table:style-name="ce104" table:formula="of:=[.D97]+[.E96]" office:value-type="float" office:value="0.9396565" calcext:value-type="float">
            <text:p>0.9396565</text:p>
          </table:table-cell>
          <table:table-cell table:style-name="ce106" table:formula="of:=((SUM([.D$5:.D$1048576])-[.C97])^2)*([.B97]/[.$B$2])" office:value-type="float" office:value="0.00751081584389903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5" calcext:value-type="float">
            <text:p>615</text:p>
          </table:table-cell>
          <table:table-cell table:style-name="Default" office:value-type="float" office:value="1" calcext:value-type="float">
            <text:p>1</text:p>
          </table:table-cell>
          <table:table-cell table:formula="of:=[.A98]/[.$B$1]" office:value-type="float" office:value="615" calcext:value-type="float">
            <text:p>615</text:p>
          </table:table-cell>
          <table:table-cell table:formula="of:=([.A98]*[.B98])/(SUM([.B$5:.B$1048576])*[.$H$18])" office:value-type="float" office:value="0.0000615" calcext:value-type="float">
            <text:p>6.15E-05</text:p>
          </table:table-cell>
          <table:table-cell table:style-name="ce104" table:formula="of:=[.D98]+[.E97]" office:value-type="float" office:value="0.939718" calcext:value-type="float">
            <text:p>0.939718</text:p>
          </table:table-cell>
          <table:table-cell table:style-name="ce106" table:formula="of:=((SUM([.D$5:.D$1048576])-[.C98])^2)*([.B98]/[.$B$2])" office:value-type="float" office:value="0.037706805879899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1" calcext:value-type="float">
            <text:p>1</text:p>
          </table:table-cell>
          <table:table-cell table:formula="of:=[.A99]/[.$B$1]" office:value-type="float" office:value="260" calcext:value-type="float">
            <text:p>260</text:p>
          </table:table-cell>
          <table:table-cell table:formula="of:=([.A99]*[.B99])/(SUM([.B$5:.B$1048576])*[.$H$18])" office:value-type="float" office:value="0.000026" calcext:value-type="float">
            <text:p>2.6E-05</text:p>
          </table:table-cell>
          <table:table-cell table:style-name="ce104" table:formula="of:=[.D99]+[.E98]" office:value-type="float" office:value="0.939744" calcext:value-type="float">
            <text:p>0.939744</text:p>
          </table:table-cell>
          <table:table-cell table:style-name="ce106" table:formula="of:=((SUM([.D$5:.D$1048576])-[.C99])^2)*([.B99]/[.$B$2])" office:value-type="float" office:value="0.00671113981289903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5" calcext:value-type="float">
            <text:p>605</text:p>
          </table:table-cell>
          <table:table-cell table:style-name="Default" office:value-type="float" office:value="1" calcext:value-type="float">
            <text:p>1</text:p>
          </table:table-cell>
          <table:table-cell table:formula="of:=[.A100]/[.$B$1]" office:value-type="float" office:value="605" calcext:value-type="float">
            <text:p>605</text:p>
          </table:table-cell>
          <table:table-cell table:formula="of:=([.A100]*[.B100])/(SUM([.B$5:.B$1048576])*[.$H$18])" office:value-type="float" office:value="0.0000605" calcext:value-type="float">
            <text:p>6.05E-05</text:p>
          </table:table-cell>
          <table:table-cell table:style-name="ce104" table:formula="of:=[.D100]+[.E99]" office:value-type="float" office:value="0.9398045" calcext:value-type="float">
            <text:p>0.9398045</text:p>
          </table:table-cell>
          <table:table-cell table:style-name="ce106" table:formula="of:=((SUM([.D$5:.D$1048576])-[.C100])^2)*([.B100]/[.$B$2])" office:value-type="float" office:value="0.036488688525899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0" calcext:value-type="float">
            <text:p>1520</text:p>
          </table:table-cell>
          <table:table-cell table:style-name="Default" office:value-type="float" office:value="1" calcext:value-type="float">
            <text:p>1</text:p>
          </table:table-cell>
          <table:table-cell table:formula="of:=[.A101]/[.$B$1]" office:value-type="float" office:value="1520" calcext:value-type="float">
            <text:p>1520</text:p>
          </table:table-cell>
          <table:table-cell table:formula="of:=([.A101]*[.B101])/(SUM([.B$5:.B$1048576])*[.$H$18])" office:value-type="float" office:value="0.000152" calcext:value-type="float">
            <text:p>0.000152</text:p>
          </table:table-cell>
          <table:table-cell table:style-name="ce104" table:formula="of:=[.D101]+[.E100]" office:value-type="float" office:value="0.9399565" calcext:value-type="float">
            <text:p>0.9399565</text:p>
          </table:table-cell>
          <table:table-cell table:style-name="ce106" table:formula="of:=((SUM([.D$5:.D$1048576])-[.C101])^2)*([.B101]/[.$B$2])" office:value-type="float" office:value="0.230753926416899" calcext:value-type="float">
            <text:p>0.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" calcext:value-type="float">
            <text:p>810</text:p>
          </table:table-cell>
          <table:table-cell table:style-name="Default" office:value-type="float" office:value="1" calcext:value-type="float">
            <text:p>1</text:p>
          </table:table-cell>
          <table:table-cell table:formula="of:=[.A102]/[.$B$1]" office:value-type="float" office:value="810" calcext:value-type="float">
            <text:p>810</text:p>
          </table:table-cell>
          <table:table-cell table:formula="of:=([.A102]*[.B102])/(SUM([.B$5:.B$1048576])*[.$H$18])" office:value-type="float" office:value="0.000081" calcext:value-type="float">
            <text:p>8.1E-05</text:p>
          </table:table-cell>
          <table:table-cell table:style-name="ce104" table:formula="of:=[.D102]+[.E101]" office:value-type="float" office:value="0.9400375" calcext:value-type="float">
            <text:p>0.9400375</text:p>
          </table:table-cell>
          <table:table-cell table:style-name="ce106" table:formula="of:=((SUM([.D$5:.D$1048576])-[.C102])^2)*([.B102]/[.$B$2])" office:value-type="float" office:value="0.065457594282899" calcext:value-type="float">
            <text:p>0.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60" calcext:value-type="float">
            <text:p>1260</text:p>
          </table:table-cell>
          <table:table-cell table:style-name="Default" office:value-type="float" office:value="1" calcext:value-type="float">
            <text:p>1</text:p>
          </table:table-cell>
          <table:table-cell table:formula="of:=[.A103]/[.$B$1]" office:value-type="float" office:value="1260" calcext:value-type="float">
            <text:p>1260</text:p>
          </table:table-cell>
          <table:table-cell table:formula="of:=([.A103]*[.B103])/(SUM([.B$5:.B$1048576])*[.$H$18])" office:value-type="float" office:value="0.000126" calcext:value-type="float">
            <text:p>0.000126</text:p>
          </table:table-cell>
          <table:table-cell table:style-name="ce104" table:formula="of:=[.D103]+[.E102]" office:value-type="float" office:value="0.9401635" calcext:value-type="float">
            <text:p>0.9401635</text:p>
          </table:table-cell>
          <table:table-cell table:style-name="ce106" table:formula="of:=((SUM([.D$5:.D$1048576])-[.C103])^2)*([.B103]/[.$B$2])" office:value-type="float" office:value="0.158522875212899" calcext:value-type="float">
            <text:p>0.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0" calcext:value-type="float">
            <text:p>1110</text:p>
          </table:table-cell>
          <table:table-cell table:style-name="Default" office:value-type="float" office:value="1" calcext:value-type="float">
            <text:p>1</text:p>
          </table:table-cell>
          <table:table-cell table:formula="of:=[.A104]/[.$B$1]" office:value-type="float" office:value="1110" calcext:value-type="float">
            <text:p>1110</text:p>
          </table:table-cell>
          <table:table-cell table:formula="of:=([.A104]*[.B104])/(SUM([.B$5:.B$1048576])*[.$H$18])" office:value-type="float" office:value="0.000111" calcext:value-type="float">
            <text:p>0.000111</text:p>
          </table:table-cell>
          <table:table-cell table:style-name="ce104" table:formula="of:=[.D104]+[.E103]" office:value-type="float" office:value="0.9402745" calcext:value-type="float">
            <text:p>0.9402745</text:p>
          </table:table-cell>
          <table:table-cell table:style-name="ce106" table:formula="of:=((SUM([.D$5:.D$1048576])-[.C104])^2)*([.B104]/[.$B$2])" office:value-type="float" office:value="0.123001114902899" calcext:value-type="float">
            <text:p>0.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5" calcext:value-type="float">
            <text:p>505</text:p>
          </table:table-cell>
          <table:table-cell table:style-name="Default" office:value-type="float" office:value="1" calcext:value-type="float">
            <text:p>1</text:p>
          </table:table-cell>
          <table:table-cell table:formula="of:=[.A105]/[.$B$1]" office:value-type="float" office:value="505" calcext:value-type="float">
            <text:p>505</text:p>
          </table:table-cell>
          <table:table-cell table:formula="of:=([.A105]*[.B105])/(SUM([.B$5:.B$1048576])*[.$H$18])" office:value-type="float" office:value="0.0000505" calcext:value-type="float">
            <text:p>5.05E-05</text:p>
          </table:table-cell>
          <table:table-cell table:style-name="ce104" table:formula="of:=[.D105]+[.E104]" office:value-type="float" office:value="0.940325" calcext:value-type="float">
            <text:p>0.940325</text:p>
          </table:table-cell>
          <table:table-cell table:style-name="ce106" table:formula="of:=((SUM([.D$5:.D$1048576])-[.C105])^2)*([.B105]/[.$B$2])" office:value-type="float" office:value="0.025407514985899" calcext:value-type="float">
            <text:p>0.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1" calcext:value-type="float">
            <text:p>1</text:p>
          </table:table-cell>
          <table:table-cell table:formula="of:=[.A106]/[.$B$1]" office:value-type="float" office:value="265" calcext:value-type="float">
            <text:p>265</text:p>
          </table:table-cell>
          <table:table-cell table:formula="of:=([.A106]*[.B106])/(SUM([.B$5:.B$1048576])*[.$H$18])" office:value-type="float" office:value="0.0000265" calcext:value-type="float">
            <text:p>2.65E-05</text:p>
          </table:table-cell>
          <table:table-cell table:style-name="ce104" table:formula="of:=[.D106]+[.E105]" office:value-type="float" office:value="0.9403515" calcext:value-type="float">
            <text:p>0.9403515</text:p>
          </table:table-cell>
          <table:table-cell table:style-name="ce106" table:formula="of:=((SUM([.D$5:.D$1048576])-[.C106])^2)*([.B106]/[.$B$2])" office:value-type="float" office:value="0.00697269848989903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80" calcext:value-type="float">
            <text:p>580</text:p>
          </table:table-cell>
          <table:table-cell table:style-name="Default" office:value-type="float" office:value="1" calcext:value-type="float">
            <text:p>1</text:p>
          </table:table-cell>
          <table:table-cell table:formula="of:=[.A107]/[.$B$1]" office:value-type="float" office:value="580" calcext:value-type="float">
            <text:p>580</text:p>
          </table:table-cell>
          <table:table-cell table:formula="of:=([.A107]*[.B107])/(SUM([.B$5:.B$1048576])*[.$H$18])" office:value-type="float" office:value="0.000058" calcext:value-type="float">
            <text:p>5.8E-05</text:p>
          </table:table-cell>
          <table:table-cell table:style-name="ce104" table:formula="of:=[.D107]+[.E106]" office:value-type="float" office:value="0.9404095" calcext:value-type="float">
            <text:p>0.9404095</text:p>
          </table:table-cell>
          <table:table-cell table:style-name="ce106" table:formula="of:=((SUM([.D$5:.D$1048576])-[.C107])^2)*([.B107]/[.$B$2])" office:value-type="float" office:value="0.033530895140899" calcext:value-type="float">
            <text:p>0.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" calcext:value-type="float">
            <text:p>1050</text:p>
          </table:table-cell>
          <table:table-cell table:style-name="Default" office:value-type="float" office:value="1" calcext:value-type="float">
            <text:p>1</text:p>
          </table:table-cell>
          <table:table-cell table:formula="of:=[.A108]/[.$B$1]" office:value-type="float" office:value="1050" calcext:value-type="float">
            <text:p>1050</text:p>
          </table:table-cell>
          <table:table-cell table:formula="of:=([.A108]*[.B108])/(SUM([.B$5:.B$1048576])*[.$H$18])" office:value-type="float" office:value="0.000105" calcext:value-type="float">
            <text:p>0.000105</text:p>
          </table:table-cell>
          <table:table-cell table:style-name="ce104" table:formula="of:=[.D108]+[.E107]" office:value-type="float" office:value="0.9405145" calcext:value-type="float">
            <text:p>0.9405145</text:p>
          </table:table-cell>
          <table:table-cell table:style-name="ce106" table:formula="of:=((SUM([.D$5:.D$1048576])-[.C108])^2)*([.B108]/[.$B$2])" office:value-type="float" office:value="0.110052410778899" calcext:value-type="float">
            <text:p>0.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85" calcext:value-type="float">
            <text:p>585</text:p>
          </table:table-cell>
          <table:table-cell table:style-name="Default" office:value-type="float" office:value="1" calcext:value-type="float">
            <text:p>1</text:p>
          </table:table-cell>
          <table:table-cell table:formula="of:=[.A109]/[.$B$1]" office:value-type="float" office:value="585" calcext:value-type="float">
            <text:p>585</text:p>
          </table:table-cell>
          <table:table-cell table:formula="of:=([.A109]*[.B109])/(SUM([.B$5:.B$1048576])*[.$H$18])" office:value-type="float" office:value="0.0000585" calcext:value-type="float">
            <text:p>5.85E-05</text:p>
          </table:table-cell>
          <table:table-cell table:style-name="ce104" table:formula="of:=[.D109]+[.E108]" office:value-type="float" office:value="0.940573" calcext:value-type="float">
            <text:p>0.940573</text:p>
          </table:table-cell>
          <table:table-cell table:style-name="ce106" table:formula="of:=((SUM([.D$5:.D$1048576])-[.C109])^2)*([.B109]/[.$B$2])" office:value-type="float" office:value="0.034112453817899" calcext:value-type="float">
            <text:p>0.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0" calcext:value-type="float">
            <text:p>710</text:p>
          </table:table-cell>
          <table:table-cell table:style-name="Default" office:value-type="float" office:value="1" calcext:value-type="float">
            <text:p>1</text:p>
          </table:table-cell>
          <table:table-cell table:formula="of:=[.A110]/[.$B$1]" office:value-type="float" office:value="710" calcext:value-type="float">
            <text:p>710</text:p>
          </table:table-cell>
          <table:table-cell table:formula="of:=([.A110]*[.B110])/(SUM([.B$5:.B$1048576])*[.$H$18])" office:value-type="float" office:value="0.000071" calcext:value-type="float">
            <text:p>7.1E-05</text:p>
          </table:table-cell>
          <table:table-cell table:style-name="ce104" table:formula="of:=[.D110]+[.E109]" office:value-type="float" office:value="0.940644" calcext:value-type="float">
            <text:p>0.940644</text:p>
          </table:table-cell>
          <table:table-cell table:style-name="ce106" table:formula="of:=((SUM([.D$5:.D$1048576])-[.C110])^2)*([.B110]/[.$B$2])" office:value-type="float" office:value="0.050276420742899" calcext:value-type="float">
            <text:p>0.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1" calcext:value-type="float">
            <text:p>1</text:p>
          </table:table-cell>
          <table:table-cell table:formula="of:=[.A111]/[.$B$1]" office:value-type="float" office:value="600" calcext:value-type="float">
            <text:p>600</text:p>
          </table:table-cell>
          <table:table-cell table:formula="of:=([.A111]*[.B111])/(SUM([.B$5:.B$1048576])*[.$H$18])" office:value-type="float" office:value="0.00006" calcext:value-type="float">
            <text:p>6E-05</text:p>
          </table:table-cell>
          <table:table-cell table:style-name="ce104" table:formula="of:=[.D111]+[.E110]" office:value-type="float" office:value="0.940704" calcext:value-type="float">
            <text:p>0.940704</text:p>
          </table:table-cell>
          <table:table-cell table:style-name="ce106" table:formula="of:=((SUM([.D$5:.D$1048576])-[.C111])^2)*([.B111]/[.$B$2])" office:value-type="float" office:value="0.035887129848899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5" calcext:value-type="float">
            <text:p>465</text:p>
          </table:table-cell>
          <table:table-cell table:style-name="Default" office:value-type="float" office:value="1" calcext:value-type="float">
            <text:p>1</text:p>
          </table:table-cell>
          <table:table-cell table:formula="of:=[.A112]/[.$B$1]" office:value-type="float" office:value="465" calcext:value-type="float">
            <text:p>465</text:p>
          </table:table-cell>
          <table:table-cell table:formula="of:=([.A112]*[.B112])/(SUM([.B$5:.B$1048576])*[.$H$18])" office:value-type="float" office:value="0.0000465" calcext:value-type="float">
            <text:p>4.65E-05</text:p>
          </table:table-cell>
          <table:table-cell table:style-name="ce104" table:formula="of:=[.D112]+[.E111]" office:value-type="float" office:value="0.9407505" calcext:value-type="float">
            <text:p>0.9407505</text:p>
          </table:table-cell>
          <table:table-cell table:style-name="ce106" table:formula="of:=((SUM([.D$5:.D$1048576])-[.C112])^2)*([.B112]/[.$B$2])" office:value-type="float" office:value="0.021535045569899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1" calcext:value-type="float">
            <text:p>1</text:p>
          </table:table-cell>
          <table:table-cell table:formula="of:=[.A113]/[.$B$1]" office:value-type="float" office:value="320" calcext:value-type="float">
            <text:p>320</text:p>
          </table:table-cell>
          <table:table-cell table:formula="of:=([.A113]*[.B113])/(SUM([.B$5:.B$1048576])*[.$H$18])" office:value-type="float" office:value="0.000032" calcext:value-type="float">
            <text:p>3.2E-05</text:p>
          </table:table-cell>
          <table:table-cell table:style-name="ce104" table:formula="of:=[.D113]+[.E112]" office:value-type="float" office:value="0.9407825" calcext:value-type="float">
            <text:p>0.9407825</text:p>
          </table:table-cell>
          <table:table-cell table:style-name="ce106" table:formula="of:=((SUM([.D$5:.D$1048576])-[.C113])^2)*([.B113]/[.$B$2])" office:value-type="float" office:value="0.010179843936899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795" calcext:value-type="float">
            <text:p>795</text:p>
          </table:table-cell>
          <table:table-cell table:style-name="Default" office:value-type="float" office:value="1" calcext:value-type="float">
            <text:p>1</text:p>
          </table:table-cell>
          <table:table-cell table:formula="of:=[.A114]/[.$B$1]" office:value-type="float" office:value="795" calcext:value-type="float">
            <text:p>795</text:p>
          </table:table-cell>
          <table:table-cell table:formula="of:=([.A114]*[.B114])/(SUM([.B$5:.B$1048576])*[.$H$18])" office:value-type="float" office:value="0.0000795" calcext:value-type="float">
            <text:p>7.95E-05</text:p>
          </table:table-cell>
          <table:table-cell table:style-name="ce104" table:formula="of:=[.D114]+[.E113]" office:value-type="float" office:value="0.940862" calcext:value-type="float">
            <text:p>0.940862</text:p>
          </table:table-cell>
          <table:table-cell table:style-name="ce106" table:formula="of:=((SUM([.D$5:.D$1048576])-[.C114])^2)*([.B114]/[.$B$2])" office:value-type="float" office:value="0.063052918251899" calcext:value-type="float">
            <text:p>0.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1" calcext:value-type="float">
            <text:p>1</text:p>
          </table:table-cell>
          <table:table-cell table:formula="of:=[.A115]/[.$B$1]" office:value-type="float" office:value="310" calcext:value-type="float">
            <text:p>310</text:p>
          </table:table-cell>
          <table:table-cell table:formula="of:=([.A115]*[.B115])/(SUM([.B$5:.B$1048576])*[.$H$18])" office:value-type="float" office:value="0.000031" calcext:value-type="float">
            <text:p>3.1E-05</text:p>
          </table:table-cell>
          <table:table-cell table:style-name="ce104" table:formula="of:=[.D115]+[.E114]" office:value-type="float" office:value="0.940893" calcext:value-type="float">
            <text:p>0.940893</text:p>
          </table:table-cell>
          <table:table-cell table:style-name="ce106" table:formula="of:=((SUM([.D$5:.D$1048576])-[.C115])^2)*([.B115]/[.$B$2])" office:value-type="float" office:value="0.00955172658289903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" calcext:value-type="float">
            <text:p>620</text:p>
          </table:table-cell>
          <table:table-cell table:style-name="Default" office:value-type="float" office:value="1" calcext:value-type="float">
            <text:p>1</text:p>
          </table:table-cell>
          <table:table-cell table:formula="of:=[.A116]/[.$B$1]" office:value-type="float" office:value="620" calcext:value-type="float">
            <text:p>620</text:p>
          </table:table-cell>
          <table:table-cell table:formula="of:=([.A116]*[.B116])/(SUM([.B$5:.B$1048576])*[.$H$18])" office:value-type="float" office:value="0.000062" calcext:value-type="float">
            <text:p>6.2E-05</text:p>
          </table:table-cell>
          <table:table-cell table:style-name="ce104" table:formula="of:=[.D116]+[.E115]" office:value-type="float" office:value="0.940955" calcext:value-type="float">
            <text:p>0.940955</text:p>
          </table:table-cell>
          <table:table-cell table:style-name="ce106" table:formula="of:=((SUM([.D$5:.D$1048576])-[.C116])^2)*([.B116]/[.$B$2])" office:value-type="float" office:value="0.038323364556899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" calcext:value-type="float">
            <text:p>1030</text:p>
          </table:table-cell>
          <table:table-cell table:style-name="Default" office:value-type="float" office:value="1" calcext:value-type="float">
            <text:p>1</text:p>
          </table:table-cell>
          <table:table-cell table:formula="of:=[.A117]/[.$B$1]" office:value-type="float" office:value="1030" calcext:value-type="float">
            <text:p>1030</text:p>
          </table:table-cell>
          <table:table-cell table:formula="of:=([.A117]*[.B117])/(SUM([.B$5:.B$1048576])*[.$H$18])" office:value-type="float" office:value="0.000103" calcext:value-type="float">
            <text:p>0.000103</text:p>
          </table:table-cell>
          <table:table-cell table:style-name="ce104" table:formula="of:=[.D117]+[.E116]" office:value-type="float" office:value="0.941058" calcext:value-type="float">
            <text:p>0.941058</text:p>
          </table:table-cell>
          <table:table-cell table:style-name="ce106" table:formula="of:=((SUM([.D$5:.D$1048576])-[.C117])^2)*([.B117]/[.$B$2])" office:value-type="float" office:value="0.105896176070899" calcext:value-type="float">
            <text:p>0.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5" calcext:value-type="float">
            <text:p>1015</text:p>
          </table:table-cell>
          <table:table-cell table:style-name="Default" office:value-type="float" office:value="1" calcext:value-type="float">
            <text:p>1</text:p>
          </table:table-cell>
          <table:table-cell table:formula="of:=[.A118]/[.$B$1]" office:value-type="float" office:value="1015" calcext:value-type="float">
            <text:p>1015</text:p>
          </table:table-cell>
          <table:table-cell table:formula="of:=([.A118]*[.B118])/(SUM([.B$5:.B$1048576])*[.$H$18])" office:value-type="float" office:value="0.0001015" calcext:value-type="float">
            <text:p>0.0001015</text:p>
          </table:table-cell>
          <table:table-cell table:style-name="ce104" table:formula="of:=[.D118]+[.E117]" office:value-type="float" office:value="0.9411595" calcext:value-type="float">
            <text:p>0.9411595</text:p>
          </table:table-cell>
          <table:table-cell table:style-name="ce106" table:formula="of:=((SUM([.D$5:.D$1048576])-[.C118])^2)*([.B118]/[.$B$2])" office:value-type="float" office:value="0.102831500039899" calcext:value-type="float">
            <text:p>0.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" calcext:value-type="float">
            <text:p>680</text:p>
          </table:table-cell>
          <table:table-cell table:style-name="Default" office:value-type="float" office:value="1" calcext:value-type="float">
            <text:p>1</text:p>
          </table:table-cell>
          <table:table-cell table:formula="of:=[.A119]/[.$B$1]" office:value-type="float" office:value="680" calcext:value-type="float">
            <text:p>680</text:p>
          </table:table-cell>
          <table:table-cell table:formula="of:=([.A119]*[.B119])/(SUM([.B$5:.B$1048576])*[.$H$18])" office:value-type="float" office:value="0.000068" calcext:value-type="float">
            <text:p>6.8E-05</text:p>
          </table:table-cell>
          <table:table-cell table:style-name="ce104" table:formula="of:=[.D119]+[.E118]" office:value-type="float" office:value="0.9412275" calcext:value-type="float">
            <text:p>0.9412275</text:p>
          </table:table-cell>
          <table:table-cell table:style-name="ce106" table:formula="of:=((SUM([.D$5:.D$1048576])-[.C119])^2)*([.B119]/[.$B$2])" office:value-type="float" office:value="0.046112068680899" calcext:value-type="float">
            <text:p>0.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1" calcext:value-type="float">
            <text:p>1</text:p>
          </table:table-cell>
          <table:table-cell table:formula="of:=[.A120]/[.$B$1]" office:value-type="float" office:value="630" calcext:value-type="float">
            <text:p>630</text:p>
          </table:table-cell>
          <table:table-cell table:formula="of:=([.A120]*[.B120])/(SUM([.B$5:.B$1048576])*[.$H$18])" office:value-type="float" office:value="0.000063" calcext:value-type="float">
            <text:p>6.3E-05</text:p>
          </table:table-cell>
          <table:table-cell table:style-name="ce104" table:formula="of:=[.D120]+[.E119]" office:value-type="float" office:value="0.9412905" calcext:value-type="float">
            <text:p>0.9412905</text:p>
          </table:table-cell>
          <table:table-cell table:style-name="ce106" table:formula="of:=((SUM([.D$5:.D$1048576])-[.C120])^2)*([.B120]/[.$B$2])" office:value-type="float" office:value="0.039571481910899" calcext:value-type="float">
            <text:p>0.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1" calcext:value-type="float">
            <text:p>1</text:p>
          </table:table-cell>
          <table:table-cell table:formula="of:=[.A121]/[.$B$1]" office:value-type="float" office:value="325" calcext:value-type="float">
            <text:p>325</text:p>
          </table:table-cell>
          <table:table-cell table:formula="of:=([.A121]*[.B121])/(SUM([.B$5:.B$1048576])*[.$H$18])" office:value-type="float" office:value="0.0000325" calcext:value-type="float">
            <text:p>3.25E-05</text:p>
          </table:table-cell>
          <table:table-cell table:style-name="ce104" table:formula="of:=[.D121]+[.E120]" office:value-type="float" office:value="0.941323" calcext:value-type="float">
            <text:p>0.941323</text:p>
          </table:table-cell>
          <table:table-cell table:style-name="ce106" table:formula="of:=((SUM([.D$5:.D$1048576])-[.C121])^2)*([.B121]/[.$B$2])" office:value-type="float" office:value="0.010501402613899" calcext:value-type="float">
            <text:p>0.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22]/[.$B$1]" office:value-type="float" office:value="0" calcext:value-type="float">
            <text:p>0</text:p>
          </table:table-cell>
          <table:table-cell table:formula="of:=([.A122]*[.B122])/(SUM([.B$5:.B$1048576])*[.$H$18])" office:value-type="float" office:value="0" calcext:value-type="float">
            <text:p>0</text:p>
          </table:table-cell>
          <table:table-cell table:style-name="ce104" table:formula="of:=[.D122]+[.E121]" office:value-type="float" office:value="0.941323" calcext:value-type="float">
            <text:p>0.941323</text:p>
          </table:table-cell>
          <table:table-cell table:style-name="ce106" table:formula="of:=((SUM([.D$5:.D$1048576])-[.C122])^2)*([.B122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23]/[.$B$1]" office:value-type="float" office:value="0" calcext:value-type="float">
            <text:p>0</text:p>
          </table:table-cell>
          <table:table-cell table:formula="of:=([.A123]*[.B123])/(SUM([.B$5:.B$1048576])*[.$H$18])" office:value-type="float" office:value="0" calcext:value-type="float">
            <text:p>0</text:p>
          </table:table-cell>
          <table:table-cell table:style-name="ce104" table:formula="of:=[.D123]+[.E122]" office:value-type="float" office:value="0.941323" calcext:value-type="float">
            <text:p>0.941323</text:p>
          </table:table-cell>
          <table:table-cell table:style-name="ce106" table:formula="of:=((SUM([.D$5:.D$1048576])-[.C123])^2)*([.B123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24]/[.$B$1]" office:value-type="float" office:value="0" calcext:value-type="float">
            <text:p>0</text:p>
          </table:table-cell>
          <table:table-cell table:formula="of:=([.A124]*[.B124])/(SUM([.B$5:.B$1048576])*[.$H$18])" office:value-type="float" office:value="0" calcext:value-type="float">
            <text:p>0</text:p>
          </table:table-cell>
          <table:table-cell table:style-name="ce104" table:formula="of:=[.D124]+[.E123]" office:value-type="float" office:value="0.941323" calcext:value-type="float">
            <text:p>0.941323</text:p>
          </table:table-cell>
          <table:table-cell table:style-name="ce106" table:formula="of:=((SUM([.D$5:.D$1048576])-[.C124])^2)*([.B124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25]/[.$B$1]" office:value-type="float" office:value="0" calcext:value-type="float">
            <text:p>0</text:p>
          </table:table-cell>
          <table:table-cell table:formula="of:=([.A125]*[.B125])/(SUM([.B$5:.B$1048576])*[.$H$18])" office:value-type="float" office:value="0" calcext:value-type="float">
            <text:p>0</text:p>
          </table:table-cell>
          <table:table-cell table:style-name="ce104" table:formula="of:=[.D125]+[.E124]" office:value-type="float" office:value="0.941323" calcext:value-type="float">
            <text:p>0.941323</text:p>
          </table:table-cell>
          <table:table-cell table:style-name="ce106" table:formula="of:=((SUM([.D$5:.D$1048576])-[.C125])^2)*([.B125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26]/[.$B$1]" office:value-type="float" office:value="0" calcext:value-type="float">
            <text:p>0</text:p>
          </table:table-cell>
          <table:table-cell table:formula="of:=([.A126]*[.B126])/(SUM([.B$5:.B$1048576])*[.$H$18])" office:value-type="float" office:value="0" calcext:value-type="float">
            <text:p>0</text:p>
          </table:table-cell>
          <table:table-cell table:style-name="ce104" table:formula="of:=[.D126]+[.E125]" office:value-type="float" office:value="0.941323" calcext:value-type="float">
            <text:p>0.941323</text:p>
          </table:table-cell>
          <table:table-cell table:style-name="ce106" table:formula="of:=((SUM([.D$5:.D$1048576])-[.C126])^2)*([.B126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27]/[.$B$1]" office:value-type="float" office:value="0" calcext:value-type="float">
            <text:p>0</text:p>
          </table:table-cell>
          <table:table-cell table:formula="of:=([.A127]*[.B127])/(SUM([.B$5:.B$1048576])*[.$H$18])" office:value-type="float" office:value="0" calcext:value-type="float">
            <text:p>0</text:p>
          </table:table-cell>
          <table:table-cell table:style-name="ce104" table:formula="of:=[.D127]+[.E126]" office:value-type="float" office:value="0.941323" calcext:value-type="float">
            <text:p>0.941323</text:p>
          </table:table-cell>
          <table:table-cell table:style-name="ce106" table:formula="of:=((SUM([.D$5:.D$1048576])-[.C127])^2)*([.B127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28]/[.$B$1]" office:value-type="float" office:value="0" calcext:value-type="float">
            <text:p>0</text:p>
          </table:table-cell>
          <table:table-cell table:formula="of:=([.A128]*[.B128])/(SUM([.B$5:.B$1048576])*[.$H$18])" office:value-type="float" office:value="0" calcext:value-type="float">
            <text:p>0</text:p>
          </table:table-cell>
          <table:table-cell table:style-name="ce104" table:formula="of:=[.D128]+[.E127]" office:value-type="float" office:value="0.941323" calcext:value-type="float">
            <text:p>0.941323</text:p>
          </table:table-cell>
          <table:table-cell table:style-name="ce106" table:formula="of:=((SUM([.D$5:.D$1048576])-[.C128])^2)*([.B128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29]/[.$B$1]" office:value-type="float" office:value="0" calcext:value-type="float">
            <text:p>0</text:p>
          </table:table-cell>
          <table:table-cell table:formula="of:=([.A129]*[.B129])/(SUM([.B$5:.B$1048576])*[.$H$18])" office:value-type="float" office:value="0" calcext:value-type="float">
            <text:p>0</text:p>
          </table:table-cell>
          <table:table-cell table:style-name="ce104" table:formula="of:=[.D129]+[.E128]" office:value-type="float" office:value="0.941323" calcext:value-type="float">
            <text:p>0.941323</text:p>
          </table:table-cell>
          <table:table-cell table:style-name="ce106" table:formula="of:=((SUM([.D$5:.D$1048576])-[.C129])^2)*([.B129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0]/[.$B$1]" office:value-type="float" office:value="0" calcext:value-type="float">
            <text:p>0</text:p>
          </table:table-cell>
          <table:table-cell table:formula="of:=([.A130]*[.B130])/(SUM([.B$5:.B$1048576])*[.$H$18])" office:value-type="float" office:value="0" calcext:value-type="float">
            <text:p>0</text:p>
          </table:table-cell>
          <table:table-cell table:style-name="ce104" table:formula="of:=[.D130]+[.E129]" office:value-type="float" office:value="0.941323" calcext:value-type="float">
            <text:p>0.941323</text:p>
          </table:table-cell>
          <table:table-cell table:style-name="ce106" table:formula="of:=((SUM([.D$5:.D$1048576])-[.C130])^2)*([.B130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1]/[.$B$1]" office:value-type="float" office:value="0" calcext:value-type="float">
            <text:p>0</text:p>
          </table:table-cell>
          <table:table-cell table:formula="of:=([.A131]*[.B131])/(SUM([.B$5:.B$1048576])*[.$H$18])" office:value-type="float" office:value="0" calcext:value-type="float">
            <text:p>0</text:p>
          </table:table-cell>
          <table:table-cell table:style-name="ce104" table:formula="of:=[.D131]+[.E130]" office:value-type="float" office:value="0.941323" calcext:value-type="float">
            <text:p>0.941323</text:p>
          </table:table-cell>
          <table:table-cell table:style-name="ce106" table:formula="of:=((SUM([.D$5:.D$1048576])-[.C131])^2)*([.B131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2]/[.$B$1]" office:value-type="float" office:value="0" calcext:value-type="float">
            <text:p>0</text:p>
          </table:table-cell>
          <table:table-cell table:formula="of:=([.A132]*[.B132])/(SUM([.B$5:.B$1048576])*[.$H$18])" office:value-type="float" office:value="0" calcext:value-type="float">
            <text:p>0</text:p>
          </table:table-cell>
          <table:table-cell table:style-name="ce104" table:formula="of:=[.D132]+[.E131]" office:value-type="float" office:value="0.941323" calcext:value-type="float">
            <text:p>0.941323</text:p>
          </table:table-cell>
          <table:table-cell table:style-name="ce106" table:formula="of:=((SUM([.D$5:.D$1048576])-[.C132])^2)*([.B132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3]/[.$B$1]" office:value-type="float" office:value="0" calcext:value-type="float">
            <text:p>0</text:p>
          </table:table-cell>
          <table:table-cell table:formula="of:=([.A133]*[.B133])/(SUM([.B$5:.B$1048576])*[.$H$18])" office:value-type="float" office:value="0" calcext:value-type="float">
            <text:p>0</text:p>
          </table:table-cell>
          <table:table-cell table:style-name="ce104" table:formula="of:=[.D133]+[.E132]" office:value-type="float" office:value="0.941323" calcext:value-type="float">
            <text:p>0.941323</text:p>
          </table:table-cell>
          <table:table-cell table:style-name="ce106" table:formula="of:=((SUM([.D$5:.D$1048576])-[.C133])^2)*([.B133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4]/[.$B$1]" office:value-type="float" office:value="0" calcext:value-type="float">
            <text:p>0</text:p>
          </table:table-cell>
          <table:table-cell table:formula="of:=([.A134]*[.B134])/(SUM([.B$5:.B$1048576])*[.$H$18])" office:value-type="float" office:value="0" calcext:value-type="float">
            <text:p>0</text:p>
          </table:table-cell>
          <table:table-cell table:style-name="ce104" table:formula="of:=[.D134]+[.E133]" office:value-type="float" office:value="0.941323" calcext:value-type="float">
            <text:p>0.941323</text:p>
          </table:table-cell>
          <table:table-cell table:style-name="ce106" table:formula="of:=((SUM([.D$5:.D$1048576])-[.C134])^2)*([.B134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5]/[.$B$1]" office:value-type="float" office:value="0" calcext:value-type="float">
            <text:p>0</text:p>
          </table:table-cell>
          <table:table-cell table:formula="of:=([.A135]*[.B135])/(SUM([.B$5:.B$1048576])*[.$H$18])" office:value-type="float" office:value="0" calcext:value-type="float">
            <text:p>0</text:p>
          </table:table-cell>
          <table:table-cell table:style-name="ce104" table:formula="of:=[.D135]+[.E134]" office:value-type="float" office:value="0.941323" calcext:value-type="float">
            <text:p>0.941323</text:p>
          </table:table-cell>
          <table:table-cell table:style-name="ce106" table:formula="of:=((SUM([.D$5:.D$1048576])-[.C135])^2)*([.B135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6]/[.$B$1]" office:value-type="float" office:value="0" calcext:value-type="float">
            <text:p>0</text:p>
          </table:table-cell>
          <table:table-cell table:formula="of:=([.A136]*[.B136])/(SUM([.B$5:.B$1048576])*[.$H$18])" office:value-type="float" office:value="0" calcext:value-type="float">
            <text:p>0</text:p>
          </table:table-cell>
          <table:table-cell table:style-name="ce104" table:formula="of:=[.D136]+[.E135]" office:value-type="float" office:value="0.941323" calcext:value-type="float">
            <text:p>0.941323</text:p>
          </table:table-cell>
          <table:table-cell table:style-name="ce106" table:formula="of:=((SUM([.D$5:.D$1048576])-[.C136])^2)*([.B136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7]/[.$B$1]" office:value-type="float" office:value="0" calcext:value-type="float">
            <text:p>0</text:p>
          </table:table-cell>
          <table:table-cell table:formula="of:=([.A137]*[.B137])/(SUM([.B$5:.B$1048576])*[.$H$18])" office:value-type="float" office:value="0" calcext:value-type="float">
            <text:p>0</text:p>
          </table:table-cell>
          <table:table-cell table:style-name="ce104" table:formula="of:=[.D137]+[.E136]" office:value-type="float" office:value="0.941323" calcext:value-type="float">
            <text:p>0.941323</text:p>
          </table:table-cell>
          <table:table-cell table:style-name="ce106" table:formula="of:=((SUM([.D$5:.D$1048576])-[.C137])^2)*([.B137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8]/[.$B$1]" office:value-type="float" office:value="0" calcext:value-type="float">
            <text:p>0</text:p>
          </table:table-cell>
          <table:table-cell table:formula="of:=([.A138]*[.B138])/(SUM([.B$5:.B$1048576])*[.$H$18])" office:value-type="float" office:value="0" calcext:value-type="float">
            <text:p>0</text:p>
          </table:table-cell>
          <table:table-cell table:style-name="ce104" table:formula="of:=[.D138]+[.E137]" office:value-type="float" office:value="0.941323" calcext:value-type="float">
            <text:p>0.941323</text:p>
          </table:table-cell>
          <table:table-cell table:style-name="ce106" table:formula="of:=((SUM([.D$5:.D$1048576])-[.C138])^2)*([.B138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39]/[.$B$1]" office:value-type="float" office:value="0" calcext:value-type="float">
            <text:p>0</text:p>
          </table:table-cell>
          <table:table-cell table:formula="of:=([.A139]*[.B139])/(SUM([.B$5:.B$1048576])*[.$H$18])" office:value-type="float" office:value="0" calcext:value-type="float">
            <text:p>0</text:p>
          </table:table-cell>
          <table:table-cell table:style-name="ce104" table:formula="of:=[.D139]+[.E138]" office:value-type="float" office:value="0.941323" calcext:value-type="float">
            <text:p>0.941323</text:p>
          </table:table-cell>
          <table:table-cell table:style-name="ce106" table:formula="of:=((SUM([.D$5:.D$1048576])-[.C139])^2)*([.B139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0]/[.$B$1]" office:value-type="float" office:value="0" calcext:value-type="float">
            <text:p>0</text:p>
          </table:table-cell>
          <table:table-cell table:formula="of:=([.A140]*[.B140])/(SUM([.B$5:.B$1048576])*[.$H$18])" office:value-type="float" office:value="0" calcext:value-type="float">
            <text:p>0</text:p>
          </table:table-cell>
          <table:table-cell table:style-name="ce104" table:formula="of:=[.D140]+[.E139]" office:value-type="float" office:value="0.941323" calcext:value-type="float">
            <text:p>0.941323</text:p>
          </table:table-cell>
          <table:table-cell table:style-name="ce106" table:formula="of:=((SUM([.D$5:.D$1048576])-[.C140])^2)*([.B140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1]/[.$B$1]" office:value-type="float" office:value="0" calcext:value-type="float">
            <text:p>0</text:p>
          </table:table-cell>
          <table:table-cell table:formula="of:=([.A141]*[.B141])/(SUM([.B$5:.B$1048576])*[.$H$18])" office:value-type="float" office:value="0" calcext:value-type="float">
            <text:p>0</text:p>
          </table:table-cell>
          <table:table-cell table:style-name="ce104" table:formula="of:=[.D141]+[.E140]" office:value-type="float" office:value="0.941323" calcext:value-type="float">
            <text:p>0.941323</text:p>
          </table:table-cell>
          <table:table-cell table:style-name="ce106" table:formula="of:=((SUM([.D$5:.D$1048576])-[.C141])^2)*([.B141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2]/[.$B$1]" office:value-type="float" office:value="0" calcext:value-type="float">
            <text:p>0</text:p>
          </table:table-cell>
          <table:table-cell table:formula="of:=([.A142]*[.B142])/(SUM([.B$5:.B$1048576])*[.$H$18])" office:value-type="float" office:value="0" calcext:value-type="float">
            <text:p>0</text:p>
          </table:table-cell>
          <table:table-cell table:style-name="ce104" table:formula="of:=[.D142]+[.E141]" office:value-type="float" office:value="0.941323" calcext:value-type="float">
            <text:p>0.941323</text:p>
          </table:table-cell>
          <table:table-cell table:style-name="ce106" table:formula="of:=((SUM([.D$5:.D$1048576])-[.C142])^2)*([.B142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3]/[.$B$1]" office:value-type="float" office:value="0" calcext:value-type="float">
            <text:p>0</text:p>
          </table:table-cell>
          <table:table-cell table:formula="of:=([.A143]*[.B143])/(SUM([.B$5:.B$1048576])*[.$H$18])" office:value-type="float" office:value="0" calcext:value-type="float">
            <text:p>0</text:p>
          </table:table-cell>
          <table:table-cell table:style-name="ce104" table:formula="of:=[.D143]+[.E142]" office:value-type="float" office:value="0.941323" calcext:value-type="float">
            <text:p>0.941323</text:p>
          </table:table-cell>
          <table:table-cell table:style-name="ce106" table:formula="of:=((SUM([.D$5:.D$1048576])-[.C143])^2)*([.B143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4]/[.$B$1]" office:value-type="float" office:value="0" calcext:value-type="float">
            <text:p>0</text:p>
          </table:table-cell>
          <table:table-cell table:formula="of:=([.A144]*[.B144])/(SUM([.B$5:.B$1048576])*[.$H$18])" office:value-type="float" office:value="0" calcext:value-type="float">
            <text:p>0</text:p>
          </table:table-cell>
          <table:table-cell table:style-name="ce104" table:formula="of:=[.D144]+[.E143]" office:value-type="float" office:value="0.941323" calcext:value-type="float">
            <text:p>0.941323</text:p>
          </table:table-cell>
          <table:table-cell table:style-name="ce106" table:formula="of:=((SUM([.D$5:.D$1048576])-[.C144])^2)*([.B144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5]/[.$B$1]" office:value-type="float" office:value="0" calcext:value-type="float">
            <text:p>0</text:p>
          </table:table-cell>
          <table:table-cell table:formula="of:=([.A145]*[.B145])/(SUM([.B$5:.B$1048576])*[.$H$18])" office:value-type="float" office:value="0" calcext:value-type="float">
            <text:p>0</text:p>
          </table:table-cell>
          <table:table-cell table:style-name="ce104" table:formula="of:=[.D145]+[.E144]" office:value-type="float" office:value="0.941323" calcext:value-type="float">
            <text:p>0.941323</text:p>
          </table:table-cell>
          <table:table-cell table:style-name="ce106" table:formula="of:=((SUM([.D$5:.D$1048576])-[.C145])^2)*([.B145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6]/[.$B$1]" office:value-type="float" office:value="0" calcext:value-type="float">
            <text:p>0</text:p>
          </table:table-cell>
          <table:table-cell table:formula="of:=([.A146]*[.B146])/(SUM([.B$5:.B$1048576])*[.$H$18])" office:value-type="float" office:value="0" calcext:value-type="float">
            <text:p>0</text:p>
          </table:table-cell>
          <table:table-cell table:style-name="ce104" table:formula="of:=[.D146]+[.E145]" office:value-type="float" office:value="0.941323" calcext:value-type="float">
            <text:p>0.941323</text:p>
          </table:table-cell>
          <table:table-cell table:style-name="ce106" table:formula="of:=((SUM([.D$5:.D$1048576])-[.C146])^2)*([.B146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7]/[.$B$1]" office:value-type="float" office:value="0" calcext:value-type="float">
            <text:p>0</text:p>
          </table:table-cell>
          <table:table-cell table:formula="of:=([.A147]*[.B147])/(SUM([.B$5:.B$1048576])*[.$H$18])" office:value-type="float" office:value="0" calcext:value-type="float">
            <text:p>0</text:p>
          </table:table-cell>
          <table:table-cell table:style-name="ce104" table:formula="of:=[.D147]+[.E146]" office:value-type="float" office:value="0.941323" calcext:value-type="float">
            <text:p>0.941323</text:p>
          </table:table-cell>
          <table:table-cell table:style-name="ce106" table:formula="of:=((SUM([.D$5:.D$1048576])-[.C147])^2)*([.B147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8]/[.$B$1]" office:value-type="float" office:value="0" calcext:value-type="float">
            <text:p>0</text:p>
          </table:table-cell>
          <table:table-cell table:formula="of:=([.A148]*[.B148])/(SUM([.B$5:.B$1048576])*[.$H$18])" office:value-type="float" office:value="0" calcext:value-type="float">
            <text:p>0</text:p>
          </table:table-cell>
          <table:table-cell table:style-name="ce104" table:formula="of:=[.D148]+[.E147]" office:value-type="float" office:value="0.941323" calcext:value-type="float">
            <text:p>0.941323</text:p>
          </table:table-cell>
          <table:table-cell table:style-name="ce106" table:formula="of:=((SUM([.D$5:.D$1048576])-[.C148])^2)*([.B148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49]/[.$B$1]" office:value-type="float" office:value="0" calcext:value-type="float">
            <text:p>0</text:p>
          </table:table-cell>
          <table:table-cell table:formula="of:=([.A149]*[.B149])/(SUM([.B$5:.B$1048576])*[.$H$18])" office:value-type="float" office:value="0" calcext:value-type="float">
            <text:p>0</text:p>
          </table:table-cell>
          <table:table-cell table:style-name="ce104" table:formula="of:=[.D149]+[.E148]" office:value-type="float" office:value="0.941323" calcext:value-type="float">
            <text:p>0.941323</text:p>
          </table:table-cell>
          <table:table-cell table:style-name="ce106" table:formula="of:=((SUM([.D$5:.D$1048576])-[.C149])^2)*([.B149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0]/[.$B$1]" office:value-type="float" office:value="0" calcext:value-type="float">
            <text:p>0</text:p>
          </table:table-cell>
          <table:table-cell table:formula="of:=([.A150]*[.B150])/(SUM([.B$5:.B$1048576])*[.$H$18])" office:value-type="float" office:value="0" calcext:value-type="float">
            <text:p>0</text:p>
          </table:table-cell>
          <table:table-cell table:style-name="ce104" table:formula="of:=[.D150]+[.E149]" office:value-type="float" office:value="0.941323" calcext:value-type="float">
            <text:p>0.941323</text:p>
          </table:table-cell>
          <table:table-cell table:style-name="ce106" table:formula="of:=((SUM([.D$5:.D$1048576])-[.C150])^2)*([.B150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1]/[.$B$1]" office:value-type="float" office:value="0" calcext:value-type="float">
            <text:p>0</text:p>
          </table:table-cell>
          <table:table-cell table:formula="of:=([.A151]*[.B151])/(SUM([.B$5:.B$1048576])*[.$H$18])" office:value-type="float" office:value="0" calcext:value-type="float">
            <text:p>0</text:p>
          </table:table-cell>
          <table:table-cell table:style-name="ce104" table:formula="of:=[.D151]+[.E150]" office:value-type="float" office:value="0.941323" calcext:value-type="float">
            <text:p>0.941323</text:p>
          </table:table-cell>
          <table:table-cell table:style-name="ce106" table:formula="of:=((SUM([.D$5:.D$1048576])-[.C151])^2)*([.B151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2]/[.$B$1]" office:value-type="float" office:value="0" calcext:value-type="float">
            <text:p>0</text:p>
          </table:table-cell>
          <table:table-cell table:formula="of:=([.A152]*[.B152])/(SUM([.B$5:.B$1048576])*[.$H$18])" office:value-type="float" office:value="0" calcext:value-type="float">
            <text:p>0</text:p>
          </table:table-cell>
          <table:table-cell table:style-name="ce104" table:formula="of:=[.D152]+[.E151]" office:value-type="float" office:value="0.941323" calcext:value-type="float">
            <text:p>0.941323</text:p>
          </table:table-cell>
          <table:table-cell table:style-name="ce106" table:formula="of:=((SUM([.D$5:.D$1048576])-[.C152])^2)*([.B152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3]/[.$B$1]" office:value-type="float" office:value="0" calcext:value-type="float">
            <text:p>0</text:p>
          </table:table-cell>
          <table:table-cell table:formula="of:=([.A153]*[.B153])/(SUM([.B$5:.B$1048576])*[.$H$18])" office:value-type="float" office:value="0" calcext:value-type="float">
            <text:p>0</text:p>
          </table:table-cell>
          <table:table-cell table:style-name="ce104" table:formula="of:=[.D153]+[.E152]" office:value-type="float" office:value="0.941323" calcext:value-type="float">
            <text:p>0.941323</text:p>
          </table:table-cell>
          <table:table-cell table:style-name="ce106" table:formula="of:=((SUM([.D$5:.D$1048576])-[.C153])^2)*([.B153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4]/[.$B$1]" office:value-type="float" office:value="0" calcext:value-type="float">
            <text:p>0</text:p>
          </table:table-cell>
          <table:table-cell table:formula="of:=([.A154]*[.B154])/(SUM([.B$5:.B$1048576])*[.$H$18])" office:value-type="float" office:value="0" calcext:value-type="float">
            <text:p>0</text:p>
          </table:table-cell>
          <table:table-cell table:style-name="ce104" table:formula="of:=[.D154]+[.E153]" office:value-type="float" office:value="0.941323" calcext:value-type="float">
            <text:p>0.941323</text:p>
          </table:table-cell>
          <table:table-cell table:style-name="ce106" table:formula="of:=((SUM([.D$5:.D$1048576])-[.C154])^2)*([.B154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5]/[.$B$1]" office:value-type="float" office:value="0" calcext:value-type="float">
            <text:p>0</text:p>
          </table:table-cell>
          <table:table-cell table:formula="of:=([.A155]*[.B155])/(SUM([.B$5:.B$1048576])*[.$H$18])" office:value-type="float" office:value="0" calcext:value-type="float">
            <text:p>0</text:p>
          </table:table-cell>
          <table:table-cell table:style-name="ce104" table:formula="of:=[.D155]+[.E154]" office:value-type="float" office:value="0.941323" calcext:value-type="float">
            <text:p>0.941323</text:p>
          </table:table-cell>
          <table:table-cell table:style-name="ce106" table:formula="of:=((SUM([.D$5:.D$1048576])-[.C155])^2)*([.B155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6]/[.$B$1]" office:value-type="float" office:value="0" calcext:value-type="float">
            <text:p>0</text:p>
          </table:table-cell>
          <table:table-cell table:formula="of:=([.A156]*[.B156])/(SUM([.B$5:.B$1048576])*[.$H$18])" office:value-type="float" office:value="0" calcext:value-type="float">
            <text:p>0</text:p>
          </table:table-cell>
          <table:table-cell table:style-name="ce104" table:formula="of:=[.D156]+[.E155]" office:value-type="float" office:value="0.941323" calcext:value-type="float">
            <text:p>0.941323</text:p>
          </table:table-cell>
          <table:table-cell table:style-name="ce106" table:formula="of:=((SUM([.D$5:.D$1048576])-[.C156])^2)*([.B156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7]/[.$B$1]" office:value-type="float" office:value="0" calcext:value-type="float">
            <text:p>0</text:p>
          </table:table-cell>
          <table:table-cell table:formula="of:=([.A157]*[.B157])/(SUM([.B$5:.B$1048576])*[.$H$18])" office:value-type="float" office:value="0" calcext:value-type="float">
            <text:p>0</text:p>
          </table:table-cell>
          <table:table-cell table:style-name="ce104" table:formula="of:=[.D157]+[.E156]" office:value-type="float" office:value="0.941323" calcext:value-type="float">
            <text:p>0.941323</text:p>
          </table:table-cell>
          <table:table-cell table:style-name="ce106" table:formula="of:=((SUM([.D$5:.D$1048576])-[.C157])^2)*([.B157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8]/[.$B$1]" office:value-type="float" office:value="0" calcext:value-type="float">
            <text:p>0</text:p>
          </table:table-cell>
          <table:table-cell table:formula="of:=([.A158]*[.B158])/(SUM([.B$5:.B$1048576])*[.$H$18])" office:value-type="float" office:value="0" calcext:value-type="float">
            <text:p>0</text:p>
          </table:table-cell>
          <table:table-cell table:style-name="ce104" table:formula="of:=[.D158]+[.E157]" office:value-type="float" office:value="0.941323" calcext:value-type="float">
            <text:p>0.941323</text:p>
          </table:table-cell>
          <table:table-cell table:style-name="ce106" table:formula="of:=((SUM([.D$5:.D$1048576])-[.C158])^2)*([.B158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59]/[.$B$1]" office:value-type="float" office:value="0" calcext:value-type="float">
            <text:p>0</text:p>
          </table:table-cell>
          <table:table-cell table:formula="of:=([.A159]*[.B159])/(SUM([.B$5:.B$1048576])*[.$H$18])" office:value-type="float" office:value="0" calcext:value-type="float">
            <text:p>0</text:p>
          </table:table-cell>
          <table:table-cell table:style-name="ce104" table:formula="of:=[.D159]+[.E158]" office:value-type="float" office:value="0.941323" calcext:value-type="float">
            <text:p>0.941323</text:p>
          </table:table-cell>
          <table:table-cell table:style-name="ce106" table:formula="of:=((SUM([.D$5:.D$1048576])-[.C159])^2)*([.B159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0]/[.$B$1]" office:value-type="float" office:value="0" calcext:value-type="float">
            <text:p>0</text:p>
          </table:table-cell>
          <table:table-cell table:formula="of:=([.A160]*[.B160])/(SUM([.B$5:.B$1048576])*[.$H$18])" office:value-type="float" office:value="0" calcext:value-type="float">
            <text:p>0</text:p>
          </table:table-cell>
          <table:table-cell table:style-name="ce104" table:formula="of:=[.D160]+[.E159]" office:value-type="float" office:value="0.941323" calcext:value-type="float">
            <text:p>0.941323</text:p>
          </table:table-cell>
          <table:table-cell table:style-name="ce106" table:formula="of:=((SUM([.D$5:.D$1048576])-[.C160])^2)*([.B160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1]/[.$B$1]" office:value-type="float" office:value="0" calcext:value-type="float">
            <text:p>0</text:p>
          </table:table-cell>
          <table:table-cell table:formula="of:=([.A161]*[.B161])/(SUM([.B$5:.B$1048576])*[.$H$18])" office:value-type="float" office:value="0" calcext:value-type="float">
            <text:p>0</text:p>
          </table:table-cell>
          <table:table-cell table:style-name="ce104" table:formula="of:=[.D161]+[.E160]" office:value-type="float" office:value="0.941323" calcext:value-type="float">
            <text:p>0.941323</text:p>
          </table:table-cell>
          <table:table-cell table:style-name="ce106" table:formula="of:=((SUM([.D$5:.D$1048576])-[.C161])^2)*([.B161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2]/[.$B$1]" office:value-type="float" office:value="0" calcext:value-type="float">
            <text:p>0</text:p>
          </table:table-cell>
          <table:table-cell table:formula="of:=([.A162]*[.B162])/(SUM([.B$5:.B$1048576])*[.$H$18])" office:value-type="float" office:value="0" calcext:value-type="float">
            <text:p>0</text:p>
          </table:table-cell>
          <table:table-cell table:style-name="ce104" table:formula="of:=[.D162]+[.E161]" office:value-type="float" office:value="0.941323" calcext:value-type="float">
            <text:p>0.941323</text:p>
          </table:table-cell>
          <table:table-cell table:style-name="ce106" table:formula="of:=((SUM([.D$5:.D$1048576])-[.C162])^2)*([.B162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3]/[.$B$1]" office:value-type="float" office:value="0" calcext:value-type="float">
            <text:p>0</text:p>
          </table:table-cell>
          <table:table-cell table:formula="of:=([.A163]*[.B163])/(SUM([.B$5:.B$1048576])*[.$H$18])" office:value-type="float" office:value="0" calcext:value-type="float">
            <text:p>0</text:p>
          </table:table-cell>
          <table:table-cell table:style-name="ce104" table:formula="of:=[.D163]+[.E162]" office:value-type="float" office:value="0.941323" calcext:value-type="float">
            <text:p>0.941323</text:p>
          </table:table-cell>
          <table:table-cell table:style-name="ce106" table:formula="of:=((SUM([.D$5:.D$1048576])-[.C163])^2)*([.B163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4]/[.$B$1]" office:value-type="float" office:value="0" calcext:value-type="float">
            <text:p>0</text:p>
          </table:table-cell>
          <table:table-cell table:formula="of:=([.A164]*[.B164])/(SUM([.B$5:.B$1048576])*[.$H$18])" office:value-type="float" office:value="0" calcext:value-type="float">
            <text:p>0</text:p>
          </table:table-cell>
          <table:table-cell table:style-name="ce104" table:formula="of:=[.D164]+[.E163]" office:value-type="float" office:value="0.941323" calcext:value-type="float">
            <text:p>0.941323</text:p>
          </table:table-cell>
          <table:table-cell table:style-name="ce106" table:formula="of:=((SUM([.D$5:.D$1048576])-[.C164])^2)*([.B164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5]/[.$B$1]" office:value-type="float" office:value="0" calcext:value-type="float">
            <text:p>0</text:p>
          </table:table-cell>
          <table:table-cell table:formula="of:=([.A165]*[.B165])/(SUM([.B$5:.B$1048576])*[.$H$18])" office:value-type="float" office:value="0" calcext:value-type="float">
            <text:p>0</text:p>
          </table:table-cell>
          <table:table-cell table:style-name="ce104" table:formula="of:=[.D165]+[.E164]" office:value-type="float" office:value="0.941323" calcext:value-type="float">
            <text:p>0.941323</text:p>
          </table:table-cell>
          <table:table-cell table:style-name="ce106" table:formula="of:=((SUM([.D$5:.D$1048576])-[.C165])^2)*([.B165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6]/[.$B$1]" office:value-type="float" office:value="0" calcext:value-type="float">
            <text:p>0</text:p>
          </table:table-cell>
          <table:table-cell table:formula="of:=([.A166]*[.B166])/(SUM([.B$5:.B$1048576])*[.$H$18])" office:value-type="float" office:value="0" calcext:value-type="float">
            <text:p>0</text:p>
          </table:table-cell>
          <table:table-cell table:style-name="ce104" table:formula="of:=[.D166]+[.E165]" office:value-type="float" office:value="0.941323" calcext:value-type="float">
            <text:p>0.941323</text:p>
          </table:table-cell>
          <table:table-cell table:style-name="ce106" table:formula="of:=((SUM([.D$5:.D$1048576])-[.C166])^2)*([.B166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7]/[.$B$1]" office:value-type="float" office:value="0" calcext:value-type="float">
            <text:p>0</text:p>
          </table:table-cell>
          <table:table-cell table:formula="of:=([.A167]*[.B167])/(SUM([.B$5:.B$1048576])*[.$H$18])" office:value-type="float" office:value="0" calcext:value-type="float">
            <text:p>0</text:p>
          </table:table-cell>
          <table:table-cell table:style-name="ce104" table:formula="of:=[.D167]+[.E166]" office:value-type="float" office:value="0.941323" calcext:value-type="float">
            <text:p>0.941323</text:p>
          </table:table-cell>
          <table:table-cell table:style-name="ce106" table:formula="of:=((SUM([.D$5:.D$1048576])-[.C167])^2)*([.B167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8]/[.$B$1]" office:value-type="float" office:value="0" calcext:value-type="float">
            <text:p>0</text:p>
          </table:table-cell>
          <table:table-cell table:formula="of:=([.A168]*[.B168])/(SUM([.B$5:.B$1048576])*[.$H$18])" office:value-type="float" office:value="0" calcext:value-type="float">
            <text:p>0</text:p>
          </table:table-cell>
          <table:table-cell table:style-name="ce104" table:formula="of:=[.D168]+[.E167]" office:value-type="float" office:value="0.941323" calcext:value-type="float">
            <text:p>0.941323</text:p>
          </table:table-cell>
          <table:table-cell table:style-name="ce106" table:formula="of:=((SUM([.D$5:.D$1048576])-[.C168])^2)*([.B168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69]/[.$B$1]" office:value-type="float" office:value="0" calcext:value-type="float">
            <text:p>0</text:p>
          </table:table-cell>
          <table:table-cell table:formula="of:=([.A169]*[.B169])/(SUM([.B$5:.B$1048576])*[.$H$18])" office:value-type="float" office:value="0" calcext:value-type="float">
            <text:p>0</text:p>
          </table:table-cell>
          <table:table-cell table:style-name="ce104" table:formula="of:=[.D169]+[.E168]" office:value-type="float" office:value="0.941323" calcext:value-type="float">
            <text:p>0.941323</text:p>
          </table:table-cell>
          <table:table-cell table:style-name="ce106" table:formula="of:=((SUM([.D$5:.D$1048576])-[.C169])^2)*([.B169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0]/[.$B$1]" office:value-type="float" office:value="0" calcext:value-type="float">
            <text:p>0</text:p>
          </table:table-cell>
          <table:table-cell table:formula="of:=([.A170]*[.B170])/(SUM([.B$5:.B$1048576])*[.$H$18])" office:value-type="float" office:value="0" calcext:value-type="float">
            <text:p>0</text:p>
          </table:table-cell>
          <table:table-cell table:style-name="ce104" table:formula="of:=[.D170]+[.E169]" office:value-type="float" office:value="0.941323" calcext:value-type="float">
            <text:p>0.941323</text:p>
          </table:table-cell>
          <table:table-cell table:style-name="ce106" table:formula="of:=((SUM([.D$5:.D$1048576])-[.C170])^2)*([.B170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1]/[.$B$1]" office:value-type="float" office:value="0" calcext:value-type="float">
            <text:p>0</text:p>
          </table:table-cell>
          <table:table-cell table:formula="of:=([.A171]*[.B171])/(SUM([.B$5:.B$1048576])*[.$H$18])" office:value-type="float" office:value="0" calcext:value-type="float">
            <text:p>0</text:p>
          </table:table-cell>
          <table:table-cell table:style-name="ce104" table:formula="of:=[.D171]+[.E170]" office:value-type="float" office:value="0.941323" calcext:value-type="float">
            <text:p>0.941323</text:p>
          </table:table-cell>
          <table:table-cell table:style-name="ce106" table:formula="of:=((SUM([.D$5:.D$1048576])-[.C171])^2)*([.B171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2]/[.$B$1]" office:value-type="float" office:value="0" calcext:value-type="float">
            <text:p>0</text:p>
          </table:table-cell>
          <table:table-cell table:formula="of:=([.A172]*[.B172])/(SUM([.B$5:.B$1048576])*[.$H$18])" office:value-type="float" office:value="0" calcext:value-type="float">
            <text:p>0</text:p>
          </table:table-cell>
          <table:table-cell table:style-name="ce104" table:formula="of:=[.D172]+[.E171]" office:value-type="float" office:value="0.941323" calcext:value-type="float">
            <text:p>0.941323</text:p>
          </table:table-cell>
          <table:table-cell table:style-name="ce106" table:formula="of:=((SUM([.D$5:.D$1048576])-[.C172])^2)*([.B172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3]/[.$B$1]" office:value-type="float" office:value="0" calcext:value-type="float">
            <text:p>0</text:p>
          </table:table-cell>
          <table:table-cell table:formula="of:=([.A173]*[.B173])/(SUM([.B$5:.B$1048576])*[.$H$18])" office:value-type="float" office:value="0" calcext:value-type="float">
            <text:p>0</text:p>
          </table:table-cell>
          <table:table-cell table:style-name="ce104" table:formula="of:=[.D173]+[.E172]" office:value-type="float" office:value="0.941323" calcext:value-type="float">
            <text:p>0.941323</text:p>
          </table:table-cell>
          <table:table-cell table:style-name="ce106" table:formula="of:=((SUM([.D$5:.D$1048576])-[.C173])^2)*([.B173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4]/[.$B$1]" office:value-type="float" office:value="0" calcext:value-type="float">
            <text:p>0</text:p>
          </table:table-cell>
          <table:table-cell table:formula="of:=([.A174]*[.B174])/(SUM([.B$5:.B$1048576])*[.$H$18])" office:value-type="float" office:value="0" calcext:value-type="float">
            <text:p>0</text:p>
          </table:table-cell>
          <table:table-cell table:style-name="ce104" table:formula="of:=[.D174]+[.E173]" office:value-type="float" office:value="0.941323" calcext:value-type="float">
            <text:p>0.941323</text:p>
          </table:table-cell>
          <table:table-cell table:style-name="ce106" table:formula="of:=((SUM([.D$5:.D$1048576])-[.C174])^2)*([.B174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5]/[.$B$1]" office:value-type="float" office:value="0" calcext:value-type="float">
            <text:p>0</text:p>
          </table:table-cell>
          <table:table-cell table:formula="of:=([.A175]*[.B175])/(SUM([.B$5:.B$1048576])*[.$H$18])" office:value-type="float" office:value="0" calcext:value-type="float">
            <text:p>0</text:p>
          </table:table-cell>
          <table:table-cell table:style-name="ce104" table:formula="of:=[.D175]+[.E174]" office:value-type="float" office:value="0.941323" calcext:value-type="float">
            <text:p>0.941323</text:p>
          </table:table-cell>
          <table:table-cell table:style-name="ce106" table:formula="of:=((SUM([.D$5:.D$1048576])-[.C175])^2)*([.B175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6]/[.$B$1]" office:value-type="float" office:value="0" calcext:value-type="float">
            <text:p>0</text:p>
          </table:table-cell>
          <table:table-cell table:formula="of:=([.A176]*[.B176])/(SUM([.B$5:.B$1048576])*[.$H$18])" office:value-type="float" office:value="0" calcext:value-type="float">
            <text:p>0</text:p>
          </table:table-cell>
          <table:table-cell table:style-name="ce104" table:formula="of:=[.D176]+[.E175]" office:value-type="float" office:value="0.941323" calcext:value-type="float">
            <text:p>0.941323</text:p>
          </table:table-cell>
          <table:table-cell table:style-name="ce106" table:formula="of:=((SUM([.D$5:.D$1048576])-[.C176])^2)*([.B176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7]/[.$B$1]" office:value-type="float" office:value="0" calcext:value-type="float">
            <text:p>0</text:p>
          </table:table-cell>
          <table:table-cell table:formula="of:=([.A177]*[.B177])/(SUM([.B$5:.B$1048576])*[.$H$18])" office:value-type="float" office:value="0" calcext:value-type="float">
            <text:p>0</text:p>
          </table:table-cell>
          <table:table-cell table:style-name="ce104" table:formula="of:=[.D177]+[.E176]" office:value-type="float" office:value="0.941323" calcext:value-type="float">
            <text:p>0.941323</text:p>
          </table:table-cell>
          <table:table-cell table:style-name="ce106" table:formula="of:=((SUM([.D$5:.D$1048576])-[.C177])^2)*([.B177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8]/[.$B$1]" office:value-type="float" office:value="0" calcext:value-type="float">
            <text:p>0</text:p>
          </table:table-cell>
          <table:table-cell table:formula="of:=([.A178]*[.B178])/(SUM([.B$5:.B$1048576])*[.$H$18])" office:value-type="float" office:value="0" calcext:value-type="float">
            <text:p>0</text:p>
          </table:table-cell>
          <table:table-cell table:style-name="ce104" table:formula="of:=[.D178]+[.E177]" office:value-type="float" office:value="0.941323" calcext:value-type="float">
            <text:p>0.941323</text:p>
          </table:table-cell>
          <table:table-cell table:style-name="ce106" table:formula="of:=((SUM([.D$5:.D$1048576])-[.C178])^2)*([.B178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79]/[.$B$1]" office:value-type="float" office:value="0" calcext:value-type="float">
            <text:p>0</text:p>
          </table:table-cell>
          <table:table-cell table:formula="of:=([.A179]*[.B179])/(SUM([.B$5:.B$1048576])*[.$H$18])" office:value-type="float" office:value="0" calcext:value-type="float">
            <text:p>0</text:p>
          </table:table-cell>
          <table:table-cell table:style-name="ce104" table:formula="of:=[.D179]+[.E178]" office:value-type="float" office:value="0.941323" calcext:value-type="float">
            <text:p>0.941323</text:p>
          </table:table-cell>
          <table:table-cell table:style-name="ce106" table:formula="of:=((SUM([.D$5:.D$1048576])-[.C179])^2)*([.B179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80]/[.$B$1]" office:value-type="float" office:value="0" calcext:value-type="float">
            <text:p>0</text:p>
          </table:table-cell>
          <table:table-cell table:formula="of:=([.A180]*[.B180])/(SUM([.B$5:.B$1048576])*[.$H$18])" office:value-type="float" office:value="0" calcext:value-type="float">
            <text:p>0</text:p>
          </table:table-cell>
          <table:table-cell table:style-name="ce104" table:formula="of:=[.D180]+[.E179]" office:value-type="float" office:value="0.941323" calcext:value-type="float">
            <text:p>0.941323</text:p>
          </table:table-cell>
          <table:table-cell table:style-name="ce106" table:formula="of:=((SUM([.D$5:.D$1048576])-[.C180])^2)*([.B180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81]/[.$B$1]" office:value-type="float" office:value="0" calcext:value-type="float">
            <text:p>0</text:p>
          </table:table-cell>
          <table:table-cell table:formula="of:=([.A181]*[.B181])/(SUM([.B$5:.B$1048576])*[.$H$18])" office:value-type="float" office:value="0" calcext:value-type="float">
            <text:p>0</text:p>
          </table:table-cell>
          <table:table-cell table:style-name="ce104" table:formula="of:=[.D181]+[.E180]" office:value-type="float" office:value="0.941323" calcext:value-type="float">
            <text:p>0.941323</text:p>
          </table:table-cell>
          <table:table-cell table:style-name="ce106" table:formula="of:=((SUM([.D$5:.D$1048576])-[.C181])^2)*([.B181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82]/[.$B$1]" office:value-type="float" office:value="0" calcext:value-type="float">
            <text:p>0</text:p>
          </table:table-cell>
          <table:table-cell table:formula="of:=([.A182]*[.B182])/(SUM([.B$5:.B$1048576])*[.$H$18])" office:value-type="float" office:value="0" calcext:value-type="float">
            <text:p>0</text:p>
          </table:table-cell>
          <table:table-cell table:style-name="ce104" table:formula="of:=[.D182]+[.E181]" office:value-type="float" office:value="0.941323" calcext:value-type="float">
            <text:p>0.941323</text:p>
          </table:table-cell>
          <table:table-cell table:style-name="ce106" table:formula="of:=((SUM([.D$5:.D$1048576])-[.C182])^2)*([.B182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83]/[.$B$1]" office:value-type="float" office:value="0" calcext:value-type="float">
            <text:p>0</text:p>
          </table:table-cell>
          <table:table-cell table:formula="of:=([.A183]*[.B183])/(SUM([.B$5:.B$1048576])*[.$H$18])" office:value-type="float" office:value="0" calcext:value-type="float">
            <text:p>0</text:p>
          </table:table-cell>
          <table:table-cell table:style-name="ce104" table:formula="of:=[.D183]+[.E182]" office:value-type="float" office:value="0.941323" calcext:value-type="float">
            <text:p>0.941323</text:p>
          </table:table-cell>
          <table:table-cell table:style-name="ce106" table:formula="of:=((SUM([.D$5:.D$1048576])-[.C183])^2)*([.B183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A184]/[.$B$1]" office:value-type="float" office:value="0" calcext:value-type="float">
            <text:p>0</text:p>
          </table:table-cell>
          <table:table-cell table:formula="of:=([.A184]*[.B184])/(SUM([.B$5:.B$1048576])*[.$H$18])" office:value-type="float" office:value="0" calcext:value-type="float">
            <text:p>0</text:p>
          </table:table-cell>
          <table:table-cell table:style-name="ce104" table:formula="of:=[.D184]+[.E183]" office:value-type="float" office:value="0.941323" calcext:value-type="float">
            <text:p>0.941323</text:p>
          </table:table-cell>
          <table:table-cell table:style-name="ce106" table:formula="of:=((SUM([.D$5:.D$1048576])-[.C184])^2)*([.B184]/[.$B$2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 table:number-rows-repeated="14109">
          <table:table-cell table:number-columns-repeated="4"/>
          <table:table-cell table:style-name="ce104"/>
          <table:table-cell table:style-name="ce106"/>
          <table:table-cell table:number-columns-repeated="1018"/>
        </table:table-row>
        <table:table-row table:style-name="ro1" table:number-rows-repeated="10342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e Shape" table:style-name="ta7" table:print="false">
        <office:forms form:automatic-focus="false" form:apply-design-mode="false"/>
        <table:table-column table:style-name="co21" table:default-cell-style-name="ce300"/>
        <table:table-column table:style-name="co22" table:default-cell-style-name="ce100"/>
        <table:table-column table:style-name="co21" table:number-columns-repeated="2" table:default-cell-style-name="ce100"/>
        <table:table-column table:style-name="co22" table:number-columns-repeated="2" table:default-cell-style-name="ce100"/>
        <table:table-column table:style-name="co5" table:default-cell-style-name="ce100"/>
        <table:table-column table:style-name="co22" table:number-columns-repeated="3" table:default-cell-style-name="ce100"/>
        <table:table-column table:style-name="co21" table:default-cell-style-name="ce100"/>
        <table:table-column table:style-name="co22" table:default-cell-style-name="ce100"/>
        <table:table-column table:style-name="co5" table:default-cell-style-name="ce100"/>
        <table:table-column table:style-name="co22" table:number-columns-repeated="5" table:default-cell-style-name="ce100"/>
        <table:table-column table:style-name="co5" table:default-cell-style-name="ce100"/>
        <table:table-column table:style-name="co22" table:number-columns-repeated="5" table:default-cell-style-name="ce100"/>
        <table:table-column table:style-name="co5" table:default-cell-style-name="ce100"/>
        <table:table-column table:style-name="co22" table:number-columns-repeated="5" table:default-cell-style-name="ce100"/>
        <table:table-column table:style-name="co5" table:number-columns-repeated="2" table:default-cell-style-name="ce100"/>
        <table:table-column table:style-name="co22" table:default-cell-style-name="ce5"/>
        <table:table-column table:style-name="co5" table:default-cell-style-name="ce330"/>
        <table:table-column table:style-name="co5" table:number-columns-repeated="3" table:default-cell-style-name="ce335"/>
        <table:table-column table:style-name="co5" table:default-cell-style-name="ce340"/>
        <table:table-column table:style-name="co5" table:default-cell-style-name="ce342"/>
        <table:table-row table:style-name="ro3">
          <table:table-cell table:style-name="ce299" office:value-type="string" calcext:value-type="string" table:number-columns-spanned="30" table:number-rows-spanned="1">
            <text:p>Line Shape Table -- Main Game</text:p>
          </table:table-cell>
          <table:covered-table-cell table:number-columns-repeated="28" table:style-name="ce302"/>
          <table:covered-table-cell table:style-name="ce326"/>
          <table:table-cell table:number-columns-repeated="2"/>
          <table:table-cell table:style-name="ce100" table:number-columns-repeated="7"/>
        </table:table-row>
        <table:table-row table:style-name="ro1">
          <table:table-cell/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2" calcext:value-type="float">
            <text:p>2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2" calcext:value-type="float">
            <text:p>2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13"/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2" calcext:value-type="float">
            <text:p>2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2" calcext:value-type="float">
            <text:p>2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2" calcext:value-type="float">
            <text:p>2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number-columns-repeated="2"/>
          <table:table-cell table:style-name="ce100"/>
          <table:table-cell table:style-name="ce27" table:formula="of:=['file:///Users/aysuncag/Desktop/Slot/AnalysisSlotGame/Slot%20Element%20Guide%20Project/Aquatic%20Treassures/AquaticTreasuresPAR.xlsm'#$Main.AU1]" office:value-type="string" office:string-value="Lines" calcext:value-type="string" table:number-columns-spanned="5" table:number-rows-spanned="1">
            <text:p>Lines</text:p>
          </table:table-cell>
          <table:covered-table-cell table:style-name="ce332" table:formula="of:=['file:///Users/aysuncag/Desktop/Slot/AnalysisSlotGame/Slot%20Element%20Guide%20Project/Aquatic%20Treassures/AquaticTreasuresPAR.xlsm'#$Main.AV1]" office:value-type="float" office:value="0" calcext:value-type="float">
            <text:p>0</text:p>
          </table:covered-table-cell>
          <table:covered-table-cell table:style-name="ce332" table:formula="of:=['file:///Users/aysuncag/Desktop/Slot/AnalysisSlotGame/Slot%20Element%20Guide%20Project/Aquatic%20Treassures/AquaticTreasuresPAR.xlsm'#$Main.AW1]" office:value-type="float" office:value="0" calcext:value-type="float">
            <text:p>0</text:p>
          </table:covered-table-cell>
          <table:covered-table-cell table:style-name="ce332" table:formula="of:=['file:///Users/aysuncag/Desktop/Slot/AnalysisSlotGame/Slot%20Element%20Guide%20Project/Aquatic%20Treassures/AquaticTreasuresPAR.xlsm'#$Main.AX1]" office:value-type="float" office:value="0" calcext:value-type="float">
            <text:p>0</text:p>
          </table:covered-table-cell>
          <table:covered-table-cell table:style-name="ce337" table:formula="of:=['file:///Users/aysuncag/Desktop/Slot/AnalysisSlotGame/Slot%20Element%20Guide%20Project/Aquatic%20Treassures/AquaticTreasuresPAR.xlsm'#$Main.AY1]" office:value-type="float" office:value="0" calcext:value-type="float">
            <text:p>0</text:p>
          </table:covered-table-cell>
          <table:table-cell table:style-name="ce100"/>
        </table:table-row>
        <table:table-row table:style-name="ro1">
          <table:table-cell table:style-name="ce301"/>
          <table:table-cell table:style-name="ce303" office:value-type="float" office:value="1" calcext:value-type="float">
            <text:p>1</text:p>
          </table:table-cell>
          <table:table-cell table:style-name="ce303" table:number-columns-repeated="5"/>
          <table:table-cell table:style-name="ce303" office:value-type="float" office:value="2" calcext:value-type="float">
            <text:p>2</text:p>
          </table:table-cell>
          <table:table-cell table:style-name="ce303" table:number-columns-repeated="5"/>
          <table:table-cell table:style-name="ce303" office:value-type="float" office:value="3" calcext:value-type="float">
            <text:p>3</text:p>
          </table:table-cell>
          <table:table-cell table:style-name="ce303" table:number-columns-repeated="5"/>
          <table:table-cell table:style-name="ce303" office:value-type="float" office:value="4" calcext:value-type="float">
            <text:p>4</text:p>
          </table:table-cell>
          <table:table-cell table:style-name="ce303" table:number-columns-repeated="5"/>
          <table:table-cell table:style-name="ce303" office:value-type="float" office:value="5" calcext:value-type="float">
            <text:p>5</text:p>
          </table:table-cell>
          <table:table-cell table:style-name="ce303" table:number-columns-repeated="6"/>
          <table:table-cell table:style-name="ce327" table:formula="of:=['file:///Users/aysuncag/Desktop/Slot/AnalysisSlotGame/Slot%20Element%20Guide%20Project/Aquatic%20Treassures/AquaticTreasuresPAR.xlsm'#$Main.AT2]" office:value-type="string" office:string-value="N.O" calcext:value-type="string">
            <text:p>N.O</text:p>
          </table:table-cell>
          <table:table-cell table:style-name="ce328" table:formula="of:=['file:///Users/aysuncag/Desktop/Slot/AnalysisSlotGame/Slot%20Element%20Guide%20Project/Aquatic%20Treassures/AquaticTreasuresPAR.xlsm'#$Main.AU2]" office:value-type="string" office:string-value="Reel 1" calcext:value-type="string">
            <text:p>Reel 1</text:p>
          </table:table-cell>
          <table:table-cell table:style-name="ce333" table:formula="of:=['file:///Users/aysuncag/Desktop/Slot/AnalysisSlotGame/Slot%20Element%20Guide%20Project/Aquatic%20Treassures/AquaticTreasuresPAR.xlsm'#$Main.AV2]" office:value-type="string" office:string-value="Reel 2" calcext:value-type="string">
            <text:p>Reel 2</text:p>
          </table:table-cell>
          <table:table-cell table:style-name="ce333" table:formula="of:=['file:///Users/aysuncag/Desktop/Slot/AnalysisSlotGame/Slot%20Element%20Guide%20Project/Aquatic%20Treassures/AquaticTreasuresPAR.xlsm'#$Main.AW2]" office:value-type="string" office:string-value="Reel 3" calcext:value-type="string">
            <text:p>Reel 3</text:p>
          </table:table-cell>
          <table:table-cell table:style-name="ce333" table:formula="of:=['file:///Users/aysuncag/Desktop/Slot/AnalysisSlotGame/Slot%20Element%20Guide%20Project/Aquatic%20Treassures/AquaticTreasuresPAR.xlsm'#$Main.AX2]" office:value-type="string" office:string-value="Reel 4" calcext:value-type="string">
            <text:p>Reel 4</text:p>
          </table:table-cell>
          <table:table-cell table:style-name="ce338" table:formula="of:=['file:///Users/aysuncag/Desktop/Slot/AnalysisSlotGame/Slot%20Element%20Guide%20Project/Aquatic%20Treassures/AquaticTreasuresPAR.xlsm'#$Main.AY2]" office:value-type="string" office:string-value="Reel 5" calcext:value-type="string">
            <text:p>Reel 5</text:p>
          </table:table-cell>
          <table:table-cell table:style-name="ce3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04" table:number-matrix-columns-spanned="1" table:number-matrix-rows-spanned="1" table:formula="of:=IF(VLOOKUP(OFFSET([.B4];-[.$A4];1-[.B$2]);[.$AG$4:.$AL$23];[.B$2]+1;FALSE())=[.$A4]-1;[.B$2]+([.$A4]-1)*MAX([.$A$2:.$AD$2]);0)" office:value-type="float" office:value="0" calcext:value-type="float">
            <text:p>0</text:p>
          </table:table-cell>
          <table:table-cell table:style-name="ce304" table:number-matrix-columns-spanned="1" table:number-matrix-rows-spanned="1" table:formula="of:=IF(VLOOKUP(OFFSET([.C4];-[.$A4];1-[.C$2]);[.$AG$4:.$AL$23];[.C$2]+1;FALSE())=[.$A4]-1;[.C$2]+([.$A4]-1)*MAX([.$A$2:.$AD$2]);0)" office:value-type="float" office:value="0" calcext:value-type="float">
            <text:p>0</text:p>
          </table:table-cell>
          <table:table-cell table:style-name="ce304" table:number-matrix-columns-spanned="1" table:number-matrix-rows-spanned="1" table:formula="of:=IF(VLOOKUP(OFFSET([.D4];-[.$A4];1-[.D$2]);[.$AG$4:.$AL$23];[.D$2]+1;FALSE())=[.$A4]-1;[.D$2]+([.$A4]-1)*MAX([.$A$2:.$AD$2]);0)" office:value-type="float" office:value="0" calcext:value-type="float">
            <text:p>0</text:p>
          </table:table-cell>
          <table:table-cell table:style-name="ce304" table:number-matrix-columns-spanned="1" table:number-matrix-rows-spanned="1" table:formula="of:=IF(VLOOKUP(OFFSET([.E4];-[.$A4];1-[.E$2]);[.$AG$4:.$AL$23];[.E$2]+1;FALSE())=[.$A4]-1;[.E$2]+([.$A4]-1)*MAX([.$A$2:.$AD$2]);0)" office:value-type="float" office:value="0" calcext:value-type="float">
            <text:p>0</text:p>
          </table:table-cell>
          <table:table-cell table:style-name="ce304" table:number-matrix-columns-spanned="1" table:number-matrix-rows-spanned="1" table:formula="of:=IF(VLOOKUP(OFFSET([.F4];-[.$A4];1-[.F$2]);[.$AG$4:.$AL$23];[.F$2]+1;FALSE())=[.$A4]-1;[.F$2]+([.$A4]-1)*MAX([.$A$2:.$AD$2]);0)" office:value-type="float" office:value="0" calcext:value-type="float">
            <text:p>0</text:p>
          </table:table-cell>
          <table:table-cell/>
          <table:table-cell table:style-name="ce308" table:number-matrix-columns-spanned="1" table:number-matrix-rows-spanned="1" table:formula="of:=IF(VLOOKUP(OFFSET([.H4];-[.$A4];1-[.H$2]);[.$AG$4:.$AL$23];[.H$2]+1;FALSE())=[.$A4]-1;[.H$2]+([.$A4]-1)*MAX([.$A$2:.$AD$2]);0)" office:value-type="float" office:value="1" calcext:value-type="float">
            <text:p>1</text:p>
          </table:table-cell>
          <table:table-cell table:style-name="ce308" table:number-matrix-columns-spanned="1" table:number-matrix-rows-spanned="1" table:formula="of:=IF(VLOOKUP(OFFSET([.I4];-[.$A4];1-[.I$2]);[.$AG$4:.$AL$23];[.I$2]+1;FALSE())=[.$A4]-1;[.I$2]+([.$A4]-1)*MAX([.$A$2:.$AD$2]);0)" office:value-type="float" office:value="2" calcext:value-type="float">
            <text:p>2</text:p>
          </table:table-cell>
          <table:table-cell table:style-name="ce308" table:number-matrix-columns-spanned="1" table:number-matrix-rows-spanned="1" table:formula="of:=IF(VLOOKUP(OFFSET([.J4];-[.$A4];1-[.J$2]);[.$AG$4:.$AL$23];[.J$2]+1;FALSE())=[.$A4]-1;[.J$2]+([.$A4]-1)*MAX([.$A$2:.$AD$2]);0)" office:value-type="float" office:value="3" calcext:value-type="float">
            <text:p>3</text:p>
          </table:table-cell>
          <table:table-cell table:style-name="ce308" table:number-matrix-columns-spanned="1" table:number-matrix-rows-spanned="1" table:formula="of:=IF(VLOOKUP(OFFSET([.K4];-[.$A4];1-[.K$2]);[.$AG$4:.$AL$23];[.K$2]+1;FALSE())=[.$A4]-1;[.K$2]+([.$A4]-1)*MAX([.$A$2:.$AD$2]);0)" office:value-type="float" office:value="4" calcext:value-type="float">
            <text:p>4</text:p>
          </table:table-cell>
          <table:table-cell table:style-name="ce308" table:number-matrix-columns-spanned="1" table:number-matrix-rows-spanned="1" table:formula="of:=IF(VLOOKUP(OFFSET([.L4];-[.$A4];1-[.L$2]);[.$AG$4:.$AL$23];[.L$2]+1;FALSE())=[.$A4]-1;[.L$2]+([.$A4]-1)*MAX([.$A$2:.$AD$2]);0)" office:value-type="float" office:value="5" calcext:value-type="float">
            <text:p>5</text:p>
          </table:table-cell>
          <table:table-cell/>
          <table:table-cell table:style-name="ce314" table:number-matrix-columns-spanned="1" table:number-matrix-rows-spanned="1" table:formula="of:=IF(VLOOKUP(OFFSET([.N4];-[.$A4];1-[.N$2]);[.$AG$4:.$AL$23];[.N$2]+1;FALSE())=[.$A4]-1;[.N$2]+([.$A4]-1)*MAX([.$A$2:.$AD$2]);0)" office:value-type="float" office:value="0" calcext:value-type="float">
            <text:p>0</text:p>
          </table:table-cell>
          <table:table-cell table:style-name="ce314" table:number-matrix-columns-spanned="1" table:number-matrix-rows-spanned="1" table:formula="of:=IF(VLOOKUP(OFFSET([.O4];-[.$A4];1-[.O$2]);[.$AG$4:.$AL$23];[.O$2]+1;FALSE())=[.$A4]-1;[.O$2]+([.$A4]-1)*MAX([.$A$2:.$AD$2]);0)" office:value-type="float" office:value="0" calcext:value-type="float">
            <text:p>0</text:p>
          </table:table-cell>
          <table:table-cell table:style-name="ce314" table:number-matrix-columns-spanned="1" table:number-matrix-rows-spanned="1" table:formula="of:=IF(VLOOKUP(OFFSET([.P4];-[.$A4];1-[.P$2]);[.$AG$4:.$AL$23];[.P$2]+1;FALSE())=[.$A4]-1;[.P$2]+([.$A4]-1)*MAX([.$A$2:.$AD$2]);0)" office:value-type="float" office:value="0" calcext:value-type="float">
            <text:p>0</text:p>
          </table:table-cell>
          <table:table-cell table:style-name="ce314" table:number-matrix-columns-spanned="1" table:number-matrix-rows-spanned="1" table:formula="of:=IF(VLOOKUP(OFFSET([.Q4];-[.$A4];1-[.Q$2]);[.$AG$4:.$AL$23];[.Q$2]+1;FALSE())=[.$A4]-1;[.Q$2]+([.$A4]-1)*MAX([.$A$2:.$AD$2]);0)" office:value-type="float" office:value="0" calcext:value-type="float">
            <text:p>0</text:p>
          </table:table-cell>
          <table:table-cell table:style-name="ce314" table:number-matrix-columns-spanned="1" table:number-matrix-rows-spanned="1" table:formula="of:=IF(VLOOKUP(OFFSET([.R4];-[.$A4];1-[.R$2]);[.$AG$4:.$AL$23];[.R$2]+1;FALSE())=[.$A4]-1;[.R$2]+([.$A4]-1)*MAX([.$A$2:.$AD$2]);0)" office:value-type="float" office:value="0" calcext:value-type="float">
            <text:p>0</text:p>
          </table:table-cell>
          <table:table-cell/>
          <table:table-cell table:style-name="ce318" table:number-matrix-columns-spanned="1" table:number-matrix-rows-spanned="1" table:formula="of:=IF(VLOOKUP(OFFSET([.T4];-[.$A4];1-[.T$2]);[.$AG$4:.$AL$23];[.T$2]+1;FALSE())=[.$A4]-1;[.T$2]+([.$A4]-1)*MAX([.$A$2:.$AD$2]);0)" office:value-type="float" office:value="1" calcext:value-type="float">
            <text:p>1</text:p>
          </table:table-cell>
          <table:table-cell table:style-name="ce318" table:number-matrix-columns-spanned="1" table:number-matrix-rows-spanned="1" table:formula="of:=IF(VLOOKUP(OFFSET([.U4];-[.$A4];1-[.U$2]);[.$AG$4:.$AL$23];[.U$2]+1;FALSE())=[.$A4]-1;[.U$2]+([.$A4]-1)*MAX([.$A$2:.$AD$2]);0)" office:value-type="float" office:value="0" calcext:value-type="float">
            <text:p>0</text:p>
          </table:table-cell>
          <table:table-cell table:style-name="ce318" table:number-matrix-columns-spanned="1" table:number-matrix-rows-spanned="1" table:formula="of:=IF(VLOOKUP(OFFSET([.V4];-[.$A4];1-[.V$2]);[.$AG$4:.$AL$23];[.V$2]+1;FALSE())=[.$A4]-1;[.V$2]+([.$A4]-1)*MAX([.$A$2:.$AD$2]);0)" office:value-type="float" office:value="0" calcext:value-type="float">
            <text:p>0</text:p>
          </table:table-cell>
          <table:table-cell table:style-name="ce318" table:number-matrix-columns-spanned="1" table:number-matrix-rows-spanned="1" table:formula="of:=IF(VLOOKUP(OFFSET([.W4];-[.$A4];1-[.W$2]);[.$AG$4:.$AL$23];[.W$2]+1;FALSE())=[.$A4]-1;[.W$2]+([.$A4]-1)*MAX([.$A$2:.$AD$2]);0)" office:value-type="float" office:value="0" calcext:value-type="float">
            <text:p>0</text:p>
          </table:table-cell>
          <table:table-cell table:style-name="ce318" table:number-matrix-columns-spanned="1" table:number-matrix-rows-spanned="1" table:formula="of:=IF(VLOOKUP(OFFSET([.X4];-[.$A4];1-[.X$2]);[.$AG$4:.$AL$23];[.X$2]+1;FALSE())=[.$A4]-1;[.X$2]+([.$A4]-1)*MAX([.$A$2:.$AD$2]);0)" office:value-type="float" office:value="5" calcext:value-type="float">
            <text:p>5</text:p>
          </table:table-cell>
          <table:table-cell table:style-name="ce303"/>
          <table:table-cell table:style-name="ce322" table:number-matrix-columns-spanned="1" table:number-matrix-rows-spanned="1" table:formula="of:=IF(VLOOKUP(OFFSET([.Z4];-[.$A4];1-[.Z$2]);[.$AG$4:.$AL$23];[.Z$2]+1;FALSE())=[.$A4]-1;[.Z$2]+([.$A4]-1)*MAX([.$A$2:.$AD$2]);0)" office:value-type="float" office:value="0" calcext:value-type="float">
            <text:p>0</text:p>
          </table:table-cell>
          <table:table-cell table:style-name="ce322" table:number-matrix-columns-spanned="1" table:number-matrix-rows-spanned="1" table:formula="of:=IF(VLOOKUP(OFFSET([.AA4];-[.$A4];1-[.AA$2]);[.$AG$4:.$AL$23];[.AA$2]+1;FALSE())=[.$A4]-1;[.AA$2]+([.$A4]-1)*MAX([.$A$2:.$AD$2]);0)" office:value-type="float" office:value="0" calcext:value-type="float">
            <text:p>0</text:p>
          </table:table-cell>
          <table:table-cell table:style-name="ce322" table:number-matrix-columns-spanned="1" table:number-matrix-rows-spanned="1" table:formula="of:=IF(VLOOKUP(OFFSET([.AB4];-[.$A4];1-[.AB$2]);[.$AG$4:.$AL$23];[.AB$2]+1;FALSE())=[.$A4]-1;[.AB$2]+([.$A4]-1)*MAX([.$A$2:.$AD$2]);0)" office:value-type="float" office:value="3" calcext:value-type="float">
            <text:p>3</text:p>
          </table:table-cell>
          <table:table-cell table:style-name="ce322" table:number-matrix-columns-spanned="1" table:number-matrix-rows-spanned="1" table:formula="of:=IF(VLOOKUP(OFFSET([.AC4];-[.$A4];1-[.AC$2]);[.$AG$4:.$AL$23];[.AC$2]+1;FALSE())=[.$A4]-1;[.AC$2]+([.$A4]-1)*MAX([.$A$2:.$AD$2]);0)" office:value-type="float" office:value="0" calcext:value-type="float">
            <text:p>0</text:p>
          </table:table-cell>
          <table:table-cell table:style-name="ce322" table:number-matrix-columns-spanned="1" table:number-matrix-rows-spanned="1" table:formula="of:=IF(VLOOKUP(OFFSET([.AD4];-[.$A4];1-[.AD$2]);[.$AG$4:.$AL$23];[.AD$2]+1;FALSE())=[.$A4]-1;[.AD$2]+([.$A4]-1)*MAX([.$A$2:.$AD$2]);0)" office:value-type="float" office:value="0" calcext:value-type="float">
            <text:p>0</text:p>
          </table:table-cell>
          <table:table-cell table:number-columns-repeated="2"/>
          <table:table-cell table:style-name="ce7" table:formula="of:=['file:///Users/aysuncag/Desktop/Slot/AnalysisSlotGame/Slot%20Element%20Guide%20Project/Aquatic%20Treassures/AquaticTreasuresPAR.xlsm'#$Main.AT3]" office:value-type="float" office:value="1" calcext:value-type="float">
            <text:p>1</text:p>
          </table:table-cell>
          <table:table-cell table:style-name="ce329" table:formula="of:=['file:///Users/aysuncag/Desktop/Slot/AnalysisSlotGame/Slot%20Element%20Guide%20Project/Aquatic%20Treassures/AquaticTreasuresPAR.xlsm'#$Main.AU3]" office:value-type="float" office:value="1" calcext:value-type="float">
            <text:p>1</text:p>
          </table:table-cell>
          <table:table-cell table:style-name="ce334" table:formula="of:=['file:///Users/aysuncag/Desktop/Slot/AnalysisSlotGame/Slot%20Element%20Guide%20Project/Aquatic%20Treassures/AquaticTreasuresPAR.xlsm'#$Main.AV3]" office:value-type="float" office:value="1" calcext:value-type="float">
            <text:p>1</text:p>
          </table:table-cell>
          <table:table-cell table:style-name="ce334" table:formula="of:=['file:///Users/aysuncag/Desktop/Slot/AnalysisSlotGame/Slot%20Element%20Guide%20Project/Aquatic%20Treassures/AquaticTreasuresPAR.xlsm'#$Main.AW3]" office:value-type="float" office:value="1" calcext:value-type="float">
            <text:p>1</text:p>
          </table:table-cell>
          <table:table-cell table:style-name="ce334" table:formula="of:=['file:///Users/aysuncag/Desktop/Slot/AnalysisSlotGame/Slot%20Element%20Guide%20Project/Aquatic%20Treassures/AquaticTreasuresPAR.xlsm'#$Main.AX3]" office:value-type="float" office:value="1" calcext:value-type="float">
            <text:p>1</text:p>
          </table:table-cell>
          <table:table-cell table:style-name="ce339" table:formula="of:=['file:///Users/aysuncag/Desktop/Slot/AnalysisSlotGame/Slot%20Element%20Guide%20Project/Aquatic%20Treassures/AquaticTreasuresPAR.xlsm'#$Main.AY3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Z3]" office:value-type="string" office:string-value="–––––" calcext:value-type="string">
            <text:p>–––––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4" table:number-matrix-columns-spanned="1" table:number-matrix-rows-spanned="1" table:formula="of:=IF(VLOOKUP(OFFSET([.B5];-[.$A5];1-[.B$2]);[.$AG$4:.$AL$23];[.B$2]+1;FALSE())=[.$A5]-1;[.B$2]+([.$A5]-1)*MAX([.$A$2:.$AD$2]);0)" office:value-type="float" office:value="6" calcext:value-type="float">
            <text:p>6</text:p>
          </table:table-cell>
          <table:table-cell table:style-name="ce304" table:number-matrix-columns-spanned="1" table:number-matrix-rows-spanned="1" table:formula="of:=IF(VLOOKUP(OFFSET([.C5];-[.$A5];1-[.C$2]);[.$AG$4:.$AL$23];[.C$2]+1;FALSE())=[.$A5]-1;[.C$2]+([.$A5]-1)*MAX([.$A$2:.$AD$2]);0)" office:value-type="float" office:value="7" calcext:value-type="float">
            <text:p>7</text:p>
          </table:table-cell>
          <table:table-cell table:style-name="ce304" table:number-matrix-columns-spanned="1" table:number-matrix-rows-spanned="1" table:formula="of:=IF(VLOOKUP(OFFSET([.D5];-[.$A5];1-[.D$2]);[.$AG$4:.$AL$23];[.D$2]+1;FALSE())=[.$A5]-1;[.D$2]+([.$A5]-1)*MAX([.$A$2:.$AD$2]);0)" office:value-type="float" office:value="8" calcext:value-type="float">
            <text:p>8</text:p>
          </table:table-cell>
          <table:table-cell table:style-name="ce304" table:number-matrix-columns-spanned="1" table:number-matrix-rows-spanned="1" table:formula="of:=IF(VLOOKUP(OFFSET([.E5];-[.$A5];1-[.E$2]);[.$AG$4:.$AL$23];[.E$2]+1;FALSE())=[.$A5]-1;[.E$2]+([.$A5]-1)*MAX([.$A$2:.$AD$2]);0)" office:value-type="float" office:value="9" calcext:value-type="float">
            <text:p>9</text:p>
          </table:table-cell>
          <table:table-cell table:style-name="ce304" table:number-matrix-columns-spanned="1" table:number-matrix-rows-spanned="1" table:formula="of:=IF(VLOOKUP(OFFSET([.F5];-[.$A5];1-[.F$2]);[.$AG$4:.$AL$23];[.F$2]+1;FALSE())=[.$A5]-1;[.F$2]+([.$A5]-1)*MAX([.$A$2:.$AD$2]);0)" office:value-type="float" office:value="10" calcext:value-type="float">
            <text:p>10</text:p>
          </table:table-cell>
          <table:table-cell/>
          <table:table-cell table:style-name="ce308" table:number-matrix-columns-spanned="1" table:number-matrix-rows-spanned="1" table:formula="of:=IF(VLOOKUP(OFFSET([.H5];-[.$A5];1-[.H$2]);[.$AG$4:.$AL$23];[.H$2]+1;FALSE())=[.$A5]-1;[.H$2]+([.$A5]-1)*MAX([.$A$2:.$AD$2]);0)" office:value-type="float" office:value="0" calcext:value-type="float">
            <text:p>0</text:p>
          </table:table-cell>
          <table:table-cell table:style-name="ce308" table:number-matrix-columns-spanned="1" table:number-matrix-rows-spanned="1" table:formula="of:=IF(VLOOKUP(OFFSET([.I5];-[.$A5];1-[.I$2]);[.$AG$4:.$AL$23];[.I$2]+1;FALSE())=[.$A5]-1;[.I$2]+([.$A5]-1)*MAX([.$A$2:.$AD$2]);0)" office:value-type="float" office:value="0" calcext:value-type="float">
            <text:p>0</text:p>
          </table:table-cell>
          <table:table-cell table:style-name="ce308" table:number-matrix-columns-spanned="1" table:number-matrix-rows-spanned="1" table:formula="of:=IF(VLOOKUP(OFFSET([.J5];-[.$A5];1-[.J$2]);[.$AG$4:.$AL$23];[.J$2]+1;FALSE())=[.$A5]-1;[.J$2]+([.$A5]-1)*MAX([.$A$2:.$AD$2]);0)" office:value-type="float" office:value="0" calcext:value-type="float">
            <text:p>0</text:p>
          </table:table-cell>
          <table:table-cell table:style-name="ce308" table:number-matrix-columns-spanned="1" table:number-matrix-rows-spanned="1" table:formula="of:=IF(VLOOKUP(OFFSET([.K5];-[.$A5];1-[.K$2]);[.$AG$4:.$AL$23];[.K$2]+1;FALSE())=[.$A5]-1;[.K$2]+([.$A5]-1)*MAX([.$A$2:.$AD$2]);0)" office:value-type="float" office:value="0" calcext:value-type="float">
            <text:p>0</text:p>
          </table:table-cell>
          <table:table-cell table:style-name="ce308" table:number-matrix-columns-spanned="1" table:number-matrix-rows-spanned="1" table:formula="of:=IF(VLOOKUP(OFFSET([.L5];-[.$A5];1-[.L$2]);[.$AG$4:.$AL$23];[.L$2]+1;FALSE())=[.$A5]-1;[.L$2]+([.$A5]-1)*MAX([.$A$2:.$AD$2]);0)" office:value-type="float" office:value="0" calcext:value-type="float">
            <text:p>0</text:p>
          </table:table-cell>
          <table:table-cell/>
          <table:table-cell table:style-name="ce314" table:number-matrix-columns-spanned="1" table:number-matrix-rows-spanned="1" table:formula="of:=IF(VLOOKUP(OFFSET([.N5];-[.$A5];1-[.N$2]);[.$AG$4:.$AL$23];[.N$2]+1;FALSE())=[.$A5]-1;[.N$2]+([.$A5]-1)*MAX([.$A$2:.$AD$2]);0)" office:value-type="float" office:value="0" calcext:value-type="float">
            <text:p>0</text:p>
          </table:table-cell>
          <table:table-cell table:style-name="ce314" table:number-matrix-columns-spanned="1" table:number-matrix-rows-spanned="1" table:formula="of:=IF(VLOOKUP(OFFSET([.O5];-[.$A5];1-[.O$2]);[.$AG$4:.$AL$23];[.O$2]+1;FALSE())=[.$A5]-1;[.O$2]+([.$A5]-1)*MAX([.$A$2:.$AD$2]);0)" office:value-type="float" office:value="0" calcext:value-type="float">
            <text:p>0</text:p>
          </table:table-cell>
          <table:table-cell table:style-name="ce314" table:number-matrix-columns-spanned="1" table:number-matrix-rows-spanned="1" table:formula="of:=IF(VLOOKUP(OFFSET([.P5];-[.$A5];1-[.P$2]);[.$AG$4:.$AL$23];[.P$2]+1;FALSE())=[.$A5]-1;[.P$2]+([.$A5]-1)*MAX([.$A$2:.$AD$2]);0)" office:value-type="float" office:value="0" calcext:value-type="float">
            <text:p>0</text:p>
          </table:table-cell>
          <table:table-cell table:style-name="ce314" table:number-matrix-columns-spanned="1" table:number-matrix-rows-spanned="1" table:formula="of:=IF(VLOOKUP(OFFSET([.Q5];-[.$A5];1-[.Q$2]);[.$AG$4:.$AL$23];[.Q$2]+1;FALSE())=[.$A5]-1;[.Q$2]+([.$A5]-1)*MAX([.$A$2:.$AD$2]);0)" office:value-type="float" office:value="0" calcext:value-type="float">
            <text:p>0</text:p>
          </table:table-cell>
          <table:table-cell table:style-name="ce314" table:number-matrix-columns-spanned="1" table:number-matrix-rows-spanned="1" table:formula="of:=IF(VLOOKUP(OFFSET([.R5];-[.$A5];1-[.R$2]);[.$AG$4:.$AL$23];[.R$2]+1;FALSE())=[.$A5]-1;[.R$2]+([.$A5]-1)*MAX([.$A$2:.$AD$2]);0)" office:value-type="float" office:value="0" calcext:value-type="float">
            <text:p>0</text:p>
          </table:table-cell>
          <table:table-cell/>
          <table:table-cell table:style-name="ce318" table:number-matrix-columns-spanned="1" table:number-matrix-rows-spanned="1" table:formula="of:=IF(VLOOKUP(OFFSET([.T5];-[.$A5];1-[.T$2]);[.$AG$4:.$AL$23];[.T$2]+1;FALSE())=[.$A5]-1;[.T$2]+([.$A5]-1)*MAX([.$A$2:.$AD$2]);0)" office:value-type="float" office:value="0" calcext:value-type="float">
            <text:p>0</text:p>
          </table:table-cell>
          <table:table-cell table:style-name="ce318" table:number-matrix-columns-spanned="1" table:number-matrix-rows-spanned="1" table:formula="of:=IF(VLOOKUP(OFFSET([.U5];-[.$A5];1-[.U$2]);[.$AG$4:.$AL$23];[.U$2]+1;FALSE())=[.$A5]-1;[.U$2]+([.$A5]-1)*MAX([.$A$2:.$AD$2]);0)" office:value-type="float" office:value="7" calcext:value-type="float">
            <text:p>7</text:p>
          </table:table-cell>
          <table:table-cell table:style-name="ce318" table:number-matrix-columns-spanned="1" table:number-matrix-rows-spanned="1" table:formula="of:=IF(VLOOKUP(OFFSET([.V5];-[.$A5];1-[.V$2]);[.$AG$4:.$AL$23];[.V$2]+1;FALSE())=[.$A5]-1;[.V$2]+([.$A5]-1)*MAX([.$A$2:.$AD$2]);0)" office:value-type="float" office:value="0" calcext:value-type="float">
            <text:p>0</text:p>
          </table:table-cell>
          <table:table-cell table:style-name="ce318" table:number-matrix-columns-spanned="1" table:number-matrix-rows-spanned="1" table:formula="of:=IF(VLOOKUP(OFFSET([.W5];-[.$A5];1-[.W$2]);[.$AG$4:.$AL$23];[.W$2]+1;FALSE())=[.$A5]-1;[.W$2]+([.$A5]-1)*MAX([.$A$2:.$AD$2]);0)" office:value-type="float" office:value="9" calcext:value-type="float">
            <text:p>9</text:p>
          </table:table-cell>
          <table:table-cell table:style-name="ce318" table:number-matrix-columns-spanned="1" table:number-matrix-rows-spanned="1" table:formula="of:=IF(VLOOKUP(OFFSET([.X5];-[.$A5];1-[.X$2]);[.$AG$4:.$AL$23];[.X$2]+1;FALSE())=[.$A5]-1;[.X$2]+([.$A5]-1)*MAX([.$A$2:.$AD$2]);0)" office:value-type="float" office:value="0" calcext:value-type="float">
            <text:p>0</text:p>
          </table:table-cell>
          <table:table-cell table:style-name="ce303"/>
          <table:table-cell table:style-name="ce322" table:number-matrix-columns-spanned="1" table:number-matrix-rows-spanned="1" table:formula="of:=IF(VLOOKUP(OFFSET([.Z5];-[.$A5];1-[.Z$2]);[.$AG$4:.$AL$23];[.Z$2]+1;FALSE())=[.$A5]-1;[.Z$2]+([.$A5]-1)*MAX([.$A$2:.$AD$2]);0)" office:value-type="float" office:value="0" calcext:value-type="float">
            <text:p>0</text:p>
          </table:table-cell>
          <table:table-cell table:style-name="ce322" table:number-matrix-columns-spanned="1" table:number-matrix-rows-spanned="1" table:formula="of:=IF(VLOOKUP(OFFSET([.AA5];-[.$A5];1-[.AA$2]);[.$AG$4:.$AL$23];[.AA$2]+1;FALSE())=[.$A5]-1;[.AA$2]+([.$A5]-1)*MAX([.$A$2:.$AD$2]);0)" office:value-type="float" office:value="7" calcext:value-type="float">
            <text:p>7</text:p>
          </table:table-cell>
          <table:table-cell table:style-name="ce322" table:number-matrix-columns-spanned="1" table:number-matrix-rows-spanned="1" table:formula="of:=IF(VLOOKUP(OFFSET([.AB5];-[.$A5];1-[.AB$2]);[.$AG$4:.$AL$23];[.AB$2]+1;FALSE())=[.$A5]-1;[.AB$2]+([.$A5]-1)*MAX([.$A$2:.$AD$2]);0)" office:value-type="float" office:value="0" calcext:value-type="float">
            <text:p>0</text:p>
          </table:table-cell>
          <table:table-cell table:style-name="ce322" table:number-matrix-columns-spanned="1" table:number-matrix-rows-spanned="1" table:formula="of:=IF(VLOOKUP(OFFSET([.AC5];-[.$A5];1-[.AC$2]);[.$AG$4:.$AL$23];[.AC$2]+1;FALSE())=[.$A5]-1;[.AC$2]+([.$A5]-1)*MAX([.$A$2:.$AD$2]);0)" office:value-type="float" office:value="9" calcext:value-type="float">
            <text:p>9</text:p>
          </table:table-cell>
          <table:table-cell table:style-name="ce322" table:number-matrix-columns-spanned="1" table:number-matrix-rows-spanned="1" table:formula="of:=IF(VLOOKUP(OFFSET([.AD5];-[.$A5];1-[.AD$2]);[.$AG$4:.$AL$23];[.AD$2]+1;FALSE())=[.$A5]-1;[.AD$2]+([.$A5]-1)*MAX([.$A$2:.$AD$2]);0)" office:value-type="float" office:value="0" calcext:value-type="float">
            <text:p>0</text:p>
          </table:table-cell>
          <table:table-cell table:number-columns-repeated="2"/>
          <table:table-cell table:formula="of:=['file:///Users/aysuncag/Desktop/Slot/AnalysisSlotGame/Slot%20Element%20Guide%20Project/Aquatic%20Treassures/AquaticTreasuresPAR.xlsm'#$Main.AT4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U4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V4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W4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X4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Y4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Z4]" office:value-type="string" office:string-value="‾‾‾‾‾" calcext:value-type="string">
            <text:p>‾‾‾‾‾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04" table:number-matrix-columns-spanned="1" table:number-matrix-rows-spanned="1" table:formula="of:=IF(VLOOKUP(OFFSET([.B6];-[.$A6];1-[.B$2]);[.$AG$4:.$AL$23];[.B$2]+1;FALSE())=[.$A6]-1;[.B$2]+([.$A6]-1)*MAX([.$A$2:.$AD$2]);0)" office:value-type="float" office:value="0" calcext:value-type="float">
            <text:p>0</text:p>
          </table:table-cell>
          <table:table-cell table:style-name="ce304" table:number-matrix-columns-spanned="1" table:number-matrix-rows-spanned="1" table:formula="of:=IF(VLOOKUP(OFFSET([.C6];-[.$A6];1-[.C$2]);[.$AG$4:.$AL$23];[.C$2]+1;FALSE())=[.$A6]-1;[.C$2]+([.$A6]-1)*MAX([.$A$2:.$AD$2]);0)" office:value-type="float" office:value="0" calcext:value-type="float">
            <text:p>0</text:p>
          </table:table-cell>
          <table:table-cell table:style-name="ce304" table:number-matrix-columns-spanned="1" table:number-matrix-rows-spanned="1" table:formula="of:=IF(VLOOKUP(OFFSET([.D6];-[.$A6];1-[.D$2]);[.$AG$4:.$AL$23];[.D$2]+1;FALSE())=[.$A6]-1;[.D$2]+([.$A6]-1)*MAX([.$A$2:.$AD$2]);0)" office:value-type="float" office:value="0" calcext:value-type="float">
            <text:p>0</text:p>
          </table:table-cell>
          <table:table-cell table:style-name="ce304" table:number-matrix-columns-spanned="1" table:number-matrix-rows-spanned="1" table:formula="of:=IF(VLOOKUP(OFFSET([.E6];-[.$A6];1-[.E$2]);[.$AG$4:.$AL$23];[.E$2]+1;FALSE())=[.$A6]-1;[.E$2]+([.$A6]-1)*MAX([.$A$2:.$AD$2]);0)" office:value-type="float" office:value="0" calcext:value-type="float">
            <text:p>0</text:p>
          </table:table-cell>
          <table:table-cell table:style-name="ce304" table:number-matrix-columns-spanned="1" table:number-matrix-rows-spanned="1" table:formula="of:=IF(VLOOKUP(OFFSET([.F6];-[.$A6];1-[.F$2]);[.$AG$4:.$AL$23];[.F$2]+1;FALSE())=[.$A6]-1;[.F$2]+([.$A6]-1)*MAX([.$A$2:.$AD$2]);0)" office:value-type="float" office:value="0" calcext:value-type="float">
            <text:p>0</text:p>
          </table:table-cell>
          <table:table-cell/>
          <table:table-cell table:style-name="ce308" table:number-matrix-columns-spanned="1" table:number-matrix-rows-spanned="1" table:formula="of:=IF(VLOOKUP(OFFSET([.H6];-[.$A6];1-[.H$2]);[.$AG$4:.$AL$23];[.H$2]+1;FALSE())=[.$A6]-1;[.H$2]+([.$A6]-1)*MAX([.$A$2:.$AD$2]);0)" office:value-type="float" office:value="0" calcext:value-type="float">
            <text:p>0</text:p>
          </table:table-cell>
          <table:table-cell table:style-name="ce308" table:number-matrix-columns-spanned="1" table:number-matrix-rows-spanned="1" table:formula="of:=IF(VLOOKUP(OFFSET([.I6];-[.$A6];1-[.I$2]);[.$AG$4:.$AL$23];[.I$2]+1;FALSE())=[.$A6]-1;[.I$2]+([.$A6]-1)*MAX([.$A$2:.$AD$2]);0)" office:value-type="float" office:value="0" calcext:value-type="float">
            <text:p>0</text:p>
          </table:table-cell>
          <table:table-cell table:style-name="ce308" table:number-matrix-columns-spanned="1" table:number-matrix-rows-spanned="1" table:formula="of:=IF(VLOOKUP(OFFSET([.J6];-[.$A6];1-[.J$2]);[.$AG$4:.$AL$23];[.J$2]+1;FALSE())=[.$A6]-1;[.J$2]+([.$A6]-1)*MAX([.$A$2:.$AD$2]);0)" office:value-type="float" office:value="0" calcext:value-type="float">
            <text:p>0</text:p>
          </table:table-cell>
          <table:table-cell table:style-name="ce308" table:number-matrix-columns-spanned="1" table:number-matrix-rows-spanned="1" table:formula="of:=IF(VLOOKUP(OFFSET([.K6];-[.$A6];1-[.K$2]);[.$AG$4:.$AL$23];[.K$2]+1;FALSE())=[.$A6]-1;[.K$2]+([.$A6]-1)*MAX([.$A$2:.$AD$2]);0)" office:value-type="float" office:value="0" calcext:value-type="float">
            <text:p>0</text:p>
          </table:table-cell>
          <table:table-cell table:style-name="ce308" table:number-matrix-columns-spanned="1" table:number-matrix-rows-spanned="1" table:formula="of:=IF(VLOOKUP(OFFSET([.L6];-[.$A6];1-[.L$2]);[.$AG$4:.$AL$23];[.L$2]+1;FALSE())=[.$A6]-1;[.L$2]+([.$A6]-1)*MAX([.$A$2:.$AD$2]);0)" office:value-type="float" office:value="0" calcext:value-type="float">
            <text:p>0</text:p>
          </table:table-cell>
          <table:table-cell/>
          <table:table-cell table:style-name="ce314" table:number-matrix-columns-spanned="1" table:number-matrix-rows-spanned="1" table:formula="of:=IF(VLOOKUP(OFFSET([.N6];-[.$A6];1-[.N$2]);[.$AG$4:.$AL$23];[.N$2]+1;FALSE())=[.$A6]-1;[.N$2]+([.$A6]-1)*MAX([.$A$2:.$AD$2]);0)" office:value-type="float" office:value="11" calcext:value-type="float">
            <text:p>11</text:p>
          </table:table-cell>
          <table:table-cell table:style-name="ce314" table:number-matrix-columns-spanned="1" table:number-matrix-rows-spanned="1" table:formula="of:=IF(VLOOKUP(OFFSET([.O6];-[.$A6];1-[.O$2]);[.$AG$4:.$AL$23];[.O$2]+1;FALSE())=[.$A6]-1;[.O$2]+([.$A6]-1)*MAX([.$A$2:.$AD$2]);0)" office:value-type="float" office:value="12" calcext:value-type="float">
            <text:p>12</text:p>
          </table:table-cell>
          <table:table-cell table:style-name="ce314" table:number-matrix-columns-spanned="1" table:number-matrix-rows-spanned="1" table:formula="of:=IF(VLOOKUP(OFFSET([.P6];-[.$A6];1-[.P$2]);[.$AG$4:.$AL$23];[.P$2]+1;FALSE())=[.$A6]-1;[.P$2]+([.$A6]-1)*MAX([.$A$2:.$AD$2]);0)" office:value-type="float" office:value="13" calcext:value-type="float">
            <text:p>13</text:p>
          </table:table-cell>
          <table:table-cell table:style-name="ce314" table:number-matrix-columns-spanned="1" table:number-matrix-rows-spanned="1" table:formula="of:=IF(VLOOKUP(OFFSET([.Q6];-[.$A6];1-[.Q$2]);[.$AG$4:.$AL$23];[.Q$2]+1;FALSE())=[.$A6]-1;[.Q$2]+([.$A6]-1)*MAX([.$A$2:.$AD$2]);0)" office:value-type="float" office:value="14" calcext:value-type="float">
            <text:p>14</text:p>
          </table:table-cell>
          <table:table-cell table:style-name="ce314" table:number-matrix-columns-spanned="1" table:number-matrix-rows-spanned="1" table:formula="of:=IF(VLOOKUP(OFFSET([.R6];-[.$A6];1-[.R$2]);[.$AG$4:.$AL$23];[.R$2]+1;FALSE())=[.$A6]-1;[.R$2]+([.$A6]-1)*MAX([.$A$2:.$AD$2]);0)" office:value-type="float" office:value="15" calcext:value-type="float">
            <text:p>15</text:p>
          </table:table-cell>
          <table:table-cell/>
          <table:table-cell table:style-name="ce318" table:number-matrix-columns-spanned="1" table:number-matrix-rows-spanned="1" table:formula="of:=IF(VLOOKUP(OFFSET([.T6];-[.$A6];1-[.T$2]);[.$AG$4:.$AL$23];[.T$2]+1;FALSE())=[.$A6]-1;[.T$2]+([.$A6]-1)*MAX([.$A$2:.$AD$2]);0)" office:value-type="float" office:value="0" calcext:value-type="float">
            <text:p>0</text:p>
          </table:table-cell>
          <table:table-cell table:style-name="ce318" table:number-matrix-columns-spanned="1" table:number-matrix-rows-spanned="1" table:formula="of:=IF(VLOOKUP(OFFSET([.U6];-[.$A6];1-[.U$2]);[.$AG$4:.$AL$23];[.U$2]+1;FALSE())=[.$A6]-1;[.U$2]+([.$A6]-1)*MAX([.$A$2:.$AD$2]);0)" office:value-type="float" office:value="0" calcext:value-type="float">
            <text:p>0</text:p>
          </table:table-cell>
          <table:table-cell table:style-name="ce318" table:number-matrix-columns-spanned="1" table:number-matrix-rows-spanned="1" table:formula="of:=IF(VLOOKUP(OFFSET([.V6];-[.$A6];1-[.V$2]);[.$AG$4:.$AL$23];[.V$2]+1;FALSE())=[.$A6]-1;[.V$2]+([.$A6]-1)*MAX([.$A$2:.$AD$2]);0)" office:value-type="float" office:value="13" calcext:value-type="float">
            <text:p>13</text:p>
          </table:table-cell>
          <table:table-cell table:style-name="ce318" table:number-matrix-columns-spanned="1" table:number-matrix-rows-spanned="1" table:formula="of:=IF(VLOOKUP(OFFSET([.W6];-[.$A6];1-[.W$2]);[.$AG$4:.$AL$23];[.W$2]+1;FALSE())=[.$A6]-1;[.W$2]+([.$A6]-1)*MAX([.$A$2:.$AD$2]);0)" office:value-type="float" office:value="0" calcext:value-type="float">
            <text:p>0</text:p>
          </table:table-cell>
          <table:table-cell table:style-name="ce318" table:number-matrix-columns-spanned="1" table:number-matrix-rows-spanned="1" table:formula="of:=IF(VLOOKUP(OFFSET([.X6];-[.$A6];1-[.X$2]);[.$AG$4:.$AL$23];[.X$2]+1;FALSE())=[.$A6]-1;[.X$2]+([.$A6]-1)*MAX([.$A$2:.$AD$2]);0)" office:value-type="float" office:value="0" calcext:value-type="float">
            <text:p>0</text:p>
          </table:table-cell>
          <table:table-cell table:style-name="ce303"/>
          <table:table-cell table:style-name="ce322" table:number-matrix-columns-spanned="1" table:number-matrix-rows-spanned="1" table:formula="of:=IF(VLOOKUP(OFFSET([.Z6];-[.$A6];1-[.Z$2]);[.$AG$4:.$AL$23];[.Z$2]+1;FALSE())=[.$A6]-1;[.Z$2]+([.$A6]-1)*MAX([.$A$2:.$AD$2]);0)" office:value-type="float" office:value="11" calcext:value-type="float">
            <text:p>11</text:p>
          </table:table-cell>
          <table:table-cell table:style-name="ce322" table:number-matrix-columns-spanned="1" table:number-matrix-rows-spanned="1" table:formula="of:=IF(VLOOKUP(OFFSET([.AA6];-[.$A6];1-[.AA$2]);[.$AG$4:.$AL$23];[.AA$2]+1;FALSE())=[.$A6]-1;[.AA$2]+([.$A6]-1)*MAX([.$A$2:.$AD$2]);0)" office:value-type="float" office:value="0" calcext:value-type="float">
            <text:p>0</text:p>
          </table:table-cell>
          <table:table-cell table:style-name="ce322" table:number-matrix-columns-spanned="1" table:number-matrix-rows-spanned="1" table:formula="of:=IF(VLOOKUP(OFFSET([.AB6];-[.$A6];1-[.AB$2]);[.$AG$4:.$AL$23];[.AB$2]+1;FALSE())=[.$A6]-1;[.AB$2]+([.$A6]-1)*MAX([.$A$2:.$AD$2]);0)" office:value-type="float" office:value="0" calcext:value-type="float">
            <text:p>0</text:p>
          </table:table-cell>
          <table:table-cell table:style-name="ce322" table:number-matrix-columns-spanned="1" table:number-matrix-rows-spanned="1" table:formula="of:=IF(VLOOKUP(OFFSET([.AC6];-[.$A6];1-[.AC$2]);[.$AG$4:.$AL$23];[.AC$2]+1;FALSE())=[.$A6]-1;[.AC$2]+([.$A6]-1)*MAX([.$A$2:.$AD$2]);0)" office:value-type="float" office:value="0" calcext:value-type="float">
            <text:p>0</text:p>
          </table:table-cell>
          <table:table-cell table:style-name="ce322" table:number-matrix-columns-spanned="1" table:number-matrix-rows-spanned="1" table:formula="of:=IF(VLOOKUP(OFFSET([.AD6];-[.$A6];1-[.AD$2]);[.$AG$4:.$AL$23];[.AD$2]+1;FALSE())=[.$A6]-1;[.AD$2]+([.$A6]-1)*MAX([.$A$2:.$AD$2]);0)" office:value-type="float" office:value="15" calcext:value-type="float">
            <text:p>15</text:p>
          </table:table-cell>
          <table:table-cell table:number-columns-repeated="2"/>
          <table:table-cell table:formula="of:=['file:///Users/aysuncag/Desktop/Slot/AnalysisSlotGame/Slot%20Element%20Guide%20Project/Aquatic%20Treassures/AquaticTreasuresPAR.xlsm'#$Main.AT5]" office:value-type="float" office:value="3" calcext:value-type="float">
            <text:p>3</text:p>
          </table:table-cell>
          <table:table-cell table:formula="of:=['file:///Users/aysuncag/Desktop/Slot/AnalysisSlotGame/Slot%20Element%20Guide%20Project/Aquatic%20Treassures/AquaticTreasuresPAR.xlsm'#$Main.AU5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V5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W5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X5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Y5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Z5]" office:value-type="string" office:string-value="_____" calcext:value-type="string">
            <text:p>_____</text:p>
          </table:table-cell>
        </table:table-row>
        <table:table-row table:style-name="ro1">
          <table:table-cell table:number-columns-repeated="32"/>
          <table:table-cell table:formula="of:=['file:///Users/aysuncag/Desktop/Slot/AnalysisSlotGame/Slot%20Element%20Guide%20Project/Aquatic%20Treassures/AquaticTreasuresPAR.xlsm'#$Main.AT6]" office:value-type="float" office:value="4" calcext:value-type="float">
            <text:p>4</text:p>
          </table:table-cell>
          <table:table-cell table:formula="of:=['file:///Users/aysuncag/Desktop/Slot/AnalysisSlotGame/Slot%20Element%20Guide%20Project/Aquatic%20Treassures/AquaticTreasuresPAR.xlsm'#$Main.AU6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V6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W6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X6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Y6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Z6]" office:value-type="string" office:string-value="‾–_–‾" calcext:value-type="string">
            <text:p>‾–_–‾</text:p>
          </table:table-cell>
        </table:table-row>
        <table:table-row table:style-name="ro1">
          <table:table-cell table:style-name="ce301"/>
          <table:table-cell table:style-name="ce303" office:value-type="float" office:value="6" calcext:value-type="float">
            <text:p>6</text:p>
          </table:table-cell>
          <table:table-cell table:style-name="ce303" table:number-columns-repeated="5"/>
          <table:table-cell table:style-name="ce303" office:value-type="float" office:value="7" calcext:value-type="float">
            <text:p>7</text:p>
          </table:table-cell>
          <table:table-cell table:style-name="ce303" table:number-columns-repeated="5"/>
          <table:table-cell table:style-name="ce303" office:value-type="float" office:value="8" calcext:value-type="float">
            <text:p>8</text:p>
          </table:table-cell>
          <table:table-cell table:style-name="ce303" table:number-columns-repeated="5"/>
          <table:table-cell table:style-name="ce303" office:value-type="float" office:value="9" calcext:value-type="float">
            <text:p>9</text:p>
          </table:table-cell>
          <table:table-cell table:style-name="ce303" table:number-columns-repeated="5"/>
          <table:table-cell table:style-name="ce303" office:value-type="float" office:value="10" calcext:value-type="float">
            <text:p>10</text:p>
          </table:table-cell>
          <table:table-cell table:style-name="ce303" table:number-columns-repeated="6"/>
          <table:table-cell table:formula="of:=['file:///Users/aysuncag/Desktop/Slot/AnalysisSlotGame/Slot%20Element%20Guide%20Project/Aquatic%20Treassures/AquaticTreasuresPAR.xlsm'#$Main.AT7]" office:value-type="float" office:value="5" calcext:value-type="float">
            <text:p>5</text:p>
          </table:table-cell>
          <table:table-cell table:formula="of:=['file:///Users/aysuncag/Desktop/Slot/AnalysisSlotGame/Slot%20Element%20Guide%20Project/Aquatic%20Treassures/AquaticTreasuresPAR.xlsm'#$Main.AU7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V7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W7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X7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Y7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Z7]" office:value-type="string" office:string-value="_–‾–_" calcext:value-type="string">
            <text:p>_–‾–_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05" table:number-matrix-columns-spanned="1" table:number-matrix-rows-spanned="1" table:formula="of:=IF(VLOOKUP(OFFSET([.B9];-[.$A9];1-[.B$2]);[.$AG$4:.$AL$23];[.B$2]+1;FALSE())=[.$A9]-1;[.B$2]+([.$A9]-1)*MAX([.$A$2:.$AD$2]);0)" office:value-type="float" office:value="1" calcext:value-type="float">
            <text:p>1</text:p>
          </table:table-cell>
          <table:table-cell table:style-name="ce305" table:number-matrix-columns-spanned="1" table:number-matrix-rows-spanned="1" table:formula="of:=IF(VLOOKUP(OFFSET([.C9];-[.$A9];1-[.C$2]);[.$AG$4:.$AL$23];[.C$2]+1;FALSE())=[.$A9]-1;[.C$2]+([.$A9]-1)*MAX([.$A$2:.$AD$2]);0)" office:value-type="float" office:value="2" calcext:value-type="float">
            <text:p>2</text:p>
          </table:table-cell>
          <table:table-cell table:style-name="ce305" table:number-matrix-columns-spanned="1" table:number-matrix-rows-spanned="1" table:formula="of:=IF(VLOOKUP(OFFSET([.D9];-[.$A9];1-[.D$2]);[.$AG$4:.$AL$23];[.D$2]+1;FALSE())=[.$A9]-1;[.D$2]+([.$A9]-1)*MAX([.$A$2:.$AD$2]);0)" office:value-type="float" office:value="0" calcext:value-type="float">
            <text:p>0</text:p>
          </table:table-cell>
          <table:table-cell table:style-name="ce305" table:number-matrix-columns-spanned="1" table:number-matrix-rows-spanned="1" table:formula="of:=IF(VLOOKUP(OFFSET([.E9];-[.$A9];1-[.E$2]);[.$AG$4:.$AL$23];[.E$2]+1;FALSE())=[.$A9]-1;[.E$2]+([.$A9]-1)*MAX([.$A$2:.$AD$2]);0)" office:value-type="float" office:value="0" calcext:value-type="float">
            <text:p>0</text:p>
          </table:table-cell>
          <table:table-cell table:style-name="ce305" table:number-matrix-columns-spanned="1" table:number-matrix-rows-spanned="1" table:formula="of:=IF(VLOOKUP(OFFSET([.F9];-[.$A9];1-[.F$2]);[.$AG$4:.$AL$23];[.F$2]+1;FALSE())=[.$A9]-1;[.F$2]+([.$A9]-1)*MAX([.$A$2:.$AD$2]);0)" office:value-type="float" office:value="0" calcext:value-type="float">
            <text:p>0</text:p>
          </table:table-cell>
          <table:table-cell/>
          <table:table-cell table:style-name="ce309" table:number-matrix-columns-spanned="1" table:number-matrix-rows-spanned="1" table:formula="of:=IF(VLOOKUP(OFFSET([.H9];-[.$A9];1-[.H$2]);[.$AG$4:.$AL$23];[.H$2]+1;FALSE())=[.$A9]-1;[.H$2]+([.$A9]-1)*MAX([.$A$2:.$AD$2]);0)" office:value-type="float" office:value="0" calcext:value-type="float">
            <text:p>0</text:p>
          </table:table-cell>
          <table:table-cell table:style-name="ce309" table:number-matrix-columns-spanned="1" table:number-matrix-rows-spanned="1" table:formula="of:=IF(VLOOKUP(OFFSET([.I9];-[.$A9];1-[.I$2]);[.$AG$4:.$AL$23];[.I$2]+1;FALSE())=[.$A9]-1;[.I$2]+([.$A9]-1)*MAX([.$A$2:.$AD$2]);0)" office:value-type="float" office:value="0" calcext:value-type="float">
            <text:p>0</text:p>
          </table:table-cell>
          <table:table-cell table:style-name="ce309" table:number-matrix-columns-spanned="1" table:number-matrix-rows-spanned="1" table:formula="of:=IF(VLOOKUP(OFFSET([.J9];-[.$A9];1-[.J$2]);[.$AG$4:.$AL$23];[.J$2]+1;FALSE())=[.$A9]-1;[.J$2]+([.$A9]-1)*MAX([.$A$2:.$AD$2]);0)" office:value-type="float" office:value="0" calcext:value-type="float">
            <text:p>0</text:p>
          </table:table-cell>
          <table:table-cell table:style-name="ce309" table:number-matrix-columns-spanned="1" table:number-matrix-rows-spanned="1" table:formula="of:=IF(VLOOKUP(OFFSET([.K9];-[.$A9];1-[.K$2]);[.$AG$4:.$AL$23];[.K$2]+1;FALSE())=[.$A9]-1;[.K$2]+([.$A9]-1)*MAX([.$A$2:.$AD$2]);0)" office:value-type="float" office:value="4" calcext:value-type="float">
            <text:p>4</text:p>
          </table:table-cell>
          <table:table-cell table:style-name="ce309" table:number-matrix-columns-spanned="1" table:number-matrix-rows-spanned="1" table:formula="of:=IF(VLOOKUP(OFFSET([.L9];-[.$A9];1-[.L$2]);[.$AG$4:.$AL$23];[.L$2]+1;FALSE())=[.$A9]-1;[.L$2]+([.$A9]-1)*MAX([.$A$2:.$AD$2]);0)" office:value-type="float" office:value="5" calcext:value-type="float">
            <text:p>5</text:p>
          </table:table-cell>
          <table:table-cell/>
          <table:table-cell table:style-name="ce315" table:number-matrix-columns-spanned="1" table:number-matrix-rows-spanned="1" table:formula="of:=IF(VLOOKUP(OFFSET([.N9];-[.$A9];1-[.N$2]);[.$AG$4:.$AL$23];[.N$2]+1;FALSE())=[.$A9]-1;[.N$2]+([.$A9]-1)*MAX([.$A$2:.$AD$2]);0)" office:value-type="float" office:value="0" calcext:value-type="float">
            <text:p>0</text:p>
          </table:table-cell>
          <table:table-cell table:style-name="ce315" table:number-matrix-columns-spanned="1" table:number-matrix-rows-spanned="1" table:formula="of:=IF(VLOOKUP(OFFSET([.O9];-[.$A9];1-[.O$2]);[.$AG$4:.$AL$23];[.O$2]+1;FALSE())=[.$A9]-1;[.O$2]+([.$A9]-1)*MAX([.$A$2:.$AD$2]);0)" office:value-type="float" office:value="2" calcext:value-type="float">
            <text:p>2</text:p>
          </table:table-cell>
          <table:table-cell table:style-name="ce315" table:number-matrix-columns-spanned="1" table:number-matrix-rows-spanned="1" table:formula="of:=IF(VLOOKUP(OFFSET([.P9];-[.$A9];1-[.P$2]);[.$AG$4:.$AL$23];[.P$2]+1;FALSE())=[.$A9]-1;[.P$2]+([.$A9]-1)*MAX([.$A$2:.$AD$2]);0)" office:value-type="float" office:value="3" calcext:value-type="float">
            <text:p>3</text:p>
          </table:table-cell>
          <table:table-cell table:style-name="ce315" table:number-matrix-columns-spanned="1" table:number-matrix-rows-spanned="1" table:formula="of:=IF(VLOOKUP(OFFSET([.Q9];-[.$A9];1-[.Q$2]);[.$AG$4:.$AL$23];[.Q$2]+1;FALSE())=[.$A9]-1;[.Q$2]+([.$A9]-1)*MAX([.$A$2:.$AD$2]);0)" office:value-type="float" office:value="4" calcext:value-type="float">
            <text:p>4</text:p>
          </table:table-cell>
          <table:table-cell table:style-name="ce315" table:number-matrix-columns-spanned="1" table:number-matrix-rows-spanned="1" table:formula="of:=IF(VLOOKUP(OFFSET([.R9];-[.$A9];1-[.R$2]);[.$AG$4:.$AL$23];[.R$2]+1;FALSE())=[.$A9]-1;[.R$2]+([.$A9]-1)*MAX([.$A$2:.$AD$2]);0)" office:value-type="float" office:value="0" calcext:value-type="float">
            <text:p>0</text:p>
          </table:table-cell>
          <table:table-cell/>
          <table:table-cell table:style-name="ce319" table:number-matrix-columns-spanned="1" table:number-matrix-rows-spanned="1" table:formula="of:=IF(VLOOKUP(OFFSET([.T9];-[.$A9];1-[.T$2]);[.$AG$4:.$AL$23];[.T$2]+1;FALSE())=[.$A9]-1;[.T$2]+([.$A9]-1)*MAX([.$A$2:.$AD$2]);0)" office:value-type="float" office:value="0" calcext:value-type="float">
            <text:p>0</text:p>
          </table:table-cell>
          <table:table-cell table:style-name="ce319" table:number-matrix-columns-spanned="1" table:number-matrix-rows-spanned="1" table:formula="of:=IF(VLOOKUP(OFFSET([.U9];-[.$A9];1-[.U$2]);[.$AG$4:.$AL$23];[.U$2]+1;FALSE())=[.$A9]-1;[.U$2]+([.$A9]-1)*MAX([.$A$2:.$AD$2]);0)" office:value-type="float" office:value="0" calcext:value-type="float">
            <text:p>0</text:p>
          </table:table-cell>
          <table:table-cell table:style-name="ce319" table:number-matrix-columns-spanned="1" table:number-matrix-rows-spanned="1" table:formula="of:=IF(VLOOKUP(OFFSET([.V9];-[.$A9];1-[.V$2]);[.$AG$4:.$AL$23];[.V$2]+1;FALSE())=[.$A9]-1;[.V$2]+([.$A9]-1)*MAX([.$A$2:.$AD$2]);0)" office:value-type="float" office:value="0" calcext:value-type="float">
            <text:p>0</text:p>
          </table:table-cell>
          <table:table-cell table:style-name="ce319" table:number-matrix-columns-spanned="1" table:number-matrix-rows-spanned="1" table:formula="of:=IF(VLOOKUP(OFFSET([.W9];-[.$A9];1-[.W$2]);[.$AG$4:.$AL$23];[.W$2]+1;FALSE())=[.$A9]-1;[.W$2]+([.$A9]-1)*MAX([.$A$2:.$AD$2]);0)" office:value-type="float" office:value="0" calcext:value-type="float">
            <text:p>0</text:p>
          </table:table-cell>
          <table:table-cell table:style-name="ce319" table:number-matrix-columns-spanned="1" table:number-matrix-rows-spanned="1" table:formula="of:=IF(VLOOKUP(OFFSET([.X9];-[.$A9];1-[.X$2]);[.$AG$4:.$AL$23];[.X$2]+1;FALSE())=[.$A9]-1;[.X$2]+([.$A9]-1)*MAX([.$A$2:.$AD$2]);0)" office:value-type="float" office:value="0" calcext:value-type="float">
            <text:p>0</text:p>
          </table:table-cell>
          <table:table-cell/>
          <table:table-cell table:style-name="ce323" table:number-matrix-columns-spanned="1" table:number-matrix-rows-spanned="1" table:formula="of:=IF(VLOOKUP(OFFSET([.Z9];-[.$A9];1-[.Z$2]);[.$AG$4:.$AL$23];[.Z$2]+1;FALSE())=[.$A9]-1;[.Z$2]+([.$A9]-1)*MAX([.$A$2:.$AD$2]);0)" office:value-type="float" office:value="1" calcext:value-type="float">
            <text:p>1</text:p>
          </table:table-cell>
          <table:table-cell table:style-name="ce323" table:number-matrix-columns-spanned="1" table:number-matrix-rows-spanned="1" table:formula="of:=IF(VLOOKUP(OFFSET([.AA9];-[.$A9];1-[.AA$2]);[.$AG$4:.$AL$23];[.AA$2]+1;FALSE())=[.$A9]-1;[.AA$2]+([.$A9]-1)*MAX([.$A$2:.$AD$2]);0)" office:value-type="float" office:value="0" calcext:value-type="float">
            <text:p>0</text:p>
          </table:table-cell>
          <table:table-cell table:style-name="ce323" table:number-matrix-columns-spanned="1" table:number-matrix-rows-spanned="1" table:formula="of:=IF(VLOOKUP(OFFSET([.AB9];-[.$A9];1-[.AB$2]);[.$AG$4:.$AL$23];[.AB$2]+1;FALSE())=[.$A9]-1;[.AB$2]+([.$A9]-1)*MAX([.$A$2:.$AD$2]);0)" office:value-type="float" office:value="0" calcext:value-type="float">
            <text:p>0</text:p>
          </table:table-cell>
          <table:table-cell table:style-name="ce323" table:number-matrix-columns-spanned="1" table:number-matrix-rows-spanned="1" table:formula="of:=IF(VLOOKUP(OFFSET([.AC9];-[.$A9];1-[.AC$2]);[.$AG$4:.$AL$23];[.AC$2]+1;FALSE())=[.$A9]-1;[.AC$2]+([.$A9]-1)*MAX([.$A$2:.$AD$2]);0)" office:value-type="float" office:value="0" calcext:value-type="float">
            <text:p>0</text:p>
          </table:table-cell>
          <table:table-cell table:style-name="ce323" table:number-matrix-columns-spanned="1" table:number-matrix-rows-spanned="1" table:formula="of:=IF(VLOOKUP(OFFSET([.AD9];-[.$A9];1-[.AD$2]);[.$AG$4:.$AL$23];[.AD$2]+1;FALSE())=[.$A9]-1;[.AD$2]+([.$A9]-1)*MAX([.$A$2:.$AD$2]);0)" office:value-type="float" office:value="5" calcext:value-type="float">
            <text:p>5</text:p>
          </table:table-cell>
          <table:table-cell table:number-columns-repeated="2"/>
          <table:table-cell table:formula="of:=['file:///Users/aysuncag/Desktop/Slot/AnalysisSlotGame/Slot%20Element%20Guide%20Project/Aquatic%20Treassures/AquaticTreasuresPAR.xlsm'#$Main.AT8]" office:value-type="float" office:value="6" calcext:value-type="float">
            <text:p>6</text:p>
          </table:table-cell>
          <table:table-cell table:formula="of:=['file:///Users/aysuncag/Desktop/Slot/AnalysisSlotGame/Slot%20Element%20Guide%20Project/Aquatic%20Treassures/AquaticTreasuresPAR.xlsm'#$Main.AU8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V8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W8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X8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Y8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Z8]" office:value-type="string" office:string-value="‾‾–__" calcext:value-type="string">
            <text:p>‾‾–__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5" table:number-matrix-columns-spanned="1" table:number-matrix-rows-spanned="1" table:formula="of:=IF(VLOOKUP(OFFSET([.B10];-[.$A10];1-[.B$2]);[.$AG$4:.$AL$23];[.B$2]+1;FALSE())=[.$A10]-1;[.B$2]+([.$A10]-1)*MAX([.$A$2:.$AD$2]);0)" office:value-type="float" office:value="0" calcext:value-type="float">
            <text:p>0</text:p>
          </table:table-cell>
          <table:table-cell table:style-name="ce305" table:number-matrix-columns-spanned="1" table:number-matrix-rows-spanned="1" table:formula="of:=IF(VLOOKUP(OFFSET([.C10];-[.$A10];1-[.C$2]);[.$AG$4:.$AL$23];[.C$2]+1;FALSE())=[.$A10]-1;[.C$2]+([.$A10]-1)*MAX([.$A$2:.$AD$2]);0)" office:value-type="float" office:value="0" calcext:value-type="float">
            <text:p>0</text:p>
          </table:table-cell>
          <table:table-cell table:style-name="ce305" table:number-matrix-columns-spanned="1" table:number-matrix-rows-spanned="1" table:formula="of:=IF(VLOOKUP(OFFSET([.D10];-[.$A10];1-[.D$2]);[.$AG$4:.$AL$23];[.D$2]+1;FALSE())=[.$A10]-1;[.D$2]+([.$A10]-1)*MAX([.$A$2:.$AD$2]);0)" office:value-type="float" office:value="8" calcext:value-type="float">
            <text:p>8</text:p>
          </table:table-cell>
          <table:table-cell table:style-name="ce305" table:number-matrix-columns-spanned="1" table:number-matrix-rows-spanned="1" table:formula="of:=IF(VLOOKUP(OFFSET([.E10];-[.$A10];1-[.E$2]);[.$AG$4:.$AL$23];[.E$2]+1;FALSE())=[.$A10]-1;[.E$2]+([.$A10]-1)*MAX([.$A$2:.$AD$2]);0)" office:value-type="float" office:value="0" calcext:value-type="float">
            <text:p>0</text:p>
          </table:table-cell>
          <table:table-cell table:style-name="ce305" table:number-matrix-columns-spanned="1" table:number-matrix-rows-spanned="1" table:formula="of:=IF(VLOOKUP(OFFSET([.F10];-[.$A10];1-[.F$2]);[.$AG$4:.$AL$23];[.F$2]+1;FALSE())=[.$A10]-1;[.F$2]+([.$A10]-1)*MAX([.$A$2:.$AD$2]);0)" office:value-type="float" office:value="0" calcext:value-type="float">
            <text:p>0</text:p>
          </table:table-cell>
          <table:table-cell/>
          <table:table-cell table:style-name="ce309" table:number-matrix-columns-spanned="1" table:number-matrix-rows-spanned="1" table:formula="of:=IF(VLOOKUP(OFFSET([.H10];-[.$A10];1-[.H$2]);[.$AG$4:.$AL$23];[.H$2]+1;FALSE())=[.$A10]-1;[.H$2]+([.$A10]-1)*MAX([.$A$2:.$AD$2]);0)" office:value-type="float" office:value="0" calcext:value-type="float">
            <text:p>0</text:p>
          </table:table-cell>
          <table:table-cell table:style-name="ce309" table:number-matrix-columns-spanned="1" table:number-matrix-rows-spanned="1" table:formula="of:=IF(VLOOKUP(OFFSET([.I10];-[.$A10];1-[.I$2]);[.$AG$4:.$AL$23];[.I$2]+1;FALSE())=[.$A10]-1;[.I$2]+([.$A10]-1)*MAX([.$A$2:.$AD$2]);0)" office:value-type="float" office:value="0" calcext:value-type="float">
            <text:p>0</text:p>
          </table:table-cell>
          <table:table-cell table:style-name="ce309" table:number-matrix-columns-spanned="1" table:number-matrix-rows-spanned="1" table:formula="of:=IF(VLOOKUP(OFFSET([.J10];-[.$A10];1-[.J$2]);[.$AG$4:.$AL$23];[.J$2]+1;FALSE())=[.$A10]-1;[.J$2]+([.$A10]-1)*MAX([.$A$2:.$AD$2]);0)" office:value-type="float" office:value="8" calcext:value-type="float">
            <text:p>8</text:p>
          </table:table-cell>
          <table:table-cell table:style-name="ce309" table:number-matrix-columns-spanned="1" table:number-matrix-rows-spanned="1" table:formula="of:=IF(VLOOKUP(OFFSET([.K10];-[.$A10];1-[.K$2]);[.$AG$4:.$AL$23];[.K$2]+1;FALSE())=[.$A10]-1;[.K$2]+([.$A10]-1)*MAX([.$A$2:.$AD$2]);0)" office:value-type="float" office:value="0" calcext:value-type="float">
            <text:p>0</text:p>
          </table:table-cell>
          <table:table-cell table:style-name="ce309" table:number-matrix-columns-spanned="1" table:number-matrix-rows-spanned="1" table:formula="of:=IF(VLOOKUP(OFFSET([.L10];-[.$A10];1-[.L$2]);[.$AG$4:.$AL$23];[.L$2]+1;FALSE())=[.$A10]-1;[.L$2]+([.$A10]-1)*MAX([.$A$2:.$AD$2]);0)" office:value-type="float" office:value="0" calcext:value-type="float">
            <text:p>0</text:p>
          </table:table-cell>
          <table:table-cell/>
          <table:table-cell table:style-name="ce315" table:number-matrix-columns-spanned="1" table:number-matrix-rows-spanned="1" table:formula="of:=IF(VLOOKUP(OFFSET([.N10];-[.$A10];1-[.N$2]);[.$AG$4:.$AL$23];[.N$2]+1;FALSE())=[.$A10]-1;[.N$2]+([.$A10]-1)*MAX([.$A$2:.$AD$2]);0)" office:value-type="float" office:value="6" calcext:value-type="float">
            <text:p>6</text:p>
          </table:table-cell>
          <table:table-cell table:style-name="ce315" table:number-matrix-columns-spanned="1" table:number-matrix-rows-spanned="1" table:formula="of:=IF(VLOOKUP(OFFSET([.O10];-[.$A10];1-[.O$2]);[.$AG$4:.$AL$23];[.O$2]+1;FALSE())=[.$A10]-1;[.O$2]+([.$A10]-1)*MAX([.$A$2:.$AD$2]);0)" office:value-type="float" office:value="0" calcext:value-type="float">
            <text:p>0</text:p>
          </table:table-cell>
          <table:table-cell table:style-name="ce315" table:number-matrix-columns-spanned="1" table:number-matrix-rows-spanned="1" table:formula="of:=IF(VLOOKUP(OFFSET([.P10];-[.$A10];1-[.P$2]);[.$AG$4:.$AL$23];[.P$2]+1;FALSE())=[.$A10]-1;[.P$2]+([.$A10]-1)*MAX([.$A$2:.$AD$2]);0)" office:value-type="float" office:value="0" calcext:value-type="float">
            <text:p>0</text:p>
          </table:table-cell>
          <table:table-cell table:style-name="ce315" table:number-matrix-columns-spanned="1" table:number-matrix-rows-spanned="1" table:formula="of:=IF(VLOOKUP(OFFSET([.Q10];-[.$A10];1-[.Q$2]);[.$AG$4:.$AL$23];[.Q$2]+1;FALSE())=[.$A10]-1;[.Q$2]+([.$A10]-1)*MAX([.$A$2:.$AD$2]);0)" office:value-type="float" office:value="0" calcext:value-type="float">
            <text:p>0</text:p>
          </table:table-cell>
          <table:table-cell table:style-name="ce315" table:number-matrix-columns-spanned="1" table:number-matrix-rows-spanned="1" table:formula="of:=IF(VLOOKUP(OFFSET([.R10];-[.$A10];1-[.R$2]);[.$AG$4:.$AL$23];[.R$2]+1;FALSE())=[.$A10]-1;[.R$2]+([.$A10]-1)*MAX([.$A$2:.$AD$2]);0)" office:value-type="float" office:value="10" calcext:value-type="float">
            <text:p>10</text:p>
          </table:table-cell>
          <table:table-cell/>
          <table:table-cell table:style-name="ce319" table:number-matrix-columns-spanned="1" table:number-matrix-rows-spanned="1" table:formula="of:=IF(VLOOKUP(OFFSET([.T10];-[.$A10];1-[.T$2]);[.$AG$4:.$AL$23];[.T$2]+1;FALSE())=[.$A10]-1;[.T$2]+([.$A10]-1)*MAX([.$A$2:.$AD$2]);0)" office:value-type="float" office:value="6" calcext:value-type="float">
            <text:p>6</text:p>
          </table:table-cell>
          <table:table-cell table:style-name="ce319" table:number-matrix-columns-spanned="1" table:number-matrix-rows-spanned="1" table:formula="of:=IF(VLOOKUP(OFFSET([.U10];-[.$A10];1-[.U$2]);[.$AG$4:.$AL$23];[.U$2]+1;FALSE())=[.$A10]-1;[.U$2]+([.$A10]-1)*MAX([.$A$2:.$AD$2]);0)" office:value-type="float" office:value="0" calcext:value-type="float">
            <text:p>0</text:p>
          </table:table-cell>
          <table:table-cell table:style-name="ce319" table:number-matrix-columns-spanned="1" table:number-matrix-rows-spanned="1" table:formula="of:=IF(VLOOKUP(OFFSET([.V10];-[.$A10];1-[.V$2]);[.$AG$4:.$AL$23];[.V$2]+1;FALSE())=[.$A10]-1;[.V$2]+([.$A10]-1)*MAX([.$A$2:.$AD$2]);0)" office:value-type="float" office:value="0" calcext:value-type="float">
            <text:p>0</text:p>
          </table:table-cell>
          <table:table-cell table:style-name="ce319" table:number-matrix-columns-spanned="1" table:number-matrix-rows-spanned="1" table:formula="of:=IF(VLOOKUP(OFFSET([.W10];-[.$A10];1-[.W$2]);[.$AG$4:.$AL$23];[.W$2]+1;FALSE())=[.$A10]-1;[.W$2]+([.$A10]-1)*MAX([.$A$2:.$AD$2]);0)" office:value-type="float" office:value="0" calcext:value-type="float">
            <text:p>0</text:p>
          </table:table-cell>
          <table:table-cell table:style-name="ce319" table:number-matrix-columns-spanned="1" table:number-matrix-rows-spanned="1" table:formula="of:=IF(VLOOKUP(OFFSET([.X10];-[.$A10];1-[.X$2]);[.$AG$4:.$AL$23];[.X$2]+1;FALSE())=[.$A10]-1;[.X$2]+([.$A10]-1)*MAX([.$A$2:.$AD$2]);0)" office:value-type="float" office:value="10" calcext:value-type="float">
            <text:p>10</text:p>
          </table:table-cell>
          <table:table-cell/>
          <table:table-cell table:style-name="ce323" table:number-matrix-columns-spanned="1" table:number-matrix-rows-spanned="1" table:formula="of:=IF(VLOOKUP(OFFSET([.Z10];-[.$A10];1-[.Z$2]);[.$AG$4:.$AL$23];[.Z$2]+1;FALSE())=[.$A10]-1;[.Z$2]+([.$A10]-1)*MAX([.$A$2:.$AD$2]);0)" office:value-type="float" office:value="0" calcext:value-type="float">
            <text:p>0</text:p>
          </table:table-cell>
          <table:table-cell table:style-name="ce323" table:number-matrix-columns-spanned="1" table:number-matrix-rows-spanned="1" table:formula="of:=IF(VLOOKUP(OFFSET([.AA10];-[.$A10];1-[.AA$2]);[.$AG$4:.$AL$23];[.AA$2]+1;FALSE())=[.$A10]-1;[.AA$2]+([.$A10]-1)*MAX([.$A$2:.$AD$2]);0)" office:value-type="float" office:value="7" calcext:value-type="float">
            <text:p>7</text:p>
          </table:table-cell>
          <table:table-cell table:style-name="ce323" table:number-matrix-columns-spanned="1" table:number-matrix-rows-spanned="1" table:formula="of:=IF(VLOOKUP(OFFSET([.AB10];-[.$A10];1-[.AB$2]);[.$AG$4:.$AL$23];[.AB$2]+1;FALSE())=[.$A10]-1;[.AB$2]+([.$A10]-1)*MAX([.$A$2:.$AD$2]);0)" office:value-type="float" office:value="8" calcext:value-type="float">
            <text:p>8</text:p>
          </table:table-cell>
          <table:table-cell table:style-name="ce323" table:number-matrix-columns-spanned="1" table:number-matrix-rows-spanned="1" table:formula="of:=IF(VLOOKUP(OFFSET([.AC10];-[.$A10];1-[.AC$2]);[.$AG$4:.$AL$23];[.AC$2]+1;FALSE())=[.$A10]-1;[.AC$2]+([.$A10]-1)*MAX([.$A$2:.$AD$2]);0)" office:value-type="float" office:value="9" calcext:value-type="float">
            <text:p>9</text:p>
          </table:table-cell>
          <table:table-cell table:style-name="ce323" table:number-matrix-columns-spanned="1" table:number-matrix-rows-spanned="1" table:formula="of:=IF(VLOOKUP(OFFSET([.AD10];-[.$A10];1-[.AD$2]);[.$AG$4:.$AL$23];[.AD$2]+1;FALSE())=[.$A10]-1;[.AD$2]+([.$A10]-1)*MAX([.$A$2:.$AD$2]);0)" office:value-type="float" office:value="0" calcext:value-type="float">
            <text:p>0</text:p>
          </table:table-cell>
          <table:table-cell table:number-columns-repeated="2"/>
          <table:table-cell table:formula="of:=['file:///Users/aysuncag/Desktop/Slot/AnalysisSlotGame/Slot%20Element%20Guide%20Project/Aquatic%20Treassures/AquaticTreasuresPAR.xlsm'#$Main.AT9]" office:value-type="float" office:value="7" calcext:value-type="float">
            <text:p>7</text:p>
          </table:table-cell>
          <table:table-cell table:formula="of:=['file:///Users/aysuncag/Desktop/Slot/AnalysisSlotGame/Slot%20Element%20Guide%20Project/Aquatic%20Treassures/AquaticTreasuresPAR.xlsm'#$Main.AU9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V9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W9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X9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Y9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Z9]" office:value-type="string" office:string-value="__–‾‾" calcext:value-type="string">
            <text:p>__–‾‾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05" table:number-matrix-columns-spanned="1" table:number-matrix-rows-spanned="1" table:formula="of:=IF(VLOOKUP(OFFSET([.B11];-[.$A11];1-[.B$2]);[.$AG$4:.$AL$23];[.B$2]+1;FALSE())=[.$A11]-1;[.B$2]+([.$A11]-1)*MAX([.$A$2:.$AD$2]);0)" office:value-type="float" office:value="0" calcext:value-type="float">
            <text:p>0</text:p>
          </table:table-cell>
          <table:table-cell table:style-name="ce305" table:number-matrix-columns-spanned="1" table:number-matrix-rows-spanned="1" table:formula="of:=IF(VLOOKUP(OFFSET([.C11];-[.$A11];1-[.C$2]);[.$AG$4:.$AL$23];[.C$2]+1;FALSE())=[.$A11]-1;[.C$2]+([.$A11]-1)*MAX([.$A$2:.$AD$2]);0)" office:value-type="float" office:value="0" calcext:value-type="float">
            <text:p>0</text:p>
          </table:table-cell>
          <table:table-cell table:style-name="ce305" table:number-matrix-columns-spanned="1" table:number-matrix-rows-spanned="1" table:formula="of:=IF(VLOOKUP(OFFSET([.D11];-[.$A11];1-[.D$2]);[.$AG$4:.$AL$23];[.D$2]+1;FALSE())=[.$A11]-1;[.D$2]+([.$A11]-1)*MAX([.$A$2:.$AD$2]);0)" office:value-type="float" office:value="0" calcext:value-type="float">
            <text:p>0</text:p>
          </table:table-cell>
          <table:table-cell table:style-name="ce305" table:number-matrix-columns-spanned="1" table:number-matrix-rows-spanned="1" table:formula="of:=IF(VLOOKUP(OFFSET([.E11];-[.$A11];1-[.E$2]);[.$AG$4:.$AL$23];[.E$2]+1;FALSE())=[.$A11]-1;[.E$2]+([.$A11]-1)*MAX([.$A$2:.$AD$2]);0)" office:value-type="float" office:value="14" calcext:value-type="float">
            <text:p>14</text:p>
          </table:table-cell>
          <table:table-cell table:style-name="ce305" table:number-matrix-columns-spanned="1" table:number-matrix-rows-spanned="1" table:formula="of:=IF(VLOOKUP(OFFSET([.F11];-[.$A11];1-[.F$2]);[.$AG$4:.$AL$23];[.F$2]+1;FALSE())=[.$A11]-1;[.F$2]+([.$A11]-1)*MAX([.$A$2:.$AD$2]);0)" office:value-type="float" office:value="15" calcext:value-type="float">
            <text:p>15</text:p>
          </table:table-cell>
          <table:table-cell/>
          <table:table-cell table:style-name="ce309" table:number-matrix-columns-spanned="1" table:number-matrix-rows-spanned="1" table:formula="of:=IF(VLOOKUP(OFFSET([.H11];-[.$A11];1-[.H$2]);[.$AG$4:.$AL$23];[.H$2]+1;FALSE())=[.$A11]-1;[.H$2]+([.$A11]-1)*MAX([.$A$2:.$AD$2]);0)" office:value-type="float" office:value="11" calcext:value-type="float">
            <text:p>11</text:p>
          </table:table-cell>
          <table:table-cell table:style-name="ce309" table:number-matrix-columns-spanned="1" table:number-matrix-rows-spanned="1" table:formula="of:=IF(VLOOKUP(OFFSET([.I11];-[.$A11];1-[.I$2]);[.$AG$4:.$AL$23];[.I$2]+1;FALSE())=[.$A11]-1;[.I$2]+([.$A11]-1)*MAX([.$A$2:.$AD$2]);0)" office:value-type="float" office:value="12" calcext:value-type="float">
            <text:p>12</text:p>
          </table:table-cell>
          <table:table-cell table:style-name="ce309" table:number-matrix-columns-spanned="1" table:number-matrix-rows-spanned="1" table:formula="of:=IF(VLOOKUP(OFFSET([.J11];-[.$A11];1-[.J$2]);[.$AG$4:.$AL$23];[.J$2]+1;FALSE())=[.$A11]-1;[.J$2]+([.$A11]-1)*MAX([.$A$2:.$AD$2]);0)" office:value-type="float" office:value="0" calcext:value-type="float">
            <text:p>0</text:p>
          </table:table-cell>
          <table:table-cell table:style-name="ce309" table:number-matrix-columns-spanned="1" table:number-matrix-rows-spanned="1" table:formula="of:=IF(VLOOKUP(OFFSET([.K11];-[.$A11];1-[.K$2]);[.$AG$4:.$AL$23];[.K$2]+1;FALSE())=[.$A11]-1;[.K$2]+([.$A11]-1)*MAX([.$A$2:.$AD$2]);0)" office:value-type="float" office:value="0" calcext:value-type="float">
            <text:p>0</text:p>
          </table:table-cell>
          <table:table-cell table:style-name="ce309" table:number-matrix-columns-spanned="1" table:number-matrix-rows-spanned="1" table:formula="of:=IF(VLOOKUP(OFFSET([.L11];-[.$A11];1-[.L$2]);[.$AG$4:.$AL$23];[.L$2]+1;FALSE())=[.$A11]-1;[.L$2]+([.$A11]-1)*MAX([.$A$2:.$AD$2]);0)" office:value-type="float" office:value="0" calcext:value-type="float">
            <text:p>0</text:p>
          </table:table-cell>
          <table:table-cell/>
          <table:table-cell table:style-name="ce315" table:number-matrix-columns-spanned="1" table:number-matrix-rows-spanned="1" table:formula="of:=IF(VLOOKUP(OFFSET([.N11];-[.$A11];1-[.N$2]);[.$AG$4:.$AL$23];[.N$2]+1;FALSE())=[.$A11]-1;[.N$2]+([.$A11]-1)*MAX([.$A$2:.$AD$2]);0)" office:value-type="float" office:value="0" calcext:value-type="float">
            <text:p>0</text:p>
          </table:table-cell>
          <table:table-cell table:style-name="ce315" table:number-matrix-columns-spanned="1" table:number-matrix-rows-spanned="1" table:formula="of:=IF(VLOOKUP(OFFSET([.O11];-[.$A11];1-[.O$2]);[.$AG$4:.$AL$23];[.O$2]+1;FALSE())=[.$A11]-1;[.O$2]+([.$A11]-1)*MAX([.$A$2:.$AD$2]);0)" office:value-type="float" office:value="0" calcext:value-type="float">
            <text:p>0</text:p>
          </table:table-cell>
          <table:table-cell table:style-name="ce315" table:number-matrix-columns-spanned="1" table:number-matrix-rows-spanned="1" table:formula="of:=IF(VLOOKUP(OFFSET([.P11];-[.$A11];1-[.P$2]);[.$AG$4:.$AL$23];[.P$2]+1;FALSE())=[.$A11]-1;[.P$2]+([.$A11]-1)*MAX([.$A$2:.$AD$2]);0)" office:value-type="float" office:value="0" calcext:value-type="float">
            <text:p>0</text:p>
          </table:table-cell>
          <table:table-cell table:style-name="ce315" table:number-matrix-columns-spanned="1" table:number-matrix-rows-spanned="1" table:formula="of:=IF(VLOOKUP(OFFSET([.Q11];-[.$A11];1-[.Q$2]);[.$AG$4:.$AL$23];[.Q$2]+1;FALSE())=[.$A11]-1;[.Q$2]+([.$A11]-1)*MAX([.$A$2:.$AD$2]);0)" office:value-type="float" office:value="0" calcext:value-type="float">
            <text:p>0</text:p>
          </table:table-cell>
          <table:table-cell table:style-name="ce315" table:number-matrix-columns-spanned="1" table:number-matrix-rows-spanned="1" table:formula="of:=IF(VLOOKUP(OFFSET([.R11];-[.$A11];1-[.R$2]);[.$AG$4:.$AL$23];[.R$2]+1;FALSE())=[.$A11]-1;[.R$2]+([.$A11]-1)*MAX([.$A$2:.$AD$2]);0)" office:value-type="float" office:value="0" calcext:value-type="float">
            <text:p>0</text:p>
          </table:table-cell>
          <table:table-cell/>
          <table:table-cell table:style-name="ce319" table:number-matrix-columns-spanned="1" table:number-matrix-rows-spanned="1" table:formula="of:=IF(VLOOKUP(OFFSET([.T11];-[.$A11];1-[.T$2]);[.$AG$4:.$AL$23];[.T$2]+1;FALSE())=[.$A11]-1;[.T$2]+([.$A11]-1)*MAX([.$A$2:.$AD$2]);0)" office:value-type="float" office:value="0" calcext:value-type="float">
            <text:p>0</text:p>
          </table:table-cell>
          <table:table-cell table:style-name="ce319" table:number-matrix-columns-spanned="1" table:number-matrix-rows-spanned="1" table:formula="of:=IF(VLOOKUP(OFFSET([.U11];-[.$A11];1-[.U$2]);[.$AG$4:.$AL$23];[.U$2]+1;FALSE())=[.$A11]-1;[.U$2]+([.$A11]-1)*MAX([.$A$2:.$AD$2]);0)" office:value-type="float" office:value="12" calcext:value-type="float">
            <text:p>12</text:p>
          </table:table-cell>
          <table:table-cell table:style-name="ce319" table:number-matrix-columns-spanned="1" table:number-matrix-rows-spanned="1" table:formula="of:=IF(VLOOKUP(OFFSET([.V11];-[.$A11];1-[.V$2]);[.$AG$4:.$AL$23];[.V$2]+1;FALSE())=[.$A11]-1;[.V$2]+([.$A11]-1)*MAX([.$A$2:.$AD$2]);0)" office:value-type="float" office:value="13" calcext:value-type="float">
            <text:p>13</text:p>
          </table:table-cell>
          <table:table-cell table:style-name="ce319" table:number-matrix-columns-spanned="1" table:number-matrix-rows-spanned="1" table:formula="of:=IF(VLOOKUP(OFFSET([.W11];-[.$A11];1-[.W$2]);[.$AG$4:.$AL$23];[.W$2]+1;FALSE())=[.$A11]-1;[.W$2]+([.$A11]-1)*MAX([.$A$2:.$AD$2]);0)" office:value-type="float" office:value="14" calcext:value-type="float">
            <text:p>14</text:p>
          </table:table-cell>
          <table:table-cell table:style-name="ce319" table:number-matrix-columns-spanned="1" table:number-matrix-rows-spanned="1" table:formula="of:=IF(VLOOKUP(OFFSET([.X11];-[.$A11];1-[.X$2]);[.$AG$4:.$AL$23];[.X$2]+1;FALSE())=[.$A11]-1;[.X$2]+([.$A11]-1)*MAX([.$A$2:.$AD$2]);0)" office:value-type="float" office:value="0" calcext:value-type="float">
            <text:p>0</text:p>
          </table:table-cell>
          <table:table-cell/>
          <table:table-cell table:style-name="ce323" table:number-matrix-columns-spanned="1" table:number-matrix-rows-spanned="1" table:formula="of:=IF(VLOOKUP(OFFSET([.Z11];-[.$A11];1-[.Z$2]);[.$AG$4:.$AL$23];[.Z$2]+1;FALSE())=[.$A11]-1;[.Z$2]+([.$A11]-1)*MAX([.$A$2:.$AD$2]);0)" office:value-type="float" office:value="0" calcext:value-type="float">
            <text:p>0</text:p>
          </table:table-cell>
          <table:table-cell table:style-name="ce323" table:number-matrix-columns-spanned="1" table:number-matrix-rows-spanned="1" table:formula="of:=IF(VLOOKUP(OFFSET([.AA11];-[.$A11];1-[.AA$2]);[.$AG$4:.$AL$23];[.AA$2]+1;FALSE())=[.$A11]-1;[.AA$2]+([.$A11]-1)*MAX([.$A$2:.$AD$2]);0)" office:value-type="float" office:value="0" calcext:value-type="float">
            <text:p>0</text:p>
          </table:table-cell>
          <table:table-cell table:style-name="ce323" table:number-matrix-columns-spanned="1" table:number-matrix-rows-spanned="1" table:formula="of:=IF(VLOOKUP(OFFSET([.AB11];-[.$A11];1-[.AB$2]);[.$AG$4:.$AL$23];[.AB$2]+1;FALSE())=[.$A11]-1;[.AB$2]+([.$A11]-1)*MAX([.$A$2:.$AD$2]);0)" office:value-type="float" office:value="0" calcext:value-type="float">
            <text:p>0</text:p>
          </table:table-cell>
          <table:table-cell table:style-name="ce323" table:number-matrix-columns-spanned="1" table:number-matrix-rows-spanned="1" table:formula="of:=IF(VLOOKUP(OFFSET([.AC11];-[.$A11];1-[.AC$2]);[.$AG$4:.$AL$23];[.AC$2]+1;FALSE())=[.$A11]-1;[.AC$2]+([.$A11]-1)*MAX([.$A$2:.$AD$2]);0)" office:value-type="float" office:value="0" calcext:value-type="float">
            <text:p>0</text:p>
          </table:table-cell>
          <table:table-cell table:style-name="ce323" table:number-matrix-columns-spanned="1" table:number-matrix-rows-spanned="1" table:formula="of:=IF(VLOOKUP(OFFSET([.AD11];-[.$A11];1-[.AD$2]);[.$AG$4:.$AL$23];[.AD$2]+1;FALSE())=[.$A11]-1;[.AD$2]+([.$A11]-1)*MAX([.$A$2:.$AD$2]);0)" office:value-type="float" office:value="0" calcext:value-type="float">
            <text:p>0</text:p>
          </table:table-cell>
          <table:table-cell table:number-columns-repeated="2"/>
          <table:table-cell table:formula="of:=['file:///Users/aysuncag/Desktop/Slot/AnalysisSlotGame/Slot%20Element%20Guide%20Project/Aquatic%20Treassures/AquaticTreasuresPAR.xlsm'#$Main.AT10]" office:value-type="float" office:value="8" calcext:value-type="float">
            <text:p>8</text:p>
          </table:table-cell>
          <table:table-cell table:formula="of:=['file:///Users/aysuncag/Desktop/Slot/AnalysisSlotGame/Slot%20Element%20Guide%20Project/Aquatic%20Treassures/AquaticTreasuresPAR.xlsm'#$Main.AU10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V10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W10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X10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Y10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Z10]" office:value-type="string" office:string-value="–‾‾‾–" calcext:value-type="string">
            <text:p>–‾‾‾–</text:p>
          </table:table-cell>
        </table:table-row>
        <table:table-row table:style-name="ro1">
          <table:table-cell table:number-columns-repeated="32"/>
          <table:table-cell table:formula="of:=['file:///Users/aysuncag/Desktop/Slot/AnalysisSlotGame/Slot%20Element%20Guide%20Project/Aquatic%20Treassures/AquaticTreasuresPAR.xlsm'#$Main.AT11]" office:value-type="float" office:value="9" calcext:value-type="float">
            <text:p>9</text:p>
          </table:table-cell>
          <table:table-cell table:formula="of:=['file:///Users/aysuncag/Desktop/Slot/AnalysisSlotGame/Slot%20Element%20Guide%20Project/Aquatic%20Treassures/AquaticTreasuresPAR.xlsm'#$Main.AU11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V11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W11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X11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Y11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Z11]" office:value-type="string" office:string-value="–___–" calcext:value-type="string">
            <text:p>–___–</text:p>
          </table:table-cell>
        </table:table-row>
        <table:table-row table:style-name="ro1">
          <table:table-cell table:style-name="ce301"/>
          <table:table-cell table:style-name="ce303" office:value-type="float" office:value="11" calcext:value-type="float">
            <text:p>11</text:p>
          </table:table-cell>
          <table:table-cell table:style-name="ce303" table:number-columns-repeated="5"/>
          <table:table-cell table:style-name="ce303" office:value-type="float" office:value="12" calcext:value-type="float">
            <text:p>12</text:p>
          </table:table-cell>
          <table:table-cell table:style-name="ce303" table:number-columns-repeated="5"/>
          <table:table-cell table:style-name="ce303" office:value-type="float" office:value="13" calcext:value-type="float">
            <text:p>13</text:p>
          </table:table-cell>
          <table:table-cell table:style-name="ce303" table:number-columns-repeated="5"/>
          <table:table-cell table:style-name="ce303" office:value-type="float" office:value="14" calcext:value-type="float">
            <text:p>14</text:p>
          </table:table-cell>
          <table:table-cell table:style-name="ce303" table:number-columns-repeated="5"/>
          <table:table-cell table:style-name="ce303" office:value-type="float" office:value="15" calcext:value-type="float">
            <text:p>15</text:p>
          </table:table-cell>
          <table:table-cell table:style-name="ce303" table:number-columns-repeated="6"/>
          <table:table-cell table:formula="of:=['file:///Users/aysuncag/Desktop/Slot/AnalysisSlotGame/Slot%20Element%20Guide%20Project/Aquatic%20Treassures/AquaticTreasuresPAR.xlsm'#$Main.AT12]" office:value-type="float" office:value="10" calcext:value-type="float">
            <text:p>10</text:p>
          </table:table-cell>
          <table:table-cell table:formula="of:=['file:///Users/aysuncag/Desktop/Slot/AnalysisSlotGame/Slot%20Element%20Guide%20Project/Aquatic%20Treassures/AquaticTreasuresPAR.xlsm'#$Main.AU12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V12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W12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X12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Y12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Z12]" office:value-type="string" office:string-value="‾–––‾" calcext:value-type="string">
            <text:p>‾–––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06" table:number-matrix-columns-spanned="1" table:number-matrix-rows-spanned="1" table:formula="of:=IF(VLOOKUP(OFFSET([.B14];-[.$A14];1-[.B$2]);[.$AG$4:.$AL$23];[.B$2]+1;FALSE())=[.$A14]-1;[.B$2]+([.$A14]-1)*MAX([.$A$2:.$AD$2]);0)" office:value-type="float" office:value="0" calcext:value-type="float">
            <text:p>0</text:p>
          </table:table-cell>
          <table:table-cell table:style-name="ce306" table:number-matrix-columns-spanned="1" table:number-matrix-rows-spanned="1" table:formula="of:=IF(VLOOKUP(OFFSET([.C14];-[.$A14];1-[.C$2]);[.$AG$4:.$AL$23];[.C$2]+1;FALSE())=[.$A14]-1;[.C$2]+([.$A14]-1)*MAX([.$A$2:.$AD$2]);0)" office:value-type="float" office:value="0" calcext:value-type="float">
            <text:p>0</text:p>
          </table:table-cell>
          <table:table-cell table:style-name="ce306" table:number-matrix-columns-spanned="1" table:number-matrix-rows-spanned="1" table:formula="of:=IF(VLOOKUP(OFFSET([.D14];-[.$A14];1-[.D$2]);[.$AG$4:.$AL$23];[.D$2]+1;FALSE())=[.$A14]-1;[.D$2]+([.$A14]-1)*MAX([.$A$2:.$AD$2]);0)" office:value-type="float" office:value="0" calcext:value-type="float">
            <text:p>0</text:p>
          </table:table-cell>
          <table:table-cell table:style-name="ce306" table:number-matrix-columns-spanned="1" table:number-matrix-rows-spanned="1" table:formula="of:=IF(VLOOKUP(OFFSET([.E14];-[.$A14];1-[.E$2]);[.$AG$4:.$AL$23];[.E$2]+1;FALSE())=[.$A14]-1;[.E$2]+([.$A14]-1)*MAX([.$A$2:.$AD$2]);0)" office:value-type="float" office:value="0" calcext:value-type="float">
            <text:p>0</text:p>
          </table:table-cell>
          <table:table-cell table:style-name="ce306" table:number-matrix-columns-spanned="1" table:number-matrix-rows-spanned="1" table:formula="of:=IF(VLOOKUP(OFFSET([.F14];-[.$A14];1-[.F$2]);[.$AG$4:.$AL$23];[.F$2]+1;FALSE())=[.$A14]-1;[.F$2]+([.$A14]-1)*MAX([.$A$2:.$AD$2]);0)" office:value-type="float" office:value="0" calcext:value-type="float">
            <text:p>0</text:p>
          </table:table-cell>
          <table:table-cell/>
          <table:table-cell table:style-name="ce310" table:number-matrix-columns-spanned="1" table:number-matrix-rows-spanned="1" table:formula="of:=IF(VLOOKUP(OFFSET([.H14];-[.$A14];1-[.H$2]);[.$AG$4:.$AL$23];[.H$2]+1;FALSE())=[.$A14]-1;[.H$2]+([.$A14]-1)*MAX([.$A$2:.$AD$2]);0)" office:value-type="float" office:value="0" calcext:value-type="float">
            <text:p>0</text:p>
          </table:table-cell>
          <table:table-cell table:style-name="ce310" table:number-matrix-columns-spanned="1" table:number-matrix-rows-spanned="1" table:formula="of:=IF(VLOOKUP(OFFSET([.I14];-[.$A14];1-[.I$2]);[.$AG$4:.$AL$23];[.I$2]+1;FALSE())=[.$A14]-1;[.I$2]+([.$A14]-1)*MAX([.$A$2:.$AD$2]);0)" office:value-type="float" office:value="2" calcext:value-type="float">
            <text:p>2</text:p>
          </table:table-cell>
          <table:table-cell table:style-name="ce310" table:number-matrix-columns-spanned="1" table:number-matrix-rows-spanned="1" table:formula="of:=IF(VLOOKUP(OFFSET([.J14];-[.$A14];1-[.J$2]);[.$AG$4:.$AL$23];[.J$2]+1;FALSE())=[.$A14]-1;[.J$2]+([.$A14]-1)*MAX([.$A$2:.$AD$2]);0)" office:value-type="float" office:value="0" calcext:value-type="float">
            <text:p>0</text:p>
          </table:table-cell>
          <table:table-cell table:style-name="ce310" table:number-matrix-columns-spanned="1" table:number-matrix-rows-spanned="1" table:formula="of:=IF(VLOOKUP(OFFSET([.K14];-[.$A14];1-[.K$2]);[.$AG$4:.$AL$23];[.K$2]+1;FALSE())=[.$A14]-1;[.K$2]+([.$A14]-1)*MAX([.$A$2:.$AD$2]);0)" office:value-type="float" office:value="4" calcext:value-type="float">
            <text:p>4</text:p>
          </table:table-cell>
          <table:table-cell table:style-name="ce310" table:number-matrix-columns-spanned="1" table:number-matrix-rows-spanned="1" table:formula="of:=IF(VLOOKUP(OFFSET([.L14];-[.$A14];1-[.L$2]);[.$AG$4:.$AL$23];[.L$2]+1;FALSE())=[.$A14]-1;[.L$2]+([.$A14]-1)*MAX([.$A$2:.$AD$2]);0)" office:value-type="float" office:value="0" calcext:value-type="float">
            <text:p>0</text:p>
          </table:table-cell>
          <table:table-cell/>
          <table:table-cell table:style-name="ce316" table:number-matrix-columns-spanned="1" table:number-matrix-rows-spanned="1" table:formula="of:=IF(VLOOKUP(OFFSET([.N14];-[.$A14];1-[.N$2]);[.$AG$4:.$AL$23];[.N$2]+1;FALSE())=[.$A14]-1;[.N$2]+([.$A14]-1)*MAX([.$A$2:.$AD$2]);0)" office:value-type="float" office:value="0" calcext:value-type="float">
            <text:p>0</text:p>
          </table:table-cell>
          <table:table-cell table:style-name="ce316" table:number-matrix-columns-spanned="1" table:number-matrix-rows-spanned="1" table:formula="of:=IF(VLOOKUP(OFFSET([.O14];-[.$A14];1-[.O$2]);[.$AG$4:.$AL$23];[.O$2]+1;FALSE())=[.$A14]-1;[.O$2]+([.$A14]-1)*MAX([.$A$2:.$AD$2]);0)" office:value-type="float" office:value="0" calcext:value-type="float">
            <text:p>0</text:p>
          </table:table-cell>
          <table:table-cell table:style-name="ce316" table:number-matrix-columns-spanned="1" table:number-matrix-rows-spanned="1" table:formula="of:=IF(VLOOKUP(OFFSET([.P14];-[.$A14];1-[.P$2]);[.$AG$4:.$AL$23];[.P$2]+1;FALSE())=[.$A14]-1;[.P$2]+([.$A14]-1)*MAX([.$A$2:.$AD$2]);0)" office:value-type="float" office:value="0" calcext:value-type="float">
            <text:p>0</text:p>
          </table:table-cell>
          <table:table-cell table:style-name="ce316" table:number-matrix-columns-spanned="1" table:number-matrix-rows-spanned="1" table:formula="of:=IF(VLOOKUP(OFFSET([.Q14];-[.$A14];1-[.Q$2]);[.$AG$4:.$AL$23];[.Q$2]+1;FALSE())=[.$A14]-1;[.Q$2]+([.$A14]-1)*MAX([.$A$2:.$AD$2]);0)" office:value-type="float" office:value="0" calcext:value-type="float">
            <text:p>0</text:p>
          </table:table-cell>
          <table:table-cell table:style-name="ce316" table:number-matrix-columns-spanned="1" table:number-matrix-rows-spanned="1" table:formula="of:=IF(VLOOKUP(OFFSET([.R14];-[.$A14];1-[.R$2]);[.$AG$4:.$AL$23];[.R$2]+1;FALSE())=[.$A14]-1;[.R$2]+([.$A14]-1)*MAX([.$A$2:.$AD$2]);0)" office:value-type="float" office:value="0" calcext:value-type="float">
            <text:p>0</text:p>
          </table:table-cell>
          <table:table-cell/>
          <table:table-cell table:style-name="ce320" table:number-matrix-columns-spanned="1" table:number-matrix-rows-spanned="1" table:formula="of:=IF(VLOOKUP(OFFSET([.T14];-[.$A14];1-[.T$2]);[.$AG$4:.$AL$23];[.T$2]+1;FALSE())=[.$A14]-1;[.T$2]+([.$A14]-1)*MAX([.$A$2:.$AD$2]);0)" office:value-type="float" office:value="1" calcext:value-type="float">
            <text:p>1</text:p>
          </table:table-cell>
          <table:table-cell table:style-name="ce320" table:number-matrix-columns-spanned="1" table:number-matrix-rows-spanned="1" table:formula="of:=IF(VLOOKUP(OFFSET([.U14];-[.$A14];1-[.U$2]);[.$AG$4:.$AL$23];[.U$2]+1;FALSE())=[.$A14]-1;[.U$2]+([.$A14]-1)*MAX([.$A$2:.$AD$2]);0)" office:value-type="float" office:value="0" calcext:value-type="float">
            <text:p>0</text:p>
          </table:table-cell>
          <table:table-cell table:style-name="ce320" table:number-matrix-columns-spanned="1" table:number-matrix-rows-spanned="1" table:formula="of:=IF(VLOOKUP(OFFSET([.V14];-[.$A14];1-[.V$2]);[.$AG$4:.$AL$23];[.V$2]+1;FALSE())=[.$A14]-1;[.V$2]+([.$A14]-1)*MAX([.$A$2:.$AD$2]);0)" office:value-type="float" office:value="3" calcext:value-type="float">
            <text:p>3</text:p>
          </table:table-cell>
          <table:table-cell table:style-name="ce320" table:number-matrix-columns-spanned="1" table:number-matrix-rows-spanned="1" table:formula="of:=IF(VLOOKUP(OFFSET([.W14];-[.$A14];1-[.W$2]);[.$AG$4:.$AL$23];[.W$2]+1;FALSE())=[.$A14]-1;[.W$2]+([.$A14]-1)*MAX([.$A$2:.$AD$2]);0)" office:value-type="float" office:value="0" calcext:value-type="float">
            <text:p>0</text:p>
          </table:table-cell>
          <table:table-cell table:style-name="ce320" table:number-matrix-columns-spanned="1" table:number-matrix-rows-spanned="1" table:formula="of:=IF(VLOOKUP(OFFSET([.X14];-[.$A14];1-[.X$2]);[.$AG$4:.$AL$23];[.X$2]+1;FALSE())=[.$A14]-1;[.X$2]+([.$A14]-1)*MAX([.$A$2:.$AD$2]);0)" office:value-type="float" office:value="5" calcext:value-type="float">
            <text:p>5</text:p>
          </table:table-cell>
          <table:table-cell/>
          <table:table-cell table:style-name="ce324" table:number-matrix-columns-spanned="1" table:number-matrix-rows-spanned="1" table:formula="of:=IF(VLOOKUP(OFFSET([.Z14];-[.$A14];1-[.Z$2]);[.$AG$4:.$AL$23];[.Z$2]+1;FALSE())=[.$A14]-1;[.Z$2]+([.$A14]-1)*MAX([.$A$2:.$AD$2]);0)" office:value-type="float" office:value="0" calcext:value-type="float">
            <text:p>0</text:p>
          </table:table-cell>
          <table:table-cell table:style-name="ce324" table:number-matrix-columns-spanned="1" table:number-matrix-rows-spanned="1" table:formula="of:=IF(VLOOKUP(OFFSET([.AA14];-[.$A14];1-[.AA$2]);[.$AG$4:.$AL$23];[.AA$2]+1;FALSE())=[.$A14]-1;[.AA$2]+([.$A14]-1)*MAX([.$A$2:.$AD$2]);0)" office:value-type="float" office:value="0" calcext:value-type="float">
            <text:p>0</text:p>
          </table:table-cell>
          <table:table-cell table:style-name="ce324" table:number-matrix-columns-spanned="1" table:number-matrix-rows-spanned="1" table:formula="of:=IF(VLOOKUP(OFFSET([.AB14];-[.$A14];1-[.AB$2]);[.$AG$4:.$AL$23];[.AB$2]+1;FALSE())=[.$A14]-1;[.AB$2]+([.$A14]-1)*MAX([.$A$2:.$AD$2]);0)" office:value-type="float" office:value="0" calcext:value-type="float">
            <text:p>0</text:p>
          </table:table-cell>
          <table:table-cell table:style-name="ce324" table:number-matrix-columns-spanned="1" table:number-matrix-rows-spanned="1" table:formula="of:=IF(VLOOKUP(OFFSET([.AC14];-[.$A14];1-[.AC$2]);[.$AG$4:.$AL$23];[.AC$2]+1;FALSE())=[.$A14]-1;[.AC$2]+([.$A14]-1)*MAX([.$A$2:.$AD$2]);0)" office:value-type="float" office:value="0" calcext:value-type="float">
            <text:p>0</text:p>
          </table:table-cell>
          <table:table-cell table:style-name="ce324" table:number-matrix-columns-spanned="1" table:number-matrix-rows-spanned="1" table:formula="of:=IF(VLOOKUP(OFFSET([.AD14];-[.$A14];1-[.AD$2]);[.$AG$4:.$AL$23];[.AD$2]+1;FALSE())=[.$A14]-1;[.AD$2]+([.$A14]-1)*MAX([.$A$2:.$AD$2]);0)" office:value-type="float" office:value="0" calcext:value-type="float">
            <text:p>0</text:p>
          </table:table-cell>
          <table:table-cell table:number-columns-repeated="2"/>
          <table:table-cell table:formula="of:=['file:///Users/aysuncag/Desktop/Slot/AnalysisSlotGame/Slot%20Element%20Guide%20Project/Aquatic%20Treassures/AquaticTreasuresPAR.xlsm'#$Main.AT13]" office:value-type="float" office:value="11" calcext:value-type="float">
            <text:p>11</text:p>
          </table:table-cell>
          <table:table-cell table:formula="of:=['file:///Users/aysuncag/Desktop/Slot/AnalysisSlotGame/Slot%20Element%20Guide%20Project/Aquatic%20Treassures/AquaticTreasuresPAR.xlsm'#$Main.AU13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V13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W13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X13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Y13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Z13]" office:value-type="string" office:string-value="_–––_" calcext:value-type="string">
            <text:p>_–––_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6" table:number-matrix-columns-spanned="1" table:number-matrix-rows-spanned="1" table:formula="of:=IF(VLOOKUP(OFFSET([.B15];-[.$A15];1-[.B$2]);[.$AG$4:.$AL$23];[.B$2]+1;FALSE())=[.$A15]-1;[.B$2]+([.$A15]-1)*MAX([.$A$2:.$AD$2]);0)" office:value-type="float" office:value="0" calcext:value-type="float">
            <text:p>0</text:p>
          </table:table-cell>
          <table:table-cell table:style-name="ce306" table:number-matrix-columns-spanned="1" table:number-matrix-rows-spanned="1" table:formula="of:=IF(VLOOKUP(OFFSET([.C15];-[.$A15];1-[.C$2]);[.$AG$4:.$AL$23];[.C$2]+1;FALSE())=[.$A15]-1;[.C$2]+([.$A15]-1)*MAX([.$A$2:.$AD$2]);0)" office:value-type="float" office:value="7" calcext:value-type="float">
            <text:p>7</text:p>
          </table:table-cell>
          <table:table-cell table:style-name="ce306" table:number-matrix-columns-spanned="1" table:number-matrix-rows-spanned="1" table:formula="of:=IF(VLOOKUP(OFFSET([.D15];-[.$A15];1-[.D$2]);[.$AG$4:.$AL$23];[.D$2]+1;FALSE())=[.$A15]-1;[.D$2]+([.$A15]-1)*MAX([.$A$2:.$AD$2]);0)" office:value-type="float" office:value="8" calcext:value-type="float">
            <text:p>8</text:p>
          </table:table-cell>
          <table:table-cell table:style-name="ce306" table:number-matrix-columns-spanned="1" table:number-matrix-rows-spanned="1" table:formula="of:=IF(VLOOKUP(OFFSET([.E15];-[.$A15];1-[.E$2]);[.$AG$4:.$AL$23];[.E$2]+1;FALSE())=[.$A15]-1;[.E$2]+([.$A15]-1)*MAX([.$A$2:.$AD$2]);0)" office:value-type="float" office:value="9" calcext:value-type="float">
            <text:p>9</text:p>
          </table:table-cell>
          <table:table-cell table:style-name="ce306" table:number-matrix-columns-spanned="1" table:number-matrix-rows-spanned="1" table:formula="of:=IF(VLOOKUP(OFFSET([.F15];-[.$A15];1-[.F$2]);[.$AG$4:.$AL$23];[.F$2]+1;FALSE())=[.$A15]-1;[.F$2]+([.$A15]-1)*MAX([.$A$2:.$AD$2]);0)" office:value-type="float" office:value="0" calcext:value-type="float">
            <text:p>0</text:p>
          </table:table-cell>
          <table:table-cell/>
          <table:table-cell table:style-name="ce310" table:number-matrix-columns-spanned="1" table:number-matrix-rows-spanned="1" table:formula="of:=IF(VLOOKUP(OFFSET([.H15];-[.$A15];1-[.H$2]);[.$AG$4:.$AL$23];[.H$2]+1;FALSE())=[.$A15]-1;[.H$2]+([.$A15]-1)*MAX([.$A$2:.$AD$2]);0)" office:value-type="float" office:value="6" calcext:value-type="float">
            <text:p>6</text:p>
          </table:table-cell>
          <table:table-cell table:style-name="ce310" table:number-matrix-columns-spanned="1" table:number-matrix-rows-spanned="1" table:formula="of:=IF(VLOOKUP(OFFSET([.I15];-[.$A15];1-[.I$2]);[.$AG$4:.$AL$23];[.I$2]+1;FALSE())=[.$A15]-1;[.I$2]+([.$A15]-1)*MAX([.$A$2:.$AD$2]);0)" office:value-type="float" office:value="0" calcext:value-type="float">
            <text:p>0</text:p>
          </table:table-cell>
          <table:table-cell table:style-name="ce310" table:number-matrix-columns-spanned="1" table:number-matrix-rows-spanned="1" table:formula="of:=IF(VLOOKUP(OFFSET([.J15];-[.$A15];1-[.J$2]);[.$AG$4:.$AL$23];[.J$2]+1;FALSE())=[.$A15]-1;[.J$2]+([.$A15]-1)*MAX([.$A$2:.$AD$2]);0)" office:value-type="float" office:value="8" calcext:value-type="float">
            <text:p>8</text:p>
          </table:table-cell>
          <table:table-cell table:style-name="ce310" table:number-matrix-columns-spanned="1" table:number-matrix-rows-spanned="1" table:formula="of:=IF(VLOOKUP(OFFSET([.K15];-[.$A15];1-[.K$2]);[.$AG$4:.$AL$23];[.K$2]+1;FALSE())=[.$A15]-1;[.K$2]+([.$A15]-1)*MAX([.$A$2:.$AD$2]);0)" office:value-type="float" office:value="0" calcext:value-type="float">
            <text:p>0</text:p>
          </table:table-cell>
          <table:table-cell table:style-name="ce310" table:number-matrix-columns-spanned="1" table:number-matrix-rows-spanned="1" table:formula="of:=IF(VLOOKUP(OFFSET([.L15];-[.$A15];1-[.L$2]);[.$AG$4:.$AL$23];[.L$2]+1;FALSE())=[.$A15]-1;[.L$2]+([.$A15]-1)*MAX([.$A$2:.$AD$2]);0)" office:value-type="float" office:value="10" calcext:value-type="float">
            <text:p>10</text:p>
          </table:table-cell>
          <table:table-cell/>
          <table:table-cell table:style-name="ce316" table:number-matrix-columns-spanned="1" table:number-matrix-rows-spanned="1" table:formula="of:=IF(VLOOKUP(OFFSET([.N15];-[.$A15];1-[.N$2]);[.$AG$4:.$AL$23];[.N$2]+1;FALSE())=[.$A15]-1;[.N$2]+([.$A15]-1)*MAX([.$A$2:.$AD$2]);0)" office:value-type="float" office:value="6" calcext:value-type="float">
            <text:p>6</text:p>
          </table:table-cell>
          <table:table-cell table:style-name="ce316" table:number-matrix-columns-spanned="1" table:number-matrix-rows-spanned="1" table:formula="of:=IF(VLOOKUP(OFFSET([.O15];-[.$A15];1-[.O$2]);[.$AG$4:.$AL$23];[.O$2]+1;FALSE())=[.$A15]-1;[.O$2]+([.$A15]-1)*MAX([.$A$2:.$AD$2]);0)" office:value-type="float" office:value="0" calcext:value-type="float">
            <text:p>0</text:p>
          </table:table-cell>
          <table:table-cell table:style-name="ce316" table:number-matrix-columns-spanned="1" table:number-matrix-rows-spanned="1" table:formula="of:=IF(VLOOKUP(OFFSET([.P15];-[.$A15];1-[.P$2]);[.$AG$4:.$AL$23];[.P$2]+1;FALSE())=[.$A15]-1;[.P$2]+([.$A15]-1)*MAX([.$A$2:.$AD$2]);0)" office:value-type="float" office:value="8" calcext:value-type="float">
            <text:p>8</text:p>
          </table:table-cell>
          <table:table-cell table:style-name="ce316" table:number-matrix-columns-spanned="1" table:number-matrix-rows-spanned="1" table:formula="of:=IF(VLOOKUP(OFFSET([.Q15];-[.$A15];1-[.Q$2]);[.$AG$4:.$AL$23];[.Q$2]+1;FALSE())=[.$A15]-1;[.Q$2]+([.$A15]-1)*MAX([.$A$2:.$AD$2]);0)" office:value-type="float" office:value="0" calcext:value-type="float">
            <text:p>0</text:p>
          </table:table-cell>
          <table:table-cell table:style-name="ce316" table:number-matrix-columns-spanned="1" table:number-matrix-rows-spanned="1" table:formula="of:=IF(VLOOKUP(OFFSET([.R15];-[.$A15];1-[.R$2]);[.$AG$4:.$AL$23];[.R$2]+1;FALSE())=[.$A15]-1;[.R$2]+([.$A15]-1)*MAX([.$A$2:.$AD$2]);0)" office:value-type="float" office:value="10" calcext:value-type="float">
            <text:p>10</text:p>
          </table:table-cell>
          <table:table-cell/>
          <table:table-cell table:style-name="ce320" table:number-matrix-columns-spanned="1" table:number-matrix-rows-spanned="1" table:formula="of:=IF(VLOOKUP(OFFSET([.T15];-[.$A15];1-[.T$2]);[.$AG$4:.$AL$23];[.T$2]+1;FALSE())=[.$A15]-1;[.T$2]+([.$A15]-1)*MAX([.$A$2:.$AD$2]);0)" office:value-type="float" office:value="0" calcext:value-type="float">
            <text:p>0</text:p>
          </table:table-cell>
          <table:table-cell table:style-name="ce320" table:number-matrix-columns-spanned="1" table:number-matrix-rows-spanned="1" table:formula="of:=IF(VLOOKUP(OFFSET([.U15];-[.$A15];1-[.U$2]);[.$AG$4:.$AL$23];[.U$2]+1;FALSE())=[.$A15]-1;[.U$2]+([.$A15]-1)*MAX([.$A$2:.$AD$2]);0)" office:value-type="float" office:value="7" calcext:value-type="float">
            <text:p>7</text:p>
          </table:table-cell>
          <table:table-cell table:style-name="ce320" table:number-matrix-columns-spanned="1" table:number-matrix-rows-spanned="1" table:formula="of:=IF(VLOOKUP(OFFSET([.V15];-[.$A15];1-[.V$2]);[.$AG$4:.$AL$23];[.V$2]+1;FALSE())=[.$A15]-1;[.V$2]+([.$A15]-1)*MAX([.$A$2:.$AD$2]);0)" office:value-type="float" office:value="0" calcext:value-type="float">
            <text:p>0</text:p>
          </table:table-cell>
          <table:table-cell table:style-name="ce320" table:number-matrix-columns-spanned="1" table:number-matrix-rows-spanned="1" table:formula="of:=IF(VLOOKUP(OFFSET([.W15];-[.$A15];1-[.W$2]);[.$AG$4:.$AL$23];[.W$2]+1;FALSE())=[.$A15]-1;[.W$2]+([.$A15]-1)*MAX([.$A$2:.$AD$2]);0)" office:value-type="float" office:value="9" calcext:value-type="float">
            <text:p>9</text:p>
          </table:table-cell>
          <table:table-cell table:style-name="ce320" table:number-matrix-columns-spanned="1" table:number-matrix-rows-spanned="1" table:formula="of:=IF(VLOOKUP(OFFSET([.X15];-[.$A15];1-[.X$2]);[.$AG$4:.$AL$23];[.X$2]+1;FALSE())=[.$A15]-1;[.X$2]+([.$A15]-1)*MAX([.$A$2:.$AD$2]);0)" office:value-type="float" office:value="0" calcext:value-type="float">
            <text:p>0</text:p>
          </table:table-cell>
          <table:table-cell/>
          <table:table-cell table:style-name="ce324" table:number-matrix-columns-spanned="1" table:number-matrix-rows-spanned="1" table:formula="of:=IF(VLOOKUP(OFFSET([.Z15];-[.$A15];1-[.Z$2]);[.$AG$4:.$AL$23];[.Z$2]+1;FALSE())=[.$A15]-1;[.Z$2]+([.$A15]-1)*MAX([.$A$2:.$AD$2]);0)" office:value-type="float" office:value="0" calcext:value-type="float">
            <text:p>0</text:p>
          </table:table-cell>
          <table:table-cell table:style-name="ce324" table:number-matrix-columns-spanned="1" table:number-matrix-rows-spanned="1" table:formula="of:=IF(VLOOKUP(OFFSET([.AA15];-[.$A15];1-[.AA$2]);[.$AG$4:.$AL$23];[.AA$2]+1;FALSE())=[.$A15]-1;[.AA$2]+([.$A15]-1)*MAX([.$A$2:.$AD$2]);0)" office:value-type="float" office:value="7" calcext:value-type="float">
            <text:p>7</text:p>
          </table:table-cell>
          <table:table-cell table:style-name="ce324" table:number-matrix-columns-spanned="1" table:number-matrix-rows-spanned="1" table:formula="of:=IF(VLOOKUP(OFFSET([.AB15];-[.$A15];1-[.AB$2]);[.$AG$4:.$AL$23];[.AB$2]+1;FALSE())=[.$A15]-1;[.AB$2]+([.$A15]-1)*MAX([.$A$2:.$AD$2]);0)" office:value-type="float" office:value="0" calcext:value-type="float">
            <text:p>0</text:p>
          </table:table-cell>
          <table:table-cell table:style-name="ce324" table:number-matrix-columns-spanned="1" table:number-matrix-rows-spanned="1" table:formula="of:=IF(VLOOKUP(OFFSET([.AC15];-[.$A15];1-[.AC$2]);[.$AG$4:.$AL$23];[.AC$2]+1;FALSE())=[.$A15]-1;[.AC$2]+([.$A15]-1)*MAX([.$A$2:.$AD$2]);0)" office:value-type="float" office:value="9" calcext:value-type="float">
            <text:p>9</text:p>
          </table:table-cell>
          <table:table-cell table:style-name="ce324" table:number-matrix-columns-spanned="1" table:number-matrix-rows-spanned="1" table:formula="of:=IF(VLOOKUP(OFFSET([.AD15];-[.$A15];1-[.AD$2]);[.$AG$4:.$AL$23];[.AD$2]+1;FALSE())=[.$A15]-1;[.AD$2]+([.$A15]-1)*MAX([.$A$2:.$AD$2]);0)" office:value-type="float" office:value="0" calcext:value-type="float">
            <text:p>0</text:p>
          </table:table-cell>
          <table:table-cell table:number-columns-repeated="2"/>
          <table:table-cell table:formula="of:=['file:///Users/aysuncag/Desktop/Slot/AnalysisSlotGame/Slot%20Element%20Guide%20Project/Aquatic%20Treassures/AquaticTreasuresPAR.xlsm'#$Main.AT14]" office:value-type="float" office:value="12" calcext:value-type="float">
            <text:p>12</text:p>
          </table:table-cell>
          <table:table-cell table:formula="of:=['file:///Users/aysuncag/Desktop/Slot/AnalysisSlotGame/Slot%20Element%20Guide%20Project/Aquatic%20Treassures/AquaticTreasuresPAR.xlsm'#$Main.AU14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V14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W14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X14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Y14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Z14]" office:value-type="string" office:string-value="–‾–‾–" calcext:value-type="string">
            <text:p>–‾–‾–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06" table:number-matrix-columns-spanned="1" table:number-matrix-rows-spanned="1" table:formula="of:=IF(VLOOKUP(OFFSET([.B16];-[.$A16];1-[.B$2]);[.$AG$4:.$AL$23];[.B$2]+1;FALSE())=[.$A16]-1;[.B$2]+([.$A16]-1)*MAX([.$A$2:.$AD$2]);0)" office:value-type="float" office:value="11" calcext:value-type="float">
            <text:p>11</text:p>
          </table:table-cell>
          <table:table-cell table:style-name="ce306" table:number-matrix-columns-spanned="1" table:number-matrix-rows-spanned="1" table:formula="of:=IF(VLOOKUP(OFFSET([.C16];-[.$A16];1-[.C$2]);[.$AG$4:.$AL$23];[.C$2]+1;FALSE())=[.$A16]-1;[.C$2]+([.$A16]-1)*MAX([.$A$2:.$AD$2]);0)" office:value-type="float" office:value="0" calcext:value-type="float">
            <text:p>0</text:p>
          </table:table-cell>
          <table:table-cell table:style-name="ce306" table:number-matrix-columns-spanned="1" table:number-matrix-rows-spanned="1" table:formula="of:=IF(VLOOKUP(OFFSET([.D16];-[.$A16];1-[.D$2]);[.$AG$4:.$AL$23];[.D$2]+1;FALSE())=[.$A16]-1;[.D$2]+([.$A16]-1)*MAX([.$A$2:.$AD$2]);0)" office:value-type="float" office:value="0" calcext:value-type="float">
            <text:p>0</text:p>
          </table:table-cell>
          <table:table-cell table:style-name="ce306" table:number-matrix-columns-spanned="1" table:number-matrix-rows-spanned="1" table:formula="of:=IF(VLOOKUP(OFFSET([.E16];-[.$A16];1-[.E$2]);[.$AG$4:.$AL$23];[.E$2]+1;FALSE())=[.$A16]-1;[.E$2]+([.$A16]-1)*MAX([.$A$2:.$AD$2]);0)" office:value-type="float" office:value="0" calcext:value-type="float">
            <text:p>0</text:p>
          </table:table-cell>
          <table:table-cell table:style-name="ce306" table:number-matrix-columns-spanned="1" table:number-matrix-rows-spanned="1" table:formula="of:=IF(VLOOKUP(OFFSET([.F16];-[.$A16];1-[.F$2]);[.$AG$4:.$AL$23];[.F$2]+1;FALSE())=[.$A16]-1;[.F$2]+([.$A16]-1)*MAX([.$A$2:.$AD$2]);0)" office:value-type="float" office:value="15" calcext:value-type="float">
            <text:p>15</text:p>
          </table:table-cell>
          <table:table-cell/>
          <table:table-cell table:style-name="ce310" table:number-matrix-columns-spanned="1" table:number-matrix-rows-spanned="1" table:formula="of:=IF(VLOOKUP(OFFSET([.H16];-[.$A16];1-[.H$2]);[.$AG$4:.$AL$23];[.H$2]+1;FALSE())=[.$A16]-1;[.H$2]+([.$A16]-1)*MAX([.$A$2:.$AD$2]);0)" office:value-type="float" office:value="0" calcext:value-type="float">
            <text:p>0</text:p>
          </table:table-cell>
          <table:table-cell table:style-name="ce310" table:number-matrix-columns-spanned="1" table:number-matrix-rows-spanned="1" table:formula="of:=IF(VLOOKUP(OFFSET([.I16];-[.$A16];1-[.I$2]);[.$AG$4:.$AL$23];[.I$2]+1;FALSE())=[.$A16]-1;[.I$2]+([.$A16]-1)*MAX([.$A$2:.$AD$2]);0)" office:value-type="float" office:value="0" calcext:value-type="float">
            <text:p>0</text:p>
          </table:table-cell>
          <table:table-cell table:style-name="ce310" table:number-matrix-columns-spanned="1" table:number-matrix-rows-spanned="1" table:formula="of:=IF(VLOOKUP(OFFSET([.J16];-[.$A16];1-[.J$2]);[.$AG$4:.$AL$23];[.J$2]+1;FALSE())=[.$A16]-1;[.J$2]+([.$A16]-1)*MAX([.$A$2:.$AD$2]);0)" office:value-type="float" office:value="0" calcext:value-type="float">
            <text:p>0</text:p>
          </table:table-cell>
          <table:table-cell table:style-name="ce310" table:number-matrix-columns-spanned="1" table:number-matrix-rows-spanned="1" table:formula="of:=IF(VLOOKUP(OFFSET([.K16];-[.$A16];1-[.K$2]);[.$AG$4:.$AL$23];[.K$2]+1;FALSE())=[.$A16]-1;[.K$2]+([.$A16]-1)*MAX([.$A$2:.$AD$2]);0)" office:value-type="float" office:value="0" calcext:value-type="float">
            <text:p>0</text:p>
          </table:table-cell>
          <table:table-cell table:style-name="ce310" table:number-matrix-columns-spanned="1" table:number-matrix-rows-spanned="1" table:formula="of:=IF(VLOOKUP(OFFSET([.L16];-[.$A16];1-[.L$2]);[.$AG$4:.$AL$23];[.L$2]+1;FALSE())=[.$A16]-1;[.L$2]+([.$A16]-1)*MAX([.$A$2:.$AD$2]);0)" office:value-type="float" office:value="0" calcext:value-type="float">
            <text:p>0</text:p>
          </table:table-cell>
          <table:table-cell/>
          <table:table-cell table:style-name="ce316" table:number-matrix-columns-spanned="1" table:number-matrix-rows-spanned="1" table:formula="of:=IF(VLOOKUP(OFFSET([.N16];-[.$A16];1-[.N$2]);[.$AG$4:.$AL$23];[.N$2]+1;FALSE())=[.$A16]-1;[.N$2]+([.$A16]-1)*MAX([.$A$2:.$AD$2]);0)" office:value-type="float" office:value="0" calcext:value-type="float">
            <text:p>0</text:p>
          </table:table-cell>
          <table:table-cell table:style-name="ce316" table:number-matrix-columns-spanned="1" table:number-matrix-rows-spanned="1" table:formula="of:=IF(VLOOKUP(OFFSET([.O16];-[.$A16];1-[.O$2]);[.$AG$4:.$AL$23];[.O$2]+1;FALSE())=[.$A16]-1;[.O$2]+([.$A16]-1)*MAX([.$A$2:.$AD$2]);0)" office:value-type="float" office:value="12" calcext:value-type="float">
            <text:p>12</text:p>
          </table:table-cell>
          <table:table-cell table:style-name="ce316" table:number-matrix-columns-spanned="1" table:number-matrix-rows-spanned="1" table:formula="of:=IF(VLOOKUP(OFFSET([.P16];-[.$A16];1-[.P$2]);[.$AG$4:.$AL$23];[.P$2]+1;FALSE())=[.$A16]-1;[.P$2]+([.$A16]-1)*MAX([.$A$2:.$AD$2]);0)" office:value-type="float" office:value="0" calcext:value-type="float">
            <text:p>0</text:p>
          </table:table-cell>
          <table:table-cell table:style-name="ce316" table:number-matrix-columns-spanned="1" table:number-matrix-rows-spanned="1" table:formula="of:=IF(VLOOKUP(OFFSET([.Q16];-[.$A16];1-[.Q$2]);[.$AG$4:.$AL$23];[.Q$2]+1;FALSE())=[.$A16]-1;[.Q$2]+([.$A16]-1)*MAX([.$A$2:.$AD$2]);0)" office:value-type="float" office:value="14" calcext:value-type="float">
            <text:p>14</text:p>
          </table:table-cell>
          <table:table-cell table:style-name="ce316" table:number-matrix-columns-spanned="1" table:number-matrix-rows-spanned="1" table:formula="of:=IF(VLOOKUP(OFFSET([.R16];-[.$A16];1-[.R$2]);[.$AG$4:.$AL$23];[.R$2]+1;FALSE())=[.$A16]-1;[.R$2]+([.$A16]-1)*MAX([.$A$2:.$AD$2]);0)" office:value-type="float" office:value="0" calcext:value-type="float">
            <text:p>0</text:p>
          </table:table-cell>
          <table:table-cell/>
          <table:table-cell table:style-name="ce320" table:number-matrix-columns-spanned="1" table:number-matrix-rows-spanned="1" table:formula="of:=IF(VLOOKUP(OFFSET([.T16];-[.$A16];1-[.T$2]);[.$AG$4:.$AL$23];[.T$2]+1;FALSE())=[.$A16]-1;[.T$2]+([.$A16]-1)*MAX([.$A$2:.$AD$2]);0)" office:value-type="float" office:value="0" calcext:value-type="float">
            <text:p>0</text:p>
          </table:table-cell>
          <table:table-cell table:style-name="ce320" table:number-matrix-columns-spanned="1" table:number-matrix-rows-spanned="1" table:formula="of:=IF(VLOOKUP(OFFSET([.U16];-[.$A16];1-[.U$2]);[.$AG$4:.$AL$23];[.U$2]+1;FALSE())=[.$A16]-1;[.U$2]+([.$A16]-1)*MAX([.$A$2:.$AD$2]);0)" office:value-type="float" office:value="0" calcext:value-type="float">
            <text:p>0</text:p>
          </table:table-cell>
          <table:table-cell table:style-name="ce320" table:number-matrix-columns-spanned="1" table:number-matrix-rows-spanned="1" table:formula="of:=IF(VLOOKUP(OFFSET([.V16];-[.$A16];1-[.V$2]);[.$AG$4:.$AL$23];[.V$2]+1;FALSE())=[.$A16]-1;[.V$2]+([.$A16]-1)*MAX([.$A$2:.$AD$2]);0)" office:value-type="float" office:value="0" calcext:value-type="float">
            <text:p>0</text:p>
          </table:table-cell>
          <table:table-cell table:style-name="ce320" table:number-matrix-columns-spanned="1" table:number-matrix-rows-spanned="1" table:formula="of:=IF(VLOOKUP(OFFSET([.W16];-[.$A16];1-[.W$2]);[.$AG$4:.$AL$23];[.W$2]+1;FALSE())=[.$A16]-1;[.W$2]+([.$A16]-1)*MAX([.$A$2:.$AD$2]);0)" office:value-type="float" office:value="0" calcext:value-type="float">
            <text:p>0</text:p>
          </table:table-cell>
          <table:table-cell table:style-name="ce320" table:number-matrix-columns-spanned="1" table:number-matrix-rows-spanned="1" table:formula="of:=IF(VLOOKUP(OFFSET([.X16];-[.$A16];1-[.X$2]);[.$AG$4:.$AL$23];[.X$2]+1;FALSE())=[.$A16]-1;[.X$2]+([.$A16]-1)*MAX([.$A$2:.$AD$2]);0)" office:value-type="float" office:value="0" calcext:value-type="float">
            <text:p>0</text:p>
          </table:table-cell>
          <table:table-cell/>
          <table:table-cell table:style-name="ce324" table:number-matrix-columns-spanned="1" table:number-matrix-rows-spanned="1" table:formula="of:=IF(VLOOKUP(OFFSET([.Z16];-[.$A16];1-[.Z$2]);[.$AG$4:.$AL$23];[.Z$2]+1;FALSE())=[.$A16]-1;[.Z$2]+([.$A16]-1)*MAX([.$A$2:.$AD$2]);0)" office:value-type="float" office:value="11" calcext:value-type="float">
            <text:p>11</text:p>
          </table:table-cell>
          <table:table-cell table:style-name="ce324" table:number-matrix-columns-spanned="1" table:number-matrix-rows-spanned="1" table:formula="of:=IF(VLOOKUP(OFFSET([.AA16];-[.$A16];1-[.AA$2]);[.$AG$4:.$AL$23];[.AA$2]+1;FALSE())=[.$A16]-1;[.AA$2]+([.$A16]-1)*MAX([.$A$2:.$AD$2]);0)" office:value-type="float" office:value="0" calcext:value-type="float">
            <text:p>0</text:p>
          </table:table-cell>
          <table:table-cell table:style-name="ce324" table:number-matrix-columns-spanned="1" table:number-matrix-rows-spanned="1" table:formula="of:=IF(VLOOKUP(OFFSET([.AB16];-[.$A16];1-[.AB$2]);[.$AG$4:.$AL$23];[.AB$2]+1;FALSE())=[.$A16]-1;[.AB$2]+([.$A16]-1)*MAX([.$A$2:.$AD$2]);0)" office:value-type="float" office:value="13" calcext:value-type="float">
            <text:p>13</text:p>
          </table:table-cell>
          <table:table-cell table:style-name="ce324" table:number-matrix-columns-spanned="1" table:number-matrix-rows-spanned="1" table:formula="of:=IF(VLOOKUP(OFFSET([.AC16];-[.$A16];1-[.AC$2]);[.$AG$4:.$AL$23];[.AC$2]+1;FALSE())=[.$A16]-1;[.AC$2]+([.$A16]-1)*MAX([.$A$2:.$AD$2]);0)" office:value-type="float" office:value="0" calcext:value-type="float">
            <text:p>0</text:p>
          </table:table-cell>
          <table:table-cell table:style-name="ce324" table:number-matrix-columns-spanned="1" table:number-matrix-rows-spanned="1" table:formula="of:=IF(VLOOKUP(OFFSET([.AD16];-[.$A16];1-[.AD$2]);[.$AG$4:.$AL$23];[.AD$2]+1;FALSE())=[.$A16]-1;[.AD$2]+([.$A16]-1)*MAX([.$A$2:.$AD$2]);0)" office:value-type="float" office:value="15" calcext:value-type="float">
            <text:p>15</text:p>
          </table:table-cell>
          <table:table-cell table:number-columns-repeated="2"/>
          <table:table-cell table:formula="of:=['file:///Users/aysuncag/Desktop/Slot/AnalysisSlotGame/Slot%20Element%20Guide%20Project/Aquatic%20Treassures/AquaticTreasuresPAR.xlsm'#$Main.AT15]" office:value-type="float" office:value="13" calcext:value-type="float">
            <text:p>13</text:p>
          </table:table-cell>
          <table:table-cell table:formula="of:=['file:///Users/aysuncag/Desktop/Slot/AnalysisSlotGame/Slot%20Element%20Guide%20Project/Aquatic%20Treassures/AquaticTreasuresPAR.xlsm'#$Main.AU15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V15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W15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X15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Y15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Z15]" office:value-type="string" office:string-value="–_–_–" calcext:value-type="string">
            <text:p>–_–_–</text:p>
          </table:table-cell>
        </table:table-row>
        <table:table-row table:style-name="ro1">
          <table:table-cell table:number-columns-repeated="32"/>
          <table:table-cell table:formula="of:=['file:///Users/aysuncag/Desktop/Slot/AnalysisSlotGame/Slot%20Element%20Guide%20Project/Aquatic%20Treassures/AquaticTreasuresPAR.xlsm'#$Main.AT16]" office:value-type="float" office:value="14" calcext:value-type="float">
            <text:p>14</text:p>
          </table:table-cell>
          <table:table-cell table:formula="of:=['file:///Users/aysuncag/Desktop/Slot/AnalysisSlotGame/Slot%20Element%20Guide%20Project/Aquatic%20Treassures/AquaticTreasuresPAR.xlsm'#$Main.AU16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V16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W16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X16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Y16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Z16]" office:value-type="string" office:string-value="‾–‾–‾" calcext:value-type="string">
            <text:p>‾–‾–‾</text:p>
          </table:table-cell>
        </table:table-row>
        <table:table-row table:style-name="ro1">
          <table:table-cell/>
          <table:table-cell table:style-name="ce303" office:value-type="float" office:value="16" calcext:value-type="float">
            <text:p>16</text:p>
          </table:table-cell>
          <table:table-cell table:style-name="ce303" table:number-columns-repeated="5"/>
          <table:table-cell table:style-name="ce303" office:value-type="float" office:value="17" calcext:value-type="float">
            <text:p>17</text:p>
          </table:table-cell>
          <table:table-cell table:style-name="ce303" table:number-columns-repeated="5"/>
          <table:table-cell table:style-name="ce303" office:value-type="float" office:value="18" calcext:value-type="float">
            <text:p>18</text:p>
          </table:table-cell>
          <table:table-cell table:style-name="ce303" table:number-columns-repeated="5"/>
          <table:table-cell table:style-name="ce303" office:value-type="float" office:value="19" calcext:value-type="float">
            <text:p>19</text:p>
          </table:table-cell>
          <table:table-cell table:style-name="ce303" table:number-columns-repeated="5"/>
          <table:table-cell table:style-name="ce303" office:value-type="float" office:value="20" calcext:value-type="float">
            <text:p>20</text:p>
          </table:table-cell>
          <table:table-cell table:style-name="ce303" table:number-columns-repeated="4"/>
          <table:table-cell table:number-columns-repeated="2"/>
          <table:table-cell table:formula="of:=['file:///Users/aysuncag/Desktop/Slot/AnalysisSlotGame/Slot%20Element%20Guide%20Project/Aquatic%20Treassures/AquaticTreasuresPAR.xlsm'#$Main.AT17]" office:value-type="float" office:value="15" calcext:value-type="float">
            <text:p>15</text:p>
          </table:table-cell>
          <table:table-cell table:formula="of:=['file:///Users/aysuncag/Desktop/Slot/AnalysisSlotGame/Slot%20Element%20Guide%20Project/Aquatic%20Treassures/AquaticTreasuresPAR.xlsm'#$Main.AU17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V17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W17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X17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Y17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Z17]" office:value-type="string" office:string-value="_–_–_" calcext:value-type="string">
            <text:p>_–_–_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07" table:number-matrix-columns-spanned="1" table:number-matrix-rows-spanned="1" table:formula="of:=IF(VLOOKUP(OFFSET([.B19];-[.$A19];1-[.B$2]);[.$AG$4:.$AL$23];[.B$2]+1;FALSE())=[.$A19]-1;[.B$2]+([.$A19]-1)*MAX([.$A$2:.$AD$2]);0)" office:value-type="float" office:value="0" calcext:value-type="float">
            <text:p>0</text:p>
          </table:table-cell>
          <table:table-cell table:style-name="ce307" table:number-matrix-columns-spanned="1" table:number-matrix-rows-spanned="1" table:formula="of:=IF(VLOOKUP(OFFSET([.C19];-[.$A19];1-[.C$2]);[.$AG$4:.$AL$23];[.C$2]+1;FALSE())=[.$A19]-1;[.C$2]+([.$A19]-1)*MAX([.$A$2:.$AD$2]);0)" office:value-type="float" office:value="0" calcext:value-type="float">
            <text:p>0</text:p>
          </table:table-cell>
          <table:table-cell table:style-name="ce307" table:number-matrix-columns-spanned="1" table:number-matrix-rows-spanned="1" table:formula="of:=IF(VLOOKUP(OFFSET([.D19];-[.$A19];1-[.D$2]);[.$AG$4:.$AL$23];[.D$2]+1;FALSE())=[.$A19]-1;[.D$2]+([.$A19]-1)*MAX([.$A$2:.$AD$2]);0)" office:value-type="float" office:value="3" calcext:value-type="float">
            <text:p>3</text:p>
          </table:table-cell>
          <table:table-cell table:style-name="ce307" table:number-matrix-columns-spanned="1" table:number-matrix-rows-spanned="1" table:formula="of:=IF(VLOOKUP(OFFSET([.E19];-[.$A19];1-[.E$2]);[.$AG$4:.$AL$23];[.E$2]+1;FALSE())=[.$A19]-1;[.E$2]+([.$A19]-1)*MAX([.$A$2:.$AD$2]);0)" office:value-type="float" office:value="0" calcext:value-type="float">
            <text:p>0</text:p>
          </table:table-cell>
          <table:table-cell table:style-name="ce307" table:number-matrix-columns-spanned="1" table:number-matrix-rows-spanned="1" table:formula="of:=IF(VLOOKUP(OFFSET([.F19];-[.$A19];1-[.F$2]);[.$AG$4:.$AL$23];[.F$2]+1;FALSE())=[.$A19]-1;[.F$2]+([.$A19]-1)*MAX([.$A$2:.$AD$2]);0)" office:value-type="float" office:value="0" calcext:value-type="float">
            <text:p>0</text:p>
          </table:table-cell>
          <table:table-cell/>
          <table:table-cell table:style-name="ce311" table:number-matrix-columns-spanned="1" table:number-matrix-rows-spanned="1" table:formula="of:=IF(VLOOKUP(OFFSET([.H19];-[.$A19];1-[.H$2]);[.$AG$4:.$AL$23];[.H$2]+1;FALSE())=[.$A19]-1;[.H$2]+([.$A19]-1)*MAX([.$A$2:.$AD$2]);0)" office:value-type="float" office:value="0" calcext:value-type="float">
            <text:p>0</text:p>
          </table:table-cell>
          <table:table-cell table:style-name="ce311" table:number-matrix-columns-spanned="1" table:number-matrix-rows-spanned="1" table:formula="of:=IF(VLOOKUP(OFFSET([.I19];-[.$A19];1-[.I$2]);[.$AG$4:.$AL$23];[.I$2]+1;FALSE())=[.$A19]-1;[.I$2]+([.$A19]-1)*MAX([.$A$2:.$AD$2]);0)" office:value-type="float" office:value="0" calcext:value-type="float">
            <text:p>0</text:p>
          </table:table-cell>
          <table:table-cell table:style-name="ce311" table:number-matrix-columns-spanned="1" table:number-matrix-rows-spanned="1" table:formula="of:=IF(VLOOKUP(OFFSET([.J19];-[.$A19];1-[.J$2]);[.$AG$4:.$AL$23];[.J$2]+1;FALSE())=[.$A19]-1;[.J$2]+([.$A19]-1)*MAX([.$A$2:.$AD$2]);0)" office:value-type="float" office:value="0" calcext:value-type="float">
            <text:p>0</text:p>
          </table:table-cell>
          <table:table-cell table:style-name="ce311" table:number-matrix-columns-spanned="1" table:number-matrix-rows-spanned="1" table:formula="of:=IF(VLOOKUP(OFFSET([.K19];-[.$A19];1-[.K$2]);[.$AG$4:.$AL$23];[.K$2]+1;FALSE())=[.$A19]-1;[.K$2]+([.$A19]-1)*MAX([.$A$2:.$AD$2]);0)" office:value-type="float" office:value="0" calcext:value-type="float">
            <text:p>0</text:p>
          </table:table-cell>
          <table:table-cell table:style-name="ce311" table:number-matrix-columns-spanned="1" table:number-matrix-rows-spanned="1" table:formula="of:=IF(VLOOKUP(OFFSET([.L19];-[.$A19];1-[.L$2]);[.$AG$4:.$AL$23];[.L$2]+1;FALSE())=[.$A19]-1;[.L$2]+([.$A19]-1)*MAX([.$A$2:.$AD$2]);0)" office:value-type="float" office:value="0" calcext:value-type="float">
            <text:p>0</text:p>
          </table:table-cell>
          <table:table-cell/>
          <table:table-cell table:style-name="ce317" table:number-matrix-columns-spanned="1" table:number-matrix-rows-spanned="1" table:formula="of:=IF(VLOOKUP(OFFSET([.N19];-[.$A19];1-[.N$2]);[.$AG$4:.$AL$23];[.N$2]+1;FALSE())=[.$A19]-1;[.N$2]+([.$A19]-1)*MAX([.$A$2:.$AD$2]);0)" office:value-type="float" office:value="1" calcext:value-type="float">
            <text:p>1</text:p>
          </table:table-cell>
          <table:table-cell table:style-name="ce317" table:number-matrix-columns-spanned="1" table:number-matrix-rows-spanned="1" table:formula="of:=IF(VLOOKUP(OFFSET([.O19];-[.$A19];1-[.O$2]);[.$AG$4:.$AL$23];[.O$2]+1;FALSE())=[.$A19]-1;[.O$2]+([.$A19]-1)*MAX([.$A$2:.$AD$2]);0)" office:value-type="float" office:value="2" calcext:value-type="float">
            <text:p>2</text:p>
          </table:table-cell>
          <table:table-cell table:style-name="ce317" table:number-matrix-columns-spanned="1" table:number-matrix-rows-spanned="1" table:formula="of:=IF(VLOOKUP(OFFSET([.P19];-[.$A19];1-[.P$2]);[.$AG$4:.$AL$23];[.P$2]+1;FALSE())=[.$A19]-1;[.P$2]+([.$A19]-1)*MAX([.$A$2:.$AD$2]);0)" office:value-type="float" office:value="0" calcext:value-type="float">
            <text:p>0</text:p>
          </table:table-cell>
          <table:table-cell table:style-name="ce317" table:number-matrix-columns-spanned="1" table:number-matrix-rows-spanned="1" table:formula="of:=IF(VLOOKUP(OFFSET([.Q19];-[.$A19];1-[.Q$2]);[.$AG$4:.$AL$23];[.Q$2]+1;FALSE())=[.$A19]-1;[.Q$2]+([.$A19]-1)*MAX([.$A$2:.$AD$2]);0)" office:value-type="float" office:value="4" calcext:value-type="float">
            <text:p>4</text:p>
          </table:table-cell>
          <table:table-cell table:style-name="ce317" table:number-matrix-columns-spanned="1" table:number-matrix-rows-spanned="1" table:formula="of:=IF(VLOOKUP(OFFSET([.R19];-[.$A19];1-[.R$2]);[.$AG$4:.$AL$23];[.R$2]+1;FALSE())=[.$A19]-1;[.R$2]+([.$A19]-1)*MAX([.$A$2:.$AD$2]);0)" office:value-type="float" office:value="5" calcext:value-type="float">
            <text:p>5</text:p>
          </table:table-cell>
          <table:table-cell/>
          <table:table-cell table:style-name="ce321" table:number-matrix-columns-spanned="1" table:number-matrix-rows-spanned="1" table:formula="of:=IF(VLOOKUP(OFFSET([.T19];-[.$A19];1-[.T$2]);[.$AG$4:.$AL$23];[.T$2]+1;FALSE())=[.$A19]-1;[.T$2]+([.$A19]-1)*MAX([.$A$2:.$AD$2]);0)" office:value-type="float" office:value="0" calcext:value-type="float">
            <text:p>0</text:p>
          </table:table-cell>
          <table:table-cell table:style-name="ce321" table:number-matrix-columns-spanned="1" table:number-matrix-rows-spanned="1" table:formula="of:=IF(VLOOKUP(OFFSET([.U19];-[.$A19];1-[.U$2]);[.$AG$4:.$AL$23];[.U$2]+1;FALSE())=[.$A19]-1;[.U$2]+([.$A19]-1)*MAX([.$A$2:.$AD$2]);0)" office:value-type="float" office:value="0" calcext:value-type="float">
            <text:p>0</text:p>
          </table:table-cell>
          <table:table-cell table:style-name="ce321" table:number-matrix-columns-spanned="1" table:number-matrix-rows-spanned="1" table:formula="of:=IF(VLOOKUP(OFFSET([.V19];-[.$A19];1-[.V$2]);[.$AG$4:.$AL$23];[.V$2]+1;FALSE())=[.$A19]-1;[.V$2]+([.$A19]-1)*MAX([.$A$2:.$AD$2]);0)" office:value-type="float" office:value="0" calcext:value-type="float">
            <text:p>0</text:p>
          </table:table-cell>
          <table:table-cell table:style-name="ce321" table:number-matrix-columns-spanned="1" table:number-matrix-rows-spanned="1" table:formula="of:=IF(VLOOKUP(OFFSET([.W19];-[.$A19];1-[.W$2]);[.$AG$4:.$AL$23];[.W$2]+1;FALSE())=[.$A19]-1;[.W$2]+([.$A19]-1)*MAX([.$A$2:.$AD$2]);0)" office:value-type="float" office:value="0" calcext:value-type="float">
            <text:p>0</text:p>
          </table:table-cell>
          <table:table-cell table:style-name="ce321" table:number-matrix-columns-spanned="1" table:number-matrix-rows-spanned="1" table:formula="of:=IF(VLOOKUP(OFFSET([.X19];-[.$A19];1-[.X$2]);[.$AG$4:.$AL$23];[.X$2]+1;FALSE())=[.$A19]-1;[.X$2]+([.$A19]-1)*MAX([.$A$2:.$AD$2]);0)" office:value-type="float" office:value="0" calcext:value-type="float">
            <text:p>0</text:p>
          </table:table-cell>
          <table:table-cell/>
          <table:table-cell table:style-name="ce325" table:number-matrix-columns-spanned="1" table:number-matrix-rows-spanned="1" table:formula="of:=IF(VLOOKUP(OFFSET([.Z19];-[.$A19];1-[.Z$2]);[.$AG$4:.$AL$23];[.Z$2]+1;FALSE())=[.$A19]-1;[.Z$2]+([.$A19]-1)*MAX([.$A$2:.$AD$2]);0)" office:value-type="float" office:value="0" calcext:value-type="float">
            <text:p>0</text:p>
          </table:table-cell>
          <table:table-cell table:style-name="ce325" table:number-matrix-columns-spanned="1" table:number-matrix-rows-spanned="1" table:formula="of:=IF(VLOOKUP(OFFSET([.AA19];-[.$A19];1-[.AA$2]);[.$AG$4:.$AL$23];[.AA$2]+1;FALSE())=[.$A19]-1;[.AA$2]+([.$A19]-1)*MAX([.$A$2:.$AD$2]);0)" office:value-type="float" office:value="0" calcext:value-type="float">
            <text:p>0</text:p>
          </table:table-cell>
          <table:table-cell table:style-name="ce325" table:number-matrix-columns-spanned="1" table:number-matrix-rows-spanned="1" table:formula="of:=IF(VLOOKUP(OFFSET([.AB19];-[.$A19];1-[.AB$2]);[.$AG$4:.$AL$23];[.AB$2]+1;FALSE())=[.$A19]-1;[.AB$2]+([.$A19]-1)*MAX([.$A$2:.$AD$2]);0)" office:value-type="float" office:value="3" calcext:value-type="float">
            <text:p>3</text:p>
          </table:table-cell>
          <table:table-cell table:style-name="ce325" table:number-matrix-columns-spanned="1" table:number-matrix-rows-spanned="1" table:formula="of:=IF(VLOOKUP(OFFSET([.AC19];-[.$A19];1-[.AC$2]);[.$AG$4:.$AL$23];[.AC$2]+1;FALSE())=[.$A19]-1;[.AC$2]+([.$A19]-1)*MAX([.$A$2:.$AD$2]);0)" office:value-type="float" office:value="0" calcext:value-type="float">
            <text:p>0</text:p>
          </table:table-cell>
          <table:table-cell table:style-name="ce325" table:number-matrix-columns-spanned="1" table:number-matrix-rows-spanned="1" table:formula="of:=IF(VLOOKUP(OFFSET([.AD19];-[.$A19];1-[.AD$2]);[.$AG$4:.$AL$23];[.AD$2]+1;FALSE())=[.$A19]-1;[.AD$2]+([.$A19]-1)*MAX([.$A$2:.$AD$2]);0)" office:value-type="float" office:value="0" calcext:value-type="float">
            <text:p>0</text:p>
          </table:table-cell>
          <table:table-cell table:number-columns-repeated="2"/>
          <table:table-cell table:formula="of:=['file:///Users/aysuncag/Desktop/Slot/AnalysisSlotGame/Slot%20Element%20Guide%20Project/Aquatic%20Treassures/AquaticTreasuresPAR.xlsm'#$Main.AT18]" office:value-type="float" office:value="16" calcext:value-type="float">
            <text:p>16</text:p>
          </table:table-cell>
          <table:table-cell table:formula="of:=['file:///Users/aysuncag/Desktop/Slot/AnalysisSlotGame/Slot%20Element%20Guide%20Project/Aquatic%20Treassures/AquaticTreasuresPAR.xlsm'#$Main.AU18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V18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W18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X18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Y18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Z18]" office:value-type="string" office:string-value="––‾––" calcext:value-type="string">
            <text:p>––‾––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7" table:number-matrix-columns-spanned="1" table:number-matrix-rows-spanned="1" table:formula="of:=IF(VLOOKUP(OFFSET([.B20];-[.$A20];1-[.B$2]);[.$AG$4:.$AL$23];[.B$2]+1;FALSE())=[.$A20]-1;[.B$2]+([.$A20]-1)*MAX([.$A$2:.$AD$2]);0)" office:value-type="float" office:value="6" calcext:value-type="float">
            <text:p>6</text:p>
          </table:table-cell>
          <table:table-cell table:style-name="ce307" table:number-matrix-columns-spanned="1" table:number-matrix-rows-spanned="1" table:formula="of:=IF(VLOOKUP(OFFSET([.C20];-[.$A20];1-[.C$2]);[.$AG$4:.$AL$23];[.C$2]+1;FALSE())=[.$A20]-1;[.C$2]+([.$A20]-1)*MAX([.$A$2:.$AD$2]);0)" office:value-type="float" office:value="7" calcext:value-type="float">
            <text:p>7</text:p>
          </table:table-cell>
          <table:table-cell table:style-name="ce307" table:number-matrix-columns-spanned="1" table:number-matrix-rows-spanned="1" table:formula="of:=IF(VLOOKUP(OFFSET([.D20];-[.$A20];1-[.D$2]);[.$AG$4:.$AL$23];[.D$2]+1;FALSE())=[.$A20]-1;[.D$2]+([.$A20]-1)*MAX([.$A$2:.$AD$2]);0)" office:value-type="float" office:value="0" calcext:value-type="float">
            <text:p>0</text:p>
          </table:table-cell>
          <table:table-cell table:style-name="ce307" table:number-matrix-columns-spanned="1" table:number-matrix-rows-spanned="1" table:formula="of:=IF(VLOOKUP(OFFSET([.E20];-[.$A20];1-[.E$2]);[.$AG$4:.$AL$23];[.E$2]+1;FALSE())=[.$A20]-1;[.E$2]+([.$A20]-1)*MAX([.$A$2:.$AD$2]);0)" office:value-type="float" office:value="9" calcext:value-type="float">
            <text:p>9</text:p>
          </table:table-cell>
          <table:table-cell table:style-name="ce307" table:number-matrix-columns-spanned="1" table:number-matrix-rows-spanned="1" table:formula="of:=IF(VLOOKUP(OFFSET([.F20];-[.$A20];1-[.F$2]);[.$AG$4:.$AL$23];[.F$2]+1;FALSE())=[.$A20]-1;[.F$2]+([.$A20]-1)*MAX([.$A$2:.$AD$2]);0)" office:value-type="float" office:value="10" calcext:value-type="float">
            <text:p>10</text:p>
          </table:table-cell>
          <table:table-cell/>
          <table:table-cell table:style-name="ce311" table:number-matrix-columns-spanned="1" table:number-matrix-rows-spanned="1" table:formula="of:=IF(VLOOKUP(OFFSET([.H20];-[.$A20];1-[.H$2]);[.$AG$4:.$AL$23];[.H$2]+1;FALSE())=[.$A20]-1;[.H$2]+([.$A20]-1)*MAX([.$A$2:.$AD$2]);0)" office:value-type="float" office:value="6" calcext:value-type="float">
            <text:p>6</text:p>
          </table:table-cell>
          <table:table-cell table:style-name="ce311" table:number-matrix-columns-spanned="1" table:number-matrix-rows-spanned="1" table:formula="of:=IF(VLOOKUP(OFFSET([.I20];-[.$A20];1-[.I$2]);[.$AG$4:.$AL$23];[.I$2]+1;FALSE())=[.$A20]-1;[.I$2]+([.$A20]-1)*MAX([.$A$2:.$AD$2]);0)" office:value-type="float" office:value="7" calcext:value-type="float">
            <text:p>7</text:p>
          </table:table-cell>
          <table:table-cell table:style-name="ce311" table:number-matrix-columns-spanned="1" table:number-matrix-rows-spanned="1" table:formula="of:=IF(VLOOKUP(OFFSET([.J20];-[.$A20];1-[.J$2]);[.$AG$4:.$AL$23];[.J$2]+1;FALSE())=[.$A20]-1;[.J$2]+([.$A20]-1)*MAX([.$A$2:.$AD$2]);0)" office:value-type="float" office:value="0" calcext:value-type="float">
            <text:p>0</text:p>
          </table:table-cell>
          <table:table-cell table:style-name="ce311" table:number-matrix-columns-spanned="1" table:number-matrix-rows-spanned="1" table:formula="of:=IF(VLOOKUP(OFFSET([.K20];-[.$A20];1-[.K$2]);[.$AG$4:.$AL$23];[.K$2]+1;FALSE())=[.$A20]-1;[.K$2]+([.$A20]-1)*MAX([.$A$2:.$AD$2]);0)" office:value-type="float" office:value="9" calcext:value-type="float">
            <text:p>9</text:p>
          </table:table-cell>
          <table:table-cell table:style-name="ce311" table:number-matrix-columns-spanned="1" table:number-matrix-rows-spanned="1" table:formula="of:=IF(VLOOKUP(OFFSET([.L20];-[.$A20];1-[.L$2]);[.$AG$4:.$AL$23];[.L$2]+1;FALSE())=[.$A20]-1;[.L$2]+([.$A20]-1)*MAX([.$A$2:.$AD$2]);0)" office:value-type="float" office:value="10" calcext:value-type="float">
            <text:p>10</text:p>
          </table:table-cell>
          <table:table-cell/>
          <table:table-cell table:style-name="ce317" table:number-matrix-columns-spanned="1" table:number-matrix-rows-spanned="1" table:formula="of:=IF(VLOOKUP(OFFSET([.N20];-[.$A20];1-[.N$2]);[.$AG$4:.$AL$23];[.N$2]+1;FALSE())=[.$A20]-1;[.N$2]+([.$A20]-1)*MAX([.$A$2:.$AD$2]);0)" office:value-type="float" office:value="0" calcext:value-type="float">
            <text:p>0</text:p>
          </table:table-cell>
          <table:table-cell table:style-name="ce317" table:number-matrix-columns-spanned="1" table:number-matrix-rows-spanned="1" table:formula="of:=IF(VLOOKUP(OFFSET([.O20];-[.$A20];1-[.O$2]);[.$AG$4:.$AL$23];[.O$2]+1;FALSE())=[.$A20]-1;[.O$2]+([.$A20]-1)*MAX([.$A$2:.$AD$2]);0)" office:value-type="float" office:value="0" calcext:value-type="float">
            <text:p>0</text:p>
          </table:table-cell>
          <table:table-cell table:style-name="ce317" table:number-matrix-columns-spanned="1" table:number-matrix-rows-spanned="1" table:formula="of:=IF(VLOOKUP(OFFSET([.P20];-[.$A20];1-[.P$2]);[.$AG$4:.$AL$23];[.P$2]+1;FALSE())=[.$A20]-1;[.P$2]+([.$A20]-1)*MAX([.$A$2:.$AD$2]);0)" office:value-type="float" office:value="8" calcext:value-type="float">
            <text:p>8</text:p>
          </table:table-cell>
          <table:table-cell table:style-name="ce317" table:number-matrix-columns-spanned="1" table:number-matrix-rows-spanned="1" table:formula="of:=IF(VLOOKUP(OFFSET([.Q20];-[.$A20];1-[.Q$2]);[.$AG$4:.$AL$23];[.Q$2]+1;FALSE())=[.$A20]-1;[.Q$2]+([.$A20]-1)*MAX([.$A$2:.$AD$2]);0)" office:value-type="float" office:value="0" calcext:value-type="float">
            <text:p>0</text:p>
          </table:table-cell>
          <table:table-cell table:style-name="ce317" table:number-matrix-columns-spanned="1" table:number-matrix-rows-spanned="1" table:formula="of:=IF(VLOOKUP(OFFSET([.R20];-[.$A20];1-[.R$2]);[.$AG$4:.$AL$23];[.R$2]+1;FALSE())=[.$A20]-1;[.R$2]+([.$A20]-1)*MAX([.$A$2:.$AD$2]);0)" office:value-type="float" office:value="0" calcext:value-type="float">
            <text:p>0</text:p>
          </table:table-cell>
          <table:table-cell/>
          <table:table-cell table:style-name="ce321" table:number-matrix-columns-spanned="1" table:number-matrix-rows-spanned="1" table:formula="of:=IF(VLOOKUP(OFFSET([.T20];-[.$A20];1-[.T$2]);[.$AG$4:.$AL$23];[.T$2]+1;FALSE())=[.$A20]-1;[.T$2]+([.$A20]-1)*MAX([.$A$2:.$AD$2]);0)" office:value-type="float" office:value="0" calcext:value-type="float">
            <text:p>0</text:p>
          </table:table-cell>
          <table:table-cell table:style-name="ce321" table:number-matrix-columns-spanned="1" table:number-matrix-rows-spanned="1" table:formula="of:=IF(VLOOKUP(OFFSET([.U20];-[.$A20];1-[.U$2]);[.$AG$4:.$AL$23];[.U$2]+1;FALSE())=[.$A20]-1;[.U$2]+([.$A20]-1)*MAX([.$A$2:.$AD$2]);0)" office:value-type="float" office:value="0" calcext:value-type="float">
            <text:p>0</text:p>
          </table:table-cell>
          <table:table-cell table:style-name="ce321" table:number-matrix-columns-spanned="1" table:number-matrix-rows-spanned="1" table:formula="of:=IF(VLOOKUP(OFFSET([.V20];-[.$A20];1-[.V$2]);[.$AG$4:.$AL$23];[.V$2]+1;FALSE())=[.$A20]-1;[.V$2]+([.$A20]-1)*MAX([.$A$2:.$AD$2]);0)" office:value-type="float" office:value="8" calcext:value-type="float">
            <text:p>8</text:p>
          </table:table-cell>
          <table:table-cell table:style-name="ce321" table:number-matrix-columns-spanned="1" table:number-matrix-rows-spanned="1" table:formula="of:=IF(VLOOKUP(OFFSET([.W20];-[.$A20];1-[.W$2]);[.$AG$4:.$AL$23];[.W$2]+1;FALSE())=[.$A20]-1;[.W$2]+([.$A20]-1)*MAX([.$A$2:.$AD$2]);0)" office:value-type="float" office:value="0" calcext:value-type="float">
            <text:p>0</text:p>
          </table:table-cell>
          <table:table-cell table:style-name="ce321" table:number-matrix-columns-spanned="1" table:number-matrix-rows-spanned="1" table:formula="of:=IF(VLOOKUP(OFFSET([.X20];-[.$A20];1-[.X$2]);[.$AG$4:.$AL$23];[.X$2]+1;FALSE())=[.$A20]-1;[.X$2]+([.$A20]-1)*MAX([.$A$2:.$AD$2]);0)" office:value-type="float" office:value="0" calcext:value-type="float">
            <text:p>0</text:p>
          </table:table-cell>
          <table:table-cell/>
          <table:table-cell table:style-name="ce325" table:number-matrix-columns-spanned="1" table:number-matrix-rows-spanned="1" table:formula="of:=IF(VLOOKUP(OFFSET([.Z20];-[.$A20];1-[.Z$2]);[.$AG$4:.$AL$23];[.Z$2]+1;FALSE())=[.$A20]-1;[.Z$2]+([.$A20]-1)*MAX([.$A$2:.$AD$2]);0)" office:value-type="float" office:value="6" calcext:value-type="float">
            <text:p>6</text:p>
          </table:table-cell>
          <table:table-cell table:style-name="ce325" table:number-matrix-columns-spanned="1" table:number-matrix-rows-spanned="1" table:formula="of:=IF(VLOOKUP(OFFSET([.AA20];-[.$A20];1-[.AA$2]);[.$AG$4:.$AL$23];[.AA$2]+1;FALSE())=[.$A20]-1;[.AA$2]+([.$A20]-1)*MAX([.$A$2:.$AD$2]);0)" office:value-type="float" office:value="0" calcext:value-type="float">
            <text:p>0</text:p>
          </table:table-cell>
          <table:table-cell table:style-name="ce325" table:number-matrix-columns-spanned="1" table:number-matrix-rows-spanned="1" table:formula="of:=IF(VLOOKUP(OFFSET([.AB20];-[.$A20];1-[.AB$2]);[.$AG$4:.$AL$23];[.AB$2]+1;FALSE())=[.$A20]-1;[.AB$2]+([.$A20]-1)*MAX([.$A$2:.$AD$2]);0)" office:value-type="float" office:value="0" calcext:value-type="float">
            <text:p>0</text:p>
          </table:table-cell>
          <table:table-cell table:style-name="ce325" table:number-matrix-columns-spanned="1" table:number-matrix-rows-spanned="1" table:formula="of:=IF(VLOOKUP(OFFSET([.AC20];-[.$A20];1-[.AC$2]);[.$AG$4:.$AL$23];[.AC$2]+1;FALSE())=[.$A20]-1;[.AC$2]+([.$A20]-1)*MAX([.$A$2:.$AD$2]);0)" office:value-type="float" office:value="0" calcext:value-type="float">
            <text:p>0</text:p>
          </table:table-cell>
          <table:table-cell table:style-name="ce325" table:number-matrix-columns-spanned="1" table:number-matrix-rows-spanned="1" table:formula="of:=IF(VLOOKUP(OFFSET([.AD20];-[.$A20];1-[.AD$2]);[.$AG$4:.$AL$23];[.AD$2]+1;FALSE())=[.$A20]-1;[.AD$2]+([.$A20]-1)*MAX([.$A$2:.$AD$2]);0)" office:value-type="float" office:value="10" calcext:value-type="float">
            <text:p>10</text:p>
          </table:table-cell>
          <table:table-cell table:number-columns-repeated="2"/>
          <table:table-cell table:formula="of:=['file:///Users/aysuncag/Desktop/Slot/AnalysisSlotGame/Slot%20Element%20Guide%20Project/Aquatic%20Treassures/AquaticTreasuresPAR.xlsm'#$Main.AT19]" office:value-type="float" office:value="17" calcext:value-type="float">
            <text:p>17</text:p>
          </table:table-cell>
          <table:table-cell table:formula="of:=['file:///Users/aysuncag/Desktop/Slot/AnalysisSlotGame/Slot%20Element%20Guide%20Project/Aquatic%20Treassures/AquaticTreasuresPAR.xlsm'#$Main.AU19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V19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W19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X19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Y19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Z19]" office:value-type="string" office:string-value="––_––" calcext:value-type="string">
            <text:p>––_––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07" table:number-matrix-columns-spanned="1" table:number-matrix-rows-spanned="1" table:formula="of:=IF(VLOOKUP(OFFSET([.B21];-[.$A21];1-[.B$2]);[.$AG$4:.$AL$23];[.B$2]+1;FALSE())=[.$A21]-1;[.B$2]+([.$A21]-1)*MAX([.$A$2:.$AD$2]);0)" office:value-type="float" office:value="0" calcext:value-type="float">
            <text:p>0</text:p>
          </table:table-cell>
          <table:table-cell table:style-name="ce307" table:number-matrix-columns-spanned="1" table:number-matrix-rows-spanned="1" table:formula="of:=IF(VLOOKUP(OFFSET([.C21];-[.$A21];1-[.C$2]);[.$AG$4:.$AL$23];[.C$2]+1;FALSE())=[.$A21]-1;[.C$2]+([.$A21]-1)*MAX([.$A$2:.$AD$2]);0)" office:value-type="float" office:value="0" calcext:value-type="float">
            <text:p>0</text:p>
          </table:table-cell>
          <table:table-cell table:style-name="ce307" table:number-matrix-columns-spanned="1" table:number-matrix-rows-spanned="1" table:formula="of:=IF(VLOOKUP(OFFSET([.D21];-[.$A21];1-[.D$2]);[.$AG$4:.$AL$23];[.D$2]+1;FALSE())=[.$A21]-1;[.D$2]+([.$A21]-1)*MAX([.$A$2:.$AD$2]);0)" office:value-type="float" office:value="0" calcext:value-type="float">
            <text:p>0</text:p>
          </table:table-cell>
          <table:table-cell table:style-name="ce307" table:number-matrix-columns-spanned="1" table:number-matrix-rows-spanned="1" table:formula="of:=IF(VLOOKUP(OFFSET([.E21];-[.$A21];1-[.E$2]);[.$AG$4:.$AL$23];[.E$2]+1;FALSE())=[.$A21]-1;[.E$2]+([.$A21]-1)*MAX([.$A$2:.$AD$2]);0)" office:value-type="float" office:value="0" calcext:value-type="float">
            <text:p>0</text:p>
          </table:table-cell>
          <table:table-cell table:style-name="ce307" table:number-matrix-columns-spanned="1" table:number-matrix-rows-spanned="1" table:formula="of:=IF(VLOOKUP(OFFSET([.F21];-[.$A21];1-[.F$2]);[.$AG$4:.$AL$23];[.F$2]+1;FALSE())=[.$A21]-1;[.F$2]+([.$A21]-1)*MAX([.$A$2:.$AD$2]);0)" office:value-type="float" office:value="0" calcext:value-type="float">
            <text:p>0</text:p>
          </table:table-cell>
          <table:table-cell/>
          <table:table-cell table:style-name="ce311" table:number-matrix-columns-spanned="1" table:number-matrix-rows-spanned="1" table:formula="of:=IF(VLOOKUP(OFFSET([.H21];-[.$A21];1-[.H$2]);[.$AG$4:.$AL$23];[.H$2]+1;FALSE())=[.$A21]-1;[.H$2]+([.$A21]-1)*MAX([.$A$2:.$AD$2]);0)" office:value-type="float" office:value="0" calcext:value-type="float">
            <text:p>0</text:p>
          </table:table-cell>
          <table:table-cell table:style-name="ce311" table:number-matrix-columns-spanned="1" table:number-matrix-rows-spanned="1" table:formula="of:=IF(VLOOKUP(OFFSET([.I21];-[.$A21];1-[.I$2]);[.$AG$4:.$AL$23];[.I$2]+1;FALSE())=[.$A21]-1;[.I$2]+([.$A21]-1)*MAX([.$A$2:.$AD$2]);0)" office:value-type="float" office:value="0" calcext:value-type="float">
            <text:p>0</text:p>
          </table:table-cell>
          <table:table-cell table:style-name="ce311" table:number-matrix-columns-spanned="1" table:number-matrix-rows-spanned="1" table:formula="of:=IF(VLOOKUP(OFFSET([.J21];-[.$A21];1-[.J$2]);[.$AG$4:.$AL$23];[.J$2]+1;FALSE())=[.$A21]-1;[.J$2]+([.$A21]-1)*MAX([.$A$2:.$AD$2]);0)" office:value-type="float" office:value="13" calcext:value-type="float">
            <text:p>13</text:p>
          </table:table-cell>
          <table:table-cell table:style-name="ce311" table:number-matrix-columns-spanned="1" table:number-matrix-rows-spanned="1" table:formula="of:=IF(VLOOKUP(OFFSET([.K21];-[.$A21];1-[.K$2]);[.$AG$4:.$AL$23];[.K$2]+1;FALSE())=[.$A21]-1;[.K$2]+([.$A21]-1)*MAX([.$A$2:.$AD$2]);0)" office:value-type="float" office:value="0" calcext:value-type="float">
            <text:p>0</text:p>
          </table:table-cell>
          <table:table-cell table:style-name="ce311" table:number-matrix-columns-spanned="1" table:number-matrix-rows-spanned="1" table:formula="of:=IF(VLOOKUP(OFFSET([.L21];-[.$A21];1-[.L$2]);[.$AG$4:.$AL$23];[.L$2]+1;FALSE())=[.$A21]-1;[.L$2]+([.$A21]-1)*MAX([.$A$2:.$AD$2]);0)" office:value-type="float" office:value="0" calcext:value-type="float">
            <text:p>0</text:p>
          </table:table-cell>
          <table:table-cell/>
          <table:table-cell table:style-name="ce317" table:number-matrix-columns-spanned="1" table:number-matrix-rows-spanned="1" table:formula="of:=IF(VLOOKUP(OFFSET([.N21];-[.$A21];1-[.N$2]);[.$AG$4:.$AL$23];[.N$2]+1;FALSE())=[.$A21]-1;[.N$2]+([.$A21]-1)*MAX([.$A$2:.$AD$2]);0)" office:value-type="float" office:value="0" calcext:value-type="float">
            <text:p>0</text:p>
          </table:table-cell>
          <table:table-cell table:style-name="ce317" table:number-matrix-columns-spanned="1" table:number-matrix-rows-spanned="1" table:formula="of:=IF(VLOOKUP(OFFSET([.O21];-[.$A21];1-[.O$2]);[.$AG$4:.$AL$23];[.O$2]+1;FALSE())=[.$A21]-1;[.O$2]+([.$A21]-1)*MAX([.$A$2:.$AD$2]);0)" office:value-type="float" office:value="0" calcext:value-type="float">
            <text:p>0</text:p>
          </table:table-cell>
          <table:table-cell table:style-name="ce317" table:number-matrix-columns-spanned="1" table:number-matrix-rows-spanned="1" table:formula="of:=IF(VLOOKUP(OFFSET([.P21];-[.$A21];1-[.P$2]);[.$AG$4:.$AL$23];[.P$2]+1;FALSE())=[.$A21]-1;[.P$2]+([.$A21]-1)*MAX([.$A$2:.$AD$2]);0)" office:value-type="float" office:value="0" calcext:value-type="float">
            <text:p>0</text:p>
          </table:table-cell>
          <table:table-cell table:style-name="ce317" table:number-matrix-columns-spanned="1" table:number-matrix-rows-spanned="1" table:formula="of:=IF(VLOOKUP(OFFSET([.Q21];-[.$A21];1-[.Q$2]);[.$AG$4:.$AL$23];[.Q$2]+1;FALSE())=[.$A21]-1;[.Q$2]+([.$A21]-1)*MAX([.$A$2:.$AD$2]);0)" office:value-type="float" office:value="0" calcext:value-type="float">
            <text:p>0</text:p>
          </table:table-cell>
          <table:table-cell table:style-name="ce317" table:number-matrix-columns-spanned="1" table:number-matrix-rows-spanned="1" table:formula="of:=IF(VLOOKUP(OFFSET([.R21];-[.$A21];1-[.R$2]);[.$AG$4:.$AL$23];[.R$2]+1;FALSE())=[.$A21]-1;[.R$2]+([.$A21]-1)*MAX([.$A$2:.$AD$2]);0)" office:value-type="float" office:value="0" calcext:value-type="float">
            <text:p>0</text:p>
          </table:table-cell>
          <table:table-cell/>
          <table:table-cell table:style-name="ce321" table:number-matrix-columns-spanned="1" table:number-matrix-rows-spanned="1" table:formula="of:=IF(VLOOKUP(OFFSET([.T21];-[.$A21];1-[.T$2]);[.$AG$4:.$AL$23];[.T$2]+1;FALSE())=[.$A21]-1;[.T$2]+([.$A21]-1)*MAX([.$A$2:.$AD$2]);0)" office:value-type="float" office:value="11" calcext:value-type="float">
            <text:p>11</text:p>
          </table:table-cell>
          <table:table-cell table:style-name="ce321" table:number-matrix-columns-spanned="1" table:number-matrix-rows-spanned="1" table:formula="of:=IF(VLOOKUP(OFFSET([.U21];-[.$A21];1-[.U$2]);[.$AG$4:.$AL$23];[.U$2]+1;FALSE())=[.$A21]-1;[.U$2]+([.$A21]-1)*MAX([.$A$2:.$AD$2]);0)" office:value-type="float" office:value="12" calcext:value-type="float">
            <text:p>12</text:p>
          </table:table-cell>
          <table:table-cell table:style-name="ce321" table:number-matrix-columns-spanned="1" table:number-matrix-rows-spanned="1" table:formula="of:=IF(VLOOKUP(OFFSET([.V21];-[.$A21];1-[.V$2]);[.$AG$4:.$AL$23];[.V$2]+1;FALSE())=[.$A21]-1;[.V$2]+([.$A21]-1)*MAX([.$A$2:.$AD$2]);0)" office:value-type="float" office:value="0" calcext:value-type="float">
            <text:p>0</text:p>
          </table:table-cell>
          <table:table-cell table:style-name="ce321" table:number-matrix-columns-spanned="1" table:number-matrix-rows-spanned="1" table:formula="of:=IF(VLOOKUP(OFFSET([.W21];-[.$A21];1-[.W$2]);[.$AG$4:.$AL$23];[.W$2]+1;FALSE())=[.$A21]-1;[.W$2]+([.$A21]-1)*MAX([.$A$2:.$AD$2]);0)" office:value-type="float" office:value="14" calcext:value-type="float">
            <text:p>14</text:p>
          </table:table-cell>
          <table:table-cell table:style-name="ce321" table:number-matrix-columns-spanned="1" table:number-matrix-rows-spanned="1" table:formula="of:=IF(VLOOKUP(OFFSET([.X21];-[.$A21];1-[.X$2]);[.$AG$4:.$AL$23];[.X$2]+1;FALSE())=[.$A21]-1;[.X$2]+([.$A21]-1)*MAX([.$A$2:.$AD$2]);0)" office:value-type="float" office:value="15" calcext:value-type="float">
            <text:p>15</text:p>
          </table:table-cell>
          <table:table-cell/>
          <table:table-cell table:style-name="ce325" table:number-matrix-columns-spanned="1" table:number-matrix-rows-spanned="1" table:formula="of:=IF(VLOOKUP(OFFSET([.Z21];-[.$A21];1-[.Z$2]);[.$AG$4:.$AL$23];[.Z$2]+1;FALSE())=[.$A21]-1;[.Z$2]+([.$A21]-1)*MAX([.$A$2:.$AD$2]);0)" office:value-type="float" office:value="0" calcext:value-type="float">
            <text:p>0</text:p>
          </table:table-cell>
          <table:table-cell table:style-name="ce325" table:number-matrix-columns-spanned="1" table:number-matrix-rows-spanned="1" table:formula="of:=IF(VLOOKUP(OFFSET([.AA21];-[.$A21];1-[.AA$2]);[.$AG$4:.$AL$23];[.AA$2]+1;FALSE())=[.$A21]-1;[.AA$2]+([.$A21]-1)*MAX([.$A$2:.$AD$2]);0)" office:value-type="float" office:value="12" calcext:value-type="float">
            <text:p>12</text:p>
          </table:table-cell>
          <table:table-cell table:style-name="ce325" table:number-matrix-columns-spanned="1" table:number-matrix-rows-spanned="1" table:formula="of:=IF(VLOOKUP(OFFSET([.AB21];-[.$A21];1-[.AB$2]);[.$AG$4:.$AL$23];[.AB$2]+1;FALSE())=[.$A21]-1;[.AB$2]+([.$A21]-1)*MAX([.$A$2:.$AD$2]);0)" office:value-type="float" office:value="0" calcext:value-type="float">
            <text:p>0</text:p>
          </table:table-cell>
          <table:table-cell table:style-name="ce325" table:number-matrix-columns-spanned="1" table:number-matrix-rows-spanned="1" table:formula="of:=IF(VLOOKUP(OFFSET([.AC21];-[.$A21];1-[.AC$2]);[.$AG$4:.$AL$23];[.AC$2]+1;FALSE())=[.$A21]-1;[.AC$2]+([.$A21]-1)*MAX([.$A$2:.$AD$2]);0)" office:value-type="float" office:value="14" calcext:value-type="float">
            <text:p>14</text:p>
          </table:table-cell>
          <table:table-cell table:style-name="ce325" table:number-matrix-columns-spanned="1" table:number-matrix-rows-spanned="1" table:formula="of:=IF(VLOOKUP(OFFSET([.AD21];-[.$A21];1-[.AD$2]);[.$AG$4:.$AL$23];[.AD$2]+1;FALSE())=[.$A21]-1;[.AD$2]+([.$A21]-1)*MAX([.$A$2:.$AD$2]);0)" office:value-type="float" office:value="0" calcext:value-type="float">
            <text:p>0</text:p>
          </table:table-cell>
          <table:table-cell table:number-columns-repeated="2"/>
          <table:table-cell table:formula="of:=['file:///Users/aysuncag/Desktop/Slot/AnalysisSlotGame/Slot%20Element%20Guide%20Project/Aquatic%20Treassures/AquaticTreasuresPAR.xlsm'#$Main.AT20]" office:value-type="float" office:value="18" calcext:value-type="float">
            <text:p>18</text:p>
          </table:table-cell>
          <table:table-cell table:formula="of:=['file:///Users/aysuncag/Desktop/Slot/AnalysisSlotGame/Slot%20Element%20Guide%20Project/Aquatic%20Treassures/AquaticTreasuresPAR.xlsm'#$Main.AU20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V20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W20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X20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Y20]" office:value-type="float" office:value="0" calcext:value-type="float">
            <text:p>0</text:p>
          </table:table-cell>
          <table:table-cell table:formula="of:=['file:///Users/aysuncag/Desktop/Slot/AnalysisSlotGame/Slot%20Element%20Guide%20Project/Aquatic%20Treassures/AquaticTreasuresPAR.xlsm'#$Main.AZ20]" office:value-type="string" office:string-value="‾‾–‾‾" calcext:value-type="string">
            <text:p>‾‾–‾‾</text:p>
          </table:table-cell>
        </table:table-row>
        <table:table-row table:style-name="ro1">
          <table:table-cell table:style-name="ce100"/>
          <table:table-cell table:number-columns-repeated="31"/>
          <table:table-cell table:formula="of:=['file:///Users/aysuncag/Desktop/Slot/AnalysisSlotGame/Slot%20Element%20Guide%20Project/Aquatic%20Treassures/AquaticTreasuresPAR.xlsm'#$Main.AT21]" office:value-type="float" office:value="19" calcext:value-type="float">
            <text:p>19</text:p>
          </table:table-cell>
          <table:table-cell table:formula="of:=['file:///Users/aysuncag/Desktop/Slot/AnalysisSlotGame/Slot%20Element%20Guide%20Project/Aquatic%20Treassures/AquaticTreasuresPAR.xlsm'#$Main.AU21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V21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W21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X21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Y21]" office:value-type="float" office:value="2" calcext:value-type="float">
            <text:p>2</text:p>
          </table:table-cell>
          <table:table-cell table:formula="of:=['file:///Users/aysuncag/Desktop/Slot/AnalysisSlotGame/Slot%20Element%20Guide%20Project/Aquatic%20Treassures/AquaticTreasuresPAR.xlsm'#$Main.AZ21]" office:value-type="string" office:string-value="__–__" calcext:value-type="string">
            <text:p>__–__</text:p>
          </table:table-cell>
        </table:table-row>
        <table:table-row table:style-name="ro1">
          <table:table-cell table:style-name="ce100"/>
          <table:table-cell table:number-columns-repeated="9"/>
          <table:table-cell table:style-name="ce312" table:number-columns-repeated="3"/>
          <table:table-cell table:number-columns-repeated="19"/>
          <table:table-cell table:style-name="ce6" table:formula="of:=['file:///Users/aysuncag/Desktop/Slot/AnalysisSlotGame/Slot%20Element%20Guide%20Project/Aquatic%20Treassures/AquaticTreasuresPAR.xlsm'#$Main.AT22]" office:value-type="float" office:value="20" calcext:value-type="float">
            <text:p>20</text:p>
          </table:table-cell>
          <table:table-cell table:style-name="ce331" table:formula="of:=['file:///Users/aysuncag/Desktop/Slot/AnalysisSlotGame/Slot%20Element%20Guide%20Project/Aquatic%20Treassures/AquaticTreasuresPAR.xlsm'#$Main.AU22]" office:value-type="float" office:value="1" calcext:value-type="float">
            <text:p>1</text:p>
          </table:table-cell>
          <table:table-cell table:style-name="ce336" table:formula="of:=['file:///Users/aysuncag/Desktop/Slot/AnalysisSlotGame/Slot%20Element%20Guide%20Project/Aquatic%20Treassures/AquaticTreasuresPAR.xlsm'#$Main.AV22]" office:value-type="float" office:value="2" calcext:value-type="float">
            <text:p>2</text:p>
          </table:table-cell>
          <table:table-cell table:style-name="ce336" table:formula="of:=['file:///Users/aysuncag/Desktop/Slot/AnalysisSlotGame/Slot%20Element%20Guide%20Project/Aquatic%20Treassures/AquaticTreasuresPAR.xlsm'#$Main.AW22]" office:value-type="float" office:value="0" calcext:value-type="float">
            <text:p>0</text:p>
          </table:table-cell>
          <table:table-cell table:style-name="ce336" table:formula="of:=['file:///Users/aysuncag/Desktop/Slot/AnalysisSlotGame/Slot%20Element%20Guide%20Project/Aquatic%20Treassures/AquaticTreasuresPAR.xlsm'#$Main.AX22]" office:value-type="float" office:value="2" calcext:value-type="float">
            <text:p>2</text:p>
          </table:table-cell>
          <table:table-cell table:style-name="ce341" table:formula="of:=['file:///Users/aysuncag/Desktop/Slot/AnalysisSlotGame/Slot%20Element%20Guide%20Project/Aquatic%20Treassures/AquaticTreasuresPAR.xlsm'#$Main.AY22]" office:value-type="float" office:value="1" calcext:value-type="float">
            <text:p>1</text:p>
          </table:table-cell>
          <table:table-cell table:formula="of:=['file:///Users/aysuncag/Desktop/Slot/AnalysisSlotGame/Slot%20Element%20Guide%20Project/Aquatic%20Treassures/AquaticTreasuresPAR.xlsm'#$Main.AZ22]" office:value-type="string" office:string-value="–_‾_–" calcext:value-type="string">
            <text:p>–_‾_–</text:p>
          </table:table-cell>
        </table:table-row>
        <table:table-row table:style-name="ro1">
          <table:table-cell table:style-name="ce100"/>
          <table:table-cell table:number-columns-repeated="9"/>
          <table:table-cell table:style-name="ce312" table:number-columns-repeated="3"/>
          <table:table-cell table:number-columns-repeated="19"/>
          <table:table-cell table:style-name="ce100" table:number-columns-repeated="7"/>
        </table:table-row>
        <table:table-row table:style-name="ro1">
          <table:table-cell table:style-name="ce100"/>
          <table:table-cell table:number-columns-repeated="9"/>
          <table:table-cell table:style-name="ce312" table:number-columns-repeated="3"/>
          <table:table-cell table:number-columns-repeated="19"/>
          <table:table-cell table:style-name="ce100"/>
          <table:table-cell table:style-name="ce27" table:formula="of:=['file:///Users/aysuncag/Desktop/Slot/AnalysisSlotGame/Slot%20Element%20Guide%20Project/Aquatic%20Treassures/AquaticTreasuresPAR.xlsm'#$Main.AU24]" office:value-type="string" office:string-value="Count of lines through" calcext:value-type="string" table:number-columns-spanned="5" table:number-rows-spanned="1">
            <text:p>Count of lines through</text:p>
          </table:table-cell>
          <table:covered-table-cell table:style-name="ce332" table:formula="of:=['file:///Users/aysuncag/Desktop/Slot/AnalysisSlotGame/Slot%20Element%20Guide%20Project/Aquatic%20Treassures/AquaticTreasuresPAR.xlsm'#$Main.AV24]" office:value-type="float" office:value="0" calcext:value-type="float">
            <text:p>0</text:p>
          </table:covered-table-cell>
          <table:covered-table-cell table:style-name="ce332" table:formula="of:=['file:///Users/aysuncag/Desktop/Slot/AnalysisSlotGame/Slot%20Element%20Guide%20Project/Aquatic%20Treassures/AquaticTreasuresPAR.xlsm'#$Main.AW24]" office:value-type="float" office:value="0" calcext:value-type="float">
            <text:p>0</text:p>
          </table:covered-table-cell>
          <table:covered-table-cell table:style-name="ce332" table:formula="of:=['file:///Users/aysuncag/Desktop/Slot/AnalysisSlotGame/Slot%20Element%20Guide%20Project/Aquatic%20Treassures/AquaticTreasuresPAR.xlsm'#$Main.AX24]" office:value-type="float" office:value="0" calcext:value-type="float">
            <text:p>0</text:p>
          </table:covered-table-cell>
          <table:covered-table-cell table:style-name="ce337" table:formula="of:=['file:///Users/aysuncag/Desktop/Slot/AnalysisSlotGame/Slot%20Element%20Guide%20Project/Aquatic%20Treassures/AquaticTreasuresPAR.xlsm'#$Main.AY24]" office:value-type="float" office:value="0" calcext:value-type="float">
            <text:p>0</text:p>
          </table:covered-table-cell>
          <table:table-cell table:style-name="ce100"/>
        </table:table-row>
        <table:table-row table:style-name="ro1">
          <table:table-cell table:style-name="ce100"/>
          <table:table-cell table:number-columns-repeated="31"/>
          <table:table-cell table:style-name="ce7" table:formula="of:=['file:///Users/aysuncag/Desktop/Slot/AnalysisSlotGame/Slot%20Element%20Guide%20Project/Aquatic%20Treassures/AquaticTreasuresPAR.xlsm'#$Main.AT25]" office:value-type="float" office:value="0" calcext:value-type="float">
            <text:p>0</text:p>
          </table:table-cell>
          <table:table-cell table:style-name="ce2" table:formula="of:=['file:///Users/aysuncag/Desktop/Slot/AnalysisSlotGame/Slot%20Element%20Guide%20Project/Aquatic%20Treassures/AquaticTreasuresPAR.xlsm'#$Main.AU25]" office:value-type="float" office:value="6" calcext:value-type="float">
            <text:p>6</text:p>
          </table:table-cell>
          <table:table-cell table:style-name="ce11" table:formula="of:=['file:///Users/aysuncag/Desktop/Slot/AnalysisSlotGame/Slot%20Element%20Guide%20Project/Aquatic%20Treassures/AquaticTreasuresPAR.xlsm'#$Main.AV25]" office:value-type="float" office:value="5" calcext:value-type="float">
            <text:p>5</text:p>
          </table:table-cell>
          <table:table-cell table:style-name="ce11" table:formula="of:=['file:///Users/aysuncag/Desktop/Slot/AnalysisSlotGame/Slot%20Element%20Guide%20Project/Aquatic%20Treassures/AquaticTreasuresPAR.xlsm'#$Main.AW25]" office:value-type="float" office:value="6" calcext:value-type="float">
            <text:p>6</text:p>
          </table:table-cell>
          <table:table-cell table:style-name="ce11" table:formula="of:=['file:///Users/aysuncag/Desktop/Slot/AnalysisSlotGame/Slot%20Element%20Guide%20Project/Aquatic%20Treassures/AquaticTreasuresPAR.xlsm'#$Main.AX25]" office:value-type="float" office:value="5" calcext:value-type="float">
            <text:p>5</text:p>
          </table:table-cell>
          <table:table-cell table:style-name="ce19" table:formula="of:=['file:///Users/aysuncag/Desktop/Slot/AnalysisSlotGame/Slot%20Element%20Guide%20Project/Aquatic%20Treassures/AquaticTreasuresPAR.xlsm'#$Main.AY25]" office:value-type="float" office:value="6" calcext:value-type="float">
            <text:p>6</text:p>
          </table:table-cell>
          <table:table-cell table:style-name="ce100"/>
        </table:table-row>
        <table:table-row table:style-name="ro1">
          <table:table-cell table:style-name="ce100"/>
          <table:table-cell table:number-columns-repeated="31"/>
          <table:table-cell table:formula="of:=['file:///Users/aysuncag/Desktop/Slot/AnalysisSlotGame/Slot%20Element%20Guide%20Project/Aquatic%20Treassures/AquaticTreasuresPAR.xlsm'#$Main.AT26]" office:value-type="float" office:value="1" calcext:value-type="float">
            <text:p>1</text:p>
          </table:table-cell>
          <table:table-cell table:style-name="ce3" table:formula="of:=['file:///Users/aysuncag/Desktop/Slot/AnalysisSlotGame/Slot%20Element%20Guide%20Project/Aquatic%20Treassures/AquaticTreasuresPAR.xlsm'#$Main.AU26]" office:value-type="float" office:value="8" calcext:value-type="float">
            <text:p>8</text:p>
          </table:table-cell>
          <table:table-cell table:style-name="ce100" table:formula="of:=['file:///Users/aysuncag/Desktop/Slot/AnalysisSlotGame/Slot%20Element%20Guide%20Project/Aquatic%20Treassures/AquaticTreasuresPAR.xlsm'#$Main.AV26]" office:value-type="float" office:value="9" calcext:value-type="float">
            <text:p>9</text:p>
          </table:table-cell>
          <table:table-cell table:style-name="ce100" table:formula="of:=['file:///Users/aysuncag/Desktop/Slot/AnalysisSlotGame/Slot%20Element%20Guide%20Project/Aquatic%20Treassures/AquaticTreasuresPAR.xlsm'#$Main.AW26]" office:value-type="float" office:value="9" calcext:value-type="float">
            <text:p>9</text:p>
          </table:table-cell>
          <table:table-cell table:style-name="ce100" table:formula="of:=['file:///Users/aysuncag/Desktop/Slot/AnalysisSlotGame/Slot%20Element%20Guide%20Project/Aquatic%20Treassures/AquaticTreasuresPAR.xlsm'#$Main.AX26]" office:value-type="float" office:value="9" calcext:value-type="float">
            <text:p>9</text:p>
          </table:table-cell>
          <table:table-cell table:style-name="ce20" table:formula="of:=['file:///Users/aysuncag/Desktop/Slot/AnalysisSlotGame/Slot%20Element%20Guide%20Project/Aquatic%20Treassures/AquaticTreasuresPAR.xlsm'#$Main.AY26]" office:value-type="float" office:value="8" calcext:value-type="float">
            <text:p>8</text:p>
          </table:table-cell>
          <table:table-cell table:style-name="ce100"/>
        </table:table-row>
        <table:table-row table:style-name="ro1">
          <table:table-cell table:style-name="ce100"/>
          <table:table-cell table:number-columns-repeated="31"/>
          <table:table-cell table:style-name="ce6" table:formula="of:=['file:///Users/aysuncag/Desktop/Slot/AnalysisSlotGame/Slot%20Element%20Guide%20Project/Aquatic%20Treassures/AquaticTreasuresPAR.xlsm'#$Main.AT27]" office:value-type="float" office:value="2" calcext:value-type="float">
            <text:p>2</text:p>
          </table:table-cell>
          <table:table-cell table:style-name="ce33" table:formula="of:=['file:///Users/aysuncag/Desktop/Slot/AnalysisSlotGame/Slot%20Element%20Guide%20Project/Aquatic%20Treassures/AquaticTreasuresPAR.xlsm'#$Main.AU27]" office:value-type="float" office:value="6" calcext:value-type="float">
            <text:p>6</text:p>
          </table:table-cell>
          <table:table-cell table:style-name="ce10" table:formula="of:=['file:///Users/aysuncag/Desktop/Slot/AnalysisSlotGame/Slot%20Element%20Guide%20Project/Aquatic%20Treassures/AquaticTreasuresPAR.xlsm'#$Main.AV27]" office:value-type="float" office:value="6" calcext:value-type="float">
            <text:p>6</text:p>
          </table:table-cell>
          <table:table-cell table:style-name="ce10" table:formula="of:=['file:///Users/aysuncag/Desktop/Slot/AnalysisSlotGame/Slot%20Element%20Guide%20Project/Aquatic%20Treassures/AquaticTreasuresPAR.xlsm'#$Main.AW27]" office:value-type="float" office:value="5" calcext:value-type="float">
            <text:p>5</text:p>
          </table:table-cell>
          <table:table-cell table:style-name="ce10" table:formula="of:=['file:///Users/aysuncag/Desktop/Slot/AnalysisSlotGame/Slot%20Element%20Guide%20Project/Aquatic%20Treassures/AquaticTreasuresPAR.xlsm'#$Main.AX27]" office:value-type="float" office:value="6" calcext:value-type="float">
            <text:p>6</text:p>
          </table:table-cell>
          <table:table-cell table:style-name="ce22" table:formula="of:=['file:///Users/aysuncag/Desktop/Slot/AnalysisSlotGame/Slot%20Element%20Guide%20Project/Aquatic%20Treassures/AquaticTreasuresPAR.xlsm'#$Main.AY27]" office:value-type="float" office:value="6" calcext:value-type="float">
            <text:p>6</text:p>
          </table:table-cell>
          <table:table-cell table:style-name="ce100"/>
        </table:table-row>
        <table:table-row table:style-name="ro1">
          <table:table-cell table:style-name="ce100"/>
          <table:table-cell table:number-columns-repeated="31"/>
          <table:table-cell table:style-name="ce100" table:number-columns-repeated="7"/>
        </table:table-row>
        <calcext:conditional-formats>
          <calcext:conditional-format calcext:target-range-address="'Line Shape'.B4:'Line Shape'.F6">
            <calcext:condition calcext:apply-style-name="ConditionalStyle_204" calcext:value="&gt;0" calcext:base-cell-address="'Line Shape'.B4"/>
          </calcext:conditional-format>
          <calcext:conditional-format calcext:target-range-address="'Line Shape'.H4:'Line Shape'.L6">
            <calcext:condition calcext:apply-style-name="ConditionalStyle_203" calcext:value="&gt;0" calcext:base-cell-address="'Line Shape'.H4"/>
          </calcext:conditional-format>
          <calcext:conditional-format calcext:target-range-address="'Line Shape'.N4:'Line Shape'.R6">
            <calcext:condition calcext:apply-style-name="ConditionalStyle_202" calcext:value="&gt;0" calcext:base-cell-address="'Line Shape'.N4"/>
          </calcext:conditional-format>
          <calcext:conditional-format calcext:target-range-address="'Line Shape'.T4:'Line Shape'.X6">
            <calcext:condition calcext:apply-style-name="ConditionalStyle_201" calcext:value="&gt;0" calcext:base-cell-address="'Line Shape'.T4"/>
          </calcext:conditional-format>
          <calcext:conditional-format calcext:target-range-address="'Line Shape'.Z4:'Line Shape'.AD6">
            <calcext:condition calcext:apply-style-name="ConditionalStyle_200" calcext:value="&gt;0" calcext:base-cell-address="'Line Shape'.Z4"/>
          </calcext:conditional-format>
          <calcext:conditional-format calcext:target-range-address="'Line Shape'.B9:'Line Shape'.F11">
            <calcext:condition calcext:apply-style-name="ConditionalStyle_199" calcext:value="&gt;0" calcext:base-cell-address="'Line Shape'.B9"/>
          </calcext:conditional-format>
          <calcext:conditional-format calcext:target-range-address="'Line Shape'.H9:'Line Shape'.L11">
            <calcext:condition calcext:apply-style-name="ConditionalStyle_198" calcext:value="&gt;0" calcext:base-cell-address="'Line Shape'.H9"/>
          </calcext:conditional-format>
          <calcext:conditional-format calcext:target-range-address="'Line Shape'.N9:'Line Shape'.R11">
            <calcext:condition calcext:apply-style-name="ConditionalStyle_197" calcext:value="&gt;0" calcext:base-cell-address="'Line Shape'.N9"/>
          </calcext:conditional-format>
          <calcext:conditional-format calcext:target-range-address="'Line Shape'.T9:'Line Shape'.X11">
            <calcext:condition calcext:apply-style-name="ConditionalStyle_196" calcext:value="&gt;0" calcext:base-cell-address="'Line Shape'.T9"/>
          </calcext:conditional-format>
          <calcext:conditional-format calcext:target-range-address="'Line Shape'.Z9:'Line Shape'.AD11">
            <calcext:condition calcext:apply-style-name="ConditionalStyle_195" calcext:value="&gt;0" calcext:base-cell-address="'Line Shape'.Z9"/>
          </calcext:conditional-format>
          <calcext:conditional-format calcext:target-range-address="'Line Shape'.B14:'Line Shape'.F16">
            <calcext:condition calcext:apply-style-name="ConditionalStyle_194" calcext:value="&gt;0" calcext:base-cell-address="'Line Shape'.B14"/>
          </calcext:conditional-format>
          <calcext:conditional-format calcext:target-range-address="'Line Shape'.H14:'Line Shape'.L16">
            <calcext:condition calcext:apply-style-name="ConditionalStyle_193" calcext:value="&gt;0" calcext:base-cell-address="'Line Shape'.H14"/>
          </calcext:conditional-format>
          <calcext:conditional-format calcext:target-range-address="'Line Shape'.N14:'Line Shape'.R16">
            <calcext:condition calcext:apply-style-name="ConditionalStyle_192" calcext:value="&gt;0" calcext:base-cell-address="'Line Shape'.N14"/>
          </calcext:conditional-format>
          <calcext:conditional-format calcext:target-range-address="'Line Shape'.T14:'Line Shape'.X16">
            <calcext:condition calcext:apply-style-name="ConditionalStyle_191" calcext:value="&gt;0" calcext:base-cell-address="'Line Shape'.T14"/>
          </calcext:conditional-format>
          <calcext:conditional-format calcext:target-range-address="'Line Shape'.Z14:'Line Shape'.AD16">
            <calcext:condition calcext:apply-style-name="ConditionalStyle_190" calcext:value="&gt;0" calcext:base-cell-address="'Line Shape'.Z14"/>
          </calcext:conditional-format>
          <calcext:conditional-format calcext:target-range-address="'Line Shape'.B19:'Line Shape'.F21">
            <calcext:condition calcext:apply-style-name="ConditionalStyle_189" calcext:value="&gt;0" calcext:base-cell-address="'Line Shape'.B19"/>
          </calcext:conditional-format>
          <calcext:conditional-format calcext:target-range-address="'Line Shape'.H19:'Line Shape'.L21">
            <calcext:condition calcext:apply-style-name="ConditionalStyle_188" calcext:value="&gt;0" calcext:base-cell-address="'Line Shape'.H19"/>
          </calcext:conditional-format>
          <calcext:conditional-format calcext:target-range-address="'Line Shape'.N19:'Line Shape'.R21">
            <calcext:condition calcext:apply-style-name="ConditionalStyle_187" calcext:value="&gt;0" calcext:base-cell-address="'Line Shape'.N19"/>
          </calcext:conditional-format>
          <calcext:conditional-format calcext:target-range-address="'Line Shape'.T19:'Line Shape'.X21">
            <calcext:condition calcext:apply-style-name="ConditionalStyle_186" calcext:value="&gt;0" calcext:base-cell-address="'Line Shape'.T19"/>
          </calcext:conditional-format>
          <calcext:conditional-format calcext:target-range-address="'Line Shape'.Z19:'Line Shape'.AD21">
            <calcext:condition calcext:apply-style-name="ConditionalStyle_185" calcext:value="&gt;0" calcext:base-cell-address="'Line Shape'.Z19"/>
          </calcext:conditional-format>
        </calcext:conditional-formats>
      </table:table>
      <table:table table:name="'file:///Users/aysuncag/Desktop/Slot/AnalysisSlotGame/Slot%20Element%20Guide%20Project/Aquatic%20Treassures/AquaticTreasuresPAR.xlsm'#Main" table:print="false" table:style-name="ta_extref">
        <table:table-source xlink:type="simple" xlink:href="../Aquatic%20Treassures/AquaticTreasuresPAR.xlsm" table:table-name="Main" table:filter-name="Calc MS Excel 2007 VBA XML" table:mode="copy-results-only"/>
        <table:table-column table:number-columns-repeated="52"/>
        <table:table-row>
          <table:table-cell table:number-columns-repeated="46"/>
          <table:table-cell table:style-name="ce12" office:value-type="string">
            <text:p>Lines</text:p>
          </table:table-cell>
        </table:table-row>
        <table:table-row>
          <table:table-cell table:number-columns-repeated="45"/>
          <table:table-cell table:style-name="ce12" office:value-type="string">
            <text:p>N.O</text:p>
          </table:table-cell>
          <table:table-cell table:style-name="ce12" office:value-type="string">
            <text:p>Reel 1</text:p>
          </table:table-cell>
          <table:table-cell table:style-name="ce12" office:value-type="string">
            <text:p>Reel 2</text:p>
          </table:table-cell>
          <table:table-cell table:style-name="ce12" office:value-type="string">
            <text:p>Reel 3</text:p>
          </table:table-cell>
          <table:table-cell table:style-name="ce12" office:value-type="string">
            <text:p>Reel 4</text:p>
          </table:table-cell>
          <table:table-cell table:style-name="ce12" office:value-type="string">
            <text:p>Reel 5</text:p>
          </table:table-cell>
        </table:table-row>
        <table:table-row>
          <table:table-cell table:number-columns-repeated="45"/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–––––</text:p>
          </table:table-cell>
        </table:table-row>
        <table:table-row>
          <table:table-cell table:number-columns-repeated="45"/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‾‾‾‾‾</text:p>
          </table:table-cell>
        </table:table-row>
        <table:table-row>
          <table:table-cell table:number-columns-repeated="45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_____</text:p>
          </table:table-cell>
        </table:table-row>
        <table:table-row>
          <table:table-cell table:number-columns-repeated="45"/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‾–_–‾</text:p>
          </table:table-cell>
        </table:table-row>
        <table:table-row>
          <table:table-cell table:number-columns-repeated="45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_–‾–_</text:p>
          </table:table-cell>
        </table:table-row>
        <table:table-row>
          <table:table-cell table:number-columns-repeated="45"/>
          <table:table-cell table:style-name="ce12" office:value-type="float" office:value="6">
            <text:p>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‾‾–__</text:p>
          </table:table-cell>
        </table:table-row>
        <table:table-row>
          <table:table-cell table:number-columns-repeated="45"/>
          <table:table-cell table:style-name="ce12" office:value-type="float" office:value="7">
            <text:p>7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__–‾‾</text:p>
          </table:table-cell>
        </table:table-row>
        <table:table-row>
          <table:table-cell table:number-columns-repeated="45"/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–‾‾‾–</text:p>
          </table:table-cell>
        </table:table-row>
        <table:table-row>
          <table:table-cell table:number-columns-repeated="45"/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–___–</text:p>
          </table:table-cell>
        </table:table-row>
        <table:table-row>
          <table:table-cell table:number-columns-repeated="45"/>
          <table:table-cell table:style-name="ce12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‾–––‾</text:p>
          </table:table-cell>
        </table:table-row>
        <table:table-row>
          <table:table-cell table:number-columns-repeated="45"/>
          <table:table-cell table:style-name="ce12" office:value-type="float" office:value="11">
            <text:p>1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_–––_</text:p>
          </table:table-cell>
        </table:table-row>
        <table:table-row>
          <table:table-cell table:number-columns-repeated="45"/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–‾–‾–</text:p>
          </table:table-cell>
        </table:table-row>
        <table:table-row>
          <table:table-cell table:number-columns-repeated="45"/>
          <table:table-cell table:style-name="ce12" office:value-type="float" office:value="13">
            <text:p>1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–_–_–</text:p>
          </table:table-cell>
        </table:table-row>
        <table:table-row>
          <table:table-cell table:number-columns-repeated="45"/>
          <table:table-cell table:style-name="ce12" office:value-type="float" office:value="14">
            <text:p>1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‾–‾–‾</text:p>
          </table:table-cell>
        </table:table-row>
        <table:table-row>
          <table:table-cell table:number-columns-repeated="45"/>
          <table:table-cell table:style-name="ce12" office:value-type="float" office:value="15">
            <text:p>1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_–_–_</text:p>
          </table:table-cell>
        </table:table-row>
        <table:table-row>
          <table:table-cell table:number-columns-repeated="45"/>
          <table:table-cell table:style-name="ce12" office:value-type="float" office:value="16">
            <text:p>16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––‾––</text:p>
          </table:table-cell>
        </table:table-row>
        <table:table-row>
          <table:table-cell table:number-columns-repeated="45"/>
          <table:table-cell table:style-name="ce12" office:value-type="float" office:value="17">
            <text:p>17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––_––</text:p>
          </table:table-cell>
        </table:table-row>
        <table:table-row>
          <table:table-cell table:number-columns-repeated="45"/>
          <table:table-cell table:style-name="ce12" office:value-type="float" office:value="18">
            <text:p>1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‾‾–‾‾</text:p>
          </table:table-cell>
        </table:table-row>
        <table:table-row>
          <table:table-cell table:number-columns-repeated="45"/>
          <table:table-cell table:style-name="ce12" office:value-type="float" office:value="19">
            <text:p>1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__–__</text:p>
          </table:table-cell>
        </table:table-row>
        <table:table-row>
          <table:table-cell table:number-columns-repeated="45"/>
          <table:table-cell table:style-name="ce12"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–_‾_–</text:p>
          </table:table-cell>
        </table:table-row>
        <table:table-row>
          <table:table-cell table:number-columns-repeated="52"/>
        </table:table-row>
        <table:table-row>
          <table:table-cell table:number-columns-repeated="46"/>
          <table:table-cell table:style-name="ce12" office:value-type="string">
            <text:p>Count of lines through</text:p>
          </table:table-cell>
        </table:table-row>
        <table:table-row>
          <table:table-cell table:number-columns-repeated="45"/>
          <table:table-cell table:style-name="ce12" office:value-type="float" office:value="0">
            <text:p>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</table:table-row>
        <table:table-row>
          <table:table-cell table:number-columns-repeated="45"/>
          <table:table-cell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8">
            <text:p>8</text:p>
          </table:table-cell>
        </table:table-row>
        <table:table-row>
          <table:table-cell table:number-columns-repeated="45"/>
          <table:table-cell table:style-name="ce12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6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ptos Narrow" svg:font-family="'Aptos Narrow'" style:font-family-generic="swiss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7" number:min-decimal-places="7" number:min-integer-digits="1"/>
    </number:number-style>
    <number:number-style style:name="N161">
      <number:number number:decimal-places="6" number:min-decimal-places="6" number:min-integer-digits="1"/>
    </number:number-style>
    <number:number-style style:name="N16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63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decimal-places="3" number:min-decimal-places="3" number:min-integer-digits="1"/>
    </number:number-style>
    <number:percentage-style style:name="N166">
      <number:number number:decimal-places="13" number:min-decimal-places="13" number:min-integer-digits="1"/>
      <number:text>%</number:text>
    </number:percentage-style>
    <number:percentage-style style:name="N167">
      <number:number number:decimal-places="3" number:min-decimal-places="3" number:min-integer-digits="1"/>
      <number:text>%</number:text>
    </number:percentage-style>
    <number:number-style style:name="N168">
      <number:number number:decimal-places="4" number:min-decimal-places="4" number:min-integer-digits="1"/>
      <number:text>%</number:text>
    </number:number-style>
    <number:number-style style:name="N169">
      <number:text>1 in  </number:text>
      <number:number number:decimal-places="0" number:min-decimal-places="0" number:min-integer-digits="0"/>
    </number:number-style>
    <number:percentage-style style:name="N170">
      <number:number number:decimal-places="9" number:min-decimal-places="9" number:min-integer-digits="1"/>
      <number:text>%</number:text>
    </number:percentage-style>
    <number:number-style style:name="N17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percentage-style style:name="N172">
      <number:number number:decimal-places="1" number:min-decimal-places="1" number:min-integer-digits="1"/>
      <number:text>%</number:text>
    </number:percentage-style>
    <number:number-style style:name="N173">
      <number:number number:decimal-places="9" number:min-decimal-places="9" number:min-integer-digits="1"/>
    </number:number-style>
    <number:percentage-style style:name="N174">
      <number:number number:decimal-places="4" number:min-decimal-places="4" number:min-integer-digits="1"/>
      <number:text>%</number:text>
    </number:percentage-style>
    <number:number-style style:name="N175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ConditionalStyle_5f_204" style:display-name="ConditionalStyle_204" style:family="table-cell" style:parent-style-name="Default">
      <style:table-cell-properties fo:background-color="#ff0000"/>
    </style:style>
    <style:style style:name="ConditionalStyle_5f_203" style:display-name="ConditionalStyle_203" style:family="table-cell" style:parent-style-name="Default">
      <style:table-cell-properties fo:background-color="#ff0000"/>
    </style:style>
    <style:style style:name="ConditionalStyle_5f_202" style:display-name="ConditionalStyle_202" style:family="table-cell" style:parent-style-name="Default">
      <style:table-cell-properties fo:background-color="#ff0000"/>
    </style:style>
    <style:style style:name="ConditionalStyle_5f_201" style:display-name="ConditionalStyle_201" style:family="table-cell" style:parent-style-name="Default">
      <style:table-cell-properties fo:background-color="#ff0000"/>
    </style:style>
    <style:style style:name="ConditionalStyle_5f_200" style:display-name="ConditionalStyle_200" style:family="table-cell" style:parent-style-name="Default">
      <style:table-cell-properties fo:background-color="#ff0000"/>
    </style:style>
    <style:style style:name="ConditionalStyle_5f_199" style:display-name="ConditionalStyle_199" style:family="table-cell" style:parent-style-name="Default">
      <style:table-cell-properties fo:background-color="#ff0000"/>
    </style:style>
    <style:style style:name="ConditionalStyle_5f_198" style:display-name="ConditionalStyle_198" style:family="table-cell" style:parent-style-name="Default">
      <style:table-cell-properties fo:background-color="#ff0000"/>
    </style:style>
    <style:style style:name="ConditionalStyle_5f_197" style:display-name="ConditionalStyle_197" style:family="table-cell" style:parent-style-name="Default">
      <style:table-cell-properties fo:background-color="#ff0000"/>
    </style:style>
    <style:style style:name="ConditionalStyle_5f_196" style:display-name="ConditionalStyle_196" style:family="table-cell" style:parent-style-name="Default">
      <style:table-cell-properties fo:background-color="#ff0000"/>
    </style:style>
    <style:style style:name="ConditionalStyle_5f_195" style:display-name="ConditionalStyle_195" style:family="table-cell" style:parent-style-name="Default">
      <style:table-cell-properties fo:background-color="#ff0000"/>
    </style:style>
    <style:style style:name="ConditionalStyle_5f_194" style:display-name="ConditionalStyle_194" style:family="table-cell" style:parent-style-name="Default">
      <style:table-cell-properties fo:background-color="#ff0000"/>
    </style:style>
    <style:style style:name="ConditionalStyle_5f_193" style:display-name="ConditionalStyle_193" style:family="table-cell" style:parent-style-name="Default">
      <style:table-cell-properties fo:background-color="#ff0000"/>
    </style:style>
    <style:style style:name="ConditionalStyle_5f_192" style:display-name="ConditionalStyle_192" style:family="table-cell" style:parent-style-name="Default">
      <style:table-cell-properties fo:background-color="#ff0000"/>
    </style:style>
    <style:style style:name="ConditionalStyle_5f_191" style:display-name="ConditionalStyle_191" style:family="table-cell" style:parent-style-name="Default">
      <style:table-cell-properties fo:background-color="#ff0000"/>
    </style:style>
    <style:style style:name="ConditionalStyle_5f_190" style:display-name="ConditionalStyle_190" style:family="table-cell" style:parent-style-name="Default">
      <style:table-cell-properties fo:background-color="#ff0000"/>
    </style:style>
    <style:style style:name="ConditionalStyle_5f_189" style:display-name="ConditionalStyle_189" style:family="table-cell" style:parent-style-name="Default">
      <style:table-cell-properties fo:background-color="#ff0000"/>
    </style:style>
    <style:style style:name="ConditionalStyle_5f_188" style:display-name="ConditionalStyle_188" style:family="table-cell" style:parent-style-name="Default">
      <style:table-cell-properties fo:background-color="#ff0000"/>
    </style:style>
    <style:style style:name="ConditionalStyle_5f_187" style:display-name="ConditionalStyle_187" style:family="table-cell" style:parent-style-name="Default">
      <style:table-cell-properties fo:background-color="#ff0000"/>
    </style:style>
    <style:style style:name="ConditionalStyle_5f_186" style:display-name="ConditionalStyle_186" style:family="table-cell" style:parent-style-name="Default">
      <style:table-cell-properties fo:background-color="#ff0000"/>
    </style:style>
    <style:style style:name="ConditionalStyle_5f_185" style:display-name="ConditionalStyle_185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4:39:16.339164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ymbols" style:display-name="PageStyle_Symbo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elsets" style:display-name="PageStyle_Reel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x3_20_Analysis" style:display-name="PageStyle_5x3 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_20_Table" style:display-name="PageStyle_Pay T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orukan Yilmazkulas</meta:initial-creator>
    <meta:creation-date>2023-11-21T16:31:07</meta:creation-date>
    <dc:date>2024-12-11T16:22:02.093818513</dc:date>
    <meta:generator>LibreOffice/7.1.0.3$MacOSX_X86_64 LibreOffice_project/f6099ecf3d29644b5008cc8f48f42f4a40986e4c</meta:generator>
    <meta:editing-duration>PT1H50M</meta:editing-duration>
    <meta:editing-cycles>16</meta:editing-cycles>
    <meta:document-statistic meta:table-count="7" meta:cell-count="3157" meta:object-count="1"/>
    <meta:user-defined meta:name="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percentage-style style:name="N167">
      <number:number number:decimal-places="3" number:min-decimal-places="3" number:min-integer-digits="1"/>
      <number:text>%</number:text>
    </number:percentage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graphic-properties svg:stroke-width="0.071cm"/>
      <style:text-properties fo:color="#000000" style:text-position="0% 100%" fo:font-family="Arial" fo:font-size="12pt" fo:font-weight="bold" style:font-family-asian="Arial" style:font-size-asian="12pt" style:font-weight-asian="bold" style:font-family-complex="Arial" style:font-size-complex="12pt" style:font-weight-complex="bold"/>
    </style:style>
    <style:style style:name="ch3" style:family="chart">
      <style:graphic-properties draw:stroke="none" draw:fill="solid" draw:fill-color="#d9d9d9"/>
      <style:text-properties fo:color="#000000" style:text-position="0% 100%" fo:font-family="Arial" fo:font-size="17pt" style:font-family-asian="Arial" style:font-size-asian="17pt" style:font-family-complex="Arial" style:font-size-complex="17pt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1">
      <style:chart-properties chart:display-label="true" chart:logarithmic="false" chart:text-overlap="true" chart:reverse-direction="false" text:line-break="false" loext:try-staggering-first="false" chart:label-arrangement="side-by-side" chart:link-data-style-to-source="false" loext:major-origin="0.5" chart:axis-position="0" chart:tick-mark-position="at-axis" style:rotation-angle="89"/>
      <style:graphic-properties svg:stroke-width="0.009cm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6" style:family="chart">
      <style:chart-properties style:rotation-angle="0"/>
      <style:graphic-properties svg:stroke-width="0.071cm"/>
      <style:text-properties fo:color="#000000" style:text-position="0% 100%" fo:font-family="Arial" fo:font-size="12pt" fo:language="en" fo:country="US" fo:font-weight="bold" style:font-family-asian="Arial" style:font-size-asian="12pt" style:font-weight-asian="bold" style:font-family-complex="Arial" style:font-size-complex="12pt" style:font-weight-complex="bold"/>
    </style:style>
    <style:style style:name="ch7" style:family="chart" style:data-style-name="N10">
      <style:chart-properties chart:display-label="true" chart:logarithmic="false" chart:maximum="0.7" chart:interval-major="0.0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8" style:family="chart">
      <style:chart-properties style:rotation-angle="90"/>
      <style:graphic-properties svg:stroke-width="0.071cm"/>
      <style:text-properties fo:color="#000000" style:text-position="0% 100%" fo:font-family="Arial" fo:font-size="12pt" fo:language="en" fo:country="US" fo:font-weight="bold" style:font-family-asian="Arial" style:font-size-asian="12pt" style:font-weight-asian="bold" style:font-family-complex="Arial" style:font-size-complex="12pt" style:font-weight-complex="bold"/>
    </style:style>
    <style:style style:name="ch9" style:family="chart">
      <style:graphic-properties svg:stroke-width="0.009cm"/>
    </style:style>
    <style:style style:name="ch10" style:family="chart" style:data-style-name="N11">
      <style:chart-properties chart:link-data-style-to-source="true" chart:label-position="center">
        <chart:label-separator>
          <text:p>; </text:p>
        </chart:label-separator>
      </style:chart-properties>
      <style:graphic-properties svg:stroke-width="0.035cm" draw:fill-color="#00b0f0" fo:wrap-option="wrap"/>
      <style:text-properties fo:color="#000000" style:text-position="0% 100%" fo:font-family="Arial" fo:font-size="17pt" style:font-family-asian="Arial" style:font-size-asian="17pt" style:font-family-complex="Arial" style:font-size-complex="17pt"/>
    </style:style>
    <style:style style:name="ch11" style:family="chart" style:data-style-name="N167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c00d9" fo:wrap-option="wrap"/>
      <style:text-properties fo:color="#000000" style:text-position="0% 100%" fo:font-family="Arial" fo:font-size="17pt" style:font-family-asian="Arial" style:font-size-asian="17pt" style:font-family-complex="Arial" style:font-size-complex="17pt"/>
    </style:style>
    <style:style style:name="ch12" style:family="chart">
      <style:graphic-properties draw:stroke="solid" svg:stroke-width="0.035cm" svg:stroke-color="#808080" draw:fill="solid" draw:fill-color="#c0c0c0"/>
    </style:style>
    <style:style style:name="ch13" style:family="chart">
      <style:graphic-properties draw:fill-color="#d9d9d9"/>
    </style:style>
  </office:automatic-styles>
  <office:body>
    <office:chart>
      <chart:chart svg:width="21.811cm" svg:height="17.51cm" xlink:href=".." xlink:type="simple" chart:class="chart:area" chart:column-mapping="1 0" chart:style-name="ch1">
        <chart:title svg:x="9.748cm" svg:y="0.27cm" chart:style-name="ch2">
          <text:p>Win Dist.</text:p>
        </chart:title>
        <chart:legend chart:legend-position="start" svg:x="0.035cm" svg:y="15.267cm" style:legend-expansion="custom" svg:width="3.273cm" svg:height="1.794cm" style:legend-expansion-aspect-ratio="1.82441471571906" chart:style-name="ch3"/>
        <chart:plot-area chart:style-name="ch4" table:cell-range-address="'Win Distribution'.K9:'Win Distribution'.K31 'Win Distribution'.N7:'Win Distribution'.O7 'Win Distribution'.N9:'Win Distribution'.O31" chart:data-source-has-labels="both" svg:x="1.369cm" svg:y="1.136cm" svg:width="19.835cm" svg:height="13.982cm">
          <chart:coordinate-region svg:x="2.255cm" svg:y="1.306cm" svg:width="18.949cm" svg:height="13.101cm"/>
          <chart:axis chart:dimension="x" chart:name="primary-x" chart:style-name="ch5" chartooo:axis-type="text">
            <chart:title svg:x="9.728cm" svg:y="16.424cm" chart:style-name="ch6">
              <text:p>Wins (x Bet)</text:p>
            </chart:title>
            <chart:categories table:cell-range-address="'Win Distribution'.K9:'Win Distribution'.K31"/>
          </chart:axis>
          <chart:axis chart:dimension="y" chart:name="primary-y" chart:style-name="ch7">
            <chart:title svg:x="0.168cm" svg:y="8.743cm" chart:style-name="ch8">
              <text:p>Distribution %</text:p>
            </chart:title>
            <chart:grid chart:style-name="ch9" chart:class="major"/>
          </chart:axis>
          <chart:series chart:style-name="ch10" chart:values-cell-range-address="'Win Distribution'.O9:'Win Distribution'.O31" chart:label-cell-address="'Win Distribution'.O7:'Win Distribution'.O7" chart:class="chart:area">
            <chart:data-point chart:repeated="23"/>
          </chart:series>
          <chart:series chart:style-name="ch11" chart:values-cell-range-address="'Win Distribution'.N9:'Win Distribution'.N31" chart:label-cell-address="'Win Distribution'.N7:'Win Distribution'.N7" chart:class="chart:ba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P Distribution %</text:p>
                <draw:g>
                  <svg:desc>'Win Distribution'.O7:'Win Distribution'.O7</svg:desc>
                </draw:g>
              </table:table-cell>
              <table:table-cell office:value-type="string">
                <text:p>Hit Rate % (100%) </text:p>
                <draw:g>
                  <svg:desc>'Win Distribution'.N7:'Win Distribution'.N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 1</text:p>
                <draw:g>
                  <svg:desc>'Win Distribution'.K9:'Win Distribution'.K31</svg:desc>
                </draw:g>
              </table:table-cell>
              <table:table-cell office:value-type="float" office:value="0">
                <text:p>0</text:p>
                <draw:g>
                  <svg:desc>'Win Distribution'.O9:'Win Distribution'.O31</svg:desc>
                </draw:g>
              </table:table-cell>
              <table:table-cell office:value-type="float" office:value="0">
                <text:p>0</text:p>
                <draw:g>
                  <svg:desc>'Win Distribution'.N9:'Win Distribution'.N31</svg:desc>
                </draw:g>
              </table:table-cell>
            </table:table-row>
            <table:table-row>
              <table:table-cell office:value-type="string">
                <text:p>1 -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- 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-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 - 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 - 6</text:p>
              </table:table-cell>
              <table:table-cell office:value-type="float" office:value="0.1376355">
                <text:p>0.1376355</text:p>
              </table:table-cell>
              <table:table-cell office:value-type="float" office:value="0.534560771184663">
                <text:p>0.534560771184663</text:p>
              </table:table-cell>
            </table:table-row>
            <table:table-row>
              <table:table-cell office:value-type="string">
                <text:p>6 - 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 - 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 - 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 - 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 - 15</text:p>
              </table:table-cell>
              <table:table-cell office:value-type="float" office:value="0.125179">
                <text:p>0.125179</text:p>
              </table:table-cell>
              <table:table-cell office:value-type="float" office:value="0.243090564484181">
                <text:p>0.243090564484181</text:p>
              </table:table-cell>
            </table:table-row>
            <table:table-row>
              <table:table-cell office:value-type="string">
                <text:p>15 - 20</text:p>
              </table:table-cell>
              <table:table-cell office:value-type="float" office:value="0.0856875">
                <text:p>0.0856875</text:p>
              </table:table-cell>
              <table:table-cell office:value-type="float" office:value="0.11093353115266">
                <text:p>0.11093353115266</text:p>
              </table:table-cell>
            </table:table-row>
            <table:table-row>
              <table:table-cell office:value-type="string">
                <text:p>20 - 25</text:p>
              </table:table-cell>
              <table:table-cell office:value-type="float" office:value="0.022496">
                <text:p>0.022496</text:p>
              </table:table-cell>
              <table:table-cell office:value-type="float" office:value="0.0218429822040284">
                <text:p>0.0218429822040284</text:p>
              </table:table-cell>
            </table:table-row>
            <table:table-row>
              <table:table-cell office:value-type="string">
                <text:p>25 - 40</text:p>
              </table:table-cell>
              <table:table-cell office:value-type="float" office:value="0.052164">
                <text:p>0.052164</text:p>
              </table:table-cell>
              <table:table-cell office:value-type="float" office:value="0.0377824557042653">
                <text:p>0.0377824557042653</text:p>
              </table:table-cell>
            </table:table-row>
            <table:table-row>
              <table:table-cell office:value-type="string">
                <text:p>40 - 50</text:p>
              </table:table-cell>
              <table:table-cell office:value-type="float" office:value="0.00734499999999994">
                <text:p>0.00734499999999994</text:p>
              </table:table-cell>
              <table:table-cell office:value-type="float" office:value="0.00342753054677365">
                <text:p>0.00342753054677365</text:p>
              </table:table-cell>
            </table:table-row>
            <table:table-row>
              <table:table-cell office:value-type="string">
                <text:p>50 - 75</text:p>
              </table:table-cell>
              <table:table-cell office:value-type="float" office:value="0.0511405">
                <text:p>0.0511405</text:p>
              </table:table-cell>
              <table:table-cell office:value-type="float" office:value="0.0193864234835362">
                <text:p>0.0193864234835362</text:p>
              </table:table-cell>
            </table:table-row>
            <table:table-row>
              <table:table-cell office:value-type="string">
                <text:p>75 - 100</text:p>
              </table:table-cell>
              <table:table-cell office:value-type="float" office:value="0.0015425">
                <text:p>0.0015425</text:p>
              </table:table-cell>
              <table:table-cell office:value-type="float" office:value="0.000372853181292092">
                <text:p>0.000372853181292092</text:p>
              </table:table-cell>
            </table:table-row>
            <table:table-row>
              <table:table-cell office:value-type="string">
                <text:p>100 - 150</text:p>
              </table:table-cell>
              <table:table-cell office:value-type="float" office:value="0.0575215000000001">
                <text:p>0.0575215000000001</text:p>
              </table:table-cell>
              <table:table-cell office:value-type="float" office:value="0.0109778074679385">
                <text:p>0.0109778074679385</text:p>
              </table:table-cell>
            </table:table-row>
            <table:table-row>
              <table:table-cell office:value-type="string">
                <text:p>150 - 200</text:p>
              </table:table-cell>
              <table:table-cell office:value-type="float" office:value="0.00984999999999991">
                <text:p>0.00984999999999991</text:p>
              </table:table-cell>
              <table:table-cell office:value-type="float" office:value="0.00125449559955568">
                <text:p>0.00125449559955568</text:p>
              </table:table-cell>
            </table:table-row>
            <table:table-row>
              <table:table-cell office:value-type="string">
                <text:p>200 - 300</text:p>
              </table:table-cell>
              <table:table-cell office:value-type="float" office:value="0.0125040000000001">
                <text:p>0.0125040000000001</text:p>
              </table:table-cell>
              <table:table-cell office:value-type="float" office:value="0.00120012117728392">
                <text:p>0.00120012117728392</text:p>
              </table:table-cell>
            </table:table-row>
            <table:table-row>
              <table:table-cell office:value-type="string">
                <text:p>300 - 400</text:p>
              </table:table-cell>
              <table:table-cell office:value-type="float" office:value="0.0000954999999999151">
                <text:p>0.0000954999999999151</text:p>
              </table:table-cell>
              <table:table-cell office:value-type="float" office:value="0.00000582583095768893">
                <text:p>0.00000582583095768893</text:p>
              </table:table-cell>
            </table:table-row>
            <table:table-row>
              <table:table-cell office:value-type="string">
                <text:p>400 - 500</text:p>
              </table:table-cell>
              <table:table-cell office:value-type="float" office:value="0.1181625">
                <text:p>0.1181625</text:p>
              </table:table-cell>
              <table:table-cell office:value-type="float" office:value="0.00570931433853515">
                <text:p>0.00570931433853515</text:p>
              </table:table-cell>
            </table:table-row>
            <table:table-row>
              <table:table-cell office:value-type="string">
                <text:p>500 +</text:p>
              </table:table-cell>
              <table:table-cell office:value-type="float" office:value="0.2599995">
                <text:p>0.2599995</text:p>
              </table:table-cell>
              <table:table-cell office:value-type="float" office:value="0.00945532364432914">
                <text:p>0.00945532364432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3$MacOSX_X86_64 LibreOffice_project/f6099ecf3d29644b5008cc8f48f42f4a40986e4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